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yr" svg:font-family="'Times New Roman Cyr'" style:font-family-generic="system" style:font-pitch="variable"/>
    <style:font-face style:name="Times New Roman Greek" svg:font-family="'Times New Roman Greek'" style:font-family-generic="system" style:font-pitch="variable"/>
  </office:font-face-decls>
  <office:automatic-styles>
    <style:style style:name="Table1" style:family="table">
      <style:table-properties style:width="7.2347in" fo:margin-left="-0.075in" fo:margin-top="0in" fo:margin-bottom="0in" table:align="left" style:writing-mode="lr-tb"/>
    </style:style>
    <style:style style:name="Table1.A" style:family="table-column">
      <style:table-column-properties style:column-width="1.0299in"/>
    </style:style>
    <style:style style:name="Table1.B" style:family="table-column">
      <style:table-column-properties style:column-width="1.0042in"/>
    </style:style>
    <style:style style:name="Table1.C" style:family="table-column">
      <style:table-column-properties style:column-width="1.3in"/>
    </style:style>
    <style:style style:name="Table1.E" style:family="table-column">
      <style:table-column-properties style:column-width="1.2813in"/>
    </style:style>
    <style:style style:name="Table1.F" style:family="table-column">
      <style:table-column-properties style:column-width="1.3188in"/>
    </style:style>
    <style:style style:name="Table1.1" style:family="table-row">
      <style:table-row-properties fo:keep-together="always"/>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2" style:family="table-row">
      <style:table-row-properties fo:keep-together="auto"/>
    </style:style>
    <style:style style:name="Table1.A2" style:family="table-cell">
      <style:table-cell-properties style:vertical-align="" fo:padding-left="0.075in" fo:padding-right="0.075in" fo:padding-top="0in" fo:padding-bottom="0in" fo:border-left="none" fo:border-right="none" fo:border-top="0.5pt solid #000001" fo:border-bottom="0.5pt solid #000001"/>
    </style:style>
    <style:style style:name="Table1.B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1.A8" style:family="table-cell">
      <style:table-cell-properties style:vertical-align="" fo:padding-left="0.075in" fo:padding-right="0.075in" fo:padding-top="0in" fo:padding-bottom="0in" fo:border-left="none" fo:border-right="none" fo:border-top="0.5pt solid #000001" fo:border-bottom="none"/>
    </style:style>
    <style:style style:name="Table2" style:family="table">
      <style:table-properties style:width="6.4125in" fo:margin-left="-0.075in" fo:margin-top="0in" fo:margin-bottom="0in" table:align="left" style:writing-mode="lr-tb"/>
    </style:style>
    <style:style style:name="Table2.A" style:family="table-column">
      <style:table-column-properties style:column-width="0.725in"/>
    </style:style>
    <style:style style:name="Table2.B" style:family="table-column">
      <style:table-column-properties style:column-width="0.866in"/>
    </style:style>
    <style:style style:name="Table2.C" style:family="table-column">
      <style:table-column-properties style:column-width="1.2465in"/>
    </style:style>
    <style:style style:name="Table2.D" style:family="table-column">
      <style:table-column-properties style:column-width="1.191in"/>
    </style:style>
    <style:style style:name="Table2.E" style:family="table-column">
      <style:table-column-properties style:column-width="1.3in"/>
    </style:style>
    <style:style style:name="Table2.F" style:family="table-column">
      <style:table-column-properties style:column-width="1.0833in"/>
    </style:style>
    <style:style style:name="Table2.1" style:family="table-row">
      <style:table-row-properties fo:keep-together="always"/>
    </style:style>
    <style:style style:name="Table2.A1" style:family="table-cell">
      <style:table-cell-properties style:vertical-align="" fo:padding-left="0.075in" fo:padding-right="0.075in" fo:padding-top="0in" fo:padding-bottom="0in" fo:border-left="none" fo:border-right="none" fo:border-top="none" fo:border-bottom="0.5pt solid #000001"/>
    </style:style>
    <style:style style:name="Table2.2" style:family="table-row">
      <style:table-row-properties fo:keep-together="auto"/>
    </style:style>
    <style:style style:name="Table2.A2" style:family="table-cell">
      <style:table-cell-properties style:vertical-align="" fo:padding-left="0.075in" fo:padding-right="0.075in" fo:padding-top="0in" fo:padding-bottom="0in" fo:border-left="none" fo:border-right="none" fo:border-top="0.5pt solid #000001" fo:border-bottom="0.5pt solid #000001"/>
    </style:style>
    <style:style style:name="Table2.A7" style:family="table-cell">
      <style:table-cell-properties style:vertical-align="" fo:padding-left="0.075in" fo:padding-right="0.075in" fo:padding-top="0in" fo:padding-bottom="0in" fo:border-left="none" fo:border-right="none" fo:border-top="0.5pt solid #000001" fo:border-bottom="none"/>
    </style:style>
    <style:style style:name="Table3" style:family="table">
      <style:table-properties style:width="4.1597in" fo:margin-left="-0.075in" fo:margin-top="0in" fo:margin-bottom="0in" table:align="left" style:writing-mode="lr-tb"/>
    </style:style>
    <style:style style:name="Table3.A" style:family="table-column">
      <style:table-column-properties style:column-width="0.9563in"/>
    </style:style>
    <style:style style:name="Table3.B" style:family="table-column">
      <style:table-column-properties style:column-width="1.5396in"/>
    </style:style>
    <style:style style:name="Table3.C" style:family="table-column">
      <style:table-column-properties style:column-width="1.6639in"/>
    </style:style>
    <style:style style:name="Table3.1" style:family="table-row">
      <style:table-row-properties fo:keep-together="always"/>
    </style:style>
    <style:style style:name="Table3.A1" style:family="table-cell">
      <style:table-cell-properties style:vertical-align="" fo:padding-left="0.075in" fo:padding-right="0.075in" fo:padding-top="0in" fo:padding-bottom="0in" fo:border-left="none" fo:border-right="none" fo:border-top="none" fo:border-bottom="0.5pt solid #000001"/>
    </style:style>
    <style:style style:name="Table3.2" style:family="table-row">
      <style:table-row-properties fo:keep-together="auto"/>
    </style:style>
    <style:style style:name="Table3.A2" style:family="table-cell">
      <style:table-cell-properties style:vertical-align="" fo:padding-left="0.075in" fo:padding-right="0.075in" fo:padding-top="0in" fo:padding-bottom="0in" fo:border-left="none" fo:border-right="none" fo:border-top="0.5pt solid #000001" fo:border-bottom="0.5pt solid #000001"/>
    </style:style>
    <style:style style:name="Table3.A6" style:family="table-cell">
      <style:table-cell-properties style:vertical-align="" fo:padding-left="0.075in" fo:padding-right="0.075in" fo:padding-top="0in" fo:padding-bottom="0in" fo:border-left="none" fo:border-right="none" fo:border-top="0.5pt solid #000001" fo:border-bottom="none"/>
    </style:style>
    <style:style style:name="Table4" style:family="table">
      <style:table-properties style:width="3.2431in" fo:margin-left="-0.075in" fo:margin-top="0in" fo:margin-bottom="0in" table:align="left" style:writing-mode="lr-tb"/>
    </style:style>
    <style:style style:name="Table4.A" style:family="table-column">
      <style:table-column-properties style:column-width="0.6479in"/>
    </style:style>
    <style:style style:name="Table4.B" style:family="table-column">
      <style:table-column-properties style:column-width="2.5944in"/>
    </style:style>
    <style:style style:name="Table4.1" style:family="table-row">
      <style:table-row-properties fo:keep-together="always"/>
    </style:style>
    <style:style style:name="Table4.A1" style:family="table-cell">
      <style:table-cell-properties style:vertical-align="" fo:padding-left="0.075in" fo:padding-right="0.075in" fo:padding-top="0in" fo:padding-bottom="0in" fo:border-left="none" fo:border-right="none" fo:border-top="none" fo:border-bottom="0.5pt solid #000001"/>
    </style:style>
    <style:style style:name="Table4.2" style:family="table-row">
      <style:table-row-properties fo:keep-together="auto"/>
    </style:style>
    <style:style style:name="Table4.A2" style:family="table-cell">
      <style:table-cell-properties style:vertical-align="" fo:padding-left="0.075in" fo:padding-right="0.075in" fo:padding-top="0in" fo:padding-bottom="0in" fo:border-left="none" fo:border-right="none" fo:border-top="0.5pt solid #000001" fo:border-bottom="0.5pt solid #000001"/>
    </style:style>
    <style:style style:name="Table4.A14" style:family="table-cell">
      <style:table-cell-properties style:vertical-align="" fo:padding-left="0.075in" fo:padding-right="0.075in" fo:padding-top="0in" fo:padding-bottom="0in" fo:border-left="none" fo:border-right="none" fo:border-top="0.5pt solid #000001" fo:border-bottom="none"/>
    </style:style>
    <style:style style:name="Table5" style:family="table">
      <style:table-properties style:width="1.9326in" fo:margin-left="-0.075in" fo:margin-top="0in" fo:margin-bottom="0in" table:align="left" style:writing-mode="lr-tb"/>
    </style:style>
    <style:style style:name="Table5.A" style:family="table-column">
      <style:table-column-properties style:column-width="0.9986in"/>
    </style:style>
    <style:style style:name="Table5.B" style:family="table-column">
      <style:table-column-properties style:column-width="0.9333in"/>
    </style:style>
    <style:style style:name="Table5.1" style:family="table-row">
      <style:table-row-properties fo:keep-together="always"/>
    </style:style>
    <style:style style:name="Table5.A1" style:family="table-cell">
      <style:table-cell-properties style:vertical-align="" fo:padding-left="0.075in" fo:padding-right="0.075in" fo:padding-top="0in" fo:padding-bottom="0in" fo:border-left="none" fo:border-right="none" fo:border-top="none" fo:border-bottom="0.5pt solid #000001"/>
    </style:style>
    <style:style style:name="Table5.2" style:family="table-row">
      <style:table-row-properties fo:keep-together="auto"/>
    </style:style>
    <style:style style:name="Table5.A2" style:family="table-cell">
      <style:table-cell-properties style:vertical-align="" fo:padding-left="0.075in" fo:padding-right="0.075in" fo:padding-top="0in" fo:padding-bottom="0in" fo:border-left="none" fo:border-right="none" fo:border-top="0.5pt solid #000001" fo:border-bottom="0.5pt solid #000001"/>
    </style:style>
    <style:style style:name="Table5.A7" style:family="table-cell">
      <style:table-cell-properties style:vertical-align="" fo:padding-left="0.075in" fo:padding-right="0.075in" fo:padding-top="0in" fo:padding-bottom="0in" fo:border-left="none" fo:border-right="none" fo:border-top="0.5pt solid #000001" fo:border-bottom="none"/>
    </style:style>
    <style:style style:name="Table6" style:family="table">
      <style:table-properties style:width="3.65in" fo:margin-left="-0.075in" fo:margin-top="0in" fo:margin-bottom="0in" table:align="left" style:writing-mode="lr-tb"/>
    </style:style>
    <style:style style:name="Table6.A" style:family="table-column">
      <style:table-column-properties style:column-width="0.9993in"/>
    </style:style>
    <style:style style:name="Table6.B" style:family="table-column">
      <style:table-column-properties style:column-width="1.2424in"/>
    </style:style>
    <style:style style:name="Table6.C" style:family="table-column">
      <style:table-column-properties style:column-width="1.4083in"/>
    </style:style>
    <style:style style:name="Table6.1" style:family="table-row">
      <style:table-row-properties fo:keep-together="always"/>
    </style:style>
    <style:style style:name="Table6.A1" style:family="table-cell">
      <style:table-cell-properties style:vertical-align="" fo:padding-left="0.075in" fo:padding-right="0.075in" fo:padding-top="0in" fo:padding-bottom="0in" fo:border-left="none" fo:border-right="none" fo:border-top="none" fo:border-bottom="0.5pt solid #000001"/>
    </style:style>
    <style:style style:name="Table6.2" style:family="table-row">
      <style:table-row-properties fo:keep-together="auto"/>
    </style:style>
    <style:style style:name="Table6.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6.B2" style:family="table-cell">
      <style:table-cell-properties style:vertical-align="" fo:padding-left="0.075in" fo:padding-right="0.075in" fo:padding-top="0in" fo:padding-bottom="0in" fo:border-left="none" fo:border-right="none" fo:border-top="0.5pt solid #000001" fo:border-bottom="0.5pt solid #000001"/>
    </style:style>
    <style:style style:name="Table6.A8" style:family="table-cell">
      <style:table-cell-properties style:vertical-align="" fo:padding-left="0.075in" fo:padding-right="0.075in" fo:padding-top="0in" fo:padding-bottom="0in" fo:border-left="none" fo:border-right="none" fo:border-top="0.5pt solid #000001" fo:border-bottom="none"/>
    </style:style>
    <style:style style:name="Table7" style:family="table">
      <style:table-properties style:width="4.95in" fo:margin-left="-0.075in" fo:margin-top="0in" fo:margin-bottom="0in" table:align="left" style:writing-mode="lr-tb"/>
    </style:style>
    <style:style style:name="Table7.A" style:family="table-column">
      <style:table-column-properties style:column-width="2.4785in"/>
    </style:style>
    <style:style style:name="Table7.B" style:family="table-column">
      <style:table-column-properties style:column-width="2.4708in"/>
    </style:style>
    <style:style style:name="Table7.1" style:family="table-row">
      <style:table-row-properties fo:keep-together="always"/>
    </style:style>
    <style:style style:name="Table7.A1" style:family="table-cell">
      <style:table-cell-properties style:vertical-align="" fo:padding-left="0.075in" fo:padding-right="0.075in" fo:padding-top="0in" fo:padding-bottom="0in" fo:border-left="none" fo:border-right="none" fo:border-top="none" fo:border-bottom="0.5pt solid #000001"/>
    </style:style>
    <style:style style:name="Table7.2" style:family="table-row">
      <style:table-row-properties fo:keep-together="auto"/>
    </style:style>
    <style:style style:name="Table7.A2" style:family="table-cell">
      <style:table-cell-properties style:vertical-align="" fo:padding-left="0.075in" fo:padding-right="0.075in" fo:padding-top="0in" fo:padding-bottom="0in" fo:border-left="none" fo:border-right="none" fo:border-top="0.5pt solid #000001" fo:border-bottom="0.5pt solid #000001"/>
    </style:style>
    <style:style style:name="Table7.A32" style:family="table-cell">
      <style:table-cell-properties style:vertical-align="" fo:padding-left="0.075in" fo:padding-right="0.075in" fo:padding-top="0in" fo:padding-bottom="0in" fo:border-left="none" fo:border-right="none" fo:border-top="0.5pt solid #000001" fo:border-bottom="none"/>
    </style:style>
    <style:style style:name="Table8" style:family="table">
      <style:table-properties style:width="3.6569in" fo:margin-left="-0.075in" fo:margin-top="0in" fo:margin-bottom="0in" table:align="left" style:writing-mode="lr-tb"/>
    </style:style>
    <style:style style:name="Table8.A" style:family="table-column">
      <style:table-column-properties style:column-width="1.5813in"/>
    </style:style>
    <style:style style:name="Table8.B" style:family="table-column">
      <style:table-column-properties style:column-width="0.6132in"/>
    </style:style>
    <style:style style:name="Table8.C" style:family="table-column">
      <style:table-column-properties style:column-width="0.7139in"/>
    </style:style>
    <style:style style:name="Table8.D" style:family="table-column">
      <style:table-column-properties style:column-width="0.7479in"/>
    </style:style>
    <style:style style:name="Table8.1" style:family="table-row">
      <style:table-row-properties fo:keep-together="always"/>
    </style:style>
    <style:style style:name="Table8.A1" style:family="table-cell">
      <style:table-cell-properties style:vertical-align="" fo:padding-left="0.075in" fo:padding-right="0.075in" fo:padding-top="0in" fo:padding-bottom="0in" fo:border-left="none" fo:border-right="none" fo:border-top="none" fo:border-bottom="0.5pt solid #000001"/>
    </style:style>
    <style:style style:name="Table8.2" style:family="table-row">
      <style:table-row-properties fo:keep-together="auto"/>
    </style:style>
    <style:style style:name="Table8.A2" style:family="table-cell">
      <style:table-cell-properties style:vertical-align="" fo:padding-left="0.075in" fo:padding-right="0.075in" fo:padding-top="0in" fo:padding-bottom="0in" fo:border-left="none" fo:border-right="none" fo:border-top="0.5pt solid #000001" fo:border-bottom="0.5pt solid #000001"/>
    </style:style>
    <style:style style:name="Table8.B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8.A16" style:family="table-cell">
      <style:table-cell-properties style:vertical-align="" fo:padding-left="0.075in" fo:padding-right="0.075in" fo:padding-top="0in" fo:padding-bottom="0in" fo:border-left="none" fo:border-right="none" fo:border-top="0.5pt solid #000001" fo:border-bottom="none"/>
    </style:style>
    <style:style style:name="Table8.B16" style:family="table-cell">
      <style:table-cell-properties style:vertical-align="bottom" fo:padding-left="0.075in" fo:padding-right="0.075in" fo:padding-top="0in" fo:padding-bottom="0in" fo:border-left="none" fo:border-right="none" fo:border-top="0.5pt solid #000001" fo:border-bottom="none"/>
    </style:style>
    <style:style style:name="Table9" style:family="table">
      <style:table-properties style:width="3.425in" fo:margin-left="-0.075in" fo:margin-top="0in" fo:margin-bottom="0in" table:align="left" style:writing-mode="lr-tb"/>
    </style:style>
    <style:style style:name="Table9.A" style:family="table-column">
      <style:table-column-properties style:column-width="2.0903in"/>
    </style:style>
    <style:style style:name="Table9.B" style:family="table-column">
      <style:table-column-properties style:column-width="1.334in"/>
    </style:style>
    <style:style style:name="Table9.1" style:family="table-row">
      <style:table-row-properties fo:keep-together="always"/>
    </style:style>
    <style:style style:name="Table9.A1" style:family="table-cell">
      <style:table-cell-properties style:vertical-align="" fo:padding-left="0.075in" fo:padding-right="0.075in" fo:padding-top="0in" fo:padding-bottom="0in" fo:border-left="none" fo:border-right="none" fo:border-top="none" fo:border-bottom="0.5pt solid #000001"/>
    </style:style>
    <style:style style:name="Table9.2" style:family="table-row">
      <style:table-row-properties fo:keep-together="auto"/>
    </style:style>
    <style:style style:name="Table9.A2" style:family="table-cell">
      <style:table-cell-properties style:vertical-align="" fo:padding-left="0.075in" fo:padding-right="0.075in" fo:padding-top="0in" fo:padding-bottom="0in" fo:border-left="none" fo:border-right="none" fo:border-top="0.5pt solid #000001" fo:border-bottom="0.5pt solid #000001"/>
    </style:style>
    <style:style style:name="Table9.A8" style:family="table-cell">
      <style:table-cell-properties style:vertical-align="" fo:padding-left="0.075in" fo:padding-right="0.075in" fo:padding-top="0in" fo:padding-bottom="0in" fo:border-left="none" fo:border-right="none" fo:border-top="0.5pt solid #000001" fo:border-bottom="none"/>
    </style:style>
    <style:style style:name="Table10" style:family="table">
      <style:table-properties style:width="1.9479in" fo:margin-left="-0.075in" fo:margin-top="0in" fo:margin-bottom="0in" table:align="left" style:writing-mode="lr-tb"/>
    </style:style>
    <style:style style:name="Table10.A" style:family="table-column">
      <style:table-column-properties style:column-width="0.8715in"/>
    </style:style>
    <style:style style:name="Table10.B" style:family="table-column">
      <style:table-column-properties style:column-width="1.0757in"/>
    </style:style>
    <style:style style:name="Table10.1" style:family="table-row">
      <style:table-row-properties fo:keep-together="always"/>
    </style:style>
    <style:style style:name="Table10.A1" style:family="table-cell">
      <style:table-cell-properties style:vertical-align="" fo:padding-left="0.075in" fo:padding-right="0.075in" fo:padding-top="0in" fo:padding-bottom="0in" fo:border-left="none" fo:border-right="none" fo:border-top="none" fo:border-bottom="0.5pt solid #000001"/>
    </style:style>
    <style:style style:name="Table10.2" style:family="table-row">
      <style:table-row-properties fo:keep-together="auto"/>
    </style:style>
    <style:style style:name="Table10.A2" style:family="table-cell">
      <style:table-cell-properties style:vertical-align="" fo:padding-left="0.075in" fo:padding-right="0.075in" fo:padding-top="0in" fo:padding-bottom="0in" fo:border-left="none" fo:border-right="none" fo:border-top="0.5pt solid #000001" fo:border-bottom="0.5pt solid #000001"/>
    </style:style>
    <style:style style:name="Table10.A6" style:family="table-cell">
      <style:table-cell-properties style:vertical-align="" fo:padding-left="0.075in" fo:padding-right="0.075in" fo:padding-top="0in" fo:padding-bottom="0in" fo:border-left="none" fo:border-right="none" fo:border-top="0.5pt solid #000001" fo:border-bottom="none"/>
    </style:style>
    <style:style style:name="Table11" style:family="table">
      <style:table-properties style:width="3.7306in" fo:margin-left="-0.075in" fo:margin-top="0in" fo:margin-bottom="0in" table:align="left" style:writing-mode="lr-tb"/>
    </style:style>
    <style:style style:name="Table11.A" style:family="table-column">
      <style:table-column-properties style:column-width="1.7743in"/>
    </style:style>
    <style:style style:name="Table11.B" style:family="table-column">
      <style:table-column-properties style:column-width="1.9556in"/>
    </style:style>
    <style:style style:name="Table11.1" style:family="table-row">
      <style:table-row-properties fo:keep-together="auto"/>
    </style:style>
    <style:style style:name="Table11.A1" style:family="table-cell">
      <style:table-cell-properties style:vertical-align="" fo:padding-left="0.075in" fo:padding-right="0.075in" fo:padding-top="0in" fo:padding-bottom="0in" fo:border-left="none" fo:border-right="none" fo:border-top="none" fo:border-bottom="0.5pt solid #000001"/>
    </style:style>
    <style:style style:name="Table11.A2" style:family="table-cell">
      <style:table-cell-properties style:vertical-align="" fo:padding-left="0.075in" fo:padding-right="0.075in" fo:padding-top="0in" fo:padding-bottom="0in" fo:border-left="none" fo:border-right="none" fo:border-top="0.5pt solid #000001" fo:border-bottom="0.5pt solid #000001"/>
    </style:style>
    <style:style style:name="Table11.A11" style:family="table-cell">
      <style:table-cell-properties style:vertical-align="" fo:padding-left="0.075in" fo:padding-right="0.075in" fo:padding-top="0in" fo:padding-bottom="0in" fo:border-left="none" fo:border-right="none" fo:border-top="0.5pt solid #000001" fo:border-bottom="none"/>
    </style:style>
    <style:style style:name="Table12" style:family="table">
      <style:table-properties style:width="3.7389in" fo:margin-left="-0.075in" fo:margin-top="0in" fo:margin-bottom="0in" table:align="left" style:writing-mode="lr-tb"/>
    </style:style>
    <style:style style:name="Table12.A" style:family="table-column">
      <style:table-column-properties style:column-width="1.7833in"/>
    </style:style>
    <style:style style:name="Table12.B" style:family="table-column">
      <style:table-column-properties style:column-width="1.9549in"/>
    </style:style>
    <style:style style:name="Table12.1" style:family="table-row">
      <style:table-row-properties fo:keep-together="auto"/>
    </style:style>
    <style:style style:name="Table12.A1" style:family="table-cell">
      <style:table-cell-properties style:vertical-align="" fo:padding-left="0.075in" fo:padding-right="0.075in" fo:padding-top="0in" fo:padding-bottom="0in" fo:border-left="none" fo:border-right="none" fo:border-top="none" fo:border-bottom="0.5pt solid #000001"/>
    </style:style>
    <style:style style:name="Table12.A2" style:family="table-cell">
      <style:table-cell-properties style:vertical-align="" fo:padding-left="0.075in" fo:padding-right="0.075in" fo:padding-top="0in" fo:padding-bottom="0in" fo:border-left="none" fo:border-right="none" fo:border-top="0.5pt solid #000001" fo:border-bottom="0.5pt solid #000001"/>
    </style:style>
    <style:style style:name="Table12.A11" style:family="table-cell">
      <style:table-cell-properties style:vertical-align="" fo:padding-left="0.075in" fo:padding-right="0.075in" fo:padding-top="0in" fo:padding-bottom="0in" fo:border-left="none" fo:border-right="none" fo:border-top="0.5pt solid #000001" fo:border-bottom="none"/>
    </style:style>
    <style:style style:name="Table13" style:family="table">
      <style:table-properties style:width="3.7389in" fo:margin-left="-0.075in" fo:margin-top="0in" fo:margin-bottom="0in" table:align="left" style:writing-mode="lr-tb"/>
    </style:style>
    <style:style style:name="Table13.A" style:family="table-column">
      <style:table-column-properties style:column-width="1.7833in"/>
    </style:style>
    <style:style style:name="Table13.B" style:family="table-column">
      <style:table-column-properties style:column-width="1.9549in"/>
    </style:style>
    <style:style style:name="Table13.1" style:family="table-row">
      <style:table-row-properties fo:keep-together="auto"/>
    </style:style>
    <style:style style:name="Table13.A1" style:family="table-cell">
      <style:table-cell-properties style:vertical-align="" fo:padding-left="0.075in" fo:padding-right="0.075in" fo:padding-top="0in" fo:padding-bottom="0in" fo:border-left="none" fo:border-right="none" fo:border-top="none" fo:border-bottom="0.5pt solid #000001"/>
    </style:style>
    <style:style style:name="Table13.A2" style:family="table-cell">
      <style:table-cell-properties style:vertical-align="" fo:padding-left="0.075in" fo:padding-right="0.075in" fo:padding-top="0in" fo:padding-bottom="0in" fo:border-left="none" fo:border-right="none" fo:border-top="0.5pt solid #000001" fo:border-bottom="0.5pt solid #000001"/>
    </style:style>
    <style:style style:name="Table13.A11" style:family="table-cell">
      <style:table-cell-properties style:vertical-align="" fo:padding-left="0.075in" fo:padding-right="0.075in" fo:padding-top="0in" fo:padding-bottom="0in" fo:border-left="none" fo:border-right="none" fo:border-top="0.5pt solid #000001" fo:border-bottom="none"/>
    </style:style>
    <style:style style:name="Table14" style:family="table">
      <style:table-properties style:width="3.7389in" fo:margin-left="-0.075in" fo:margin-top="0in" fo:margin-bottom="0in" table:align="left" style:writing-mode="lr-tb"/>
    </style:style>
    <style:style style:name="Table14.A" style:family="table-column">
      <style:table-column-properties style:column-width="1.7833in"/>
    </style:style>
    <style:style style:name="Table14.B" style:family="table-column">
      <style:table-column-properties style:column-width="1.9549in"/>
    </style:style>
    <style:style style:name="Table14.1" style:family="table-row">
      <style:table-row-properties fo:keep-together="auto"/>
    </style:style>
    <style:style style:name="Table14.A1" style:family="table-cell">
      <style:table-cell-properties style:vertical-align="" fo:padding-left="0.075in" fo:padding-right="0.075in" fo:padding-top="0in" fo:padding-bottom="0in" fo:border-left="none" fo:border-right="none" fo:border-top="none" fo:border-bottom="0.5pt solid #000001"/>
    </style:style>
    <style:style style:name="Table14.A2" style:family="table-cell">
      <style:table-cell-properties style:vertical-align="" fo:padding-left="0.075in" fo:padding-right="0.075in" fo:padding-top="0in" fo:padding-bottom="0in" fo:border-left="none" fo:border-right="none" fo:border-top="0.5pt solid #000001" fo:border-bottom="0.5pt solid #000001"/>
    </style:style>
    <style:style style:name="Table14.A11" style:family="table-cell">
      <style:table-cell-properties style:vertical-align="" fo:padding-left="0.075in" fo:padding-right="0.075in" fo:padding-top="0in" fo:padding-bottom="0in" fo:border-left="none" fo:border-right="none" fo:border-top="0.5pt solid #000001" fo:border-bottom="none"/>
    </style:style>
    <style:style style:name="Table15" style:family="table">
      <style:table-properties style:width="3.9257in" fo:margin-left="-0.075in" fo:margin-top="0in" fo:margin-bottom="0in" table:align="left" style:writing-mode="lr-tb"/>
    </style:style>
    <style:style style:name="Table15.A" style:family="table-column">
      <style:table-column-properties style:column-width="1.9701in"/>
    </style:style>
    <style:style style:name="Table15.B" style:family="table-column">
      <style:table-column-properties style:column-width="1.9549in"/>
    </style:style>
    <style:style style:name="Table15.1" style:family="table-row">
      <style:table-row-properties fo:keep-together="auto"/>
    </style:style>
    <style:style style:name="Table15.A1" style:family="table-cell">
      <style:table-cell-properties style:vertical-align="" fo:padding-left="0.075in" fo:padding-right="0.075in" fo:padding-top="0in" fo:padding-bottom="0in" fo:border-left="none" fo:border-right="none" fo:border-top="none" fo:border-bottom="0.5pt solid #000001"/>
    </style:style>
    <style:style style:name="Table15.A2" style:family="table-cell">
      <style:table-cell-properties style:vertical-align="" fo:padding-left="0.075in" fo:padding-right="0.075in" fo:padding-top="0in" fo:padding-bottom="0in" fo:border-left="none" fo:border-right="none" fo:border-top="0.5pt solid #000001" fo:border-bottom="0.5pt solid #000001"/>
    </style:style>
    <style:style style:name="Table15.A11" style:family="table-cell">
      <style:table-cell-properties style:vertical-align="" fo:padding-left="0.075in" fo:padding-right="0.075in" fo:padding-top="0in" fo:padding-bottom="0in" fo:border-left="none" fo:border-right="none" fo:border-top="0.5pt solid #000001" fo:border-bottom="none"/>
    </style:style>
    <style:style style:name="Table16" style:family="table">
      <style:table-properties style:width="3.7389in" fo:margin-left="-0.075in" fo:margin-top="0in" fo:margin-bottom="0in" table:align="left" style:writing-mode="lr-tb"/>
    </style:style>
    <style:style style:name="Table16.A" style:family="table-column">
      <style:table-column-properties style:column-width="1.7833in"/>
    </style:style>
    <style:style style:name="Table16.B" style:family="table-column">
      <style:table-column-properties style:column-width="1.9549in"/>
    </style:style>
    <style:style style:name="Table16.1" style:family="table-row">
      <style:table-row-properties fo:keep-together="auto"/>
    </style:style>
    <style:style style:name="Table16.A1" style:family="table-cell">
      <style:table-cell-properties style:vertical-align="" fo:padding-left="0.075in" fo:padding-right="0.075in" fo:padding-top="0in" fo:padding-bottom="0in" fo:border-left="none" fo:border-right="none" fo:border-top="none" fo:border-bottom="0.5pt solid #000001"/>
    </style:style>
    <style:style style:name="Table16.A2" style:family="table-cell">
      <style:table-cell-properties style:vertical-align="" fo:padding-left="0.075in" fo:padding-right="0.075in" fo:padding-top="0in" fo:padding-bottom="0in" fo:border-left="none" fo:border-right="none" fo:border-top="0.5pt solid #000001" fo:border-bottom="0.5pt solid #000001"/>
    </style:style>
    <style:style style:name="Table16.A11" style:family="table-cell">
      <style:table-cell-properties style:vertical-align="" fo:padding-left="0.075in" fo:padding-right="0.075in" fo:padding-top="0in" fo:padding-bottom="0in" fo:border-left="none" fo:border-right="none" fo:border-top="0.5pt solid #000001" fo:border-bottom="none"/>
    </style:style>
    <style:style style:name="Table17" style:family="table">
      <style:table-properties style:width="3.7389in" fo:margin-left="-0.075in" fo:margin-top="0in" fo:margin-bottom="0in" table:align="left" style:writing-mode="lr-tb"/>
    </style:style>
    <style:style style:name="Table17.A" style:family="table-column">
      <style:table-column-properties style:column-width="1.7833in"/>
    </style:style>
    <style:style style:name="Table17.B" style:family="table-column">
      <style:table-column-properties style:column-width="1.9549in"/>
    </style:style>
    <style:style style:name="Table17.1" style:family="table-row">
      <style:table-row-properties fo:keep-together="auto"/>
    </style:style>
    <style:style style:name="Table17.A1" style:family="table-cell">
      <style:table-cell-properties style:vertical-align="" fo:padding-left="0.075in" fo:padding-right="0.075in" fo:padding-top="0in" fo:padding-bottom="0in" fo:border-left="none" fo:border-right="none" fo:border-top="none" fo:border-bottom="0.5pt solid #000001"/>
    </style:style>
    <style:style style:name="Table17.A2" style:family="table-cell">
      <style:table-cell-properties style:vertical-align="" fo:padding-left="0.075in" fo:padding-right="0.075in" fo:padding-top="0in" fo:padding-bottom="0in" fo:border-left="none" fo:border-right="none" fo:border-top="0.5pt solid #000001" fo:border-bottom="0.5pt solid #000001"/>
    </style:style>
    <style:style style:name="Table17.A11" style:family="table-cell">
      <style:table-cell-properties style:vertical-align="" fo:padding-left="0.075in" fo:padding-right="0.075in" fo:padding-top="0in" fo:padding-bottom="0in" fo:border-left="none" fo:border-right="none" fo:border-top="0.5pt solid #000001" fo:border-bottom="none"/>
    </style:style>
    <style:style style:name="Table18" style:family="table">
      <style:table-properties style:width="3.7542in" fo:margin-left="-0.075in" fo:margin-top="0in" fo:margin-bottom="0in" table:align="left" style:writing-mode="lr-tb"/>
    </style:style>
    <style:style style:name="Table18.A" style:family="table-column">
      <style:table-column-properties style:column-width="1.916in"/>
    </style:style>
    <style:style style:name="Table18.B" style:family="table-column">
      <style:table-column-properties style:column-width="1.8375in"/>
    </style:style>
    <style:style style:name="Table18.1" style:family="table-row">
      <style:table-row-properties fo:keep-together="auto"/>
    </style:style>
    <style:style style:name="Table18.A1" style:family="table-cell">
      <style:table-cell-properties style:vertical-align="" fo:padding-left="0.075in" fo:padding-right="0.075in" fo:padding-top="0in" fo:padding-bottom="0in" fo:border-left="none" fo:border-right="none" fo:border-top="none" fo:border-bottom="0.5pt solid #000001"/>
    </style:style>
    <style:style style:name="Table18.A2" style:family="table-cell">
      <style:table-cell-properties style:vertical-align="" fo:padding-left="0.075in" fo:padding-right="0.075in" fo:padding-top="0in" fo:padding-bottom="0in" fo:border-left="none" fo:border-right="none" fo:border-top="0.5pt solid #000001" fo:border-bottom="0.5pt solid #000001"/>
    </style:style>
    <style:style style:name="Table18.A11" style:family="table-cell">
      <style:table-cell-properties style:vertical-align="" fo:padding-left="0.075in" fo:padding-right="0.075in" fo:padding-top="0in" fo:padding-bottom="0in" fo:border-left="none" fo:border-right="none" fo:border-top="0.5pt solid #000001" fo:border-bottom="none"/>
    </style:style>
    <style:style style:name="Table19" style:family="table">
      <style:table-properties style:width="3.7389in" fo:margin-left="-0.075in" fo:margin-top="0in" fo:margin-bottom="0in" table:align="left" style:writing-mode="lr-tb"/>
    </style:style>
    <style:style style:name="Table19.A" style:family="table-column">
      <style:table-column-properties style:column-width="1.7833in"/>
    </style:style>
    <style:style style:name="Table19.B" style:family="table-column">
      <style:table-column-properties style:column-width="1.9549in"/>
    </style:style>
    <style:style style:name="Table19.1" style:family="table-row">
      <style:table-row-properties fo:keep-together="auto"/>
    </style:style>
    <style:style style:name="Table19.A1" style:family="table-cell">
      <style:table-cell-properties style:vertical-align="" fo:padding-left="0.075in" fo:padding-right="0.075in" fo:padding-top="0in" fo:padding-bottom="0in" fo:border-left="none" fo:border-right="none" fo:border-top="none" fo:border-bottom="0.5pt solid #000001"/>
    </style:style>
    <style:style style:name="Table19.A2" style:family="table-cell">
      <style:table-cell-properties style:vertical-align="" fo:padding-left="0.075in" fo:padding-right="0.075in" fo:padding-top="0in" fo:padding-bottom="0in" fo:border-left="none" fo:border-right="none" fo:border-top="0.5pt solid #000001" fo:border-bottom="0.5pt solid #000001"/>
    </style:style>
    <style:style style:name="Table19.A11" style:family="table-cell">
      <style:table-cell-properties style:vertical-align="" fo:padding-left="0.075in" fo:padding-right="0.075in" fo:padding-top="0in" fo:padding-bottom="0in" fo:border-left="none" fo:border-right="none" fo:border-top="0.5pt solid #000001" fo:border-bottom="none"/>
    </style:style>
    <style:style style:name="Table20" style:family="table">
      <style:table-properties style:width="3.7389in" fo:margin-left="-0.075in" fo:margin-top="0in" fo:margin-bottom="0in" table:align="left" style:writing-mode="lr-tb"/>
    </style:style>
    <style:style style:name="Table20.A" style:family="table-column">
      <style:table-column-properties style:column-width="1.7833in"/>
    </style:style>
    <style:style style:name="Table20.B" style:family="table-column">
      <style:table-column-properties style:column-width="1.9549in"/>
    </style:style>
    <style:style style:name="Table20.1" style:family="table-row">
      <style:table-row-properties fo:keep-together="auto"/>
    </style:style>
    <style:style style:name="Table20.A1" style:family="table-cell">
      <style:table-cell-properties style:vertical-align="" fo:padding-left="0.075in" fo:padding-right="0.075in" fo:padding-top="0in" fo:padding-bottom="0in" fo:border-left="none" fo:border-right="none" fo:border-top="none" fo:border-bottom="0.5pt solid #000001"/>
    </style:style>
    <style:style style:name="Table20.A2" style:family="table-cell">
      <style:table-cell-properties style:vertical-align="" fo:padding-left="0.075in" fo:padding-right="0.075in" fo:padding-top="0in" fo:padding-bottom="0in" fo:border-left="none" fo:border-right="none" fo:border-top="0.5pt solid #000001" fo:border-bottom="0.5pt solid #000001"/>
    </style:style>
    <style:style style:name="Table20.A11" style:family="table-cell">
      <style:table-cell-properties style:vertical-align="" fo:padding-left="0.075in" fo:padding-right="0.075in" fo:padding-top="0in" fo:padding-bottom="0in" fo:border-left="none" fo:border-right="none" fo:border-top="0.5pt solid #000001" fo:border-bottom="none"/>
    </style:style>
    <style:style style:name="Table21" style:family="table">
      <style:table-properties style:width="3.7389in" fo:margin-left="-0.075in" fo:margin-top="0in" fo:margin-bottom="0in" table:align="left" style:writing-mode="lr-tb"/>
    </style:style>
    <style:style style:name="Table21.A" style:family="table-column">
      <style:table-column-properties style:column-width="1.7833in"/>
    </style:style>
    <style:style style:name="Table21.B" style:family="table-column">
      <style:table-column-properties style:column-width="1.9549in"/>
    </style:style>
    <style:style style:name="Table21.1" style:family="table-row">
      <style:table-row-properties fo:keep-together="auto"/>
    </style:style>
    <style:style style:name="Table21.A1" style:family="table-cell">
      <style:table-cell-properties style:vertical-align="" fo:padding-left="0.075in" fo:padding-right="0.075in" fo:padding-top="0in" fo:padding-bottom="0in" fo:border-left="none" fo:border-right="none" fo:border-top="none" fo:border-bottom="0.5pt solid #000001"/>
    </style:style>
    <style:style style:name="Table21.A2" style:family="table-cell">
      <style:table-cell-properties style:vertical-align="" fo:padding-left="0.075in" fo:padding-right="0.075in" fo:padding-top="0in" fo:padding-bottom="0in" fo:border-left="none" fo:border-right="none" fo:border-top="0.5pt solid #000001" fo:border-bottom="0.5pt solid #000001"/>
    </style:style>
    <style:style style:name="Table21.A11" style:family="table-cell">
      <style:table-cell-properties style:vertical-align="" fo:padding-left="0.075in" fo:padding-right="0.075in" fo:padding-top="0in" fo:padding-bottom="0in" fo:border-left="none" fo:border-right="none" fo:border-top="0.5pt solid #000001" fo:border-bottom="none"/>
    </style:style>
    <style:style style:name="Table22" style:family="table">
      <style:table-properties style:width="3.7389in" fo:margin-left="-0.075in" fo:margin-top="0in" fo:margin-bottom="0in" table:align="left" style:writing-mode="lr-tb"/>
    </style:style>
    <style:style style:name="Table22.A" style:family="table-column">
      <style:table-column-properties style:column-width="1.7833in"/>
    </style:style>
    <style:style style:name="Table22.B" style:family="table-column">
      <style:table-column-properties style:column-width="1.9549in"/>
    </style:style>
    <style:style style:name="Table22.1" style:family="table-row">
      <style:table-row-properties fo:keep-together="auto"/>
    </style:style>
    <style:style style:name="Table22.A1" style:family="table-cell">
      <style:table-cell-properties style:vertical-align="" fo:padding-left="0.075in" fo:padding-right="0.075in" fo:padding-top="0in" fo:padding-bottom="0in" fo:border-left="none" fo:border-right="none" fo:border-top="none" fo:border-bottom="0.5pt solid #000001"/>
    </style:style>
    <style:style style:name="Table22.A2" style:family="table-cell">
      <style:table-cell-properties style:vertical-align="" fo:padding-left="0.075in" fo:padding-right="0.075in" fo:padding-top="0in" fo:padding-bottom="0in" fo:border-left="none" fo:border-right="none" fo:border-top="0.5pt solid #000001" fo:border-bottom="0.5pt solid #000001"/>
    </style:style>
    <style:style style:name="Table22.A11" style:family="table-cell">
      <style:table-cell-properties style:vertical-align="" fo:padding-left="0.075in" fo:padding-right="0.075in" fo:padding-top="0in" fo:padding-bottom="0in" fo:border-left="none" fo:border-right="none" fo:border-top="0.5pt solid #000001" fo:border-bottom="none"/>
    </style:style>
    <style:style style:name="Table23" style:family="table">
      <style:table-properties style:width="3.7389in" fo:margin-left="-0.075in" fo:margin-top="0in" fo:margin-bottom="0in" table:align="left" style:writing-mode="lr-tb"/>
    </style:style>
    <style:style style:name="Table23.A" style:family="table-column">
      <style:table-column-properties style:column-width="1.7833in"/>
    </style:style>
    <style:style style:name="Table23.B" style:family="table-column">
      <style:table-column-properties style:column-width="1.9549in"/>
    </style:style>
    <style:style style:name="Table23.1" style:family="table-row">
      <style:table-row-properties fo:keep-together="auto"/>
    </style:style>
    <style:style style:name="Table23.A1" style:family="table-cell">
      <style:table-cell-properties style:vertical-align="" fo:padding-left="0.075in" fo:padding-right="0.075in" fo:padding-top="0in" fo:padding-bottom="0in" fo:border-left="none" fo:border-right="none" fo:border-top="none" fo:border-bottom="0.5pt solid #000001"/>
    </style:style>
    <style:style style:name="Table23.A2" style:family="table-cell">
      <style:table-cell-properties style:vertical-align="" fo:padding-left="0.075in" fo:padding-right="0.075in" fo:padding-top="0in" fo:padding-bottom="0in" fo:border-left="none" fo:border-right="none" fo:border-top="0.5pt solid #000001" fo:border-bottom="0.5pt solid #000001"/>
    </style:style>
    <style:style style:name="Table23.A11" style:family="table-cell">
      <style:table-cell-properties style:vertical-align="" fo:padding-left="0.075in" fo:padding-right="0.075in" fo:padding-top="0in" fo:padding-bottom="0in" fo:border-left="none" fo:border-right="none" fo:border-top="0.5pt solid #000001" fo:border-bottom="none"/>
    </style:style>
    <style:style style:name="Table24" style:family="table">
      <style:table-properties style:width="3.7389in" fo:margin-left="-0.075in" fo:margin-top="0in" fo:margin-bottom="0in" table:align="left" style:writing-mode="lr-tb"/>
    </style:style>
    <style:style style:name="Table24.A" style:family="table-column">
      <style:table-column-properties style:column-width="1.7833in"/>
    </style:style>
    <style:style style:name="Table24.B" style:family="table-column">
      <style:table-column-properties style:column-width="1.9549in"/>
    </style:style>
    <style:style style:name="Table24.1" style:family="table-row">
      <style:table-row-properties fo:keep-together="auto"/>
    </style:style>
    <style:style style:name="Table24.A1" style:family="table-cell">
      <style:table-cell-properties style:vertical-align="" fo:padding-left="0.075in" fo:padding-right="0.075in" fo:padding-top="0in" fo:padding-bottom="0in" fo:border-left="none" fo:border-right="none" fo:border-top="none" fo:border-bottom="0.5pt solid #000001"/>
    </style:style>
    <style:style style:name="Table24.A2" style:family="table-cell">
      <style:table-cell-properties style:vertical-align="" fo:padding-left="0.075in" fo:padding-right="0.075in" fo:padding-top="0in" fo:padding-bottom="0in" fo:border-left="none" fo:border-right="none" fo:border-top="0.5pt solid #000001" fo:border-bottom="0.5pt solid #000001"/>
    </style:style>
    <style:style style:name="Table24.A11" style:family="table-cell">
      <style:table-cell-properties style:vertical-align="" fo:padding-left="0.075in" fo:padding-right="0.075in" fo:padding-top="0in" fo:padding-bottom="0in" fo:border-left="none" fo:border-right="none" fo:border-top="0.5pt solid #000001" fo:border-bottom="none"/>
    </style:style>
    <style:style style:name="Table25" style:family="table">
      <style:table-properties style:width="3.7389in" fo:margin-left="-0.075in" fo:margin-top="0in" fo:margin-bottom="0in" table:align="left" style:writing-mode="lr-tb"/>
    </style:style>
    <style:style style:name="Table25.A" style:family="table-column">
      <style:table-column-properties style:column-width="1.7833in"/>
    </style:style>
    <style:style style:name="Table25.B" style:family="table-column">
      <style:table-column-properties style:column-width="1.9549in"/>
    </style:style>
    <style:style style:name="Table25.1" style:family="table-row">
      <style:table-row-properties fo:keep-together="auto"/>
    </style:style>
    <style:style style:name="Table25.A1" style:family="table-cell">
      <style:table-cell-properties style:vertical-align="" fo:padding-left="0.075in" fo:padding-right="0.075in" fo:padding-top="0in" fo:padding-bottom="0in" fo:border-left="none" fo:border-right="none" fo:border-top="none" fo:border-bottom="0.5pt solid #000001"/>
    </style:style>
    <style:style style:name="Table25.A2" style:family="table-cell">
      <style:table-cell-properties style:vertical-align="" fo:padding-left="0.075in" fo:padding-right="0.075in" fo:padding-top="0in" fo:padding-bottom="0in" fo:border-left="none" fo:border-right="none" fo:border-top="0.5pt solid #000001" fo:border-bottom="0.5pt solid #000001"/>
    </style:style>
    <style:style style:name="Table25.A11" style:family="table-cell">
      <style:table-cell-properties style:vertical-align="" fo:padding-left="0.075in" fo:padding-right="0.075in" fo:padding-top="0in" fo:padding-bottom="0in" fo:border-left="none" fo:border-right="none" fo:border-top="0.5pt solid #000001" fo:border-bottom="none"/>
    </style:style>
    <style:style style:name="Table26" style:family="table">
      <style:table-properties style:width="3.7389in" fo:margin-left="-0.075in" fo:margin-top="0in" fo:margin-bottom="0in" table:align="left" style:writing-mode="lr-tb"/>
    </style:style>
    <style:style style:name="Table26.A" style:family="table-column">
      <style:table-column-properties style:column-width="1.7833in"/>
    </style:style>
    <style:style style:name="Table26.B" style:family="table-column">
      <style:table-column-properties style:column-width="1.9549in"/>
    </style:style>
    <style:style style:name="Table26.1" style:family="table-row">
      <style:table-row-properties fo:keep-together="auto"/>
    </style:style>
    <style:style style:name="Table26.A1" style:family="table-cell">
      <style:table-cell-properties style:vertical-align="" fo:padding-left="0.075in" fo:padding-right="0.075in" fo:padding-top="0in" fo:padding-bottom="0in" fo:border-left="none" fo:border-right="none" fo:border-top="none" fo:border-bottom="0.5pt solid #000001"/>
    </style:style>
    <style:style style:name="Table26.A2" style:family="table-cell">
      <style:table-cell-properties style:vertical-align="" fo:padding-left="0.075in" fo:padding-right="0.075in" fo:padding-top="0in" fo:padding-bottom="0in" fo:border-left="none" fo:border-right="none" fo:border-top="0.5pt solid #000001" fo:border-bottom="0.5pt solid #000001"/>
    </style:style>
    <style:style style:name="Table26.A11" style:family="table-cell">
      <style:table-cell-properties style:vertical-align="" fo:padding-left="0.075in" fo:padding-right="0.075in" fo:padding-top="0in" fo:padding-bottom="0in" fo:border-left="none" fo:border-right="none" fo:border-top="0.5pt solid #000001" fo:border-bottom="none"/>
    </style:style>
    <style:style style:name="Table27" style:family="table">
      <style:table-properties style:width="3.7389in" fo:margin-left="-0.075in" fo:margin-top="0in" fo:margin-bottom="0in" table:align="left" style:writing-mode="lr-tb"/>
    </style:style>
    <style:style style:name="Table27.A" style:family="table-column">
      <style:table-column-properties style:column-width="1.7833in"/>
    </style:style>
    <style:style style:name="Table27.B" style:family="table-column">
      <style:table-column-properties style:column-width="1.9549in"/>
    </style:style>
    <style:style style:name="Table27.1" style:family="table-row">
      <style:table-row-properties fo:keep-together="auto"/>
    </style:style>
    <style:style style:name="Table27.A1" style:family="table-cell">
      <style:table-cell-properties style:vertical-align="" fo:padding-left="0.075in" fo:padding-right="0.075in" fo:padding-top="0in" fo:padding-bottom="0in" fo:border-left="none" fo:border-right="none" fo:border-top="none" fo:border-bottom="0.5pt solid #000001"/>
    </style:style>
    <style:style style:name="Table27.A2" style:family="table-cell">
      <style:table-cell-properties style:vertical-align="" fo:padding-left="0.075in" fo:padding-right="0.075in" fo:padding-top="0in" fo:padding-bottom="0in" fo:border-left="none" fo:border-right="none" fo:border-top="0.5pt solid #000001" fo:border-bottom="0.5pt solid #000001"/>
    </style:style>
    <style:style style:name="Table27.A11" style:family="table-cell">
      <style:table-cell-properties style:vertical-align="" fo:padding-left="0.075in" fo:padding-right="0.075in" fo:padding-top="0in" fo:padding-bottom="0in" fo:border-left="none" fo:border-right="none" fo:border-top="0.5pt solid #000001" fo:border-bottom="none"/>
    </style:style>
    <style:style style:name="Table28" style:family="table">
      <style:table-properties style:width="3.7764in" fo:margin-left="-0.075in" fo:margin-top="0in" fo:margin-bottom="0in" table:align="left" style:writing-mode="lr-tb"/>
    </style:style>
    <style:style style:name="Table28.A" style:family="table-column">
      <style:table-column-properties style:column-width="1.8208in"/>
    </style:style>
    <style:style style:name="Table28.B" style:family="table-column">
      <style:table-column-properties style:column-width="1.9549in"/>
    </style:style>
    <style:style style:name="Table28.1" style:family="table-row">
      <style:table-row-properties fo:keep-together="auto"/>
    </style:style>
    <style:style style:name="Table28.A1" style:family="table-cell">
      <style:table-cell-properties style:vertical-align="" fo:padding-left="0.075in" fo:padding-right="0.075in" fo:padding-top="0in" fo:padding-bottom="0in" fo:border-left="none" fo:border-right="none" fo:border-top="none" fo:border-bottom="0.5pt solid #000001"/>
    </style:style>
    <style:style style:name="Table28.A2" style:family="table-cell">
      <style:table-cell-properties style:vertical-align="" fo:padding-left="0.075in" fo:padding-right="0.075in" fo:padding-top="0in" fo:padding-bottom="0in" fo:border-left="none" fo:border-right="none" fo:border-top="0.5pt solid #000001" fo:border-bottom="0.5pt solid #000001"/>
    </style:style>
    <style:style style:name="Table28.A11" style:family="table-cell">
      <style:table-cell-properties style:vertical-align="" fo:padding-left="0.075in" fo:padding-right="0.075in" fo:padding-top="0in" fo:padding-bottom="0in" fo:border-left="none" fo:border-right="none" fo:border-top="0.5pt solid #000001" fo:border-bottom="none"/>
    </style:style>
    <style:style style:name="Table29" style:family="table">
      <style:table-properties style:width="3.7389in" fo:margin-left="-0.075in" fo:margin-top="0in" fo:margin-bottom="0in" table:align="left" style:writing-mode="lr-tb"/>
    </style:style>
    <style:style style:name="Table29.A" style:family="table-column">
      <style:table-column-properties style:column-width="1.7833in"/>
    </style:style>
    <style:style style:name="Table29.B" style:family="table-column">
      <style:table-column-properties style:column-width="1.9549in"/>
    </style:style>
    <style:style style:name="Table29.1" style:family="table-row">
      <style:table-row-properties fo:keep-together="auto"/>
    </style:style>
    <style:style style:name="Table29.A1" style:family="table-cell">
      <style:table-cell-properties style:vertical-align="" fo:padding-left="0.075in" fo:padding-right="0.075in" fo:padding-top="0in" fo:padding-bottom="0in" fo:border-left="none" fo:border-right="none" fo:border-top="none" fo:border-bottom="0.5pt solid #000001"/>
    </style:style>
    <style:style style:name="Table29.A2" style:family="table-cell">
      <style:table-cell-properties style:vertical-align="" fo:padding-left="0.075in" fo:padding-right="0.075in" fo:padding-top="0in" fo:padding-bottom="0in" fo:border-left="none" fo:border-right="none" fo:border-top="0.5pt solid #000001" fo:border-bottom="0.5pt solid #000001"/>
    </style:style>
    <style:style style:name="Table29.A11" style:family="table-cell">
      <style:table-cell-properties style:vertical-align="" fo:padding-left="0.075in" fo:padding-right="0.075in" fo:padding-top="0in" fo:padding-bottom="0in" fo:border-left="none" fo:border-right="none" fo:border-top="0.5pt solid #000001" fo:border-bottom="none"/>
    </style:style>
    <style:style style:name="Table30" style:family="table">
      <style:table-properties style:width="3.7389in" fo:margin-left="-0.075in" fo:margin-top="0in" fo:margin-bottom="0in" table:align="left" style:writing-mode="lr-tb"/>
    </style:style>
    <style:style style:name="Table30.A" style:family="table-column">
      <style:table-column-properties style:column-width="1.7833in"/>
    </style:style>
    <style:style style:name="Table30.B" style:family="table-column">
      <style:table-column-properties style:column-width="1.9549in"/>
    </style:style>
    <style:style style:name="Table30.1" style:family="table-row">
      <style:table-row-properties fo:keep-together="auto"/>
    </style:style>
    <style:style style:name="Table30.A1" style:family="table-cell">
      <style:table-cell-properties style:vertical-align="" fo:padding-left="0.075in" fo:padding-right="0.075in" fo:padding-top="0in" fo:padding-bottom="0in" fo:border-left="none" fo:border-right="none" fo:border-top="none" fo:border-bottom="0.5pt solid #000001"/>
    </style:style>
    <style:style style:name="Table30.A2" style:family="table-cell">
      <style:table-cell-properties style:vertical-align="" fo:padding-left="0.075in" fo:padding-right="0.075in" fo:padding-top="0in" fo:padding-bottom="0in" fo:border-left="none" fo:border-right="none" fo:border-top="0.5pt solid #000001" fo:border-bottom="0.5pt solid #000001"/>
    </style:style>
    <style:style style:name="Table30.A11" style:family="table-cell">
      <style:table-cell-properties style:vertical-align="" fo:padding-left="0.075in" fo:padding-right="0.075in" fo:padding-top="0in" fo:padding-bottom="0in" fo:border-left="none" fo:border-right="none" fo:border-top="0.5pt solid #000001" fo:border-bottom="none"/>
    </style:style>
    <style:style style:name="Table31" style:family="table">
      <style:table-properties style:width="3.7389in" fo:margin-left="-0.075in" fo:margin-top="0in" fo:margin-bottom="0in" table:align="left" style:writing-mode="lr-tb"/>
    </style:style>
    <style:style style:name="Table31.A" style:family="table-column">
      <style:table-column-properties style:column-width="1.7833in"/>
    </style:style>
    <style:style style:name="Table31.B" style:family="table-column">
      <style:table-column-properties style:column-width="1.9549in"/>
    </style:style>
    <style:style style:name="Table31.1" style:family="table-row">
      <style:table-row-properties fo:keep-together="auto"/>
    </style:style>
    <style:style style:name="Table31.A1" style:family="table-cell">
      <style:table-cell-properties style:vertical-align="" fo:padding-left="0.075in" fo:padding-right="0.075in" fo:padding-top="0in" fo:padding-bottom="0in" fo:border-left="none" fo:border-right="none" fo:border-top="none" fo:border-bottom="0.5pt solid #000001"/>
    </style:style>
    <style:style style:name="Table31.A2" style:family="table-cell">
      <style:table-cell-properties style:vertical-align="" fo:padding-left="0.075in" fo:padding-right="0.075in" fo:padding-top="0in" fo:padding-bottom="0in" fo:border-left="none" fo:border-right="none" fo:border-top="0.5pt solid #000001" fo:border-bottom="0.5pt solid #000001"/>
    </style:style>
    <style:style style:name="Table31.A11" style:family="table-cell">
      <style:table-cell-properties style:vertical-align="" fo:padding-left="0.075in" fo:padding-right="0.075in" fo:padding-top="0in" fo:padding-bottom="0in" fo:border-left="none" fo:border-right="none" fo:border-top="0.5pt solid #000001" fo:border-bottom="none"/>
    </style:style>
    <style:style style:name="Table32" style:family="table">
      <style:table-properties style:width="3.5514in" fo:margin-left="-0.075in" fo:margin-top="0in" fo:margin-bottom="0in" table:align="left" style:writing-mode="lr-tb"/>
    </style:style>
    <style:style style:name="Table32.A" style:family="table-column">
      <style:table-column-properties style:column-width="1.7139in"/>
    </style:style>
    <style:style style:name="Table32.B" style:family="table-column">
      <style:table-column-properties style:column-width="1.8368in"/>
    </style:style>
    <style:style style:name="Table32.1" style:family="table-row">
      <style:table-row-properties fo:keep-together="auto"/>
    </style:style>
    <style:style style:name="Table32.A1" style:family="table-cell">
      <style:table-cell-properties style:vertical-align="" fo:padding-left="0.075in" fo:padding-right="0.075in" fo:padding-top="0in" fo:padding-bottom="0in" fo:border-left="none" fo:border-right="none" fo:border-top="none" fo:border-bottom="0.5pt solid #000001"/>
    </style:style>
    <style:style style:name="Table32.A2" style:family="table-cell">
      <style:table-cell-properties style:vertical-align="" fo:padding-left="0.075in" fo:padding-right="0.075in" fo:padding-top="0in" fo:padding-bottom="0in" fo:border-left="none" fo:border-right="none" fo:border-top="0.5pt solid #000001" fo:border-bottom="0.5pt solid #000001"/>
    </style:style>
    <style:style style:name="Table32.A11" style:family="table-cell">
      <style:table-cell-properties style:vertical-align="" fo:padding-left="0.075in" fo:padding-right="0.075in" fo:padding-top="0in" fo:padding-bottom="0in" fo:border-left="none" fo:border-right="none" fo:border-top="0.5pt solid #000001" fo:border-bottom="none"/>
    </style:style>
    <style:style style:name="Table33" style:family="table">
      <style:table-properties style:width="3.7764in" fo:margin-left="-0.075in" fo:margin-top="0in" fo:margin-bottom="0in" table:align="left" style:writing-mode="lr-tb"/>
    </style:style>
    <style:style style:name="Table33.A" style:family="table-column">
      <style:table-column-properties style:column-width="1.8208in"/>
    </style:style>
    <style:style style:name="Table33.B" style:family="table-column">
      <style:table-column-properties style:column-width="1.9549in"/>
    </style:style>
    <style:style style:name="Table33.1" style:family="table-row">
      <style:table-row-properties fo:keep-together="auto"/>
    </style:style>
    <style:style style:name="Table33.A1" style:family="table-cell">
      <style:table-cell-properties style:vertical-align="" fo:padding-left="0.075in" fo:padding-right="0.075in" fo:padding-top="0in" fo:padding-bottom="0in" fo:border="none"/>
    </style:style>
    <style:style style:name="Table34" style:family="table">
      <style:table-properties style:width="3.8806in" fo:margin-left="-0.075in" fo:margin-top="0in" fo:margin-bottom="0in" table:align="left" style:writing-mode="lr-tb"/>
    </style:style>
    <style:style style:name="Table34.A" style:family="table-column">
      <style:table-column-properties style:column-width="1.925in"/>
    </style:style>
    <style:style style:name="Table34.B" style:family="table-column">
      <style:table-column-properties style:column-width="1.9549in"/>
    </style:style>
    <style:style style:name="Table34.1" style:family="table-row">
      <style:table-row-properties fo:keep-together="auto"/>
    </style:style>
    <style:style style:name="Table34.A1" style:family="table-cell">
      <style:table-cell-properties style:vertical-align="" fo:padding-left="0.075in" fo:padding-right="0.075in" fo:padding-top="0in" fo:padding-bottom="0in" fo:border-left="none" fo:border-right="none" fo:border-top="none" fo:border-bottom="0.5pt solid #000001"/>
    </style:style>
    <style:style style:name="Table34.A2" style:family="table-cell">
      <style:table-cell-properties style:vertical-align="" fo:padding-left="0.075in" fo:padding-right="0.075in" fo:padding-top="0in" fo:padding-bottom="0in" fo:border-left="none" fo:border-right="none" fo:border-top="0.5pt solid #000001" fo:border-bottom="0.5pt solid #000001"/>
    </style:style>
    <style:style style:name="Table34.A11" style:family="table-cell">
      <style:table-cell-properties style:vertical-align="" fo:padding-left="0.075in" fo:padding-right="0.075in" fo:padding-top="0in" fo:padding-bottom="0in" fo:border-left="none" fo:border-right="none" fo:border-top="0.5pt solid #000001" fo:border-bottom="none"/>
    </style:style>
    <style:style style:name="Table35" style:family="table">
      <style:table-properties style:width="3.8806in" fo:margin-left="-0.075in" fo:margin-top="0in" fo:margin-bottom="0in" table:align="left" style:writing-mode="lr-tb"/>
    </style:style>
    <style:style style:name="Table35.A" style:family="table-column">
      <style:table-column-properties style:column-width="1.925in"/>
    </style:style>
    <style:style style:name="Table35.B" style:family="table-column">
      <style:table-column-properties style:column-width="1.9549in"/>
    </style:style>
    <style:style style:name="Table35.1" style:family="table-row">
      <style:table-row-properties fo:keep-together="auto"/>
    </style:style>
    <style:style style:name="Table35.A1" style:family="table-cell">
      <style:table-cell-properties style:vertical-align="" fo:padding-left="0.075in" fo:padding-right="0.075in" fo:padding-top="0in" fo:padding-bottom="0in" fo:border-left="none" fo:border-right="none" fo:border-top="none" fo:border-bottom="0.5pt solid #000001"/>
    </style:style>
    <style:style style:name="Table35.A2" style:family="table-cell">
      <style:table-cell-properties style:vertical-align="" fo:padding-left="0.075in" fo:padding-right="0.075in" fo:padding-top="0in" fo:padding-bottom="0in" fo:border-left="none" fo:border-right="none" fo:border-top="0.5pt solid #000001" fo:border-bottom="0.5pt solid #000001"/>
    </style:style>
    <style:style style:name="Table35.A11" style:family="table-cell">
      <style:table-cell-properties style:vertical-align="" fo:padding-left="0.075in" fo:padding-right="0.075in" fo:padding-top="0in" fo:padding-bottom="0in" fo:border-left="none" fo:border-right="none" fo:border-top="0.5pt solid #000001" fo:border-bottom="none"/>
    </style:style>
    <style:style style:name="Table36" style:family="table">
      <style:table-properties style:width="3.7764in" fo:margin-left="-0.075in" fo:margin-top="0in" fo:margin-bottom="0in" table:align="left" style:writing-mode="lr-tb"/>
    </style:style>
    <style:style style:name="Table36.A" style:family="table-column">
      <style:table-column-properties style:column-width="1.8208in"/>
    </style:style>
    <style:style style:name="Table36.B" style:family="table-column">
      <style:table-column-properties style:column-width="1.9549in"/>
    </style:style>
    <style:style style:name="Table36.1" style:family="table-row">
      <style:table-row-properties fo:keep-together="auto"/>
    </style:style>
    <style:style style:name="Table36.A1" style:family="table-cell">
      <style:table-cell-properties style:vertical-align="" fo:padding-left="0.075in" fo:padding-right="0.075in" fo:padding-top="0in" fo:padding-bottom="0in" fo:border-left="none" fo:border-right="none" fo:border-top="none" fo:border-bottom="0.5pt solid #000001"/>
    </style:style>
    <style:style style:name="Table36.A2" style:family="table-cell">
      <style:table-cell-properties style:vertical-align="" fo:padding-left="0.075in" fo:padding-right="0.075in" fo:padding-top="0in" fo:padding-bottom="0in" fo:border-left="none" fo:border-right="none" fo:border-top="0.5pt solid #000001" fo:border-bottom="0.5pt solid #000001"/>
    </style:style>
    <style:style style:name="Table36.A11" style:family="table-cell">
      <style:table-cell-properties style:vertical-align="" fo:padding-left="0.075in" fo:padding-right="0.075in" fo:padding-top="0in" fo:padding-bottom="0in" fo:border-left="none" fo:border-right="none" fo:border-top="0.5pt solid #000001" fo:border-bottom="none"/>
    </style:style>
    <style:style style:name="Table37" style:family="table">
      <style:table-properties style:width="3.2479in" fo:margin-left="-0.075in" fo:margin-top="0in" fo:margin-bottom="0in" table:align="left" style:writing-mode="lr-tb"/>
    </style:style>
    <style:style style:name="Table37.A" style:family="table-column">
      <style:table-column-properties style:column-width="0.9986in"/>
    </style:style>
    <style:style style:name="Table37.B" style:family="table-column">
      <style:table-column-properties style:column-width="1.3153in"/>
    </style:style>
    <style:style style:name="Table37.C" style:family="table-column">
      <style:table-column-properties style:column-width="0.934in"/>
    </style:style>
    <style:style style:name="Table37.1" style:family="table-row">
      <style:table-row-properties fo:keep-together="always"/>
    </style:style>
    <style:style style:name="Table37.A1" style:family="table-cell">
      <style:table-cell-properties style:vertical-align="" fo:padding-left="0.075in" fo:padding-right="0.075in" fo:padding-top="0in" fo:padding-bottom="0in" fo:border-left="none" fo:border-right="none" fo:border-top="none" fo:border-bottom="0.5pt solid #000001"/>
    </style:style>
    <style:style style:name="Table37.2" style:family="table-row">
      <style:table-row-properties fo:keep-together="auto"/>
    </style:style>
    <style:style style:name="Table37.A2" style:family="table-cell">
      <style:table-cell-properties style:vertical-align="" fo:padding-left="0.075in" fo:padding-right="0.075in" fo:padding-top="0in" fo:padding-bottom="0in" fo:border-left="none" fo:border-right="none" fo:border-top="0.5pt solid #000001" fo:border-bottom="0.5pt solid #000001"/>
    </style:style>
    <style:style style:name="Table37.A7" style:family="table-cell">
      <style:table-cell-properties style:vertical-align="" fo:padding-left="0.075in" fo:padding-right="0.075in" fo:padding-top="0in" fo:padding-bottom="0in" fo:border-left="none" fo:border-right="none" fo:border-top="0.5pt solid #000001" fo:border-bottom="none"/>
    </style:style>
    <style:style style:name="Table38" style:family="table">
      <style:table-properties style:width="3.6722in" fo:margin-left="-0.075in" fo:margin-top="0in" fo:margin-bottom="0in" table:align="left" style:writing-mode="lr-tb"/>
    </style:style>
    <style:style style:name="Table38.A" style:family="table-column">
      <style:table-column-properties style:column-width="1.1035in"/>
    </style:style>
    <style:style style:name="Table38.B" style:family="table-column">
      <style:table-column-properties style:column-width="1.566in"/>
    </style:style>
    <style:style style:name="Table38.C" style:family="table-column">
      <style:table-column-properties style:column-width="1.0028in"/>
    </style:style>
    <style:style style:name="Table38.1" style:family="table-row">
      <style:table-row-properties fo:keep-together="always"/>
    </style:style>
    <style:style style:name="Table38.A1" style:family="table-cell">
      <style:table-cell-properties style:vertical-align="" fo:padding-left="0.075in" fo:padding-right="0.075in" fo:padding-top="0in" fo:padding-bottom="0in" fo:border-left="none" fo:border-right="none" fo:border-top="none" fo:border-bottom="0.5pt solid #000001"/>
    </style:style>
    <style:style style:name="Table38.2" style:family="table-row">
      <style:table-row-properties fo:keep-together="auto"/>
    </style:style>
    <style:style style:name="Table38.A2" style:family="table-cell">
      <style:table-cell-properties style:vertical-align="" fo:padding-left="0.075in" fo:padding-right="0.075in" fo:padding-top="0in" fo:padding-bottom="0in" fo:border-left="none" fo:border-right="none" fo:border-top="0.5pt solid #000001" fo:border-bottom="0.5pt solid #000001"/>
    </style:style>
    <style:style style:name="Table38.A7" style:family="table-cell">
      <style:table-cell-properties style:vertical-align="" fo:padding-left="0.075in" fo:padding-right="0.075in" fo:padding-top="0in" fo:padding-bottom="0in" fo:border-left="none" fo:border-right="none" fo:border-top="0.5pt solid #000001" fo:border-bottom="none"/>
    </style:style>
    <style:style style:name="Table39" style:family="table">
      <style:table-properties style:width="3.1979in" fo:margin-left="-0.075in" fo:margin-top="0in" fo:margin-bottom="0in" table:align="left" style:writing-mode="lr-tb"/>
    </style:style>
    <style:style style:name="Table39.A" style:family="table-column">
      <style:table-column-properties style:column-width="0.9986in"/>
    </style:style>
    <style:style style:name="Table39.B" style:family="table-column">
      <style:table-column-properties style:column-width="1.2653in"/>
    </style:style>
    <style:style style:name="Table39.C" style:family="table-column">
      <style:table-column-properties style:column-width="0.934in"/>
    </style:style>
    <style:style style:name="Table39.1" style:family="table-row">
      <style:table-row-properties fo:keep-together="always"/>
    </style:style>
    <style:style style:name="Table39.A1" style:family="table-cell">
      <style:table-cell-properties style:vertical-align="" fo:padding-left="0.075in" fo:padding-right="0.075in" fo:padding-top="0in" fo:padding-bottom="0in" fo:border-left="none" fo:border-right="none" fo:border-top="none" fo:border-bottom="0.5pt solid #000001"/>
    </style:style>
    <style:style style:name="Table39.2" style:family="table-row">
      <style:table-row-properties fo:keep-together="auto"/>
    </style:style>
    <style:style style:name="Table39.A2" style:family="table-cell">
      <style:table-cell-properties style:vertical-align="" fo:padding-left="0.075in" fo:padding-right="0.075in" fo:padding-top="0in" fo:padding-bottom="0in" fo:border-left="none" fo:border-right="none" fo:border-top="0.5pt solid #000001" fo:border-bottom="0.5pt solid #000001"/>
    </style:style>
    <style:style style:name="Table39.A7" style:family="table-cell">
      <style:table-cell-properties style:vertical-align="" fo:padding-left="0.075in" fo:padding-right="0.075in" fo:padding-top="0in" fo:padding-bottom="0in" fo:border-left="none" fo:border-right="none" fo:border-top="0.5pt solid #000001" fo:border-bottom="none"/>
    </style:style>
    <style:style style:name="Table40" style:family="table">
      <style:table-properties style:width="7.809in" fo:margin-left="-0.3792in" fo:margin-top="0in" fo:margin-bottom="0in" table:align="left" style:writing-mode="lr-tb"/>
    </style:style>
    <style:style style:name="Table40.A" style:family="table-column">
      <style:table-column-properties style:column-width="1.2819in"/>
    </style:style>
    <style:style style:name="Table40.B" style:family="table-column">
      <style:table-column-properties style:column-width="0.9229in"/>
    </style:style>
    <style:style style:name="Table40.C" style:family="table-column">
      <style:table-column-properties style:column-width="0.6757in"/>
    </style:style>
    <style:style style:name="Table40.D" style:family="table-column">
      <style:table-column-properties style:column-width="0.8535in"/>
    </style:style>
    <style:style style:name="Table40.E" style:family="table-column">
      <style:table-column-properties style:column-width="0.7674in"/>
    </style:style>
    <style:style style:name="Table40.F" style:family="table-column">
      <style:table-column-properties style:column-width="0.8625in"/>
    </style:style>
    <style:style style:name="Table40.G" style:family="table-column">
      <style:table-column-properties style:column-width="0.8667in"/>
    </style:style>
    <style:style style:name="Table40.H" style:family="table-column">
      <style:table-column-properties style:column-width="0.7042in"/>
    </style:style>
    <style:style style:name="Table40.I" style:family="table-column">
      <style:table-column-properties style:column-width="0.8729in"/>
    </style:style>
    <style:style style:name="Table40.1" style:family="table-row">
      <style:table-row-properties fo:keep-together="always"/>
    </style:style>
    <style:style style:name="Table40.A1" style:family="table-cell">
      <style:table-cell-properties style:vertical-align="" fo:padding-left="0.075in" fo:padding-right="0.075in" fo:padding-top="0in" fo:padding-bottom="0in" fo:border-left="none" fo:border-right="none" fo:border-top="none" fo:border-bottom="0.5pt solid #000001"/>
    </style:style>
    <style:style style:name="Table40.2" style:family="table-row">
      <style:table-row-properties fo:keep-together="auto"/>
    </style:style>
    <style:style style:name="Table40.A2" style:family="table-cell">
      <style:table-cell-properties style:vertical-align="" fo:padding-left="0.075in" fo:padding-right="0.075in" fo:padding-top="0in" fo:padding-bottom="0in" fo:border-left="none" fo:border-right="none" fo:border-top="0.5pt solid #000001" fo:border-bottom="0.5pt solid #000001"/>
    </style:style>
    <style:style style:name="Table40.A49" style:family="table-cell">
      <style:table-cell-properties style:vertical-align="" fo:padding-left="0.075in" fo:padding-right="0.075in" fo:padding-top="0in" fo:padding-bottom="0in" fo:border-left="none" fo:border-right="none" fo:border-top="0.5pt solid #000001" fo:border-bottom="none"/>
    </style:style>
    <style:style style:name="Table41" style:family="table">
      <style:table-properties style:width="2.6208in" fo:margin-left="-0.075in" fo:margin-top="0in" fo:margin-bottom="0in" table:align="left" style:writing-mode="lr-tb"/>
    </style:style>
    <style:style style:name="Table41.A" style:family="table-column">
      <style:table-column-properties style:column-width="1.1042in"/>
    </style:style>
    <style:style style:name="Table41.B" style:family="table-column">
      <style:table-column-properties style:column-width="1.516in"/>
    </style:style>
    <style:style style:name="Table41.1" style:family="table-row">
      <style:table-row-properties fo:keep-together="always"/>
    </style:style>
    <style:style style:name="Table41.A1" style:family="table-cell">
      <style:table-cell-properties style:vertical-align="" fo:padding-left="0.075in" fo:padding-right="0.075in" fo:padding-top="0in" fo:padding-bottom="0in" fo:border-left="none" fo:border-right="none" fo:border-top="none" fo:border-bottom="0.5pt solid #000001"/>
    </style:style>
    <style:style style:name="Table41.2" style:family="table-row">
      <style:table-row-properties fo:keep-together="auto"/>
    </style:style>
    <style:style style:name="Table41.A2" style:family="table-cell">
      <style:table-cell-properties style:vertical-align="" fo:padding-left="0.075in" fo:padding-right="0.075in" fo:padding-top="0in" fo:padding-bottom="0in" fo:border-left="none" fo:border-right="none" fo:border-top="0.5pt solid #000001" fo:border-bottom="0.5pt solid #000001"/>
    </style:style>
    <style:style style:name="Table41.A8"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style:font-name="Times New Roman" fo:font-size="10pt" fo:language="en" fo:country="US" style:font-size-asian="10pt" style:language-asian="en" style:country-asian="US"/>
    </style:style>
    <style:style style:name="P3" style:family="paragraph" style:parent-style-name="Standard">
      <style:paragraph-properties fo:margin-left="0in" fo:margin-right="0in" fo:text-indent="0in" style:auto-text-indent="false"/>
      <style:text-properties style:font-name="Times New Roman" fo:font-size="10pt" fo:language="en" fo:country="US" fo:font-weight="bold" style:font-size-asian="10pt" style:language-asian="en" style:country-asian="US" style:font-weight-asian="bold"/>
    </style:style>
    <style:style style:name="P4" style:family="paragraph" style:parent-style-name="Standard">
      <style:paragraph-properties fo:margin-left="0in" fo:margin-right="0in" fo:text-indent="0in" style:auto-text-indent="false"/>
      <style:text-properties style:font-name="Times New Roman" fo:font-size="10pt" fo:language="en" fo:country="US" fo:font-style="italic" style:font-size-asian="10pt" style:language-asian="en" style:country-asian="US" style:font-style-asian="italic"/>
    </style:style>
    <style:style style:name="P5" style:family="paragraph" style:parent-style-name="Standard">
      <style:paragraph-properties fo:margin-left="0in" fo:margin-right="0in" fo:text-indent="0in" style:auto-text-indent="false"/>
      <style:text-properties style:font-name="Times New Roman" fo:font-size="18pt" fo:language="en" fo:country="US" style:font-size-asian="18pt" style:language-asian="en" style:country-asian="US"/>
    </style:style>
    <style:style style:name="P6" style:family="paragraph" style:parent-style-name="Standard">
      <style:paragraph-properties fo:margin-left="0in" fo:margin-right="0in" fo:text-indent="0in" style:auto-text-indent="false"/>
      <style:text-properties style:font-name="Times New Roman" fo:font-size="11pt" fo:language="en" fo:country="US" style:font-size-asian="11pt" style:language-asian="en" style:country-asian="US"/>
    </style:style>
    <style:style style:name="P7" style:family="paragraph" style:parent-style-name="Standard">
      <style:paragraph-properties fo:margin-left="0in" fo:margin-right="0in" fo:text-indent="0in" style:auto-text-indent="false"/>
      <style:text-properties style:font-name="Times New Roman" fo:font-size="6.5pt" fo:language="en" fo:country="US" style:font-size-asian="6.5pt" style:language-asian="en" style:country-asian="US"/>
    </style:style>
    <style:style style:name="P8" style:family="paragraph" style:parent-style-name="Standard">
      <style:paragraph-properties fo:margin-left="0in" fo:margin-right="0in" fo:text-indent="0in" style:auto-text-indent="false">
        <style:tab-stops/>
      </style:paragraph-properties>
      <style:text-properties style:font-name="Times New Roman" fo:font-weight="bold" style:font-weight-asian="bold"/>
    </style:style>
    <style:style style:name="P9" style:family="paragraph" style:parent-style-name="Standard">
      <style:paragraph-properties fo:margin-left="0in" fo:margin-right="0in" fo:text-indent="0in" style:auto-text-indent="false">
        <style:tab-stops/>
      </style:paragraph-properties>
    </style:style>
    <style:style style:name="P10" style:family="paragraph" style:parent-style-name="Standard">
      <style:paragraph-properties fo:margin-left="0in" fo:margin-right="0in" fo:text-align="start" style:justify-single-word="false" fo:text-indent="0in" style:auto-text-indent="false">
        <style:tab-stops/>
      </style:paragraph-properties>
    </style:style>
    <style:style style:name="P11" style:family="paragraph" style:parent-style-name="Standard">
      <style:paragraph-properties fo:margin-left="0in" fo:margin-right="0in" fo:text-align="center" style:justify-single-word="false" fo:text-indent="0in" style:auto-text-indent="false"/>
    </style:style>
    <style:style style:name="P12" style:family="paragraph" style:parent-style-name="Standard">
      <style:paragraph-properties fo:margin-left="0in" fo:margin-right="0in" fo:text-align="center" style:justify-single-word="false" fo:text-indent="0in" style:auto-text-indent="false">
        <style:tab-stops/>
      </style:paragraph-properties>
    </style:style>
    <style:style style:name="P13" style:family="paragraph" style:parent-style-name="Standard" style:master-page-name="Standard">
      <style:paragraph-properties fo:margin-left="0in" fo:margin-right="0in" fo:text-indent="0in" style:auto-text-indent="false" style:page-number="auto"/>
    </style:style>
    <style:style style:name="P14" style:family="paragraph" style:parent-style-name="Heading_20_2" style:list-style-name="">
      <style:paragraph-properties fo:margin-left="0in" fo:margin-right="0in" fo:text-indent="0in" style:auto-text-indent="false"/>
    </style:style>
    <style:style style:name="P15" style:family="paragraph" style:parent-style-name="Heading_20_2" style:list-style-name="">
      <style:paragraph-properties fo:margin-left="0in" fo:margin-right="0in" fo:text-indent="0in" style:auto-text-indent="false"/>
      <style:text-properties style:font-name="Times New Roman" fo:font-size="12pt" fo:language="en" fo:country="US" style:font-size-asian="12pt" style:language-asian="en" style:country-asian="US"/>
    </style:style>
    <style:style style:name="P16" style:family="paragraph" style:parent-style-name="Heading_20_4" style:list-style-name="">
      <style:paragraph-properties fo:margin-left="0in" fo:margin-right="0in" fo:text-indent="0in" style:auto-text-indent="false">
        <style:tab-stops/>
      </style:paragraph-properties>
    </style:style>
    <style:style style:name="P17" style:family="paragraph" style:parent-style-name="Heading_20_3" style:list-style-name="">
      <style:paragraph-properties fo:margin-left="0in" fo:margin-right="0in" fo:text-indent="0in" style:auto-text-indent="false">
        <style:tab-stops/>
      </style:paragraph-properties>
    </style:style>
    <style:style style:name="P18" style:family="paragraph" style:parent-style-name="Heading_20_3">
      <style:paragraph-properties fo:margin-left="0in" fo:margin-right="0in" fo:text-align="center" style:justify-single-word="false" fo:text-indent="0in" style:auto-text-indent="false">
        <style:tab-stops/>
      </style:paragraph-properties>
    </style:style>
    <style:style style:name="T1" style:family="text">
      <style:text-properties style:font-name="Times New Roman"/>
    </style:style>
    <style:style style:name="T2" style:family="text">
      <style:text-properties style:font-name="Times New Roman" fo:font-size="10pt" fo:language="en" fo:country="US" style:font-size-asian="10pt" style:language-asian="en" style:country-asian="US"/>
    </style:style>
    <style:style style:name="T3" style:family="text">
      <style:text-properties style:font-name="Times New Roman" fo:font-size="10pt" fo:language="en" fo:country="US" fo:font-style="italic" style:font-size-asian="10pt" style:language-asian="en" style:country-asian="US" style:font-style-asian="italic"/>
    </style:style>
    <style:style style:name="T4" style:family="text">
      <style:text-properties style:font-name="Times New Roman" fo:font-size="10pt" fo:language="en" fo:country="US" fo:font-weight="bold" style:font-size-asian="10pt" style:language-asian="en" style:country-asian="US" style:font-weight-asian="bold"/>
    </style:style>
    <style:style style:name="T5" style:family="text">
      <style:text-properties style:font-name="Times New Roman" fo:font-size="18pt" fo:language="en" fo:country="US" style:font-size-asian="18pt" style:language-asian="en" style:country-asian="US"/>
    </style:style>
    <style:style style:name="T6" style:family="text">
      <style:text-properties style:font-name="Times New Roman" fo:font-size="12pt" fo:language="en" fo:country="US" style:font-size-asian="12pt" style:language-asian="en" style:country-asian="US"/>
    </style:style>
    <style:style style:name="T7" style:family="text">
      <style:text-properties style:font-name="Times New Roman" fo:font-size="11pt" fo:language="en" fo:country="US" style:font-size-asian="11pt" style:language-asian="en" style:country-asian="US"/>
    </style:style>
    <style:style style:name="T8" style:family="text">
      <style:text-properties style:font-name="Times New Roman" fo:font-size="11pt" fo:language="en" fo:country="US" fo:font-style="italic" style:font-size-asian="11pt" style:language-asian="en" style:country-asian="US" style:font-style-asian="italic"/>
    </style:style>
    <style:style style:name="T9" style:family="text">
      <style:text-properties style:font-name="Times New Roman" fo:font-weight="bold" style:font-weight-asian="bold"/>
    </style:style>
    <style:style style:name="T10" style:family="text">
      <style:text-properties style:font-name="Times New Roman" fo:font-size="5pt" style:font-size-asian="5pt"/>
    </style:style>
    <style:style style:name="T11" style:family="text">
      <style:text-properties fo:font-weight="normal" style:font-weight-asian="normal"/>
    </style:style>
    <style:style style:name="T12" style:family="text">
      <style:text-properties style:text-position="super 58%" style:font-name="Times New Roman"/>
    </style:style>
    <style:style style:name="T13" style:family="text">
      <style:text-properties style:text-position="super 58%" style:font-name="Times New Roman"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2">This material is Open Game Content, and is licensed for public use under the terms of the Open Game License v1.0a.</text:span></text:p>
      <text:p text:style-name="P1"><text:span text:style-name="T5">STARSHIPS</text:span></text:p>
      <text:p text:style-name="P5"/>
      <text:p text:style-name="P1"><text:span text:style-name="T2">The rules for starship combat are based on the rules for character combat. Like character-scale combat, starship battles unfold on a square grid, with each starship occupying one or more squares on the grid. As with character-scale combat, starship battles play out in rounds.</text:span></text:p>
      <text:p text:style-name="P1"><text:span text:style-name="T2">The starship combat system presented here strikes a balance between realism and ease of play. The system can be made more realistic by adapting bits and pieces of the vehicle movement and combat rules</text:span><text:span text:style-name="T3"> </text:span><text:span text:style-name="T2">to the 500-feet-per-square starship scale.</text:span></text:p>
      <text:p text:style-name="P1"><text:span text:style-name="T2">These basic starship combat rules also assume that all starships involved in the battle are crewed by nonheroic characters. What happens when heroes take the controls is discussed later.</text:span></text:p>
      <text:p text:style-name="P6"/>
      <text:h text:style-name="P14" text:outline-level="2"><text:span text:style-name="T6">STARSHIP TYPES AND SUBTYPES</text:span></text:h>
      <text:p text:style-name="P1"><text:span text:style-name="T2">Every starship has a type and a subtype. A starship’s type represents its relative mass and determines its fighting space (how many 500-foot squares it occupies) on the battle grid. There are five types of starships: ultralight, light, mediumweight, heavy, and superheavy.</text:span></text:p>
      <text:p text:style-name="P1"><text:span text:style-name="T2">A starship’s subtype identifies the ship’s basic purpose or configuration. Starship subtypes include the following: fighter, corvette, destroyer, strike cruiser, battleship, and freighter.</text:span></text:p>
      <text:p text:style-name="P6"/>
      <text:h text:style-name="P14" text:outline-level="2"><text:span text:style-name="T6">STARSHIP FIGHTING SPACE</text:span></text:h>
      <text:p text:style-name="P1"><text:span text:style-name="T2">Each square in starship scale measures 500 feet along a side (instead of 5 feet, as in character-scale combat). All starships, regardless of size, have a square fighting space. Some starships occupy a single 500-foot square, while others have a larger fighting space, as noted below.</text:span></text:p>
      <text:p text:style-name="P1"><text:span text:style-name="T2">An </text:span><text:span text:style-name="T4">ultralight starship </text:span><text:span text:style-name="T2">can be up to 250 feet long. It occupies a 250-foot-by-250-foot fighting space, and up to four ultralight starships can occupy a single 500-foot square.</text:span></text:p>
      <text:p text:style-name="P1"><text:span text:style-name="T2">A </text:span><text:span text:style-name="T4">light starship </text:span><text:span text:style-name="T2">measures 251–500 feet in length. It has a 500-foot-by-500-foot fighting space and occupies a single 500-foot square.</text:span></text:p>
      <text:p text:style-name="P1"><text:span text:style-name="T2">A </text:span><text:span text:style-name="T4">mediumweight starship </text:span><text:span text:style-name="T2">measures 501–1,000 feet in length. It occupies a 1,000-foot-by-1,000-foot fighting space (4 500-foot squares).</text:span></text:p>
      <text:p text:style-name="P1"><text:span text:style-name="T2">A </text:span><text:span text:style-name="T4">heavy starship </text:span><text:span text:style-name="T2">measures 1,001–1,500 feet long. It has a 1,500-foot-by-1,500-foot fighting space (9 500-foot squares).</text:span></text:p>
      <text:p text:style-name="P1"><text:span text:style-name="T2">A </text:span><text:span text:style-name="T4">superheavy starship </text:span><text:span text:style-name="T2">is 1,501 feet long or longer. The smallest superheavy starships (measuring 1,501–2,000 feet long) have a 2,000-foot-by-2,000-foot fighting space (16 500-foot squares), although larger fighting spaces are possible.</text:span></text:p>
      <text:p text:style-name="P6"/>
      <text:h text:style-name="P14" text:outline-level="2"><text:span text:style-name="T6">STARSHIP COMBAT SEQUENCE</text:span></text:h>
      <text:p text:style-name="P1"><text:span text:style-name="T2">Starship combat is played out in rounds. Each round, each starship acts in turn in a regular cycle. Generally, starship combat runs as follows.</text:span></text:p>
      <text:p text:style-name="P1"><text:span text:style-name="T4">Step 1: </text:span><text:span text:style-name="T2">Every starship starts the battle flat-footed. Once a starship acts, it is no longer flat-footed.</text:span></text:p>
      <text:p text:style-name="P1"><text:span text:style-name="T4">Step 2: </text:span><text:span text:style-name="T2">The GM determines which starships are aware of each other at the start of the battle. (Cloaking devices and other devices might hide a ship from another ship’s sensors.) If some but not all of the starships are aware of their enemies, a surprise round happens before regular rounds begin. Starships that are aware of the enemies can act in the surprise round, so they roll for initiative. In initiative order (highest to lowest), starships that started the battle aware of their enemies each take one move or attack action. Starships that were unaware don’t get to act in the surprise round. If no starship or every starship begins the battle aware, there is no surprise round.</text:span></text:p>
      <text:p text:style-name="P1"><text:span text:style-name="T4">Step 3: </text:span><text:span text:style-name="T2">Starships that have not yet rolled initiative do so. All starships are now ready to begin their first regular round.</text:span></text:p>
      <text:p text:style-name="P1"><text:span text:style-name="T4">Step 4: </text:span><text:span text:style-name="T2">Starships act in initiative order. All crew aboard a starship act on the starship’s turn.</text:span></text:p>
      <text:p text:style-name="P1"><text:span text:style-name="T4">Step 5. </text:span><text:span text:style-name="T2">When each starship has had a turn, the starship with the highest initiative acts again, and steps 4 and 5 repeat until combat ends.</text:span></text:p>
      <text:h text:style-name="P15" text:outline-level="2"/>
      <text:h text:style-name="P14" text:outline-level="2"><text:span text:style-name="T6">COMBAT STATISTICS</text:span></text:h>
      <text:p text:style-name="P1"><text:span text:style-name="T2">Several fundamental statistics determine how well a starship performs in combat. This section summarizes these vital statistics, and the following sections detail how to use them.</text:span></text:p>
      <text:p text:style-name="P6"/>
      <text:p text:style-name="P1"><text:span text:style-name="T7">ATTACK ROLL</text:span></text:p>
      <text:p text:style-name="P1"><text:span text:style-name="T2">An attack roll represents one starship’s attempt to strike another on its turn in a round. Most starships are armed with ranged weapons aimed by gunners.</text:span></text:p>
      <text:p text:style-name="P1"><text:soft-page-break/><text:span text:style-name="T2">When a starship makes an attack roll, roll 1d20 and add the appropriate modifiers (described below). If the result equals or beats the target’s Defense, the attack hits and deals damage. A starship’s attack roll is:</text:span></text:p>
      <text:p text:style-name="P1"><text:span text:style-name="T4">1d20 + gunner’s ranged attack bonus + range penalty + starship’s size modifier + targeting system’s equipment bonus</text:span></text:p>
      <text:p text:style-name="P3"/>
      <text:p text:style-name="P1"><text:span text:style-name="T4">Gunner’s Ranged Attack Bonus: </text:span><text:span text:style-name="T2">Unless noted otherwise, all starship gunners are assumed to have the Starship Gunnery feat. Without this feat, a starship gunner takes a –4 nonproficient penalty on attack rolls with starship weapons.</text:span></text:p>
      <text:p text:style-name="P1"><text:span text:style-name="T2">For simplicity, all gunners aboard a starship have identical ranged attack bonuses.</text:span></text:p>
      <text:p text:style-name="P1"><text:span text:style-name="T4">Range Penalty: </text:span><text:span text:style-name="T2">The range penalty for a ranged weapon depends on what weapon the starship is using and the distance to the target. All ranged weapons have a range increment, as noted in Table: Starship Weapons.</text:span></text:p>
      <text:p text:style-name="P1"><text:span text:style-name="T2">As with character weapons, any attack from a distance of less than one range increment is not penalized for range. However, each full range increment causes a cumulative –2 penalty on the attack roll.</text:span></text:p>
      <text:p text:style-name="P1"><text:span text:style-name="T2">A beam weapon has a maximum range of 10 increments. A projectile weapon has an unlimited range, since projectiles don’t lose inertia in space.</text:span></text:p>
      <text:p text:style-name="P1"><text:span text:style-name="T4">Starship’s Size Modifier: </text:span><text:span text:style-name="T2">Starships are Huge, Gargantuan, or Colossal in size. Table: Starship Sizes notes the size modifiers for ships of different sizes.</text:span></text:p>
      <text:p text:style-name="P1"><text:span text:style-name="T4">Targeting System’s Equipment Bonus: </text:span><text:span text:style-name="T2">Most starships have computerized targeting systems to help gunners train weapons on targets. A standard targeting system provides an equipment bonus on the gunner’s attack roll depending on the ship’s size: Huge +1, Gargantuan +2, Colossal +3. Improved targeting systems (see Starship Sensors) grant higher bonuses. Table: Starship Sizes summarizes the targeting system equipment bonuses for ships of different sizes.</text:span></text:p>
      <text:p text:style-name="P1"><text:span text:style-name="T4">Automatic Misses and Hits: </text:span><text:span text:style-name="T2">As in character combat, a natural 1 on the attack roll is always a miss. A natural 20 is always a hit. A natural 20 also always threatens a critical hit (see Critical Hits, below).</text:span></text:p>
      <text:p text:style-name="P2"/>
      <table:table table:name="Table1" table:style-name="Table1">
        <table:table-column table:style-name="Table1.A"/>
        <table:table-column table:style-name="Table1.B"/>
        <table:table-column table:style-name="Table1.C" table:number-columns-repeated="2"/>
        <table:table-column table:style-name="Table1.E"/>
        <table:table-column table:style-name="Table1.F"/>
        <table:table-row table:style-name="Table1.1">
          <table:table-cell table:style-name="Table1.A1" table:number-columns-spanned="6" office:value-type="string">
            <text:h text:style-name="P17" text:outline-level="3"><text:span text:style-name="T1">Table: Starship Sizes</text:span></text:h>
          </table:table-cell>
          <table:covered-table-cell/>
          <table:covered-table-cell/>
          <table:covered-table-cell/>
          <table:covered-table-cell/>
          <table:covered-table-cell/>
        </table:table-row>
        <table:table-row table:style-name="Table1.2">
          <table:table-cell table:style-name="Table1.A2" office:value-type="string">
            <text:p text:style-name="P9"><text:span text:style-name="T9">Starship Size </text:span></text:p>
          </table:table-cell>
          <table:table-cell table:style-name="Table1.B2" office:value-type="string">
            <text:p text:style-name="P9"><text:span text:style-name="T9">Starship’s Size Modifier</text:span><text:span text:style-name="T13">1</text:span></text:p>
          </table:table-cell>
          <table:table-cell table:style-name="Table1.B2" office:value-type="string">
            <text:p text:style-name="P9"><text:span text:style-name="T9">Targeting System’s Equipment Bonus</text:span><text:span text:style-name="T13">2</text:span></text:p>
          </table:table-cell>
          <table:table-cell table:style-name="Table1.B2" office:value-type="string">
            <text:p text:style-name="P9"><text:span text:style-name="T9">Autopilot System’s Equipment Bonus</text:span><text:span text:style-name="T13">3</text:span></text:p>
          </table:table-cell>
          <table:table-cell table:style-name="Table1.B2" office:value-type="string">
            <text:p text:style-name="P9"><text:span text:style-name="T9">Starship’s Length</text:span></text:p>
          </table:table-cell>
          <table:table-cell table:style-name="Table1.B2" office:value-type="string">
            <text:p text:style-name="P9"><text:span text:style-name="T9">Starship’s Weight</text:span></text:p>
          </table:table-cell>
        </table:table-row>
        <table:table-row table:style-name="Table1.2">
          <table:table-cell table:style-name="Table1.A2" office:value-type="string">
            <text:p text:style-name="P1"><text:span text:style-name="T1">Colossal </text:span></text:p>
          </table:table-cell>
          <table:table-cell table:style-name="Table1.B2" office:value-type="string">
            <text:p text:style-name="P1"><text:span text:style-name="T1">–8</text:span></text:p>
          </table:table-cell>
          <table:table-cell table:style-name="Table1.B2" office:value-type="string">
            <text:p text:style-name="P1"><text:span text:style-name="T1">+3</text:span></text:p>
          </table:table-cell>
          <table:table-cell table:style-name="Table1.B2" office:value-type="string">
            <text:p text:style-name="P1"><text:span text:style-name="T1">+3</text:span></text:p>
          </table:table-cell>
          <table:table-cell table:style-name="Table1.B2" office:value-type="string">
            <text:p text:style-name="P1"><text:span text:style-name="T1">64 ft. or more</text:span></text:p>
          </table:table-cell>
          <table:table-cell table:style-name="Table1.B2" office:value-type="string">
            <text:p text:style-name="P1"><text:span text:style-name="T1">250,000 lb. or more</text:span></text:p>
          </table:table-cell>
        </table:table-row>
        <table:table-row table:style-name="Table1.2">
          <table:table-cell table:style-name="Table1.A2" office:value-type="string">
            <text:p text:style-name="P1"><text:span text:style-name="T1">Gargantuan </text:span></text:p>
          </table:table-cell>
          <table:table-cell table:style-name="Table1.B2" office:value-type="string">
            <text:p text:style-name="P1"><text:span text:style-name="T1">–4</text:span></text:p>
          </table:table-cell>
          <table:table-cell table:style-name="Table1.B2" office:value-type="string">
            <text:p text:style-name="P1"><text:span text:style-name="T1">+2</text:span></text:p>
          </table:table-cell>
          <table:table-cell table:style-name="Table1.B2" office:value-type="string">
            <text:p text:style-name="P1"><text:span text:style-name="T1">+2</text:span></text:p>
          </table:table-cell>
          <table:table-cell table:style-name="Table1.B2" office:value-type="string">
            <text:p text:style-name="P1"><text:span text:style-name="T1">32–64 ft.</text:span></text:p>
          </table:table-cell>
          <table:table-cell table:style-name="Table1.B2" office:value-type="string">
            <text:p text:style-name="P1"><text:span text:style-name="T1">32,000–250,000 lb.</text:span></text:p>
          </table:table-cell>
        </table:table-row>
        <table:table-row table:style-name="Table1.2">
          <table:table-cell table:style-name="Table1.A2" office:value-type="string">
            <text:p text:style-name="P1"><text:span text:style-name="T1">Huge </text:span></text:p>
          </table:table-cell>
          <table:table-cell table:style-name="Table1.B2" office:value-type="string">
            <text:p text:style-name="P1"><text:span text:style-name="T1">–2</text:span></text:p>
          </table:table-cell>
          <table:table-cell table:style-name="Table1.B2" office:value-type="string">
            <text:p text:style-name="P1"><text:span text:style-name="T1">+1</text:span></text:p>
          </table:table-cell>
          <table:table-cell table:style-name="Table1.B2" office:value-type="string">
            <text:p text:style-name="P1"><text:span text:style-name="T1">+1</text:span></text:p>
          </table:table-cell>
          <table:table-cell table:style-name="Table1.B2" office:value-type="string">
            <text:p text:style-name="P1"><text:span text:style-name="T1">Less than 32 ft. 4</text:span></text:p>
          </table:table-cell>
          <table:table-cell table:style-name="Table1.B2" office:value-type="string">
            <text:p text:style-name="P1"><text:span text:style-name="T1">,000–32,000 lb.</text:span></text:p>
          </table:table-cell>
        </table:table-row>
        <table:table-row table:style-name="Table1.1">
          <table:table-cell table:style-name="Table1.A2" table:number-columns-spanned="6" office:value-type="string">
            <text:p text:style-name="P9"><text:span text:style-name="T1">1 A starship applies its size modifier on all attack rolls and to its Defense.</text:span></text:p>
          </table:table-cell>
          <table:covered-table-cell/>
          <table:covered-table-cell/>
          <table:covered-table-cell/>
          <table:covered-table-cell/>
          <table:covered-table-cell/>
        </table:table-row>
        <table:table-row table:style-name="Table1.1">
          <table:table-cell table:style-name="Table1.A2" table:number-columns-spanned="6" office:value-type="string">
            <text:p text:style-name="P1"><text:span text:style-name="T1">2 A starship applies its targeting system’s equipment bonus on all attack rolls.</text:span></text:p>
          </table:table-cell>
          <table:covered-table-cell/>
          <table:covered-table-cell/>
          <table:covered-table-cell/>
          <table:covered-table-cell/>
          <table:covered-table-cell/>
        </table:table-row>
        <table:table-row table:style-name="Table1.1">
          <table:table-cell table:style-name="Table1.A8" table:number-columns-spanned="6" office:value-type="string">
            <text:p text:style-name="P9"><text:span text:style-name="T1">3 A starship on autopilot applies its autopilot system’s equipment bonus to its Defense.</text:span></text:p>
          </table:table-cell>
          <table:covered-table-cell/>
          <table:covered-table-cell/>
          <table:covered-table-cell/>
          <table:covered-table-cell/>
          <table:covered-table-cell/>
        </table:table-row>
      </table:table>
      <text:p text:style-name="P6"/>
      <text:p text:style-name="P1"><text:span text:style-name="T7">DEFENSE</text:span></text:p>
      <text:p text:style-name="P1"><text:span text:style-name="T2">A starship’s Defense represents how difficult it is to hit in combat. It’s the attack roll result that an enemy ship needs to achieve a hit. In general, starships are easy to hit, which is why they rely on armor to absorb damage (see Starship Armor, below).</text:span></text:p>
      <text:p text:style-name="P1"><text:span text:style-name="T2">A starship’s Defense is partly determined by the skill of the pilot or the quality of its automatic pilot system.</text:span></text:p>
      <text:p text:style-name="P1"><text:span text:style-name="T4">PILOTED SHIPS</text:span></text:p>
      <text:p text:style-name="P1"><text:span text:style-name="T2">A starship with a living pilot has a Defense equal to:</text:span></text:p>
      <text:p text:style-name="P1"><text:span text:style-name="T4">10 + starship’s size modifier + pilot’s class bonus to Defense + pilot’s Dexterity modifier</text:span></text:p>
      <text:p text:style-name="P1"><text:span text:style-name="T4">Starship’s Size Modifier: </text:span><text:span text:style-name="T2">The bigger a starship is, the easier it is to hit in combat. The smaller it is, the harder it is to hit. Size modifiers are shown on Table: Starship Sizes.</text:span></text:p>
      <text:p text:style-name="P1"><text:span text:style-name="T4">Pilot’s Class Bonus to Defense: </text:span><text:span text:style-name="T2">The pilot imparts her class bonus to Defense to the ship’s Defense. This bonus applies even if the starship is flat-footed or otherwise denied the pilot’s Dexterity bonus to its Defense.</text:span></text:p>
      <text:p text:style-name="P1"><text:span text:style-name="T2">All starship pilots are assumed to have the appropriate Starship Operation feat. Consequently, they apply their full class bonus to Defense (instead of one-half the modifier) to a starship’s Defense.</text:span></text:p>
      <text:p text:style-name="P1"><text:span text:style-name="T4">Pilot’s Dexterity Modifier: </text:span><text:span text:style-name="T2">In any given round, a pilot may choose to transfer her full Dexterity bonus to the starship’s Defense. However, doing so forces the pilot to focus entirely on flying the ship, and consequently the pilot loses the Dexterity bonus to her own Defense for the round.</text:span></text:p>
      <text:p text:style-name="P1"><text:span text:style-name="T2">A pilot cannot apply her Dexterity bonus to a starship’s Defense if she or the starship is flat-footed.</text:span></text:p>
      <text:p text:style-name="P1"><text:span text:style-name="T4">AUTOPILOTED SHIPS</text:span></text:p>
      <text:p text:style-name="P1"><text:soft-page-break/><text:span text:style-name="T2">Every starship comes equipped with a basic autopilot system that enables it to dodge enemy fire without need for a pilot. A starship on autopilot has a Defense equal to:</text:span></text:p>
      <text:p text:style-name="P1"><text:span text:style-name="T4">10 + starship’s size modifier + autopilot system’s equipment bonus</text:span></text:p>
      <text:p text:style-name="P1"><text:span text:style-name="T4">Starship’s Size Modifier: </text:span><text:span text:style-name="T2">Size modifiers are shown on Table: Starship Sizes.</text:span></text:p>
      <text:p text:style-name="P1"><text:span text:style-name="T4">Autopilot System’s Equipment Bonus: </text:span><text:span text:style-name="T2">An autopilot system provides an equipment bonus to Defense depending on the ship’s size: Huge +1, Gargantuan +2, Colossal +3. A ship equipped with an improved autopilot system (see Starship Defense Systems) gains a higher bonus.</text:span></text:p>
      <text:p text:style-name="P6"/>
      <text:p text:style-name="P1"><text:span text:style-name="T7">CREW</text:span></text:p>
      <text:p text:style-name="P1"><text:span text:style-name="T2">The quality of the crew determines how well a starship performs in and out of combat. Unless otherwise noted, every starship has a trained crew of nonheroic characters. However, situations could arise where a starship must rely on an untrained crew. Conversely, expert crews and ace crews are also available—for the right price. Table: Crew Quality compares four different qualities of crew: untrained, trained, expert, and ace.</text:span></text:p>
      <text:p text:style-name="P1"><text:span text:style-name="T4">Skill Check Modifier: </text:span><text:span text:style-name="T2">Apply this modifier to all skill checks made by crew.</text:span></text:p>
      <text:p text:style-name="P1"><text:span text:style-name="T4">Pilot’s Dexterity Modifier: </text:span><text:span text:style-name="T2">A pilot’s Dexterity modifier applies to the starship’s initiative rolls and the starship’s Defense.</text:span></text:p>
      <text:p text:style-name="P1"><text:span text:style-name="T4">Pilot’s Class Bonus to Defense: </text:span><text:span text:style-name="T2">A pilot’s class bonus to Defense applies to the starship’s Defense and to opposed grapple checks.</text:span></text:p>
      <text:p text:style-name="P1"><text:span text:style-name="T4">Gunner’s Attack Bonus: </text:span><text:span text:style-name="T2">A gunner’s attack bonus applies to all ranged attacks made by the ship.</text:span></text:p>
      <text:p text:style-name="P1"><text:span text:style-name="T4">Modifier to Starship’s Base Purchase DC: </text:span><text:span text:style-name="T2">The amount by which the crew increases the base purchase DC of the ship. (This modifier is already factored in to the base purchase DCs of the ships presented below.)</text:span></text:p>
      <text:p text:style-name="P2"/>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table:number-columns-spanned="6" office:value-type="string">
            <text:h text:style-name="P17" text:outline-level="3"><text:span text:style-name="T1">Table: Crew Quality</text:span></text:h>
          </table:table-cell>
          <table:covered-table-cell/>
          <table:covered-table-cell/>
          <table:covered-table-cell/>
          <table:covered-table-cell/>
          <table:covered-table-cell/>
        </table:table-row>
        <table:table-row table:style-name="Table2.2">
          <table:table-cell table:style-name="Table2.A2" office:value-type="string">
            <text:p text:style-name="P9"><text:span text:style-name="T9">Crew Quality </text:span></text:p>
          </table:table-cell>
          <table:table-cell table:style-name="Table2.A2" office:value-type="string">
            <text:p text:style-name="P9"><text:span text:style-name="T9">Skill Check Modifier</text:span><text:span text:style-name="T13">1</text:span><text:span text:style-name="T9"> </text:span></text:p>
          </table:table-cell>
          <table:table-cell table:style-name="Table2.A2" office:value-type="string">
            <text:p text:style-name="P9"><text:span text:style-name="T9">Pilot’s Class Bonus to Defense </text:span></text:p>
          </table:table-cell>
          <table:table-cell table:style-name="Table2.A2" office:value-type="string">
            <text:p text:style-name="P9"><text:span text:style-name="T9">Pilot’s Dexterity Modifier </text:span></text:p>
          </table:table-cell>
          <table:table-cell table:style-name="Table2.A2" office:value-type="string">
            <text:p text:style-name="P9"><text:span text:style-name="T9">Gunner’s Modifier to Attack Bonus </text:span></text:p>
          </table:table-cell>
          <table:table-cell table:style-name="Table2.A2" office:value-type="string">
            <text:p text:style-name="P9"><text:span text:style-name="T9">Starship’s Base Purchase DC</text:span></text:p>
          </table:table-cell>
        </table:table-row>
        <table:table-row table:style-name="Table2.2">
          <table:table-cell table:style-name="Table2.A2" office:value-type="string">
            <text:p text:style-name="P1"><text:span text:style-name="T1">Untrained</text:span></text:p>
          </table:table-cell>
          <table:table-cell table:style-name="Table2.A2" office:value-type="string">
            <text:p text:style-name="P1"><text:span text:style-name="T1">+0</text:span></text:p>
          </table:table-cell>
          <table:table-cell table:style-name="Table2.A2" office:value-type="string">
            <text:p text:style-name="P1"><text:span text:style-name="T1">+1</text:span></text:p>
          </table:table-cell>
          <table:table-cell table:style-name="Table2.A2" office:value-type="string">
            <text:p text:style-name="P1"><text:span text:style-name="T1">+0</text:span></text:p>
          </table:table-cell>
          <table:table-cell table:style-name="Table2.A2" office:value-type="string">
            <text:p text:style-name="P1"><text:span text:style-name="T1">–4</text:span></text:p>
          </table:table-cell>
          <table:table-cell table:style-name="Table2.A2" office:value-type="string">
            <text:p text:style-name="P1"><text:span text:style-name="T1">–4</text:span></text:p>
          </table:table-cell>
        </table:table-row>
        <table:table-row table:style-name="Table2.2">
          <table:table-cell table:style-name="Table2.A2" office:value-type="string">
            <text:p text:style-name="P1"><text:span text:style-name="T1">Trained</text:span></text:p>
          </table:table-cell>
          <table:table-cell table:style-name="Table2.A2" office:value-type="string">
            <text:p text:style-name="P1"><text:span text:style-name="T1">+4</text:span></text:p>
          </table:table-cell>
          <table:table-cell table:style-name="Table2.A2" office:value-type="string">
            <text:p text:style-name="P1"><text:span text:style-name="T1">+3</text:span></text:p>
          </table:table-cell>
          <table:table-cell table:style-name="Table2.A2" office:value-type="string">
            <text:p text:style-name="P1"><text:span text:style-name="T1">+2</text:span></text:p>
          </table:table-cell>
          <table:table-cell table:style-name="Table2.A2" office:value-type="string">
            <text:p text:style-name="P1"><text:span text:style-name="T1">+2</text:span></text:p>
          </table:table-cell>
          <table:table-cell table:style-name="Table2.A2" office:value-type="string">
            <text:p text:style-name="P1"><text:span text:style-name="T1">0</text:span></text:p>
          </table:table-cell>
        </table:table-row>
        <table:table-row table:style-name="Table2.2">
          <table:table-cell table:style-name="Table2.A2" office:value-type="string">
            <text:p text:style-name="P1"><text:span text:style-name="T1">Expert</text:span></text:p>
          </table:table-cell>
          <table:table-cell table:style-name="Table2.A2" office:value-type="string">
            <text:p text:style-name="P1"><text:span text:style-name="T1">+8</text:span></text:p>
          </table:table-cell>
          <table:table-cell table:style-name="Table2.A2" office:value-type="string">
            <text:p text:style-name="P1"><text:span text:style-name="T1">+5</text:span></text:p>
          </table:table-cell>
          <table:table-cell table:style-name="Table2.A2" office:value-type="string">
            <text:p text:style-name="P1"><text:span text:style-name="T1">+4</text:span></text:p>
          </table:table-cell>
          <table:table-cell table:style-name="Table2.A2" office:value-type="string">
            <text:p text:style-name="P1"><text:span text:style-name="T1">+4</text:span></text:p>
          </table:table-cell>
          <table:table-cell table:style-name="Table2.A2" office:value-type="string">
            <text:p text:style-name="P1"><text:span text:style-name="T1">+4</text:span></text:p>
          </table:table-cell>
        </table:table-row>
        <table:table-row table:style-name="Table2.2">
          <table:table-cell table:style-name="Table2.A2" office:value-type="string">
            <text:p text:style-name="P1"><text:span text:style-name="T1">Ace</text:span></text:p>
          </table:table-cell>
          <table:table-cell table:style-name="Table2.A2" office:value-type="string">
            <text:p text:style-name="P1"><text:span text:style-name="T1">+12</text:span></text:p>
          </table:table-cell>
          <table:table-cell table:style-name="Table2.A2" office:value-type="string">
            <text:p text:style-name="P1"><text:span text:style-name="T1">+7</text:span></text:p>
          </table:table-cell>
          <table:table-cell table:style-name="Table2.A2" office:value-type="string">
            <text:p text:style-name="P1"><text:span text:style-name="T1">+6</text:span></text:p>
          </table:table-cell>
          <table:table-cell table:style-name="Table2.A2" office:value-type="string">
            <text:p text:style-name="P1"><text:span text:style-name="T1">+8/+3</text:span></text:p>
          </table:table-cell>
          <table:table-cell table:style-name="Table2.A2" office:value-type="string">
            <text:p text:style-name="P1"><text:span text:style-name="T1">+8</text:span></text:p>
          </table:table-cell>
        </table:table-row>
        <table:table-row table:style-name="Table2.1">
          <table:table-cell table:style-name="Table2.A7" table:number-columns-spanned="6" office:value-type="string">
            <text:p text:style-name="P9"><text:span text:style-name="T1">1 This includes Pilot checks.</text:span></text:p>
          </table:table-cell>
          <table:covered-table-cell/>
          <table:covered-table-cell/>
          <table:covered-table-cell/>
          <table:covered-table-cell/>
          <table:covered-table-cell/>
        </table:table-row>
      </table:table>
      <text:p text:style-name="P3"/>
      <text:p text:style-name="P1"><text:span text:style-name="T4">CREW IMPROVEMENT</text:span></text:p>
      <text:p text:style-name="P1"><text:span text:style-name="T2">To improve in quality, a starship’s crew of nonheroic characters must “put in the hours” and gain combat experience. Table: Crew Improvement shows the length of the crew’s tour of duty and the number of ship-to-ship battles the crew must survive to be considered of a particular quality. A crew cannot be elevated to a higher quality until it meets the minimum required time spent serving aboard the ship and the minimum amount of ship-to-ship combat experience.</text:span></text:p>
      <text:p text:style-name="P2"/>
      <table:table table:name="Table3" table:style-name="Table3">
        <table:table-column table:style-name="Table3.A"/>
        <table:table-column table:style-name="Table3.B"/>
        <table:table-column table:style-name="Table3.C"/>
        <table:table-row table:style-name="Table3.1">
          <table:table-cell table:style-name="Table3.A1" table:number-columns-spanned="3" office:value-type="string">
            <text:h text:style-name="P17" text:outline-level="3"><text:span text:style-name="T1">Table: Crew Improvement</text:span></text:h>
          </table:table-cell>
          <table:covered-table-cell/>
          <table:covered-table-cell/>
        </table:table-row>
        <table:table-row table:style-name="Table3.2">
          <table:table-cell table:style-name="Table3.A2" office:value-type="string">
            <text:p text:style-name="P10"><text:span text:style-name="T1">Crew Quality </text:span></text:p>
          </table:table-cell>
          <table:table-cell table:style-name="Table3.A2" office:value-type="string">
            <text:p text:style-name="P10"><text:span text:style-name="T1">Length of Tour of Duty </text:span></text:p>
          </table:table-cell>
          <table:table-cell table:style-name="Table3.A2" office:value-type="string">
            <text:h text:style-name="P16" text:outline-level="4"><text:span text:style-name="T1">Starship Battles Survived</text:span></text:h>
          </table:table-cell>
        </table:table-row>
        <table:table-row table:style-name="Table3.2">
          <table:table-cell table:style-name="Table3.A2" office:value-type="string">
            <text:p text:style-name="P1"><text:span text:style-name="T1">Untrained </text:span></text:p>
          </table:table-cell>
          <table:table-cell table:style-name="Table3.A2" office:value-type="string">
            <text:p text:style-name="P1"><text:span text:style-name="T1">0–5 months </text:span></text:p>
          </table:table-cell>
          <table:table-cell table:style-name="Table3.A2" office:value-type="string">
            <text:p text:style-name="P11"><text:span text:style-name="T1">0</text:span></text:p>
          </table:table-cell>
        </table:table-row>
        <table:table-row table:style-name="Table3.2">
          <table:table-cell table:style-name="Table3.A2" office:value-type="string">
            <text:p text:style-name="P1"><text:span text:style-name="T1">Trained </text:span></text:p>
          </table:table-cell>
          <table:table-cell table:style-name="Table3.A2" office:value-type="string">
            <text:p text:style-name="P1"><text:span text:style-name="T1">6–11 months </text:span></text:p>
          </table:table-cell>
          <table:table-cell table:style-name="Table3.A2" office:value-type="string">
            <text:p text:style-name="P11"><text:span text:style-name="T1">0–3</text:span></text:p>
          </table:table-cell>
        </table:table-row>
        <table:table-row table:style-name="Table3.2">
          <table:table-cell table:style-name="Table3.A2" office:value-type="string">
            <text:p text:style-name="P1"><text:span text:style-name="T1">Expert </text:span></text:p>
          </table:table-cell>
          <table:table-cell table:style-name="Table3.A2" office:value-type="string">
            <text:p text:style-name="P1"><text:span text:style-name="T1">12–35 months </text:span></text:p>
          </table:table-cell>
          <table:table-cell table:style-name="Table3.A2" office:value-type="string">
            <text:p text:style-name="P11"><text:span text:style-name="T1">4–11</text:span></text:p>
          </table:table-cell>
        </table:table-row>
        <table:table-row table:style-name="Table3.2">
          <table:table-cell table:style-name="Table3.A6" office:value-type="string">
            <text:p text:style-name="P9"><text:span text:style-name="T1">Ace </text:span></text:p>
          </table:table-cell>
          <table:table-cell table:style-name="Table3.A6" office:value-type="string">
            <text:p text:style-name="P9"><text:span text:style-name="T1">3 years or more </text:span></text:p>
          </table:table-cell>
          <table:table-cell table:style-name="Table3.A6" office:value-type="string">
            <text:p text:style-name="P12"><text:span text:style-name="T1">12+</text:span></text:p>
          </table:table-cell>
        </table:table-row>
      </table:table>
      <text:p text:style-name="P6"/>
      <text:p text:style-name="P1"><text:span text:style-name="T7">DAMAGE</text:span></text:p>
      <text:p text:style-name="P1"><text:span text:style-name="T2">When a starship hits with a weapon, it deals damage according to the type of weapon (see Table: Starship Weapons). Damage is deducted from the target’s current hit points. If a starship’s hit points are reduced to 0 or fewer, the ship is in bad shape (see Hit Points, below).</text:span></text:p>
      <text:p text:style-name="P1"><text:soft-page-break/><text:span text:style-name="T4">MULTIPLYING DAMAGE</text:span></text:p>
      <text:p text:style-name="P1"><text:span text:style-name="T2">Sometimes a starship weapon multiplies damage by some factor, such as when it scores a critical hit. Just as in character combat, you can either roll the damage (with all modifiers) multiple times and total the results, or roll the damage once and multiply the result by the given multiplier.</text:span></text:p>
      <text:p text:style-name="P1"><text:span text:style-name="T2">Bonus damage represented as extra dice, such as from the Engineer’s weapon upgrade class ability, is an exception. Do not multiply bonus damage dice when a starship scores a critical hit.</text:span></text:p>
      <text:p text:style-name="P1"><text:span text:style-name="T4">CRITICAL HITS</text:span></text:p>
      <text:p text:style-name="P1"><text:span text:style-name="T2">Critical hits by starships work just like critical hits by characters. When a starship makes an attack roll and gets a natural 20, the starship hits regardless of the target’s Defense, and it has scored a threat of a critical hit. To find out whether it is actually a critical hit, the starship immediately makes another attack roll with all the same modifiers as the attack roll that scored the threat. If the second roll also results in a hit against the target’s Defense, the starship’s attack is a critical hit.</text:span></text:p>
      <text:p text:style-name="P1"><text:span text:style-name="T2">For a more colorful application of the critical hit system, see Optional Critical Hit Results, below.</text:span></text:p>
      <text:p text:style-name="P2"/>
      <text:h text:style-name="P14" text:outline-level="2"><text:span text:style-name="T4">OPTIONAL CRITICAL HIT RESULTS</text:span></text:h>
      <text:p text:style-name="P1"><text:span text:style-name="T2">A critical hit with a starship weapon normally multiplies the weapon’s damage. The GM may opt to use a randomized critical hit resolution system instead: Whenever a critical hit is scored, the attacker rolls percentile dice and consults Table: Optional Critical Hit Results to determine the effects of the critical hit on the target.</text:span></text:p>
      <text:p text:style-name="P2"/>
      <table:table table:name="Table4" table:style-name="Table4">
        <table:table-column table:style-name="Table4.A"/>
        <table:table-column table:style-name="Table4.B"/>
        <table:table-row table:style-name="Table4.1">
          <table:table-cell table:style-name="Table4.A1" table:number-columns-spanned="2" office:value-type="string">
            <text:p text:style-name="P9"><text:span text:style-name="T9">Table: Optional Critical Hit Results</text:span></text:p>
          </table:table-cell>
          <table:covered-table-cell/>
        </table:table-row>
        <table:table-row table:style-name="Table4.2">
          <table:table-cell table:style-name="Table4.A2" office:value-type="string">
            <text:p text:style-name="P12"><text:span text:style-name="T9">d% Roll</text:span></text:p>
          </table:table-cell>
          <table:table-cell table:style-name="Table4.A2" office:value-type="string">
            <text:p text:style-name="P9"><text:span text:style-name="T9">Effect(s)</text:span></text:p>
          </table:table-cell>
        </table:table-row>
        <table:table-row table:style-name="Table4.2">
          <table:table-cell table:style-name="Table4.A2" office:value-type="string">
            <text:p text:style-name="P11"><text:span text:style-name="T1">01–35</text:span></text:p>
          </table:table-cell>
          <table:table-cell table:style-name="Table4.A2" office:value-type="string">
            <text:p text:style-name="P1"><text:span text:style-name="T1">Normal critical hit</text:span></text:p>
          </table:table-cell>
        </table:table-row>
        <table:table-row table:style-name="Table4.2">
          <table:table-cell table:style-name="Table4.A2" office:value-type="string">
            <text:p text:style-name="P11"><text:span text:style-name="T1">36–50</text:span></text:p>
          </table:table-cell>
          <table:table-cell table:style-name="Table4.A2" office:value-type="string">
            <text:p text:style-name="P1"><text:span text:style-name="T1">Normal critical hit, crew casualties</text:span></text:p>
          </table:table-cell>
        </table:table-row>
        <table:table-row table:style-name="Table4.2">
          <table:table-cell table:style-name="Table4.A2" office:value-type="string">
            <text:p text:style-name="P11"><text:span text:style-name="T1">51–55</text:span></text:p>
          </table:table-cell>
          <table:table-cell table:style-name="Table4.A2" office:value-type="string">
            <text:p text:style-name="P1"><text:span text:style-name="T1">Severe critical hit, artificial gravity disabled</text:span></text:p>
          </table:table-cell>
        </table:table-row>
        <table:table-row table:style-name="Table4.2">
          <table:table-cell table:style-name="Table4.A2" office:value-type="string">
            <text:p text:style-name="P11"><text:span text:style-name="T1">56–60</text:span></text:p>
          </table:table-cell>
          <table:table-cell table:style-name="Table4.A2" office:value-type="string">
            <text:p text:style-name="P1"><text:span text:style-name="T1">Severe critical hit, crew casualties</text:span></text:p>
          </table:table-cell>
        </table:table-row>
        <table:table-row table:style-name="Table4.2">
          <table:table-cell table:style-name="Table4.A2" office:value-type="string">
            <text:p text:style-name="P11"><text:span text:style-name="T1">61–65</text:span></text:p>
          </table:table-cell>
          <table:table-cell table:style-name="Table4.A2" office:value-type="string">
            <text:p text:style-name="P1"><text:span text:style-name="T1">Damaged system: comm system</text:span></text:p>
          </table:table-cell>
        </table:table-row>
        <table:table-row table:style-name="Table4.2">
          <table:table-cell table:style-name="Table4.A2" office:value-type="string">
            <text:p text:style-name="P11"><text:span text:style-name="T1">66–70</text:span></text:p>
          </table:table-cell>
          <table:table-cell table:style-name="Table4.A2" office:value-type="string">
            <text:p text:style-name="P1"><text:span text:style-name="T1">Damaged system: defense system</text:span></text:p>
          </table:table-cell>
        </table:table-row>
        <table:table-row table:style-name="Table4.2">
          <table:table-cell table:style-name="Table4.A2" office:value-type="string">
            <text:p text:style-name="P11"><text:span text:style-name="T1">71–75</text:span></text:p>
          </table:table-cell>
          <table:table-cell table:style-name="Table4.A2" office:value-type="string">
            <text:p text:style-name="P1"><text:span text:style-name="T1">Damaged system: engines</text:span></text:p>
          </table:table-cell>
        </table:table-row>
        <table:table-row table:style-name="Table4.2">
          <table:table-cell table:style-name="Table4.A2" office:value-type="string">
            <text:p text:style-name="P11"><text:span text:style-name="T1">76–80</text:span></text:p>
          </table:table-cell>
          <table:table-cell table:style-name="Table4.A2" office:value-type="string">
            <text:p text:style-name="P1"><text:span text:style-name="T1">Damaged system: sensors</text:span></text:p>
          </table:table-cell>
        </table:table-row>
        <table:table-row table:style-name="Table4.2">
          <table:table-cell table:style-name="Table4.A2" office:value-type="string">
            <text:p text:style-name="P11"><text:span text:style-name="T1">81–85</text:span></text:p>
          </table:table-cell>
          <table:table-cell table:style-name="Table4.A2" office:value-type="string">
            <text:p text:style-name="P1"><text:span text:style-name="T1">Damaged system: targeting system</text:span></text:p>
          </table:table-cell>
        </table:table-row>
        <table:table-row table:style-name="Table4.2">
          <table:table-cell table:style-name="Table4.A2" office:value-type="string">
            <text:p text:style-name="P11"><text:span text:style-name="T1">86–90</text:span></text:p>
          </table:table-cell>
          <table:table-cell table:style-name="Table4.A2" office:value-type="string">
            <text:p text:style-name="P1"><text:span text:style-name="T1">Damaged system: weapon</text:span></text:p>
          </table:table-cell>
        </table:table-row>
        <table:table-row table:style-name="Table4.2">
          <table:table-cell table:style-name="Table4.A2" office:value-type="string">
            <text:p text:style-name="P11"><text:span text:style-name="T1">91–95</text:span></text:p>
          </table:table-cell>
          <table:table-cell table:style-name="Table4.A2" office:value-type="string">
            <text:p text:style-name="P1"><text:span text:style-name="T1">Destroyed defensive system</text:span></text:p>
          </table:table-cell>
        </table:table-row>
        <table:table-row table:style-name="Table4.2">
          <table:table-cell table:style-name="Table4.A14" office:value-type="string">
            <text:p text:style-name="P12"><text:span text:style-name="T1">96–100</text:span></text:p>
          </table:table-cell>
          <table:table-cell table:style-name="Table4.A14" office:value-type="string">
            <text:p text:style-name="P9"><text:span text:style-name="T1">Destroyed weapon</text:span></text:p>
          </table:table-cell>
        </table:table-row>
      </table:table>
      <text:p text:style-name="P1"><text:span text:style-name="T4">Normal Critical Hit: </text:span><text:span text:style-name="T2">Roll critical hit damage normally.</text:span></text:p>
      <text:p text:style-name="P1"><text:span text:style-name="T4">Crew Casualties: </text:span><text:span text:style-name="T2">A number of crewmembers and passengers are killed (this effect applies only if the ship isn’t destroyed). Roll 1d10 to determine the number of crew fatalities and, if the ship carries passengers, 1d10 to determine the number of passenger casualties. Only supporting GM characters are affected.</text:span></text:p>
      <text:p text:style-name="P1"><text:span text:style-name="T2">A starship with less than one-half of its normal crew complement takes a –2 penalty on all attack rolls and checks.</text:span></text:p>
      <text:p text:style-name="P1"><text:span text:style-name="T2">A starship with less than one-quarter of its normal crew complement takes a –4 penalty on all attack rolls and checks.</text:span></text:p>
      <text:p text:style-name="P1"><text:span text:style-name="T2">A starship with no crew flies on autopilot and cannot attack. If a crewless ship doesn’t have a functional autopilot system, it is immobile. If this result is rolled again and the ship has no living crew or passengers, ignore this result and reroll.</text:span></text:p>
      <text:p text:style-name="P1"><text:span text:style-name="T4">Severe Critical Hit: </text:span><text:span text:style-name="T2">Roll critical hit damage using a ×10 multiplier instead of the weapon’s normal multiplier. In addition, the ship and its crew are shaken for 1 round.</text:span></text:p>
      <text:p text:style-name="P1"><text:span text:style-name="T4">Artificial Gravity Disabled: </text:span><text:span text:style-name="T2">The starship’s artificial gravity is disabled for 1d10 rounds. During this time, an untrained crew takes a –4 penalty on all attack rolls and skill checks while coping with the zero-gravity conditions. Trained, expert, or ace crews take no penalties, as they are assumed to have the Zero-G Training feat. Ignore this result if it comes up again while the artificial gravity system is disabled.</text:span></text:p>
      <text:p text:style-name="P1"><text:span text:style-name="T4">Damaged System: </text:span><text:span text:style-name="T2">A damaged system remains inoperable until it is repaired, which requires 10 hours of work and a successful Repair check (DC 30). A starship’s engineer (or engineering team) can perform jury-rig repairs on the system as a full-round action with a successful Repair check (DC 25), but the repairs last only until the end of the battle (or until the system is disabled again). During that round of jury-rigged repairs, the starship can continue to take actions.</text:span></text:p>
      <text:p text:style-name="P1"><text:span text:style-name="T3">Comm System: </text:span><text:span text:style-name="T2">One communications system of the attacker’s choice is disabled. If this result is rolled again and the ship has no undamaged comm systems, ignore this result and reroll.</text:span></text:p>
      <text:p text:style-name="P1"><text:soft-page-break/><text:span text:style-name="T3">Defense System: </text:span><text:span text:style-name="T2">One defense system of the attacker’s choice is disabled. If this result is rolled again and the ship has no undamaged defense systems, ignore this result and reroll.</text:span></text:p>
      <text:p text:style-name="P1"><text:span text:style-name="T3">Engines: </text:span><text:span text:style-name="T2">The starship’s tactical speed decreases by 1,000 feet until the engines are repaired. If this result is rolled again, the effect is cumulative. If the ship’s tactical speed has already been reduced to 0 feet due to engine damage, ignore this result and reroll.</text:span></text:p>
      <text:p text:style-name="P1"><text:span text:style-name="T3">Sensors: </text:span><text:span text:style-name="T2">The starship is blinded until repaired. All the ship’s targets gain the equivalent of total concealment (50% miss chance). If this result is rolled again, ignore the result and reroll.</text:span></text:p>
      <text:p text:style-name="P1"><text:span text:style-name="T3">Targeting System: </text:span><text:span text:style-name="T2">The starship’s targeting system ceases to function. The starship loses the targeting system’s equipment bonus on attack rolls until the system is repaired. Reroll if this result comes up again.</text:span></text:p>
      <text:p text:style-name="P1"><text:span text:style-name="T3">Weapon: </text:span><text:span text:style-name="T2">One of the starship’s beam weapons, projectile weapons, or missile launchers (attacker’s choice) ceases to function. The weapon remains inoperable until it is repaired. If this result is rolled again and the ship has no functional weapons, ignore this result and reroll.</text:span></text:p>
      <text:p text:style-name="P1"><text:span text:style-name="T4">Destroyed Defensive System: </text:span><text:span text:style-name="T2">One of the starship’s defensive systems (determined by the attacker) is destroyed. It cannot be repaired and must be replaced. If this result is rolled again and the ship has no defensive systems, ignore this result and reroll.</text:span></text:p>
      <text:p text:style-name="P1"><text:span text:style-name="T4">Destroyed Weapon: </text:span><text:span text:style-name="T2">One of the starship’s weapons (determined by the attacker) is destroyed. It cannot be repaired and must be replaced. If this result is rolled again and the ship has no weapons, ignore this result and reroll.</text:span></text:p>
      <text:p text:style-name="P1"><text:span text:style-name="T2">If the destroyed weapon was fire-linked, the other weapons to which it was linked continue to function normally. If the destroyed weapon was part of a weapon battery, the remaining weapons in the battery continue to function normally.</text:span></text:p>
      <text:p text:style-name="P2"/>
      <text:p text:style-name="P1"><text:span text:style-name="T4">STARSHIP ARMOR</text:span></text:p>
      <text:p text:style-name="P1"><text:span text:style-name="T2">Starship armor is designed to absorb damage rather than make a starship harder to hit. Consequently, a starship’s armor plating provides hardness instead of an equipment bonus to Defense.</text:span></text:p>
      <text:p text:style-name="P1"><text:span text:style-name="T2">Subtract a starship’s hardness from the damage each time it takes a hit. If a ship’s hardness is greater than the amount of damage dealt by the attack, the starship takes no damage. </text:span></text:p>
      <text:p text:style-name="P1"><text:span text:style-name="T2">See Starship Armor for the various types of armor available at different Progress Levels, as well as the hardness of each type.</text:span></text:p>
      <text:p text:style-name="P1"><text:span text:style-name="T4">DAMAGE CONTROL</text:span></text:p>
      <text:p text:style-name="P1"><text:span text:style-name="T2">A starship equipped with a damage control system can perform damage control as a move action. With a successful Repair check (DC 15), the ship regains a number of hit points depending on its type, as shown on Table: Damage Control Systems. A ship with an improved or advanced damage control system regains even more hit points (see Starship Defense Systems).</text:span></text:p>
      <text:p text:style-name="P1"><text:span text:style-name="T2">Damage control cannot be performed if the ship has been reduced to negative hit points.</text:span></text:p>
      <text:p text:style-name="P6"/>
      <text:p text:style-name="P1"><text:span text:style-name="T7">HIT POINTS</text:span></text:p>
      <text:p text:style-name="P1"><text:span text:style-name="T2">A starship’s hit points represent how much punishment it can take before being disabled or destroyed. A starship’s hit points are based on its type and subtype.</text:span></text:p>
      <text:p text:style-name="P1"><text:span text:style-name="T2">A ship’s hit points decrease when it takes damage. Damage doesn’t have any impact on a ship’s combat ability until its current hit points reach 0 or lower.</text:span></text:p>
      <text:p text:style-name="P1"><text:span text:style-name="T2">At 0 hit points, a ship is disabled.</text:span></text:p>
      <text:p text:style-name="P1"><text:span text:style-name="T2">At negative hit points, a ship begins breaking apart.</text:span></text:p>
      <text:p text:style-name="P1"><text:span text:style-name="T2">When its hit points drop to a certain negative hit point total, the ship is destroyed. The point at which a ship is destroyed varies depending on its type, as shown in Table: Destruction Threshold.</text:span></text:p>
      <text:p text:style-name="P6"/>
      <table:table table:name="Table5" table:style-name="Table5">
        <table:table-column table:style-name="Table5.A"/>
        <table:table-column table:style-name="Table5.B"/>
        <table:table-row table:style-name="Table5.1">
          <table:table-cell table:style-name="Table5.A1" table:number-columns-spanned="2" office:value-type="string">
            <text:h text:style-name="P17" text:outline-level="3"><text:span text:style-name="T1">Table: Destruction Threshold</text:span></text:h>
          </table:table-cell>
          <table:covered-table-cell/>
        </table:table-row>
        <table:table-row table:style-name="Table5.2">
          <table:table-cell table:style-name="Table5.A2" office:value-type="string">
            <text:p text:style-name="P10"><text:span text:style-name="T1">Ship Type</text:span></text:p>
          </table:table-cell>
          <table:table-cell table:style-name="Table5.A2" office:value-type="string">
            <text:h text:style-name="P16" text:outline-level="4"><text:span text:style-name="T1">Destroyed At</text:span></text:h>
          </table:table-cell>
        </table:table-row>
        <table:table-row table:style-name="Table5.2">
          <table:table-cell table:style-name="Table5.A2" office:value-type="string">
            <text:p text:style-name="P1"><text:span text:style-name="T1">Ultralight </text:span></text:p>
          </table:table-cell>
          <table:table-cell table:style-name="Table5.A2" office:value-type="string">
            <text:p text:style-name="P11"><text:span text:style-name="T1">–20 hp</text:span></text:p>
          </table:table-cell>
        </table:table-row>
        <table:table-row table:style-name="Table5.2">
          <table:table-cell table:style-name="Table5.A2" office:value-type="string">
            <text:p text:style-name="P1"><text:span text:style-name="T1">Light </text:span></text:p>
          </table:table-cell>
          <table:table-cell table:style-name="Table5.A2" office:value-type="string">
            <text:p text:style-name="P11"><text:span text:style-name="T1">–40 hp</text:span></text:p>
          </table:table-cell>
        </table:table-row>
        <table:table-row table:style-name="Table5.2">
          <table:table-cell table:style-name="Table5.A2" office:value-type="string">
            <text:p text:style-name="P1"><text:span text:style-name="T1">Mediumweight </text:span></text:p>
          </table:table-cell>
          <table:table-cell table:style-name="Table5.A2" office:value-type="string">
            <text:p text:style-name="P11"><text:span text:style-name="T1">–60 hp</text:span></text:p>
          </table:table-cell>
        </table:table-row>
        <table:table-row table:style-name="Table5.2">
          <table:table-cell table:style-name="Table5.A2" office:value-type="string">
            <text:p text:style-name="P1"><text:span text:style-name="T1">Heavy </text:span></text:p>
          </table:table-cell>
          <table:table-cell table:style-name="Table5.A2" office:value-type="string">
            <text:p text:style-name="P11"><text:span text:style-name="T1">–80 hp</text:span></text:p>
          </table:table-cell>
        </table:table-row>
        <table:table-row table:style-name="Table5.2">
          <table:table-cell table:style-name="Table5.A7" office:value-type="string">
            <text:p text:style-name="P9"><text:span text:style-name="T1">Superheavy </text:span></text:p>
          </table:table-cell>
          <table:table-cell table:style-name="Table5.A7" office:value-type="string">
            <text:p text:style-name="P12"><text:span text:style-name="T1">–100 hp</text:span></text:p>
          </table:table-cell>
        </table:table-row>
      </table:table>
      <text:p text:style-name="P3"/>
      <text:p text:style-name="P1"><text:span text:style-name="T4">DISABLED (0 HIT POINTS)</text:span></text:p>
      <text:p text:style-name="P1"><text:soft-page-break/><text:span text:style-name="T2">When a starship’s current hit points drop to exactly 0, it’s disabled. The ship can only take a single move or attack action each turn (not both); it cannot jump to cruising speed or take any other full-round actions. If it attacks, attempts to escape at cruising speed, or performs any other action that would strain its systems, it takes 1 point of damage after the completing the act. Unless the activity increases the starship’s current hit points, it drops to –1 hit point and begins breaking apart (see Breaking Apart, below).</text:span></text:p>
      <text:p text:style-name="P1"><text:span text:style-name="T2">A disabled starship is considered helpless. It has a Defense of 5 + its size modifier.</text:span></text:p>
      <text:p text:style-name="P1"><text:span text:style-name="T2">Repairs that raise a starship above 0 hit points make it fully functional again, just as if it had never been reduced to 0 or lower.</text:span></text:p>
      <text:p text:style-name="P1"><text:span text:style-name="T4">BREAKING APART (NEGATIVE HIT POINTS)</text:span></text:p>
      <text:p text:style-name="P1"><text:span text:style-name="T2">When a starship’s current hit points drop below 0, the starship begins to break apart. At this point, the ship is immobile, helpless, and beyond repair. Any attempt to repair it automatically fails. As a ship breaks apart, its crew can evacuate (see Starship Evacuation, below).</text:span></text:p>
      <text:p text:style-name="P1"><text:span text:style-name="T2">A ship that is breaking apart can take no actions and loses 1 hit point every round. This continues until the ship is destroyed.</text:span></text:p>
      <text:p text:style-name="P1"><text:span text:style-name="T4">DESTROYED</text:span></text:p>
      <text:p text:style-name="P1"><text:span text:style-name="T2">When a starship’s current hit points reaches its destruction threshold (as shown above), it explodes. Any crewmembers still aboard the ship at this time take 20d6 points of damage (no save) and are jettisoned into the void of space.</text:span></text:p>
      <text:p text:style-name="P6"/>
      <text:p text:style-name="P1"><text:span text:style-name="T7">STARSHIP EVACUATION</text:span></text:p>
      <text:p text:style-name="P1"><text:span text:style-name="T2">Most ultralight starships are equipped with evacuation pods or fully enclosed, detachable cockpits that jettison the crew to safety in the event of a shipwide catastrophe. In fact, unless noted otherwise, every starship has sufficient evacuation pods or launches to accommodate its normal crew complement and passenger manifest.</text:span></text:p>
      <text:p text:style-name="P1"><text:span text:style-name="T2">A ship’s crew and passengers can evacuate any time before the ship is destroyed (see above). Table: Evacuation Times shows the time required for crews to evacuate, based on the ship’s type. While the crew is evacuating, the starship either flies on autopilot (if it has 1 hp or more remaining) or is stopped dead in space (if it has been disabled or is breaking apart).</text:span></text:p>
      <text:p text:style-name="P1"><text:span text:style-name="T2">Use the statistics for a launch (see below) to represent a typical evacuation pod.</text:span></text:p>
      <text:p text:style-name="P6"/>
      <table:table table:name="Table6" table:style-name="Table6">
        <table:table-column table:style-name="Table6.A"/>
        <table:table-column table:style-name="Table6.B"/>
        <table:table-column table:style-name="Table6.C"/>
        <table:table-row table:style-name="Table6.1">
          <table:table-cell table:style-name="Table6.A1" table:number-columns-spanned="3" office:value-type="string">
            <text:h text:style-name="P17" text:outline-level="3"><text:span text:style-name="T1">Table: Evacuation Times</text:span></text:h>
          </table:table-cell>
          <table:covered-table-cell/>
          <table:covered-table-cell/>
        </table:table-row>
        <table:table-row table:style-name="Table6.2">
          <table:table-cell table:style-name="Table6.A2" office:value-type="string">
            <text:h text:style-name="P17" text:outline-level="3"><text:span text:style-name="T1">Ship Type</text:span></text:h>
          </table:table-cell>
          <table:table-cell table:style-name="Table6.B2" office:value-type="string">
            <text:p text:style-name="P18"><text:span text:style-name="T1">Untrained Crew Evacuation Time</text:span></text:p>
          </table:table-cell>
          <table:table-cell table:style-name="Table6.B2" office:value-type="string">
            <text:p text:style-name="P18"><text:span text:style-name="T1">Trained Crew Evacuation Time</text:span><text:span text:style-name="T12">1</text:span></text:p>
          </table:table-cell>
        </table:table-row>
        <table:table-row table:style-name="Table6.2">
          <table:table-cell table:style-name="Table6.B2" office:value-type="string">
            <text:p text:style-name="P9"><text:span text:style-name="T1">Ultralight </text:span></text:p>
          </table:table-cell>
          <table:table-cell table:style-name="Table6.B2" office:value-type="string">
            <text:p text:style-name="P12"><text:span text:style-name="T1">1d3 rounds</text:span></text:p>
          </table:table-cell>
          <table:table-cell table:style-name="Table6.B2" office:value-type="string">
            <text:p text:style-name="P12"><text:span text:style-name="T1">Move action</text:span></text:p>
          </table:table-cell>
        </table:table-row>
        <table:table-row table:style-name="Table6.2">
          <table:table-cell table:style-name="Table6.B2" office:value-type="string">
            <text:p text:style-name="P1"><text:span text:style-name="T1">Light </text:span></text:p>
          </table:table-cell>
          <table:table-cell table:style-name="Table6.B2" office:value-type="string">
            <text:p text:style-name="P11"><text:span text:style-name="T1">1d6 rounds</text:span></text:p>
          </table:table-cell>
          <table:table-cell table:style-name="Table6.B2" office:value-type="string">
            <text:p text:style-name="P11"><text:span text:style-name="T1">Full-round action</text:span></text:p>
          </table:table-cell>
        </table:table-row>
        <table:table-row table:style-name="Table6.2">
          <table:table-cell table:style-name="Table6.B2" office:value-type="string">
            <text:p text:style-name="P1"><text:span text:style-name="T1">Mediumweight </text:span></text:p>
          </table:table-cell>
          <table:table-cell table:style-name="Table6.B2" office:value-type="string">
            <text:p text:style-name="P11"><text:span text:style-name="T1">2d6 rounds</text:span></text:p>
          </table:table-cell>
          <table:table-cell table:style-name="Table6.B2" office:value-type="string">
            <text:p text:style-name="P11"><text:span text:style-name="T1">1d4 rounds</text:span></text:p>
          </table:table-cell>
        </table:table-row>
        <table:table-row table:style-name="Table6.2">
          <table:table-cell table:style-name="Table6.B2" office:value-type="string">
            <text:p text:style-name="P1"><text:span text:style-name="T1">Heavy </text:span></text:p>
          </table:table-cell>
          <table:table-cell table:style-name="Table6.B2" office:value-type="string">
            <text:p text:style-name="P11"><text:span text:style-name="T1">3d6 rounds</text:span></text:p>
          </table:table-cell>
          <table:table-cell table:style-name="Table6.B2" office:value-type="string">
            <text:p text:style-name="P11"><text:span text:style-name="T1">2d4 rounds</text:span></text:p>
          </table:table-cell>
        </table:table-row>
        <table:table-row table:style-name="Table6.2">
          <table:table-cell table:style-name="Table6.B2" office:value-type="string">
            <text:p text:style-name="P1"><text:span text:style-name="T1">Superheavy </text:span></text:p>
          </table:table-cell>
          <table:table-cell table:style-name="Table6.B2" office:value-type="string">
            <text:p text:style-name="P11"><text:span text:style-name="T1">4d6 rounds</text:span></text:p>
          </table:table-cell>
          <table:table-cell table:style-name="Table6.B2" office:value-type="string">
            <text:p text:style-name="P11"><text:span text:style-name="T1">3d4 rounds</text:span></text:p>
          </table:table-cell>
        </table:table-row>
        <table:table-row table:style-name="Table6.1">
          <table:table-cell table:style-name="Table6.A8" table:number-columns-spanned="3" office:value-type="string">
            <text:p text:style-name="P9"><text:span text:style-name="T1">1 Includes expert and ace crews.</text:span></text:p>
          </table:table-cell>
          <table:covered-table-cell/>
          <table:covered-table-cell/>
        </table:table-row>
      </table:table>
      <text:h text:style-name="P15" text:outline-level="2"/>
      <text:h text:style-name="P14" text:outline-level="2"><text:span text:style-name="T6">STARSHIP CONDITION SUMMARY</text:span></text:h>
      <text:p text:style-name="P1"><text:span text:style-name="T2">A number of adverse conditions can affect the way a starship or its crew operates, as defined here. If more than one condition affects a starship, apply both if possible. If not possible, apply only the most severe condition.</text:span></text:p>
      <text:p text:style-name="P1"><text:span text:style-name="T4">Blinded: </text:span><text:span text:style-name="T2">The starship’s sensors are inoperable. All targets have the equivalent of total concealment (50% miss chance).</text:span></text:p>
      <text:p text:style-name="P1"><text:span text:style-name="T4">Breaking Apart: </text:span><text:span text:style-name="T2">The starship is at negative hit points. It can take no actions, cannot be repaired, and loses 1 hit point each round until it is destroyed.</text:span></text:p>
      <text:p text:style-name="P1"><text:span text:style-name="T4">Dazed: </text:span><text:span text:style-name="T2">The starship, its crew, and its passengers can take no actions, but they take no penalty to Defense. A dazed condition usually lasts 1 round.</text:span></text:p>
      <text:p text:style-name="P1"><text:span text:style-name="T4">Destroyed: </text:span><text:span text:style-name="T2">The ship is destroyed and cannot be repaired. Crewmembers aboard the destroyed ship take 20d6 points of damage and are ejected into space.</text:span></text:p>
      <text:p text:style-name="P1"><text:span text:style-name="T4">Entangled: </text:span><text:span text:style-name="T2">An entangled starship takes a –2 penalty on attack rolls in addition to a –2 penalty to Defense. If the ship is physically anchored to a larger object (such as an asteroid), the entangled ship can’t move. Otherwise, it can move at half tactical speed, but can’t surge forward.</text:span></text:p>
      <text:p text:style-name="P1"><text:span text:style-name="T4">Flat-Footed: </text:span><text:span text:style-name="T2">A starship that has not yet acted during a combat is flat-footed. A flat-footed starship cannot apply its pilot’s Dexterity bonus to its Defense.</text:span></text:p>
      <text:p text:style-name="P1"><text:span text:style-name="T4">Grappled: </text:span><text:span text:style-name="T2">When grappled, a starship can’t move. It can attack, attempt to break free from its opponent, or perform other actions. It can’t apply the pilot’s Dexterity bonus to its Defense.</text:span></text:p>
      <text:p text:style-name="P1"><text:span text:style-name="T4">Helpless: </text:span><text:span text:style-name="T2">A starship that is reduced to negative hit points is helpless. A helpless starship has an effective Defense of 5 + its size modifier.</text:span></text:p>
      <text:p text:style-name="P1"><text:soft-page-break/><text:span text:style-name="T4">Immobilized: </text:span><text:span text:style-name="T2">An immobilized starship is held immobile (but is not helpless), usually in a grapple. It takes a –4 penalty to its Defense and can’t apply the pilot’s Dexterity bonus to its Defense.</text:span></text:p>
      <text:p text:style-name="P1"><text:span text:style-name="T4">Shaken: </text:span><text:span text:style-name="T2">All passengers and crewmembers (pilots and gunners included) take a –2 penalty on attack rolls, saving throws, and skill checks. </text:span></text:p>
      <text:p text:style-name="P1"><text:span text:style-name="T4">Stunned: </text:span><text:span text:style-name="T2">All passengers and crewmembers lose their Dexterity bonus, drop what they are holding, and can take no attack or move actions. In addition, they take a –2 penalty to Defense. The starship’s autopilot system kicks in until the pilot regains her senses.</text:span></text:p>
      <text:p text:style-name="P6"/>
      <text:p text:style-name="P1"><text:span text:style-name="T7">SPEED</text:span></text:p>
      <text:p text:style-name="P1"><text:span text:style-name="T2">Starships have two basic speeds: tactical speed and cruising speed.</text:span></text:p>
      <text:p text:style-name="P1"><text:span text:style-name="T4">TACTICAL SPEED</text:span></text:p>
      <text:p text:style-name="P1"><text:span text:style-name="T2">Tactical speed only comes into play when two or more starships engage in battle or otherwise interact with each other. A ship’s tactical speed is measured in 500-foot squares and tells how far a starship can move in a move action. A starship’s tactical speed depends on the type of ship and the type of engines (see Starship Engines). Certain types of armor can reduce a starship’s tactical speed (see Starship Armor).</text:span></text:p>
      <text:p text:style-name="P1"><text:span text:style-name="T2">A starship normally moves as a move action, leaving an attack action to attack. It can, however, use its attack action as a second move action (see Starship Actions, below). This could let the ship move again, for a total movement of up to double its normal tactical speed. Another option is to surge forward (a full-round action). This lets the ship move up to four times its normal speed, but it can only surge forward in a straight line, and doing so affects its Defense (see Surge Forward).</text:span></text:p>
      <text:p text:style-name="P1"><text:span text:style-name="T4">CRUISING SPEED</text:span></text:p>
      <text:p text:style-name="P1"><text:span text:style-name="T2">Cruising speed determines how quickly a ship moves across vast distances, such as between planets or star systems. A ship’s cruising speed depends on the type of ship and its engines (see Starship Engines).</text:span></text:p>
      <text:p text:style-name="P1"><text:span text:style-name="T2">A ship can enter or leave a battle at cruising speed, but once it enters battle, it automatically drops to tactical speed. Cruising speed does not come into play during starship battles or in any other situation where two or more starships interact.</text:span></text:p>
      <text:h text:style-name="P15" text:outline-level="2"/>
      <text:h text:style-name="P14" text:outline-level="2"><text:span text:style-name="T6">INITIATIVE</text:span></text:h>
      <text:p text:style-name="P1"><text:span text:style-name="T2">Every round, each starship gets to do something. The starships’ initiative checks, from highest to lowest, determine the order in which they act.</text:span></text:p>
      <text:p text:style-name="P6"/>
      <text:p text:style-name="P1"><text:span text:style-name="T7">INITIATIVE CHECKS</text:span></text:p>
      <text:p text:style-name="P1"><text:span text:style-name="T2">At the start of a battle, each starship makes a single initiative check. An initiative check is a Dexterity check that uses the starship pilot’s Dexterity modifier. (A ship without a pilot has an initiative check modifier of +0.) A pilot with the Improved Initiative feat gets a +4 bonus on the check.</text:span></text:p>
      <text:p text:style-name="P1"><text:span text:style-name="T2">The GM determines what order starships are acting in, counting down from highest initiative result to lowest, and each starship acts in turn. On all following rounds, the starships act in the same order (unless a starship takes an action that changes its initiative; see Special Initiative Actions). If two or more starships have the same initiative check result, the starships that are tied go in order of total initiative modifier (including Dexterity modifier and Improved Initiative feat bonus, if applicable). If there is still a tie, roll a die.</text:span></text:p>
      <text:p text:style-name="P1"><text:span text:style-name="T4">Flat-Footed Starships: </text:span><text:span text:style-name="T2">At the start of a battle, before a starship has had a chance to act (specifically, before its first turn in the initiative order), it is flat-footed. It can’t apply the pilot’s Dexterity bonus to Defense while flat-footed.</text:span></text:p>
      <text:p text:style-name="P6"/>
      <text:p text:style-name="P1"><text:span text:style-name="T7">JOINING A BATTLE</text:span></text:p>
      <text:p text:style-name="P1"><text:span text:style-name="T2">If starships enter a battle after it has begun, they roll initiative at that time and act whenever their turn comes up in the existing order.</text:span></text:p>
      <text:p text:style-name="P6"/>
      <text:p text:style-name="P1"><text:span text:style-name="T7">SURPRISE</text:span></text:p>
      <text:p text:style-name="P1"><text:span text:style-name="T2">At the start of combat, a starship is surprised if it was not aware of its enemies and they were aware of it. Likewise, a starship can surprise its enemies if it knows about them before they’re aware of it.</text:span></text:p>
      <text:p text:style-name="P1"><text:span text:style-name="T4">DETERMINING AWARENESS</text:span></text:p>
      <text:p text:style-name="P1"><text:span text:style-name="T2">The GM determines which starships are aware of which others at the start of any battle. The GM may call for Computer Use checks to operate shipboard sensors (see the expanded Computer Use skill description), Spot checks, or other checks to determine whether one ship detects another.</text:span></text:p>
      <text:p text:style-name="P1"><text:span text:style-name="T2">A starship makes only one roll or check against surprise, regardless of its crew complement.</text:span></text:p>
      <text:p text:style-name="P1"><text:span text:style-name="T4">THE SURPRISE ROUND</text:span></text:p>
      <text:p text:style-name="P1"><text:span text:style-name="T2">If some but not all of the starships are aware of their enemies, a surprise round happens before regular rounds begin. Starships that are aware of their enemies can act in the surprise round, so they roll for initiative. In initiative order (highest to lowest), starships that started the battle aware of their opponents each take either an attack action or move action during the surprise round (see Action Types, below). If no starship or all starships are surprised, a surprise round does not occur.</text:span></text:p>
      <text:p text:style-name="P1"><text:span text:style-name="T4">UNAWARE STARSHIPS</text:span></text:p>
      <text:p text:style-name="P1"><text:span text:style-name="T2">Starships that are unaware at the start of battle do not get to act in the surprise round. Unaware combatants are flat-footed because they have not acted yet. A flat-footed starship loses its pilot’s Dexterity bonus to Defense.</text:span></text:p>
      <text:p text:style-name="P4"><text:soft-page-break/></text:p>
      <text:h text:style-name="P14" text:outline-level="2"><text:span text:style-name="T6">STARSHIP ACTIONS</text:span></text:h>
      <text:p text:style-name="P1"><text:span text:style-name="T2">The fundamental actions of moving and attacking cover most of what a starship wants to do in a battle. They’re described here. Other, more specialized options are touched on in Table: Starship Actions, and covered later in Special Initiative Actions.</text:span></text:p>
      <text:p text:style-name="P1"><text:span text:style-name="T2">A starship gets two move actions and one attack action each round. It can take two move actions followed by an attack action, an attack action followed by two move actions, or an attack action sandwiched between two move actions. A ship may choose to </text:span><text:span text:style-name="T3">not </text:span><text:span text:style-name="T2">take an attack action on its turn, but it gets only two move actions regardless. It can also forgo all of the above combinations and take a single full-round action. All of these options are discussed below, under Action Types.</text:span></text:p>
      <text:p text:style-name="P1"><text:span text:style-name="T2">A starship’s choices of actions can be summarized as follows.</text:span></text:p>
      <text:p text:style-name="P1"><text:span text:style-name="T2">Attack action → move action → move action, or</text:span></text:p>
      <text:p text:style-name="P1"><text:span text:style-name="T2">Move action → attack action → move action, or</text:span></text:p>
      <text:p text:style-name="P1"><text:span text:style-name="T2">Move action → move action → attack action, or</text:span></text:p>
      <text:p text:style-name="P1"><text:span text:style-name="T2">Full-round action</text:span></text:p>
      <text:p text:style-name="P6"/>
      <text:p text:style-name="P1"><text:span text:style-name="T7">THE COMBAT ROUND</text:span></text:p>
      <text:p text:style-name="P1"><text:span text:style-name="T2">As with character-scale combat, each round of starship combat represents about 6 seconds in the game world.</text:span></text:p>
      <text:p text:style-name="P1"><text:span text:style-name="T2">Each round’s activity begins with the starship with the highest initiative result and then proceeds, in order, from there.</text:span></text:p>
      <text:p text:style-name="P1"><text:span text:style-name="T2">Each round of a combat uses the same initiative order. When a starship’s turn comes up in the initiative sequence, that ship performs its entire round’s worth of actions. (For exceptions, see Attacks of Opportunity and Special Initiative Actions.)</text:span></text:p>
      <text:p text:style-name="P6"/>
      <text:p text:style-name="P1"><text:span text:style-name="T7">ACTION TYPES</text:span></text:p>
      <text:p text:style-name="P1"><text:span text:style-name="T2">As in character combat, starships may make attack actions, full-round actions, move actions, and free actions. In a normal round, a starship can perform an attack action and two move actions (in any order), two move actions, or a single full-round action. It can also perform as many free actions as the GM allows.</text:span></text:p>
      <text:p text:style-name="P1"><text:span text:style-name="T2">In some situations (such as in the surprise round), a starship may be limited to taking only a single attack or move action.</text:span></text:p>
      <text:p text:style-name="P1"><text:span text:style-name="T4">ATTACK ACTION</text:span></text:p>
      <text:p text:style-name="P1"><text:span text:style-name="T2">An attack action allows a starship to make an attack or perform other similar actions.</text:span></text:p>
      <text:p text:style-name="P1"><text:span text:style-name="T4">MOVE ACTION</text:span></text:p>
      <text:p text:style-name="P1"><text:span text:style-name="T2">A move action allows a starship to move its tactical speed or perform some other action that takes a similar amount of time.</text:span></text:p>
      <text:p text:style-name="P1"><text:span text:style-name="T2">If a starship moves no actual distance in a round, it can take one 500-foot shift before, during, or after the action. The ship cannot take a 500-foot shift if it used one or both of its move actions to move.</text:span></text:p>
      <text:p text:style-name="P1"><text:span text:style-name="T4">FULL-ROUND ACTION</text:span></text:p>
      <text:p text:style-name="P1"><text:span text:style-name="T2">A full-round action consumes all of a starship’s time during a round. The only movement it can take during a full-round action is a 500-foot shift before, during, or after the action. Some full-round actions do not allow you to take a 500-foot shift. A starship can also perform free actions (see below).</text:span></text:p>
      <text:p text:style-name="P1"><text:span text:style-name="T4">FREE ACTION</text:span></text:p>
      <text:p text:style-name="P1"><text:span text:style-name="T2">Free actions consume a very small amount of time and effort, and over the span of the round, their impact is so minor that they are considered free. However, the GM puts reasonable limits on what a ship can really do for free.</text:span></text:p>
      <text:p text:style-name="P6"/>
      <table:table table:name="Table7" table:style-name="Table7">
        <table:table-column table:style-name="Table7.A"/>
        <table:table-column table:style-name="Table7.B"/>
        <table:table-row table:style-name="Table7.1">
          <table:table-cell table:style-name="Table7.A1" table:number-columns-spanned="2" office:value-type="string">
            <text:h text:style-name="P17" text:outline-level="3"><text:span text:style-name="T1">Table: Starship Actions</text:span></text:h>
          </table:table-cell>
          <table:covered-table-cell/>
        </table:table-row>
        <table:table-row table:style-name="Table7.2">
          <table:table-cell table:style-name="Table7.A2" office:value-type="string">
            <text:p text:style-name="P9"><text:span text:style-name="T9">Attack Actions</text:span></text:p>
          </table:table-cell>
          <table:table-cell table:style-name="Table7.A2" office:value-type="string">
            <text:p text:style-name="P12"><text:span text:style-name="T9">Attack of Opportunity?</text:span><text:span text:style-name="T13">2</text:span></text:p>
          </table:table-cell>
        </table:table-row>
        <table:table-row table:style-name="Table7.2">
          <table:table-cell table:style-name="Table7.A2" office:value-type="string">
            <text:p text:style-name="P1"><text:span text:style-name="T1">Aid another </text:span></text:p>
          </table:table-cell>
          <table:table-cell table:style-name="Table7.A2" office:value-type="string">
            <text:p text:style-name="P11"><text:span text:style-name="T1">No</text:span></text:p>
          </table:table-cell>
        </table:table-row>
        <table:table-row table:style-name="Table7.2">
          <table:table-cell table:style-name="Table7.A2" office:value-type="string">
            <text:p text:style-name="P1"><text:span text:style-name="T1">Attack (ranged) </text:span></text:p>
          </table:table-cell>
          <table:table-cell table:style-name="Table7.A2" office:value-type="string">
            <text:p text:style-name="P11"><text:span text:style-name="T1">No</text:span></text:p>
          </table:table-cell>
        </table:table-row>
        <table:table-row table:style-name="Table7.2">
          <table:table-cell table:style-name="Table7.A2" office:value-type="string">
            <text:p text:style-name="P1"><text:span text:style-name="T1">Attack an object </text:span></text:p>
          </table:table-cell>
          <table:table-cell table:style-name="Table7.A2" office:value-type="string">
            <text:p text:style-name="P11"><text:span text:style-name="T1">No</text:span></text:p>
          </table:table-cell>
        </table:table-row>
        <table:table-row table:style-name="Table7.2">
          <table:table-cell table:style-name="Table7.A2" office:value-type="string">
            <text:p text:style-name="P1"><text:span text:style-name="T1">Escape a grappling ship </text:span></text:p>
          </table:table-cell>
          <table:table-cell table:style-name="Table7.A2" office:value-type="string">
            <text:p text:style-name="P11"><text:span text:style-name="T1">No</text:span></text:p>
          </table:table-cell>
        </table:table-row>
        <table:table-row table:style-name="Table7.2">
          <table:table-cell table:style-name="Table7.A2" office:value-type="string">
            <text:p text:style-name="P1"><text:span text:style-name="T1">Feint (see Bluff skill)</text:span></text:p>
          </table:table-cell>
          <table:table-cell table:style-name="Table7.A2" office:value-type="string">
            <text:p text:style-name="P11"><text:span text:style-name="T1">No</text:span></text:p>
          </table:table-cell>
        </table:table-row>
        <table:table-row table:style-name="Table7.2">
          <table:table-cell table:style-name="Table7.A2" office:value-type="string">
            <text:p text:style-name="P1"><text:span text:style-name="T1">Grapple another ship</text:span><text:span text:style-name="T13">1</text:span></text:p>
          </table:table-cell>
          <table:table-cell table:style-name="Table7.A2" office:value-type="string">
            <text:p text:style-name="P11"><text:span text:style-name="T1">Yes</text:span></text:p>
          </table:table-cell>
        </table:table-row>
        <table:table-row table:style-name="Table7.2">
          <table:table-cell table:style-name="Table7.A2" office:value-type="string">
            <text:p text:style-name="P1"><text:span text:style-name="T1">Total defense </text:span></text:p>
          </table:table-cell>
          <table:table-cell table:style-name="Table7.A2" office:value-type="string">
            <text:p text:style-name="P11"><text:span text:style-name="T1">No</text:span></text:p>
          </table:table-cell>
        </table:table-row>
        <table:table-row table:style-name="Table7.2">
          <table:table-cell table:style-name="Table7.A2" office:value-type="string">
            <text:p text:style-name="P1"><text:span text:style-name="T9">Move Actions</text:span></text:p>
          </table:table-cell>
          <table:table-cell table:style-name="Table7.A2" office:value-type="string">
            <text:p text:style-name="P11"><text:span text:style-name="T9">Attack of Opportunity?</text:span><text:span text:style-name="T13">2</text:span></text:p>
          </table:table-cell>
        </table:table-row>
        <table:table-row table:style-name="Table7.2">
          <table:table-cell table:style-name="Table7.A2" office:value-type="string">
            <text:p text:style-name="P1"><text:span text:style-name="T1">Damage control </text:span></text:p>
          </table:table-cell>
          <table:table-cell table:style-name="Table7.A2" office:value-type="string">
            <text:p text:style-name="P11"><text:span text:style-name="T1">No</text:span></text:p>
          </table:table-cell>
        </table:table-row>
        <table:table-row table:style-name="Table7.2">
          <table:table-cell table:style-name="Table7.A2" office:value-type="string">
            <text:p text:style-name="P9"><text:span text:style-name="T1">Move at tactical speed </text:span></text:p>
          </table:table-cell>
          <table:table-cell table:style-name="Table7.A2" office:value-type="string">
            <text:p text:style-name="P12"><text:span text:style-name="T1">No</text:span></text:p>
          </table:table-cell>
        </table:table-row>
        <table:table-row table:style-name="Table7.2">
          <table:table-cell table:style-name="Table7.A2" office:value-type="string">
            <text:p text:style-name="P9"><text:span text:style-name="T1">Operate sensors </text:span></text:p>
          </table:table-cell>
          <table:table-cell table:style-name="Table7.A2" office:value-type="string">
            <text:p text:style-name="P12"><text:span text:style-name="T1">No</text:span></text:p>
          </table:table-cell>
        </table:table-row>
        <table:table-row table:style-name="Table7.2">
          <table:table-cell table:style-name="Table7.A2" office:value-type="string">
            <text:p text:style-name="P1"><text:span text:style-name="T1">Ram</text:span><text:span text:style-name="T13">3</text:span><text:span text:style-name="T1"> </text:span></text:p>
          </table:table-cell>
          <table:table-cell table:style-name="Table7.A2" office:value-type="string">
            <text:p text:style-name="P11"><text:span text:style-name="T1">Yes</text:span></text:p>
          </table:table-cell>
        </table:table-row>
        <table:table-row table:style-name="Table7.2">
          <table:table-cell table:style-name="Table7.A2" office:value-type="string">
            <text:p text:style-name="P1"><text:span text:style-name="T1">Sending/jamming a transmission </text:span></text:p>
          </table:table-cell>
          <table:table-cell table:style-name="Table7.A2" office:value-type="string">
            <text:p text:style-name="P11"><text:span text:style-name="T1">No</text:span></text:p>
          </table:table-cell>
        </table:table-row>
        <table:table-row table:style-name="Table7.2">
          <table:table-cell table:style-name="Table7.A2" office:value-type="string">
            <text:p text:style-name="P1"><text:span text:style-name="T1">Start/complete a full-round action </text:span></text:p>
          </table:table-cell>
          <table:table-cell table:style-name="Table7.A2" office:value-type="string">
            <text:p text:style-name="P11"><text:span text:style-name="T1">Varies</text:span></text:p>
          </table:table-cell>
        </table:table-row>
        <text:soft-page-break/>
        <table:table-row table:style-name="Table7.2">
          <table:table-cell table:style-name="Table7.A2" office:value-type="string">
            <text:p text:style-name="P1"><text:span text:style-name="T9">Full-Round Actions</text:span></text:p>
          </table:table-cell>
          <table:table-cell table:style-name="Table7.A2" office:value-type="string">
            <text:p text:style-name="P11"><text:span text:style-name="T9">Attack of Opportunity?</text:span><text:span text:style-name="T13">2</text:span></text:p>
          </table:table-cell>
        </table:table-row>
        <table:table-row table:style-name="Table7.2">
          <table:table-cell table:style-name="Table7.A2" office:value-type="string">
            <text:p text:style-name="P1"><text:span text:style-name="T1">Jump to cruising speed </text:span></text:p>
          </table:table-cell>
          <table:table-cell table:style-name="Table7.A2" office:value-type="string">
            <text:p text:style-name="P11"><text:span text:style-name="T1">Yes</text:span></text:p>
          </table:table-cell>
        </table:table-row>
        <table:table-row table:style-name="Table7.2">
          <table:table-cell table:style-name="Table7.A2" office:value-type="string">
            <text:p text:style-name="P1"><text:span text:style-name="T1">Surge forward </text:span></text:p>
          </table:table-cell>
          <table:table-cell table:style-name="Table7.A2" office:value-type="string">
            <text:p text:style-name="P11"><text:span text:style-name="T1">Yes</text:span></text:p>
          </table:table-cell>
        </table:table-row>
        <table:table-row table:style-name="Table7.2">
          <table:table-cell table:style-name="Table7.A2" office:value-type="string">
            <text:p text:style-name="P1"><text:span text:style-name="T1">Withdraw</text:span></text:p>
          </table:table-cell>
          <table:table-cell table:style-name="Table7.A2" office:value-type="string">
            <text:p text:style-name="P11"><text:span text:style-name="T1">No</text:span></text:p>
          </table:table-cell>
        </table:table-row>
        <table:table-row table:style-name="Table7.2">
          <table:table-cell table:style-name="Table7.A2" office:value-type="string">
            <text:p text:style-name="P1"><text:span text:style-name="T9">Free Actions </text:span></text:p>
          </table:table-cell>
          <table:table-cell table:style-name="Table7.A2" office:value-type="string">
            <text:p text:style-name="P11"><text:span text:style-name="T9">Attack of Opportunity?</text:span><text:span text:style-name="T13">2</text:span></text:p>
          </table:table-cell>
        </table:table-row>
        <table:table-row table:style-name="Table7.2">
          <table:table-cell table:style-name="Table7.A2" office:value-type="string">
            <text:p text:style-name="P1"><text:span text:style-name="T1">Communicate via comm system </text:span></text:p>
          </table:table-cell>
          <table:table-cell table:style-name="Table7.A2" office:value-type="string">
            <text:p text:style-name="P11"><text:span text:style-name="T1">No</text:span></text:p>
          </table:table-cell>
        </table:table-row>
        <table:table-row table:style-name="Table7.2">
          <table:table-cell table:style-name="Table7.A2" office:value-type="string">
            <text:p text:style-name="P1"><text:span text:style-name="T1">Turn </text:span></text:p>
          </table:table-cell>
          <table:table-cell table:style-name="Table7.A2" office:value-type="string">
            <text:p text:style-name="P11"><text:span text:style-name="T1">No</text:span></text:p>
          </table:table-cell>
        </table:table-row>
        <table:table-row table:style-name="Table7.2">
          <table:table-cell table:style-name="Table7.A2" office:value-type="string">
            <text:p text:style-name="P1"><text:span text:style-name="T9">Special Initiative </text:span></text:p>
          </table:table-cell>
          <table:table-cell table:style-name="Table7.A2" office:value-type="string">
            <text:p text:style-name="P11"><text:span text:style-name="T9">Actions Attack of Opportunity?</text:span><text:span text:style-name="T13">2</text:span></text:p>
          </table:table-cell>
        </table:table-row>
        <table:table-row table:style-name="Table7.2">
          <table:table-cell table:style-name="Table7.A2" office:value-type="string">
            <text:p text:style-name="P1"><text:span text:style-name="T1">Delay</text:span></text:p>
          </table:table-cell>
          <table:table-cell table:style-name="Table7.A2" office:value-type="string">
            <text:p text:style-name="P11"><text:span text:style-name="T1">No</text:span></text:p>
          </table:table-cell>
        </table:table-row>
        <table:table-row table:style-name="Table7.2">
          <table:table-cell table:style-name="Table7.A2" office:value-type="string">
            <text:p text:style-name="P1"><text:span text:style-name="T1">Ready</text:span></text:p>
          </table:table-cell>
          <table:table-cell table:style-name="Table7.A2" office:value-type="string">
            <text:p text:style-name="P11"><text:span text:style-name="T1">No</text:span></text:p>
          </table:table-cell>
        </table:table-row>
        <table:table-row table:style-name="Table7.2">
          <table:table-cell table:style-name="Table7.A2" office:value-type="string">
            <text:p text:style-name="P1"><text:span text:style-name="T9">No Action </text:span></text:p>
          </table:table-cell>
          <table:table-cell table:style-name="Table7.A2" office:value-type="string">
            <text:p text:style-name="P11"><text:span text:style-name="T9">Attack of Opportunity?</text:span><text:span text:style-name="T13">2</text:span></text:p>
          </table:table-cell>
        </table:table-row>
        <table:table-row table:style-name="Table7.2">
          <table:table-cell table:style-name="Table7.A2" office:value-type="string">
            <text:p text:style-name="P1"><text:span text:style-name="T1">500-foot shift </text:span></text:p>
          </table:table-cell>
          <table:table-cell table:style-name="Table7.A2" office:value-type="string">
            <text:p text:style-name="P11"><text:span text:style-name="T1">No</text:span></text:p>
          </table:table-cell>
        </table:table-row>
        <table:table-row table:style-name="Table7.2">
          <table:table-cell table:style-name="Table7.A2" office:value-type="string">
            <text:p text:style-name="P1"><text:span text:style-name="T1">Avoid hazard </text:span></text:p>
          </table:table-cell>
          <table:table-cell table:style-name="Table7.A2" office:value-type="string">
            <text:p text:style-name="P11"><text:span text:style-name="T1">No</text:span></text:p>
          </table:table-cell>
        </table:table-row>
        <table:table-row table:style-name="Table7.1">
          <table:table-cell table:style-name="Table7.A2" table:number-columns-spanned="2" office:value-type="string">
            <text:p text:style-name="P9"><text:span text:style-name="T1">1 Technically, a grapple constitutes a single melee attack, not an action. A grapple can be made once in an attack action or as an attack of opportunity.</text:span></text:p>
          </table:table-cell>
          <table:covered-table-cell/>
        </table:table-row>
        <table:table-row table:style-name="Table7.1">
          <table:table-cell table:style-name="Table7.A2" table:number-columns-spanned="2" office:value-type="string">
            <text:p text:style-name="P1"><text:span text:style-name="T1">2 Only starships armed with point-defense systems can make attacks of opportunity.</text:span></text:p>
          </table:table-cell>
          <table:covered-table-cell/>
        </table:table-row>
        <table:table-row table:style-name="Table7.1">
          <table:table-cell table:style-name="Table7.A32" table:number-columns-spanned="2" office:value-type="string">
            <text:p text:style-name="P9"><text:span text:style-name="T1">3 Ramming is considered part of a move action.</text:span></text:p>
          </table:table-cell>
          <table:covered-table-cell/>
        </table:table-row>
      </table:table>
      <text:p text:style-name="P6"/>
      <text:p text:style-name="P1"><text:span text:style-name="T7">ATTACK ACTIONS</text:span></text:p>
      <text:p text:style-name="P1"><text:span text:style-name="T2">Most common attack actions are described below.</text:span></text:p>
      <text:p text:style-name="P1"><text:span text:style-name="T4">ATTACK (RANGED)</text:span></text:p>
      <text:p text:style-name="P1"><text:span text:style-name="T2">As a single attack action, a starship can fire one or more of its ranged weapons at any target or targets within range and within line of sight. A target is in line of sight if there are no solid obstructions between the attacking starship and the target. The maximum range for a beam weapon is 10 range increments. Weapons that fire projectiles have an unlimited range in space.</text:span></text:p>
      <text:p text:style-name="P1"><text:span text:style-name="T2">If firing several weapons, a starship does not need to specify the targets of all of its attacks ahead of time. It can see how the earlier attacks turn out before assigning the later ones.</text:span></text:p>
      <text:p text:style-name="P1"><text:span text:style-name="T2">If a starship fires a ranged weapon at a target that occupies a square adjacent to an ally, it takes a –4 penalty on its attack roll because the gunner must aim carefully to avoid hitting the ally.</text:span></text:p>
      <text:p text:style-name="P1"><text:span text:style-name="T4">Attacks of Opportunity: </text:span><text:span text:style-name="T2">A starship can fire its ranged weapons without provoking attacks of opportunity from enemy ships.</text:span></text:p>
      <text:p text:style-name="P1"><text:span text:style-name="T4">ATTACK AN OBJECT</text:span></text:p>
      <text:p text:style-name="P1"><text:span text:style-name="T2">Attacking objects follows the same rules for starships as for characters. Table: Space Objects lists the Defense, hardness, and hit points of objects commonly encountered in space and on the cosmic battlefield. Colossal objects occupy four 500-foot squares (a 1,000-footby- 1,000-foot fighting space). All other objects occupy a single 500-foot square.</text:span></text:p>
      <text:p text:style-name="P2"/>
      <table:table table:name="Table8" table:style-name="Table8">
        <table:table-column table:style-name="Table8.A"/>
        <table:table-column table:style-name="Table8.B"/>
        <table:table-column table:style-name="Table8.C"/>
        <table:table-column table:style-name="Table8.D"/>
        <table:table-row table:style-name="Table8.1">
          <table:table-cell table:style-name="Table8.A1" table:number-columns-spanned="4" office:value-type="string">
            <text:h text:style-name="P17" text:outline-level="3"><text:span text:style-name="T1">Table: Space Objects</text:span></text:h>
          </table:table-cell>
          <table:covered-table-cell/>
          <table:covered-table-cell/>
          <table:covered-table-cell/>
        </table:table-row>
        <table:table-row table:style-name="Table8.2">
          <table:table-cell table:style-name="Table8.A2" office:value-type="string">
            <text:p text:style-name="P9"><text:span text:style-name="T9">Object </text:span></text:p>
          </table:table-cell>
          <table:table-cell table:style-name="Table8.B2" office:value-type="string">
            <text:p text:style-name="P12"><text:span text:style-name="T9">Defense</text:span></text:p>
          </table:table-cell>
          <table:table-cell table:style-name="Table8.B2" office:value-type="string">
            <text:p text:style-name="P12"><text:span text:style-name="T9">Hardness</text:span></text:p>
          </table:table-cell>
          <table:table-cell table:style-name="Table8.B2" office:value-type="string">
            <text:p text:style-name="P12"><text:span text:style-name="T9">Hit Points</text:span></text:p>
          </table:table-cell>
        </table:table-row>
        <table:table-row table:style-name="Table8.2">
          <table:table-cell table:style-name="Table8.A2" office:value-type="string">
            <text:p text:style-name="P1"><text:span text:style-name="T1">Asteroid, Colossal</text:span></text:p>
          </table:table-cell>
          <table:table-cell table:style-name="Table8.B2" office:value-type="string">
            <text:p text:style-name="P11"><text:span text:style-name="T1">–3</text:span></text:p>
          </table:table-cell>
          <table:table-cell table:style-name="Table8.B2" office:value-type="string">
            <text:p text:style-name="P11"><text:span text:style-name="T1">8</text:span></text:p>
          </table:table-cell>
          <table:table-cell table:style-name="Table8.B2" office:value-type="string">
            <text:p text:style-name="P11"><text:span text:style-name="T1">36,000</text:span></text:p>
          </table:table-cell>
        </table:table-row>
        <table:table-row table:style-name="Table8.2">
          <table:table-cell table:style-name="Table8.A2" office:value-type="string">
            <text:p text:style-name="P1"><text:span text:style-name="T1">Asteroid, Gargantuan</text:span></text:p>
          </table:table-cell>
          <table:table-cell table:style-name="Table8.B2" office:value-type="string">
            <text:p text:style-name="P11"><text:span text:style-name="T1">1</text:span></text:p>
          </table:table-cell>
          <table:table-cell table:style-name="Table8.B2" office:value-type="string">
            <text:p text:style-name="P11"><text:span text:style-name="T1">8</text:span></text:p>
          </table:table-cell>
          <table:table-cell table:style-name="Table8.B2" office:value-type="string">
            <text:p text:style-name="P11"><text:span text:style-name="T1">9,000</text:span></text:p>
          </table:table-cell>
        </table:table-row>
        <table:table-row table:style-name="Table8.2">
          <table:table-cell table:style-name="Table8.A2" office:value-type="string">
            <text:p text:style-name="P1"><text:span text:style-name="T1">Asteroid, Huge</text:span></text:p>
          </table:table-cell>
          <table:table-cell table:style-name="Table8.B2" office:value-type="string">
            <text:p text:style-name="P11"><text:span text:style-name="T1">3</text:span></text:p>
          </table:table-cell>
          <table:table-cell table:style-name="Table8.B2" office:value-type="string">
            <text:p text:style-name="P11"><text:span text:style-name="T1">8</text:span></text:p>
          </table:table-cell>
          <table:table-cell table:style-name="Table8.B2" office:value-type="string">
            <text:p text:style-name="P11"><text:span text:style-name="T1">4,500</text:span></text:p>
          </table:table-cell>
        </table:table-row>
        <table:table-row table:style-name="Table8.2">
          <table:table-cell table:style-name="Table8.A2" office:value-type="string">
            <text:p text:style-name="P1"><text:span text:style-name="T1">Asteroid, Large</text:span></text:p>
          </table:table-cell>
          <table:table-cell table:style-name="Table8.B2" office:value-type="string">
            <text:p text:style-name="P11"><text:span text:style-name="T1">4</text:span></text:p>
          </table:table-cell>
          <table:table-cell table:style-name="Table8.B2" office:value-type="string">
            <text:p text:style-name="P11"><text:span text:style-name="T1">8</text:span></text:p>
          </table:table-cell>
          <table:table-cell table:style-name="Table8.B2" office:value-type="string">
            <text:p text:style-name="P11"><text:span text:style-name="T1">1,125</text:span></text:p>
          </table:table-cell>
        </table:table-row>
        <table:table-row table:style-name="Table8.2">
          <table:table-cell table:style-name="Table8.A2" office:value-type="string">
            <text:p text:style-name="P1"><text:span text:style-name="T1">Debris cloud, Colossal</text:span></text:p>
          </table:table-cell>
          <table:table-cell table:style-name="Table8.B2" office:value-type="string">
            <text:p text:style-name="P11"><text:span text:style-name="T1">–3</text:span></text:p>
          </table:table-cell>
          <table:table-cell table:style-name="Table8.B2" office:value-type="string">
            <text:p text:style-name="P11"><text:span text:style-name="T1">0</text:span></text:p>
          </table:table-cell>
          <table:table-cell table:style-name="Table8.B2" office:value-type="string">
            <text:p text:style-name="P11"><text:span text:style-name="T1">1,600</text:span></text:p>
          </table:table-cell>
        </table:table-row>
        <table:table-row table:style-name="Table8.2">
          <table:table-cell table:style-name="Table8.A2" office:value-type="string">
            <text:p text:style-name="P1"><text:span text:style-name="T1">Debris cloud, Gargantuan</text:span></text:p>
          </table:table-cell>
          <table:table-cell table:style-name="Table8.B2" office:value-type="string">
            <text:p text:style-name="P11"><text:span text:style-name="T1">1</text:span></text:p>
          </table:table-cell>
          <table:table-cell table:style-name="Table8.B2" office:value-type="string">
            <text:p text:style-name="P11"><text:span text:style-name="T1">0</text:span></text:p>
          </table:table-cell>
          <table:table-cell table:style-name="Table8.B2" office:value-type="string">
            <text:p text:style-name="P11"><text:span text:style-name="T1">400</text:span></text:p>
          </table:table-cell>
        </table:table-row>
        <table:table-row table:style-name="Table8.2">
          <table:table-cell table:style-name="Table8.A2" office:value-type="string">
            <text:p text:style-name="P1"><text:span text:style-name="T1">Iceball, Colossal</text:span></text:p>
          </table:table-cell>
          <table:table-cell table:style-name="Table8.B2" office:value-type="string">
            <text:p text:style-name="P11"><text:span text:style-name="T1">–3</text:span></text:p>
          </table:table-cell>
          <table:table-cell table:style-name="Table8.B2" office:value-type="string">
            <text:p text:style-name="P11"><text:span text:style-name="T1">0</text:span></text:p>
          </table:table-cell>
          <table:table-cell table:style-name="Table8.B2" office:value-type="string">
            <text:p text:style-name="P11"><text:span text:style-name="T1">7,200</text:span></text:p>
          </table:table-cell>
        </table:table-row>
        <table:table-row table:style-name="Table8.2">
          <table:table-cell table:style-name="Table8.A2" office:value-type="string">
            <text:p text:style-name="P1"><text:span text:style-name="T1">Iceball, Gargantuan</text:span></text:p>
          </table:table-cell>
          <table:table-cell table:style-name="Table8.B2" office:value-type="string">
            <text:p text:style-name="P11"><text:span text:style-name="T1">1</text:span></text:p>
          </table:table-cell>
          <table:table-cell table:style-name="Table8.B2" office:value-type="string">
            <text:p text:style-name="P11"><text:span text:style-name="T1">0</text:span></text:p>
          </table:table-cell>
          <table:table-cell table:style-name="Table8.B2" office:value-type="string">
            <text:p text:style-name="P11"><text:span text:style-name="T1">1,800</text:span></text:p>
          </table:table-cell>
        </table:table-row>
        <table:table-row table:style-name="Table8.2">
          <table:table-cell table:style-name="Table8.A2" office:value-type="string">
            <text:p text:style-name="P1"><text:span text:style-name="T1">Iceball, Huge</text:span></text:p>
          </table:table-cell>
          <table:table-cell table:style-name="Table8.B2" office:value-type="string">
            <text:p text:style-name="P11"><text:span text:style-name="T1">3</text:span></text:p>
          </table:table-cell>
          <table:table-cell table:style-name="Table8.B2" office:value-type="string">
            <text:p text:style-name="P11"><text:span text:style-name="T1">0</text:span></text:p>
          </table:table-cell>
          <table:table-cell table:style-name="Table8.B2" office:value-type="string">
            <text:p text:style-name="P11"><text:span text:style-name="T1">900</text:span></text:p>
          </table:table-cell>
        </table:table-row>
        <table:table-row table:style-name="Table8.2">
          <table:table-cell table:style-name="Table8.A2" office:value-type="string">
            <text:p text:style-name="P1"><text:span text:style-name="T1">Iceball, Large</text:span></text:p>
          </table:table-cell>
          <table:table-cell table:style-name="Table8.B2" office:value-type="string">
            <text:p text:style-name="P11"><text:span text:style-name="T1">4</text:span></text:p>
          </table:table-cell>
          <table:table-cell table:style-name="Table8.B2" office:value-type="string">
            <text:p text:style-name="P11"><text:span text:style-name="T1">0</text:span></text:p>
          </table:table-cell>
          <table:table-cell table:style-name="Table8.B2" office:value-type="string">
            <text:p text:style-name="P11"><text:span text:style-name="T1">225</text:span></text:p>
          </table:table-cell>
        </table:table-row>
        <table:table-row table:style-name="Table8.2">
          <table:table-cell table:style-name="Table8.A2" office:value-type="string">
            <text:p text:style-name="P1"><text:span text:style-name="T1">Mine (Medium-size)</text:span></text:p>
          </table:table-cell>
          <table:table-cell table:style-name="Table8.B2" office:value-type="string">
            <text:p text:style-name="P11"><text:span text:style-name="T1">5</text:span></text:p>
          </table:table-cell>
          <table:table-cell table:style-name="Table8.B2" office:value-type="string">
            <text:p text:style-name="P11"><text:span text:style-name="T1">10</text:span></text:p>
          </table:table-cell>
          <table:table-cell table:style-name="Table8.B2" office:value-type="string">
            <text:p text:style-name="P11"><text:span text:style-name="T1">50</text:span></text:p>
          </table:table-cell>
        </table:table-row>
        <table:table-row table:style-name="Table8.2">
          <table:table-cell table:style-name="Table8.A2" office:value-type="string">
            <text:p text:style-name="P1"><text:span text:style-name="T1">Space hulk, Colossal</text:span></text:p>
          </table:table-cell>
          <table:table-cell table:style-name="Table8.B2" office:value-type="string">
            <text:p text:style-name="P11"><text:span text:style-name="T1">–3</text:span></text:p>
          </table:table-cell>
          <table:table-cell table:style-name="Table8.B2" office:value-type="string">
            <text:p text:style-name="P11"><text:span text:style-name="T1">10</text:span></text:p>
          </table:table-cell>
          <table:table-cell table:style-name="Table8.B2" office:value-type="string">
            <text:p text:style-name="P11"><text:span text:style-name="T1">3,600</text:span></text:p>
          </table:table-cell>
        </table:table-row>
        <table:table-row table:style-name="Table8.2">
          <table:table-cell table:style-name="Table8.A2" office:value-type="string">
            <text:p text:style-name="P1"><text:span text:style-name="T1">Space hulk, Gargantuan</text:span></text:p>
          </table:table-cell>
          <table:table-cell table:style-name="Table8.B2" office:value-type="string">
            <text:p text:style-name="P11"><text:span text:style-name="T1">1</text:span></text:p>
          </table:table-cell>
          <table:table-cell table:style-name="Table8.B2" office:value-type="string">
            <text:p text:style-name="P11"><text:span text:style-name="T1">10</text:span></text:p>
          </table:table-cell>
          <table:table-cell table:style-name="Table8.B2" office:value-type="string">
            <text:p text:style-name="P11"><text:span text:style-name="T1">900</text:span></text:p>
          </table:table-cell>
        </table:table-row>
        <table:table-row table:style-name="Table8.2">
          <table:table-cell table:style-name="Table8.A16" office:value-type="string">
            <text:p text:style-name="P9"><text:span text:style-name="T1">Space hulk, Huge</text:span></text:p>
          </table:table-cell>
          <table:table-cell table:style-name="Table8.B16" office:value-type="string">
            <text:p text:style-name="P12"><text:span text:style-name="T1">3</text:span></text:p>
          </table:table-cell>
          <table:table-cell table:style-name="Table8.B16" office:value-type="string">
            <text:p text:style-name="P12"><text:span text:style-name="T1">10</text:span></text:p>
          </table:table-cell>
          <table:table-cell table:style-name="Table8.B16" office:value-type="string">
            <text:p text:style-name="P12"><text:span text:style-name="T1">450</text:span></text:p>
          </table:table-cell>
        </table:table-row>
      </table:table>
      <text:p text:style-name="P2"/>
      <text:p text:style-name="P1"><text:span text:style-name="T4">GRAPPLE ANOTHER SHIP</text:span></text:p>
      <text:p text:style-name="P1"><text:span text:style-name="T2">For rules on using grapplers and tractor beams to hold and immobilize starships, see Grappling Systems.</text:span></text:p>
      <text:p text:style-name="P1"><text:span text:style-name="T4">ESCAPE A GRAPPLING SHIP</text:span></text:p>
      <text:p text:style-name="P1"><text:span text:style-name="T2">Grappler arms and tractor beams allow starships to hold and immobilize one other. See Grappling Systems for rules on escaping grapplers and tractor beams.</text:span></text:p>
      <text:p text:style-name="P1"><text:soft-page-break/><text:span text:style-name="T4">AID ANOTHER</text:span></text:p>
      <text:p text:style-name="P1"><text:span text:style-name="T2">A starship can help an ally attack or defend by distracting or interfering with an enemy in weapon range. The aiding starship makes an attack roll against Defense 10. If the attack roll succeeds, the starship doesn’t actually damage the enemy ship—but its ally gains either a +2 circumstance bonus on attack rolls against that opponent or a +2 circumstance bonus to Defense against that opponent (your choice) on its next turn.</text:span></text:p>
      <text:p text:style-name="P1"><text:span text:style-name="T4">FEINT</text:span></text:p>
      <text:p text:style-name="P1"><text:span text:style-name="T2">See the expanded Bluff skill description for details.</text:span></text:p>
      <text:p text:style-name="P1"><text:span text:style-name="T4">TOTAL DEFENSE</text:span></text:p>
      <text:p text:style-name="P1"><text:span text:style-name="T2">Instead of attacking, a ship can use its attack action to defend itself by performing complex evasive maneuvers. This is called a total defense action. A ship that uses the total defense action doesn’t get to attack, but it gains a +4 dodge bonus to its Defense for 1 round. The ship’s Defense improves at the start of this action, so it helps against any attacks of opportunity the ship is subject to during its move action.</text:span></text:p>
      <text:p text:style-name="P1"><text:span text:style-name="T4">Fighting Defensively: </text:span><text:span text:style-name="T2">Instead of diverting all of its attention to defending itself, a starship can choose to fight defensively while taking a regular attack action. If it does so, it takes a –4 penalty on its attacks in a round to gain a +2 dodge bonus to Defense during the same round.</text:span></text:p>
      <text:p text:style-name="P6"/>
      <text:p text:style-name="P1"><text:span text:style-name="T7">MOVE ACTIONS</text:span></text:p>
      <text:p text:style-name="P1"><text:span text:style-name="T2">Unless otherwise noted, move actions don’t require a Pilot check to perform.</text:span></text:p>
      <text:p text:style-name="P1"><text:span text:style-name="T4">MOVE AT TACTICAL SPEED</text:span></text:p>
      <text:p text:style-name="P1"><text:span text:style-name="T2">A starship can move its tactical speed as a move action. If it takes this kind of move action during its turn, it cannot also take a 500- foot shift.</text:span></text:p>
      <text:p text:style-name="P1"><text:span text:style-name="T4">Attacks of Opportunity: </text:span><text:span text:style-name="T2">Moving through a threatened square provokes an attack of opportunity if the enemy ship has a point defense system (see Starship Defense Systems).</text:span></text:p>
      <text:p text:style-name="P1"><text:span text:style-name="T4">DAMAGE CONTROL</text:span></text:p>
      <text:p text:style-name="P1"><text:span text:style-name="T2">A starship equipped with a damage control system can perform damage control as a move action (see Starship Defense Systems).</text:span></text:p>
      <text:p text:style-name="P1"><text:span text:style-name="T2">Damage control cannot be performed if the ship has been reduced to negative hit points.</text:span></text:p>
      <text:p text:style-name="P1"><text:span text:style-name="T4">OPERATE SENSORS</text:span></text:p>
      <text:p text:style-name="P1"><text:span text:style-name="T2">See the expanded Computer Use skill description and Starship Sensors for details.</text:span></text:p>
      <text:p text:style-name="P1"><text:span text:style-name="T4">RAM</text:span></text:p>
      <text:p text:style-name="P1"><text:span text:style-name="T2">Ramming is considered part of a move action. A pilot can use her starship to ram an object, including another starship. First, the pilot must enter the target’s square or fighting space and declare her attempt to ram the target. If the target has point-defense systems, it can make an attack of opportunity against the ramming starship. Second, the pilot must make a Pilot check (DC = 5 + the target’s Defense). If the Pilot check fails, the ship misses the target and may finish its move. If the check succeeds, the starship collides with the intended target, dealing damage both to itself and the target (reduced by hardness, if applicable).</text:span></text:p>
      <text:p text:style-name="P1"><text:span text:style-name="T2">A pilot cannot ram the same ship or object more than once during a given round. However, a pilot that fails to ram a target may attempt to ram a different target if her starship has sufficient movement left to reach the new target.</text:span></text:p>
      <text:p text:style-name="P1"><text:span text:style-name="T2">Table: Collision Damage shows the amount of damage dealt to both colliding forces, based on the size of the smaller of the two colliding objects.</text:span></text:p>
      <text:p text:style-name="P6"/>
      <table:table table:name="Table9" table:style-name="Table9">
        <table:table-column table:style-name="Table9.A"/>
        <table:table-column table:style-name="Table9.B"/>
        <table:table-row table:style-name="Table9.1">
          <table:table-cell table:style-name="Table9.A1" table:number-columns-spanned="2" office:value-type="string">
            <text:h text:style-name="P17" text:outline-level="3"><text:span text:style-name="T1">Table: Collision Damage</text:span></text:h>
          </table:table-cell>
          <table:covered-table-cell/>
        </table:table-row>
        <table:table-row table:style-name="Table9.2">
          <table:table-cell table:style-name="Table9.A2" office:value-type="string">
            <text:p text:style-name="P9"><text:span text:style-name="T9">Size of Smaller Ship or Object </text:span></text:p>
          </table:table-cell>
          <table:table-cell table:style-name="Table9.A2" office:value-type="string">
            <text:p text:style-name="P12"><text:span text:style-name="T9">Collision Damage</text:span><text:span text:style-name="T13">1</text:span></text:p>
          </table:table-cell>
        </table:table-row>
        <table:table-row table:style-name="Table9.2">
          <table:table-cell table:style-name="Table9.A2" office:value-type="string">
            <text:p text:style-name="P1"><text:span text:style-name="T1">Colossal </text:span></text:p>
          </table:table-cell>
          <table:table-cell table:style-name="Table9.A2" office:value-type="string">
            <text:p text:style-name="P11"><text:span text:style-name="T1">12d6×10</text:span></text:p>
          </table:table-cell>
        </table:table-row>
        <table:table-row table:style-name="Table9.2">
          <table:table-cell table:style-name="Table9.A2" office:value-type="string">
            <text:p text:style-name="P1"><text:span text:style-name="T1">Gargantuan </text:span></text:p>
          </table:table-cell>
          <table:table-cell table:style-name="Table9.A2" office:value-type="string">
            <text:p text:style-name="P11"><text:span text:style-name="T1">6d6×10</text:span></text:p>
          </table:table-cell>
        </table:table-row>
        <table:table-row table:style-name="Table9.2">
          <table:table-cell table:style-name="Table9.A2" office:value-type="string">
            <text:p text:style-name="P1"><text:span text:style-name="T1">Huge </text:span></text:p>
          </table:table-cell>
          <table:table-cell table:style-name="Table9.A2" office:value-type="string">
            <text:p text:style-name="P11"><text:span text:style-name="T1">3d6×10</text:span></text:p>
          </table:table-cell>
        </table:table-row>
        <table:table-row table:style-name="Table9.2">
          <table:table-cell table:style-name="Table9.A2" office:value-type="string">
            <text:p text:style-name="P1"><text:span text:style-name="T1">Large </text:span></text:p>
          </table:table-cell>
          <table:table-cell table:style-name="Table9.A2" office:value-type="string">
            <text:p text:style-name="P11"><text:span text:style-name="T1">1d6×10</text:span></text:p>
          </table:table-cell>
        </table:table-row>
        <table:table-row table:style-name="Table9.2">
          <table:table-cell table:style-name="Table9.A2" office:value-type="string">
            <text:p text:style-name="P1"><text:span text:style-name="T1">Medium-size or smaller </text:span></text:p>
          </table:table-cell>
          <table:table-cell table:style-name="Table9.A2" office:value-type="string">
            <text:p text:style-name="P11"><text:span text:style-name="T1">—</text:span></text:p>
          </table:table-cell>
        </table:table-row>
        <table:table-row table:style-name="Table9.1">
          <table:table-cell table:style-name="Table9.A8" table:number-columns-spanned="2" office:value-type="string">
            <text:p text:style-name="P9"><text:span text:style-name="T1">1 Damage is applied to the ramming starship and its target.</text:span></text:p>
          </table:table-cell>
          <table:covered-table-cell/>
        </table:table-row>
      </table:table>
      <text:p text:style-name="P3"/>
      <text:p text:style-name="P1"><text:span text:style-name="T4">SENDING/JAMMING A TRANSMISSION</text:span></text:p>
      <text:p text:style-name="P1"><text:soft-page-break/><text:span text:style-name="T2">See the expanded Computer Use skill description for details.</text:span></text:p>
      <text:p text:style-name="P1"><text:span text:style-name="T4">START/COMPLETE FULL-ROUND ACTION</text:span></text:p>
      <text:p text:style-name="P1"><text:span text:style-name="T2">The “start/complete full-round action” move action lets a starship begin undertaking a full-round action (such as those listed on Table: Starship Actions) at the end of its turn, or complete a full-round action by using a move action at the beginning of its turn in the round following the round when it started the full-round action. If a starship starts a full-round action at the end of its turn, the next action it takes must be to complete the full-round action—it can’t take another type of action before finishing what it started.</text:span></text:p>
      <text:p text:style-name="P6"/>
      <text:p text:style-name="P1"><text:span text:style-name="T7">FULL-ROUND ACTIONS</text:span></text:p>
      <text:p text:style-name="P1"><text:span text:style-name="T2">A full-round action requires an entire round to complete. If it doesn’t involve moving any distance, a starship can combine it with a 500-foot shift.</text:span></text:p>
      <text:p text:style-name="P1"><text:span text:style-name="T4">JUMP TO CRUISING SPEED</text:span></text:p>
      <text:p text:style-name="P1"><text:span text:style-name="T2">As a full-round action, a starship can leave the battlefield by jumping to cruising speed. Doing so effectively takes the ship out of the fight, although enemy ships can pursue the fleeing ship if they wish.</text:span></text:p>
      <text:p text:style-name="P1"><text:span text:style-name="T2">A starship cannot jump to cruising speed if it has 0 or fewer hit points.</text:span></text:p>
      <text:p text:style-name="P1"><text:span text:style-name="T4">Attacks of Opportunity: </text:span><text:span text:style-name="T2">A starship that jumps to cruising speed provokes attacks of opportunity from threatening enemy ships armed with point-defense systems (see Starship Defense Systems).</text:span></text:p>
      <text:p text:style-name="P1"><text:span text:style-name="T4">SURGE FORWARD</text:span></text:p>
      <text:p text:style-name="P1"><text:span text:style-name="T2">A starship can use its afterburners to surge forward as a full-round action. When a starship surges forward, it can move up to four times its tactical speed in a straight line. (It does not get a 500-foot shift.) It loses its pilot’s Dexterity bonus to Defense and any dodge bonuses to Defense since it can’t avoid attacks.</text:span></text:p>
      <text:p text:style-name="P1"><text:span text:style-name="T2">A starship can surge forward for as many rounds as the pilot likes.</text:span></text:p>
      <text:p text:style-name="P1"><text:span text:style-name="T4">Attacks of Opportunity: </text:span><text:span text:style-name="T2">A starship that surges forward provokes attacks of opportunity from threatening enemy ships armed with point-defense systems (see Starship Defense Systems).</text:span></text:p>
      <text:p text:style-name="P1"><text:span text:style-name="T4">WITHDRAW</text:span></text:p>
      <text:p text:style-name="P1"><text:span text:style-name="T2">Withdrawing from combat is a full-round action. When a starship withdraws, it can move up to twice its tactical speed. (It doesn’t also get a 500-foot shift.) The square it starts from is not considered threatened for purposes of withdrawing, and therefore enemies with point-defense systems do not get attacks of opportunity against it when it moves from that square.</text:span></text:p>
      <text:p text:style-name="P1"><text:span text:style-name="T2">If, during the process of withdrawing, the starship moves through another threatened square (other than the one it started in) without stopping, enemies get attacks of opportunity as normal.</text:span></text:p>
      <text:p text:style-name="P6"/>
      <text:p text:style-name="P1"><text:span text:style-name="T7">FREE ACTIONS</text:span></text:p>
      <text:p text:style-name="P1"><text:span text:style-name="T2">A starship can perform multiple free actions during its turn, subject to the GM’s approval. In general, if one or more free actions take longer than 6 seconds to complete, they are not free actions. Free actions include communicating via a comm system and turning.</text:span></text:p>
      <text:p text:style-name="P1"><text:span text:style-name="T4">COMMUNICATE VIA COMM SYSTEM</text:span></text:p>
      <text:p text:style-name="P1"><text:span text:style-name="T2">Starships (and their crews) can communicate and coordinate with each other as a free action. A GM may rule that a particularly long or complex message cannot be communicated as a free action.</text:span></text:p>
      <text:p text:style-name="P1"><text:span text:style-name="T4">TURN</text:span></text:p>
      <text:p text:style-name="P1"><text:span text:style-name="T2">Starships—even immensely large ones—are highly maneuverable in space. As a free action, a ship can adjust its orientation on the battle grid by pivoting or turning. The direction a starship is facing has no bearing on combat, since its weapons can be trained to fire in any direction.</text:span></text:p>
      <text:p text:style-name="P6"/>
      <text:h text:style-name="P14" text:outline-level="2"><text:span text:style-name="T6">COVER AND CONCEALMENT</text:span></text:h>
      <text:p text:style-name="P1"><text:span text:style-name="T2">Starships use the same</text:span><text:span text:style-name="T3"> </text:span><text:span text:style-name="T2">rules as characters for cover and concealment in combat.</text:span></text:p>
      <text:p text:style-name="P6"/>
      <text:p text:style-name="P1"><text:span text:style-name="T7">SPECIAL INITIATIVE ACTIONS</text:span></text:p>
      <text:p text:style-name="P1"><text:span text:style-name="T2">Usually a starship acts as soon as it can in combat, but sometimes it may want to act later, at a better time, or in response to the actions of another ship. Starships can delay or ready actions in the same manner as characters.</text:span></text:p>
      <text:p text:style-name="P6"/>
      <text:p text:style-name="P1"><text:span text:style-name="T7">AVOIDING HAZARDS</text:span></text:p>
      <text:p text:style-name="P1"><text:span text:style-name="T2">A hazard is any unmanned obstacle of Large size or bigger that a starship might hit, either because the starship has entered the hazard’s square or because the hazard has entered the starship’s fighting space. Sample hazards include asteroids, clouds of space debris, and electromagnetic storms (which deal electricity damage). When a starship enters a square occupied by a hazard, or vice versa, the pilot of the starship must make a Pilot check. (Making this check does not count as an action.) The DC of the check depends on the size of the obstacle, as shown in Table: Avoid Hazard DCs. If the Pilot check succeeds, the starship avoids the hazard. If the check fails, a collision occurs (use Table: Collision Damage to determine collision damage to both the starship and the hazard). A new check must be made each round the starship and the hazard occupy the same square.</text:span></text:p>
      <text:p text:style-name="P6"><text:soft-page-break/></text:p>
      <table:table table:name="Table10" table:style-name="Table10">
        <table:table-column table:style-name="Table10.A"/>
        <table:table-column table:style-name="Table10.B"/>
        <table:table-row table:style-name="Table10.1">
          <table:table-cell table:style-name="Table10.A1" table:number-columns-spanned="2" office:value-type="string">
            <text:h text:style-name="P17" text:outline-level="3"><text:span text:style-name="T1">Table: Avoid Hazard DCs</text:span></text:h>
          </table:table-cell>
          <table:covered-table-cell/>
        </table:table-row>
        <table:table-row table:style-name="Table10.2">
          <table:table-cell table:style-name="Table10.A2" office:value-type="string">
            <text:p text:style-name="P10"><text:span text:style-name="T1">Hazard Size</text:span></text:p>
          </table:table-cell>
          <table:table-cell table:style-name="Table10.A2" office:value-type="string">
            <text:h text:style-name="P16" text:outline-level="4"><text:span text:style-name="T1">Pilot Check DC</text:span></text:h>
          </table:table-cell>
        </table:table-row>
        <table:table-row table:style-name="Table10.2">
          <table:table-cell table:style-name="Table10.A2" office:value-type="string">
            <text:p text:style-name="P1"><text:span text:style-name="T1">Colossal </text:span></text:p>
          </table:table-cell>
          <table:table-cell table:style-name="Table10.A2" office:value-type="string">
            <text:p text:style-name="P11"><text:span text:style-name="T1">5</text:span></text:p>
          </table:table-cell>
        </table:table-row>
        <table:table-row table:style-name="Table10.2">
          <table:table-cell table:style-name="Table10.A2" office:value-type="string">
            <text:p text:style-name="P1"><text:span text:style-name="T1">Gargantuan </text:span></text:p>
          </table:table-cell>
          <table:table-cell table:style-name="Table10.A2" office:value-type="string">
            <text:p text:style-name="P11"><text:span text:style-name="T1">20</text:span></text:p>
          </table:table-cell>
        </table:table-row>
        <table:table-row table:style-name="Table10.2">
          <table:table-cell table:style-name="Table10.A2" office:value-type="string">
            <text:p text:style-name="P1"><text:span text:style-name="T1">Huge </text:span></text:p>
          </table:table-cell>
          <table:table-cell table:style-name="Table10.A2" office:value-type="string">
            <text:p text:style-name="P11"><text:span text:style-name="T1">15</text:span></text:p>
          </table:table-cell>
        </table:table-row>
        <table:table-row table:style-name="Table10.2">
          <table:table-cell table:style-name="Table10.A6" office:value-type="string">
            <text:p text:style-name="P9"><text:span text:style-name="T1">Large </text:span></text:p>
          </table:table-cell>
          <table:table-cell table:style-name="Table10.A6" office:value-type="string">
            <text:p text:style-name="P12"><text:span text:style-name="T1">10</text:span></text:p>
          </table:table-cell>
        </table:table-row>
      </table:table>
      <text:h text:style-name="P15" text:outline-level="2"/>
      <text:h text:style-name="P14" text:outline-level="2"><text:span text:style-name="T6">MOVING THROUGH OCCUPIED SQUARES</text:span></text:h>
      <text:p text:style-name="P1"><text:span text:style-name="T2">A starship can pass through a square occupied by another starship or object.</text:span></text:p>
      <text:p text:style-name="P1"><text:span text:style-name="T4">Ally or Nonopposing Starship: </text:span><text:span text:style-name="T2">You can safely move through a square occupied by an ally or nonopposing starshi p.</text:span></text:p>
      <text:p text:style-name="P1"><text:span text:style-name="T4">Enemy Starship: </text:span><text:span text:style-name="T2">Moving through a square occupied by an enemy provokes an attack of opportunity if the enemy has a point-defense system (see Starship Defense Systems). You can move safely through a square occupied by an enemy that doesn’t resist—such as one that is disabled—as if the enemy was nonopposing.</text:span></text:p>
      <text:p text:style-name="P1"><text:span text:style-name="T4">Hazard: </text:span><text:span text:style-name="T2">Safely moving through a square occupied by a hazard—such as a cloud of space debris or an asteroid— requires a successful Pilot check (see Avoiding Hazards).</text:span></text:p>
      <text:p text:style-name="P7"/>
      <text:h text:style-name="P14" text:outline-level="2"><text:span text:style-name="T6">Crossfire</text:span></text:h>
      <text:p text:style-name="P1"><text:span text:style-name="T2">If two allied starships are on opposite sides of an enemy and each within 1,000 feet (2 squares) of that opponent, they can catch the enemy ship in their crossfire. Because the enemy is forced to defend itself on two fronts, the allied starships gain a +2 bonus on attack rolls made against the ship caught in their crossfire. The enemy ship must be directly between the two allied ships, however.</text:span></text:p>
      <text:p text:style-name="P4"/>
      <text:h text:style-name="P14" text:outline-level="2"><text:span text:style-name="T6">ATTACKS OF OPPORTUNITY</text:span></text:h>
      <text:p text:style-name="P1"><text:span text:style-name="T2">Attacks of opportunity work differently with starships than with characters.</text:span></text:p>
      <text:p text:style-name="P1"><text:span text:style-name="T2">A starship can only make an attack of opportunity if it is equipped with a point-defense system (see Starship Defense Systems). A starship can use its point-defense system to make an attack of opportunity against an enemy ship that enters or passes through its fighting space (any square it occupies on the battle grid) or any adjacent square.</text:span></text:p>
      <text:p text:style-name="P1"><text:span text:style-name="T7">THREATENED SQUARES</text:span></text:p>
      <text:p text:style-name="P1"><text:span text:style-name="T2">A starship equipped with a point-defense system threatens the squares it occupies (its fighting space) and all adjacent 500-foot squares. It can therefore make attacks of opportunity against enemy ships that enter or pass through its fighting space or any adjacent square.</text:span></text:p>
      <text:p text:style-name="P1"><text:span text:style-name="T2">A starship without a point-defense system does not threaten ships that enter or pass through its fighting space or adjacent squares.</text:span></text:p>
      <text:p text:style-name="P1"><text:span text:style-name="T7">PROVOKING AN ATTACK OF OPPORTUNITY</text:span></text:p>
      <text:p text:style-name="P1"><text:span text:style-name="T2">Two actions can provoke attacks of opportunity: moving out of a threatened square, and performing an action within a threatened square that distracts the pilot and forces her to do something other than evade incoming fire.</text:span></text:p>
      <text:p text:style-name="P1"><text:span text:style-name="T4">Moving Out of a Threatened Square: </text:span><text:span text:style-name="T2">When a starship moves out of a threatened square, it generally provokes an attack of opportunity. There are two important exceptions, however. A starship doesn’t provoke an attack of opportunity if it limits its movement to a single 500-foot shift or if it withdraws (see Withdraw).</text:span></text:p>
      <text:p text:style-name="P1"><text:span text:style-name="T2">Thus, if the square a starship occupies at the beginning of its turn is a threatened square, any movement it makes provokes an attack of opportunity (unless it withdraws or limits it move to a single 500-foot shift). If it doesn’t start in a threatened square but moves into one, it must stop there, or else it provokes an attack of opportunity as it leaves that square.</text:span></text:p>
      <text:p text:style-name="P1"><text:span text:style-name="T4">Performing an Action that Distracts the Pilot: </text:span><text:span text:style-name="T2">Some actions, when performed in a threatened square, provoke attacks of opportunity because they make the pilot divert her attention from the battle at hand. Firing a starship weapon in a threatened square does not provoke attacks of opportunity, but Table: Starship Actions notes actions that do.</text:span></text:p>
      <text:p text:style-name="P6"/>
      <text:p text:style-name="P1"><text:span text:style-name="T7">MAKING AN ATTACK OF OPPORTUNITY</text:span></text:p>
      <text:p text:style-name="P1"><text:span text:style-name="T2">An attack of opportunity is a single attack made with a ranged starship weapon. A starship can only make one attack of opportunity per round. It doesn’t have to make an attack of opportunity if it doesn’t want to.</text:span></text:p>
      <text:p text:style-name="P1"><text:span text:style-name="T2">An attack of opportunity is made using the starship’s normal attack bonus—even if it’s already attacked in this round.</text:span></text:p>
      <text:p text:style-name="P4"/>
      <text:h text:style-name="P14" text:outline-level="2"><text:soft-page-break/><text:span text:style-name="T6">STARSHIP TYPES</text:span></text:h>
      <text:p text:style-name="P1"><text:span text:style-name="T2">A starship can be one of the following five types: ultralight, light, mediumweight, heavy, or superheavy. A starship’s type determines how much space it occupies on the battle grid, as well as its game statistics.</text:span></text:p>
      <text:p text:style-name="P1"><text:span text:style-name="T2">To build a starship hull from scratch, a character must succeed at a Craft (structural) check (DC 30) after investing the requisite amount of assembly time, based on the ship’s type: ultralight 600 hours, light 1,200 hours, mediumweight 2,400 hours, heavy 4,800 hours, superheavy 9,600 hours. A character without a mechanical tool kit takes a –4 penalty on the skill check. The character must also make a Wealth check against the ship’s base purchase DC.</text:span></text:p>
      <text:p text:style-name="P6"/>
      <text:p text:style-name="P1"><text:span text:style-name="T7">STARSHIP STATISTICS</text:span></text:p>
      <text:p text:style-name="P1"><text:span text:style-name="T2">This chapter includes ready-to-use statistics for various starship subtypes. These statistics represent baseline models only. A starship’s statistics and performance can be improved by upgrading its weapons, armor, shields, defensive systems, and engines.</text:span></text:p>
      <text:p text:style-name="P1"><text:span text:style-name="T2">Each starship description includes the following statistics.</text:span></text:p>
      <text:p text:style-name="P1"><text:span text:style-name="T4">Type: </text:span><text:span text:style-name="T2">The starship’s type (ultralight, light, mediumweight, heavy, or superheavy) determines its fighting space on the battle grid.</text:span></text:p>
      <text:p text:style-name="P1"><text:span text:style-name="T4">Subtype: </text:span><text:span text:style-name="T2">The starship’s subtype describes the ship’s primary function (for example, fighter or strike cruiser).</text:span></text:p>
      <text:p text:style-name="P1"><text:span text:style-name="T4">Defense: </text:span><text:span text:style-name="T2">A starship’s Defense determines how hard the ship is to hit. A starship’s flat-footed Defense does not include the pilot’s Dexterity modifier. A starship’s autopilot Defense is used when the ship’s autopilot system is engaged.</text:span></text:p>
      <text:p text:style-name="P1"><text:span text:style-name="T4">Hardness: </text:span><text:span text:style-name="T2">A ship’s hardness is determined by its armor. Hardness reduces the amount of damage the ship takes from weapon attacks. Better armor can improve a ship’s hardness.</text:span></text:p>
      <text:p text:style-name="P1"><text:span text:style-name="T4">Hit Dice: </text:span><text:span text:style-name="T2">A ship’s Hit Dice (HD) determines how many hit points it has. Hit Dice are never rolled to determine a ship’s hit points; the ship always gets maximum hit points for each Hit Die.</text:span></text:p>
      <text:p text:style-name="P1"><text:span text:style-name="T4">Initiative Modifier: </text:span><text:span text:style-name="T2">A starship’s initiative modifier is equal to the pilot’s Dexterity modifier, with a +4 bonus if the pilot has the Improved Initiative feat.</text:span></text:p>
      <text:p text:style-name="P1"><text:span text:style-name="T4">Pilot’s Class Bonus: </text:span><text:span text:style-name="T2">The pilot’s class bonus to Defense applies to the starship’s normal and flat-footed Defense.</text:span></text:p>
      <text:p text:style-name="P1"><text:span text:style-name="T4">Pilot’s Dex Modifier: </text:span><text:span text:style-name="T2">The pilot’s Dexterity modifier applies to the starship’s Defense, except when the ship is flat-footed or </text:span></text:p>
      <text:p text:style-name="P1"><text:span text:style-name="T2">grappled.</text:span></text:p>
      <text:p text:style-name="P1"><text:span text:style-name="T4">Gunner’s Attack Bonus: </text:span><text:span text:style-name="T2">The gunner’s attack bonus applies to ranged weapon attacks.</text:span></text:p>
      <text:p text:style-name="P1"><text:span text:style-name="T4">Size: </text:span><text:span text:style-name="T2">The ship’s size affects its Defense, weapon attack rolls, and grapple modifier.</text:span></text:p>
      <text:p text:style-name="P1"><text:span text:style-name="T4">Tactical Speed: </text:span><text:span text:style-name="T2">Tactical speed represents how far the starship can move as a move action using its thrusters. Speed is listed in feet and squares. Most starships have a base tactical speed of 3,000 feet. Better engines can improve a starship’s tactical speed (see Starship Engines), while heavier armor can reduce a ship’s tactical speed (see Starship Armor,).</text:span></text:p>
      <text:p text:style-name="P1"><text:span text:style-name="T4">Length: </text:span><text:span text:style-name="T2">The ship’s length in feet.</text:span></text:p>
      <text:p text:style-name="P1"><text:span text:style-name="T4">Weight: </text:span><text:span text:style-name="T2">The ship’s weight in pounds or tons.</text:span></text:p>
      <text:p text:style-name="P1"><text:span text:style-name="T4">Targeting System Bonus: </text:span><text:span text:style-name="T2">The ship’s computerized targeting system provides an equipment bonus on a gunner’s attack rolls and a similar equipment bonus on attack rolls made by the ship’s point-efense system (see Attack of Opportunity, below). This equipment bonus is already factored in to the ship’s attack statistics.</text:span></text:p>
      <text:p text:style-name="P1"><text:span text:style-name="T4">Crew: </text:span><text:span text:style-name="T2">The ship’s standard crew complement is given here. A ship cannot operate with less than one-quarter of its standard crew complement. The crew’s quality is given in parentheses, along with the crew’s modifier to skill checks (including Pilot checks made to avoid hazards). The quality of the crew determines the pilot’s class bonus to Defense, the pilot’s Dexterity modifier, and the gunner’s attack bonus (see Table: Crew Quality for details).</text:span></text:p>
      <text:p text:style-name="P1"><text:span text:style-name="T4">Passenger Capacity: </text:span><text:span text:style-name="T2">The maximum number of passengers that can be safely lodged aboard the ship.</text:span></text:p>
      <text:p text:style-name="P1"><text:span text:style-name="T4">Cargo Capacity: </text:span><text:span text:style-name="T2">The maximum tonnage of cargo that the ship can store in its holds.</text:span></text:p>
      <text:p text:style-name="P1"><text:span text:style-name="T4">Grapple Modifier: </text:span><text:span text:style-name="T2">The ship’s grapple check modifier is based on its size (Huge +8, Gargantuan +12, Colossal +16). Grapple checks come into play whenever grapplers and tractor beams are used (see Grappling Systems).</text:span></text:p>
      <text:p text:style-name="P1"><text:span text:style-name="T4">Base Purchase DC: </text:span><text:span text:style-name="T2">The base purchase DC includes the ship’s hull and a trained crew, but not its engines, armor, shields, defensive systems, sensor systems, comm systems, weapons, or grappling systems (which must be purchased separately).</text:span></text:p>
      <text:p text:style-name="P1"><text:span text:style-name="T4">Restriction: </text:span><text:span text:style-name="T2">The ship’s restriction rating.</text:span></text:p>
      <text:p text:style-name="P1"><text:span text:style-name="T4">Attack: </text:span><text:span text:style-name="T2">This line shows the ranged weapon attacks a starship typically makes when it uses an attack action.</text:span></text:p>
      <text:p text:style-name="P1"><text:span text:style-name="T4">Attack of Opportunity: </text:span><text:span text:style-name="T2">If the ship has a point-defense system installed, it threatens ships passing through its fighting space or adjacent squares. Use the line to resolve attacks of opportunity made by the ship.</text:span></text:p>
      <text:p text:style-name="P1"><text:span text:style-name="T4">Standard Design Specs: </text:span><text:span text:style-name="T2">The ship’s engines, armor, defensive systems, sensors, communications, weapons, and grappling systems are listed here.</text:span></text:p>
      <text:p text:style-name="P3"/>
      <text:p text:style-name="P1"><text:span text:style-name="T4">IMPROVING A STARSHIP’S STATISTICS</text:span></text:p>
      <text:p text:style-name="P1"><text:soft-page-break/><text:span text:style-name="T2">The starship statistics presented below use standard design specs appropriate for the lowest Progress Level at which these ships can be played (PL 6 or PL 7 for most ships). Improving a starship’s statistics requires upgrades to its crew, armor, defensive systems, sensor systems, and/or weapons, as discussed throughout this chapter. </text:span></text:p>
      <text:p text:style-name="P6"/>
      <text:p text:style-name="P1"><text:span text:style-name="T7">ULTRALIGHT STARSHIP SUBTYPES</text:span></text:p>
      <text:p text:style-name="P1"><text:span text:style-name="T2">Ultralight ships cover most small spacecraft, including fighters, cutters, launches, and couriers.</text:span></text:p>
      <text:p text:style-name="P1"><text:span text:style-name="T2">An ultralight starship can be up to 250 feet long. It occupies a 250-foot-by-250-foot fighting space, and up to four ultralight starships can occupy a single 500-foot square. Due to their relatively small size, ultralight starships can form into wings (see Ultralight Starship Wings). </text:span></text:p>
      <text:p text:style-name="P1"><text:span text:style-name="T2">In addition, all ultralight starships share the following design specs.</text:span></text:p>
      <text:p text:style-name="P1"><text:span text:style-name="T4">Engines: </text:span><text:span text:style-name="T2">All ultralight starships have thrusters. In addition, ships of PL 6 or higher have one other type of engine (see Starship Engines).</text:span></text:p>
      <text:p text:style-name="P1"><text:span text:style-name="T4">Armor: </text:span><text:span text:style-name="T2">An ultralight ship has one type of armor (see Starship Armor).</text:span></text:p>
      <text:p text:style-name="P1"><text:span text:style-name="T4">Defensive Systems: </text:span><text:span text:style-name="T2">An ultralight starship has a maximum of one defensive system per 3 Hit Dice (see Starship Defense Systems).</text:span></text:p>
      <text:p text:style-name="P1"><text:span text:style-name="T4">Sensors: </text:span><text:span text:style-name="T2">An ultralight starship has a maximum of two sensor systems (see Starship Sensors).</text:span></text:p>
      <text:p text:style-name="P1"><text:span text:style-name="T4">Communications: </text:span><text:span text:style-name="T2">An ultralight starship has a maximum of two external communication systems (see Starship Comm Systems).</text:span></text:p>
      <text:p text:style-name="P1"><text:span text:style-name="T4">Weapons: </text:span><text:span text:style-name="T2">An ultralight starship has one beam, projectile, or missile weapon per 3 Hit Dice (see Starship Weapons).</text:span></text:p>
      <text:p text:style-name="P1"><text:span text:style-name="T2">These weapons are often fire-linked. An ultralight ship cannot be armed with mines.</text:span></text:p>
      <text:p text:style-name="P1"><text:span text:style-name="T4">Grappling Systems: </text:span><text:span text:style-name="T2">An ultralight starship may have up to two grappling systems (see Grappling Systems). Each grappling system takes away one of the ship’s weapon slots (see above).</text:span></text:p>
      <text:h text:style-name="P15" text:outline-level="2"/>
      <text:p text:style-name="P1"><text:span text:style-name="T7">ULTRALIGHT SHIP DESCRIPTIONS</text:span></text:p>
      <text:p text:style-name="P1"><text:span text:style-name="T2">Specific subtypes of ultralight starships are given here.</text:span></text:p>
      <text:p text:style-name="P3"/>
      <text:p text:style-name="P1"><text:span text:style-name="T4">ORBITAL SHUTTLE (PL 5)</text:span></text:p>
      <text:p text:style-name="P1"><text:span text:style-name="T2">An orbital shuttle can haul people and light equipment into orbit and return safely to the planet below, but it is not suitable for long-range space travel to other planets or star systems.</text:span></text:p>
      <table:table table:name="Table11" table:style-name="Table11">
        <table:table-column table:style-name="Table11.A"/>
        <table:table-column table:style-name="Table11.B"/>
        <table:table-row table:style-name="Table11.1">
          <table:table-cell table:style-name="Table11.A1" office:value-type="string">
            <text:p text:style-name="P9"><text:span text:style-name="T9">Type: </text:span><text:span text:style-name="T1">Ultralight </text:span></text:p>
          </table:table-cell>
          <table:table-cell table:style-name="Table11.A1" office:value-type="string">
            <text:p text:style-name="P9"><text:span text:style-name="T9">Size: </text:span><text:span text:style-name="T1">Gargantuan (–4 size)</text:span></text:p>
          </table:table-cell>
        </table:table-row>
        <table:table-row table:style-name="Table11.1">
          <table:table-cell table:style-name="Table11.A2" office:value-type="string">
            <text:p text:style-name="P9"><text:span text:style-name="T9">Subtype: </text:span><text:span text:style-name="T1">Orbital shuttle </text:span></text:p>
          </table:table-cell>
          <table:table-cell table:style-name="Table11.A2" office:value-type="string">
            <text:p text:style-name="P9"><text:span text:style-name="T9">Tactical Speed: </text:span><text:span text:style-name="T1">2,500 ft. (5 sq.)</text:span></text:p>
          </table:table-cell>
        </table:table-row>
        <table:table-row table:style-name="Table11.1">
          <table:table-cell table:style-name="Table11.A2" office:value-type="string">
            <text:p text:style-name="P1"><text:span text:style-name="T9">Defense: </text:span><text:span text:style-name="T1">11</text:span></text:p>
          </table:table-cell>
          <table:table-cell table:style-name="Table11.A2" office:value-type="string">
            <text:p text:style-name="P1"><text:span text:style-name="T1"><text:s/></text:span><text:span text:style-name="T9">Length: </text:span><text:span text:style-name="T1">60 feet</text:span></text:p>
          </table:table-cell>
        </table:table-row>
        <table:table-row table:style-name="Table11.1">
          <table:table-cell table:style-name="Table11.A2" office:value-type="string">
            <text:p text:style-name="P1"><text:span text:style-name="T9">Flat-footed Defense: </text:span><text:span text:style-name="T1">9 </text:span></text:p>
          </table:table-cell>
          <table:table-cell table:style-name="Table11.A2" office:value-type="string">
            <text:p text:style-name="P1"><text:span text:style-name="T9">Weight: </text:span><text:span text:style-name="T1">220,000 lb.</text:span></text:p>
          </table:table-cell>
        </table:table-row>
        <table:table-row table:style-name="Table11.1">
          <table:table-cell table:style-name="Table11.A2" office:value-type="string">
            <text:p text:style-name="P1"><text:span text:style-name="T9">Autopilot Defense: </text:span><text:span text:style-name="T1">8 </text:span></text:p>
          </table:table-cell>
          <table:table-cell table:style-name="Table11.A2" office:value-type="string">
            <text:p text:style-name="P1"><text:span text:style-name="T9">Targeting System Bonus: </text:span><text:span text:style-name="T1">—</text:span></text:p>
          </table:table-cell>
        </table:table-row>
        <table:table-row table:style-name="Table11.1">
          <table:table-cell table:style-name="Table11.A2" office:value-type="string">
            <text:p text:style-name="P1"><text:span text:style-name="T9">Hardness: </text:span><text:span text:style-name="T1">20 </text:span></text:p>
          </table:table-cell>
          <table:table-cell table:style-name="Table11.A2" office:value-type="string">
            <text:p text:style-name="P1"><text:span text:style-name="T9">Crew: </text:span><text:span text:style-name="T1">4 (trained +4)</text:span></text:p>
          </table:table-cell>
        </table:table-row>
        <table:table-row table:style-name="Table11.1">
          <table:table-cell table:style-name="Table11.A2" office:value-type="string">
            <text:p text:style-name="P1"><text:span text:style-name="T9">Hit Dice: </text:span><text:span text:style-name="T1">6d20 (120 hp) </text:span></text:p>
          </table:table-cell>
          <table:table-cell table:style-name="Table11.A2" office:value-type="string">
            <text:p text:style-name="P1"><text:span text:style-name="T9">Passenger Capacity: </text:span><text:span text:style-name="T1">12</text:span></text:p>
          </table:table-cell>
        </table:table-row>
        <table:table-row table:style-name="Table11.1">
          <table:table-cell table:style-name="Table11.A2" office:value-type="string">
            <text:p text:style-name="P1"><text:span text:style-name="T9">Initiative Modifier: </text:span><text:span text:style-name="T1">+2 </text:span></text:p>
          </table:table-cell>
          <table:table-cell table:style-name="Table11.A2" office:value-type="string">
            <text:p text:style-name="P1"><text:span text:style-name="T9">Cargo Capacity: </text:span><text:span text:style-name="T1">22,000 lb.</text:span></text:p>
          </table:table-cell>
        </table:table-row>
        <table:table-row table:style-name="Table11.1">
          <table:table-cell table:style-name="Table11.A2" office:value-type="string">
            <text:p text:style-name="P1"><text:span text:style-name="T9">Pilot’s Class Bonus: </text:span><text:span text:style-name="T1">+3 </text:span></text:p>
          </table:table-cell>
          <table:table-cell table:style-name="Table11.A2" office:value-type="string">
            <text:p text:style-name="P1"><text:span text:style-name="T9">Grapple Modifier: </text:span><text:span text:style-name="T1">+12</text:span></text:p>
          </table:table-cell>
        </table:table-row>
        <table:table-row table:style-name="Table11.1">
          <table:table-cell table:style-name="Table11.A2" office:value-type="string">
            <text:p text:style-name="P1"><text:span text:style-name="T9">Pilot’s Dex Modifier: </text:span><text:span text:style-name="T1">+2 </text:span></text:p>
          </table:table-cell>
          <table:table-cell table:style-name="Table11.A2" office:value-type="string">
            <text:p text:style-name="P1"><text:span text:style-name="T9">Base Purchase DC: </text:span><text:span text:style-name="T1">52</text:span></text:p>
          </table:table-cell>
        </table:table-row>
        <table:table-row table:style-name="Table11.1">
          <table:table-cell table:style-name="Table11.A11" office:value-type="string">
            <text:p text:style-name="P9"><text:span text:style-name="T9">Gunner’s Attack Bonus: </text:span><text:span text:style-name="T1">— </text:span></text:p>
          </table:table-cell>
          <table:table-cell table:style-name="Table11.A11" office:value-type="string">
            <text:p text:style-name="P9"><text:span text:style-name="T9">Restriction: </text:span><text:span text:style-name="T1">Restricted (+2)</text:span></text:p>
          </table:table-cell>
        </table:table-row>
      </table:table>
      <text:p text:style-name="P3"/>
      <text:p text:style-name="P1"><text:span text:style-name="T4">Attack: </text:span><text:span text:style-name="T2">None</text:span></text:p>
      <text:p text:style-name="P1"><text:soft-page-break/><text:span text:style-name="T4">Attack of Opportunity: </text:span><text:span text:style-name="T2">None</text:span></text:p>
      <text:p text:style-name="P3"/>
      <text:p text:style-name="P1"><text:span text:style-name="T4">Standard PL 5 Design Specs:</text:span></text:p>
      <text:p text:style-name="P1"><text:span text:style-name="T4">Engines: </text:span><text:span text:style-name="T2">Thrusters</text:span></text:p>
      <text:p text:style-name="P1"><text:span text:style-name="T4">Armor: </text:span><text:span text:style-name="T2">Alloy plating</text:span></text:p>
      <text:p text:style-name="P1"><text:span text:style-name="T4">Defense Systems: </text:span><text:span text:style-name="T2">Autopilot system, damage control system (1d10)</text:span></text:p>
      <text:p text:style-name="P1"><text:span text:style-name="T4">Sensors: </text:span><text:span text:style-name="T2">Class I sensor array</text:span></text:p>
      <text:p text:style-name="P1"><text:span text:style-name="T4">Communications: </text:span><text:span text:style-name="T2">Radio transceiver</text:span></text:p>
      <text:p text:style-name="P1"><text:span text:style-name="T4">Weapons: </text:span><text:span text:style-name="T2">None</text:span></text:p>
      <text:p text:style-name="P1"><text:span text:style-name="T4">Grappling Systems: </text:span><text:span text:style-name="T2">Grapplers</text:span></text:p>
      <text:p text:style-name="P3"/>
      <text:p text:style-name="P1"><text:span text:style-name="T4">COURIER (PL 6)</text:span></text:p>
      <text:p text:style-name="P1"><text:span text:style-name="T2">A courier is capable of extended operation away from its base (frequently a larger ship). Many low-end star yachts fall into the courier category.</text:span></text:p>
      <table:table table:name="Table12" table:style-name="Table12">
        <table:table-column table:style-name="Table12.A"/>
        <table:table-column table:style-name="Table12.B"/>
        <table:table-row table:style-name="Table12.1">
          <table:table-cell table:style-name="Table12.A1" office:value-type="string">
            <text:p text:style-name="P9"><text:span text:style-name="T9">Type: </text:span><text:span text:style-name="T1">Ultralight </text:span></text:p>
          </table:table-cell>
          <table:table-cell table:style-name="Table12.A1" office:value-type="string">
            <text:p text:style-name="P9"><text:span text:style-name="T9">Size: </text:span><text:span text:style-name="T1">Gargantuan (–4 size)</text:span></text:p>
          </table:table-cell>
        </table:table-row>
        <table:table-row table:style-name="Table12.1">
          <table:table-cell table:style-name="Table12.A2" office:value-type="string">
            <text:p text:style-name="P9"><text:span text:style-name="T9">Subtype: </text:span><text:span text:style-name="T1">Courier </text:span></text:p>
          </table:table-cell>
          <table:table-cell table:style-name="Table12.A2" office:value-type="string">
            <text:p text:style-name="P9"><text:span text:style-name="T9">Tactical Speed: </text:span><text:span text:style-name="T1">3,000 ft. (6 sq.)</text:span></text:p>
          </table:table-cell>
        </table:table-row>
        <table:table-row table:style-name="Table12.1">
          <table:table-cell table:style-name="Table12.A2" office:value-type="string">
            <text:p text:style-name="P1"><text:span text:style-name="T9">Defense: </text:span><text:span text:style-name="T1">11 </text:span></text:p>
          </table:table-cell>
          <table:table-cell table:style-name="Table12.A2" office:value-type="string">
            <text:p text:style-name="P1"><text:span text:style-name="T9">Length: </text:span><text:span text:style-name="T1">45 feet</text:span></text:p>
          </table:table-cell>
        </table:table-row>
        <table:table-row table:style-name="Table12.1">
          <table:table-cell table:style-name="Table12.A2" office:value-type="string">
            <text:p text:style-name="P1"><text:span text:style-name="T9">Flat-footed Defense: </text:span><text:span text:style-name="T1">9 </text:span></text:p>
          </table:table-cell>
          <table:table-cell table:style-name="Table12.A2" office:value-type="string">
            <text:p text:style-name="P1"><text:span text:style-name="T9">Weight: </text:span><text:span text:style-name="T1">90,000 lb.</text:span></text:p>
          </table:table-cell>
        </table:table-row>
        <table:table-row table:style-name="Table12.1">
          <table:table-cell table:style-name="Table12.A2" office:value-type="string">
            <text:p text:style-name="P1"><text:span text:style-name="T9">Autopilot Defense: </text:span><text:span text:style-name="T1">8 </text:span></text:p>
          </table:table-cell>
          <table:table-cell table:style-name="Table12.A2" office:value-type="string">
            <text:p text:style-name="P1"><text:span text:style-name="T9">Targeting System Bonus: </text:span><text:span text:style-name="T1">+2</text:span></text:p>
          </table:table-cell>
        </table:table-row>
        <table:table-row table:style-name="Table12.1">
          <table:table-cell table:style-name="Table12.A2" office:value-type="string">
            <text:p text:style-name="P1"><text:span text:style-name="T9">Hardness: </text:span><text:span text:style-name="T1">20 </text:span></text:p>
          </table:table-cell>
          <table:table-cell table:style-name="Table12.A2" office:value-type="string">
            <text:p text:style-name="P1"><text:span text:style-name="T9">Crew: </text:span><text:span text:style-name="T1">4 (trained +4)</text:span></text:p>
          </table:table-cell>
        </table:table-row>
        <table:table-row table:style-name="Table12.1">
          <table:table-cell table:style-name="Table12.A2" office:value-type="string">
            <text:p text:style-name="P1"><text:span text:style-name="T9">Hit Dice: </text:span><text:span text:style-name="T1">8d20 (160 hp) </text:span></text:p>
          </table:table-cell>
          <table:table-cell table:style-name="Table12.A2" office:value-type="string">
            <text:p text:style-name="P1"><text:span text:style-name="T9">Passenger Capacity: </text:span><text:span text:style-name="T1">12</text:span></text:p>
          </table:table-cell>
        </table:table-row>
        <table:table-row table:style-name="Table12.1">
          <table:table-cell table:style-name="Table12.A2" office:value-type="string">
            <text:p text:style-name="P1"><text:span text:style-name="T9">Initiative Modifier: </text:span><text:span text:style-name="T1">+2 </text:span></text:p>
          </table:table-cell>
          <table:table-cell table:style-name="Table12.A2" office:value-type="string">
            <text:p text:style-name="P1"><text:span text:style-name="T9">Cargo Capacity: </text:span><text:span text:style-name="T1">9,000 lb.</text:span></text:p>
          </table:table-cell>
        </table:table-row>
        <table:table-row table:style-name="Table12.1">
          <table:table-cell table:style-name="Table12.A2" office:value-type="string">
            <text:p text:style-name="P1"><text:span text:style-name="T9">Pilot’s Class Bonus: </text:span><text:span text:style-name="T1">+3 </text:span></text:p>
          </table:table-cell>
          <table:table-cell table:style-name="Table12.A2" office:value-type="string">
            <text:p text:style-name="P1"><text:span text:style-name="T9">Grapple Modifier: </text:span><text:span text:style-name="T1">+12</text:span></text:p>
          </table:table-cell>
        </table:table-row>
        <table:table-row table:style-name="Table12.1">
          <table:table-cell table:style-name="Table12.A2" office:value-type="string">
            <text:p text:style-name="P1"><text:span text:style-name="T9">Pilot’s Dex Modifier: </text:span><text:span text:style-name="T1">+2 </text:span></text:p>
          </table:table-cell>
          <table:table-cell table:style-name="Table12.A2" office:value-type="string">
            <text:p text:style-name="P1"><text:span text:style-name="T9">Base Purchase DC: </text:span><text:span text:style-name="T1">48</text:span></text:p>
          </table:table-cell>
        </table:table-row>
        <table:table-row table:style-name="Table12.1">
          <table:table-cell table:style-name="Table12.A11" office:value-type="string">
            <text:p text:style-name="P9"><text:span text:style-name="T9">Gunner’s Attack Bonus: </text:span><text:span text:style-name="T1">+2 </text:span></text:p>
          </table:table-cell>
          <table:table-cell table:style-name="Table12.A11" office:value-type="string">
            <text:p text:style-name="P9"><text:span text:style-name="T9">Restriction: </text:span><text:span text:style-name="T1">Licensed (+1)</text:span></text:p>
          </table:table-cell>
        </table:table-row>
      </table:table>
      <text:p text:style-name="P3"/>
      <text:p text:style-name="P1"><text:span text:style-name="T4">Attack: </text:span><text:span text:style-name="T2">Laser +0 ranged (6d8)</text:span></text:p>
      <text:p text:style-name="P1"><text:span text:style-name="T4">Attack of Opportunity: </text:span><text:span text:style-name="T2">None</text:span></text:p>
      <text:p text:style-name="P3"/>
      <text:p text:style-name="P1"><text:span text:style-name="T4">Standard PL 6 Design Specs:</text:span></text:p>
      <text:p text:style-name="P1"><text:span text:style-name="T4">Engines: </text:span><text:span text:style-name="T2">Ion engine, thrusters</text:span></text:p>
      <text:p text:style-name="P1"><text:span text:style-name="T4">Armor: </text:span><text:span text:style-name="T2">Polymeric</text:span></text:p>
      <text:p text:style-name="P1"><text:span text:style-name="T4">Defense Systems: </text:span><text:span text:style-name="T2">Autopilot system, damage control system (1d10)</text:span></text:p>
      <text:p text:style-name="P1"><text:span text:style-name="T4">Sensors: </text:span><text:span text:style-name="T2">Class II sensor array, targeting system</text:span></text:p>
      <text:p text:style-name="P1"><text:soft-page-break/><text:span text:style-name="T4">Communications: </text:span><text:span text:style-name="T2">Laser transceiver, radio transceiver</text:span></text:p>
      <text:p text:style-name="P1"><text:span text:style-name="T4">Weapons: </text:span><text:span text:style-name="T2">1 laser (range incr. 3,000 ft.)</text:span></text:p>
      <text:p text:style-name="P1"><text:span text:style-name="T4">Grappling Systems: </text:span><text:span text:style-name="T2">Grapplers</text:span></text:p>
      <text:p text:style-name="P3"/>
      <text:p text:style-name="P1"><text:span text:style-name="T4">ESCORT (PL 6)</text:span></text:p>
      <text:p text:style-name="P1"><text:span text:style-name="T2">Escorts are a long-range patrol craft employed for various duties, including the protection of merchant ships and remote bases. Gunships or missile boats could qualify as escorts.</text:span></text:p>
      <table:table table:name="Table13" table:style-name="Table13">
        <table:table-column table:style-name="Table13.A"/>
        <table:table-column table:style-name="Table13.B"/>
        <table:table-row table:style-name="Table13.1">
          <table:table-cell table:style-name="Table13.A1" office:value-type="string">
            <text:p text:style-name="P9"><text:span text:style-name="T9">Type: </text:span><text:span text:style-name="T1">Ultralight </text:span></text:p>
          </table:table-cell>
          <table:table-cell table:style-name="Table13.A1" office:value-type="string">
            <text:p text:style-name="P9"><text:span text:style-name="T9">Size: </text:span><text:span text:style-name="T1">Colossal (–8 size)</text:span></text:p>
          </table:table-cell>
        </table:table-row>
        <table:table-row table:style-name="Table13.1">
          <table:table-cell table:style-name="Table13.A2" office:value-type="string">
            <text:p text:style-name="P9"><text:span text:style-name="T9">Subtype: </text:span><text:span text:style-name="T1">Escort </text:span></text:p>
          </table:table-cell>
          <table:table-cell table:style-name="Table13.A2" office:value-type="string">
            <text:p text:style-name="P9"><text:span text:style-name="T9">Tactical Speed: </text:span><text:span text:style-name="T1">3,000 ft. (6 sq.)</text:span></text:p>
          </table:table-cell>
        </table:table-row>
        <table:table-row table:style-name="Table13.1">
          <table:table-cell table:style-name="Table13.A2" office:value-type="string">
            <text:p text:style-name="P1"><text:span text:style-name="T9">Defense: </text:span><text:span text:style-name="T1">7 </text:span></text:p>
          </table:table-cell>
          <table:table-cell table:style-name="Table13.A2" office:value-type="string">
            <text:p text:style-name="P1"><text:span text:style-name="T9">Length: </text:span><text:span text:style-name="T1">180 feet</text:span></text:p>
          </table:table-cell>
        </table:table-row>
        <table:table-row table:style-name="Table13.1">
          <table:table-cell table:style-name="Table13.A2" office:value-type="string">
            <text:p text:style-name="P1"><text:span text:style-name="T9">Flat-footed Defense: </text:span><text:span text:style-name="T1">5 </text:span></text:p>
          </table:table-cell>
          <table:table-cell table:style-name="Table13.A2" office:value-type="string">
            <text:p text:style-name="P1"><text:span text:style-name="T9">Weight: </text:span><text:span text:style-name="T1">900 tons</text:span></text:p>
          </table:table-cell>
        </table:table-row>
        <table:table-row table:style-name="Table13.1">
          <table:table-cell table:style-name="Table13.A2" office:value-type="string">
            <text:p text:style-name="P1"><text:span text:style-name="T9">Autopilot Defense: </text:span><text:span text:style-name="T1">5 </text:span></text:p>
          </table:table-cell>
          <table:table-cell table:style-name="Table13.A2" office:value-type="string">
            <text:p text:style-name="P1"><text:span text:style-name="T9">Targeting System Bonus: </text:span><text:span text:style-name="T1">+3</text:span></text:p>
          </table:table-cell>
        </table:table-row>
        <table:table-row table:style-name="Table13.1">
          <table:table-cell table:style-name="Table13.A2" office:value-type="string">
            <text:p text:style-name="P1"><text:span text:style-name="T9">Hardness: </text:span><text:span text:style-name="T1">30 </text:span></text:p>
          </table:table-cell>
          <table:table-cell table:style-name="Table13.A2" office:value-type="string">
            <text:p text:style-name="P1"><text:span text:style-name="T9">Crew: </text:span><text:span text:style-name="T1">8 (trained +4)</text:span></text:p>
          </table:table-cell>
        </table:table-row>
        <table:table-row table:style-name="Table13.1">
          <table:table-cell table:style-name="Table13.A2" office:value-type="string">
            <text:p text:style-name="P1"><text:span text:style-name="T9">Hit Dice: </text:span><text:span text:style-name="T1">20d20 (400 hp) </text:span></text:p>
          </table:table-cell>
          <table:table-cell table:style-name="Table13.A2" office:value-type="string">
            <text:p text:style-name="P1"><text:span text:style-name="T9">Passenger Capacity: </text:span><text:span text:style-name="T1">24</text:span></text:p>
          </table:table-cell>
        </table:table-row>
        <table:table-row table:style-name="Table13.1">
          <table:table-cell table:style-name="Table13.A2" office:value-type="string">
            <text:p text:style-name="P1"><text:span text:style-name="T9">Initiative Modifier: </text:span><text:span text:style-name="T1">+4 </text:span></text:p>
          </table:table-cell>
          <table:table-cell table:style-name="Table13.A2" office:value-type="string">
            <text:p text:style-name="P1"><text:span text:style-name="T9">Cargo Capacity: </text:span><text:span text:style-name="T1">30 tons</text:span></text:p>
          </table:table-cell>
        </table:table-row>
        <table:table-row table:style-name="Table13.1">
          <table:table-cell table:style-name="Table13.A2" office:value-type="string">
            <text:p text:style-name="P1"><text:span text:style-name="T9">Pilot’s Class Bonus: </text:span><text:span text:style-name="T1">+3 </text:span></text:p>
          </table:table-cell>
          <table:table-cell table:style-name="Table13.A2" office:value-type="string">
            <text:p text:style-name="P1"><text:span text:style-name="T9">Grapple Modifier: </text:span><text:span text:style-name="T1">+16</text:span></text:p>
          </table:table-cell>
        </table:table-row>
        <table:table-row table:style-name="Table13.1">
          <table:table-cell table:style-name="Table13.A2" office:value-type="string">
            <text:p text:style-name="P1"><text:span text:style-name="T9">Pilot’s Dex Modifier: </text:span><text:span text:style-name="T1">+2 </text:span></text:p>
          </table:table-cell>
          <table:table-cell table:style-name="Table13.A2" office:value-type="string">
            <text:p text:style-name="P1"><text:span text:style-name="T9">Base Purchase DC: </text:span><text:span text:style-name="T1">52</text:span></text:p>
          </table:table-cell>
        </table:table-row>
        <table:table-row table:style-name="Table13.1">
          <table:table-cell table:style-name="Table13.A11" office:value-type="string">
            <text:p text:style-name="P9"><text:span text:style-name="T9">Gunner’s Attack Bonus: </text:span><text:span text:style-name="T1">+2 </text:span></text:p>
          </table:table-cell>
          <table:table-cell table:style-name="Table13.A11" office:value-type="string">
            <text:p text:style-name="P9"><text:span text:style-name="T9">Restriction: </text:span><text:span text:style-name="T1">Restricted (+2)</text:span></text:p>
          </table:table-cell>
        </table:table-row>
      </table:table>
      <text:p text:style-name="P2"/>
      <text:p text:style-name="P1"><text:span text:style-name="T4">Attack: </text:span><text:span text:style-name="T2">2 fire-linked heavy neutron guns –3 ranged (15d8) and 2 fire-linked rail cannons –8 ranged (9d12) and CHE missile –8 ranged (6d12/19–20)</text:span></text:p>
      <text:p text:style-name="P1"><text:span text:style-name="T4">Attack of Opportunity: </text:span><text:span text:style-name="T2">Point-defense system +3 ranged (1d12×10)</text:span></text:p>
      <text:p text:style-name="P3"/>
      <text:p text:style-name="P1"><text:span text:style-name="T4">Standard PL 6 Design Specs: </text:span></text:p>
      <text:p text:style-name="P1"><text:span text:style-name="T4">Engines: </text:span><text:span text:style-name="T2">Ion engine, thrusters</text:span></text:p>
      <text:p text:style-name="P1"><text:span text:style-name="T4">Armor: </text:span><text:span text:style-name="T2">Vanadium</text:span></text:p>
      <text:p text:style-name="P1"><text:span text:style-name="T4">Defense Systems: </text:span><text:span text:style-name="T2">Damage control system (1d10), magnetic field,</text:span></text:p>
      <text:p text:style-name="P1"><text:span text:style-name="T2">point-defense system, radiation shielding, sensor jammer</text:span></text:p>
      <text:p text:style-name="P1"><text:span text:style-name="T4">Sensors: </text:span><text:span text:style-name="T2">Class III sensor array, targeting system</text:span></text:p>
      <text:p text:style-name="P1"><text:span text:style-name="T4">Communications: </text:span><text:span text:style-name="T2">Laser transceiver, radio transceiver</text:span></text:p>
      <text:p text:style-name="P1"><text:span text:style-name="T4">Weapons: </text:span><text:span text:style-name="T2">2 fire-linked heavy neutron guns (range incr. 6,000 ft.),</text:span></text:p>
      <text:p text:style-name="P1"><text:span text:style-name="T2">2 fire-linked rail cannons (range incr. 3,000 ft.), 1 CHE missile launcher</text:span></text:p>
      <text:p text:style-name="P1"><text:span text:style-name="T2">(8 missiles)</text:span></text:p>
      <text:p text:style-name="P1"><text:span text:style-name="T4">Grappling Systems: </text:span><text:span text:style-name="T2">Grapplers</text:span></text:p>
      <text:p text:style-name="P3"/>
      <text:p text:style-name="P1"><text:soft-page-break/><text:span text:style-name="T4">FAST FREIGHTER (PL 6)</text:span></text:p>
      <text:p text:style-name="P1"><text:span text:style-name="T2">Fast freighters are commercial starships generally employed in frequent runs, such as delivering supplies to small outposts and bases, or occasional runs of high-bulk cargo, such as heavy machinery or vehicles. Fast freighters often carry some minor defensive armament.</text:span></text:p>
      <table:table table:name="Table14" table:style-name="Table14">
        <table:table-column table:style-name="Table14.A"/>
        <table:table-column table:style-name="Table14.B"/>
        <table:table-row table:style-name="Table14.1">
          <table:table-cell table:style-name="Table14.A1" office:value-type="string">
            <text:p text:style-name="P9"><text:span text:style-name="T9">Type: </text:span><text:span text:style-name="T1">Ultralight </text:span></text:p>
          </table:table-cell>
          <table:table-cell table:style-name="Table14.A1" office:value-type="string">
            <text:p text:style-name="P9"><text:span text:style-name="T9">Size: </text:span><text:span text:style-name="T1">Colossal (–8 size)</text:span></text:p>
          </table:table-cell>
        </table:table-row>
        <table:table-row table:style-name="Table14.1">
          <table:table-cell table:style-name="Table14.A2" office:value-type="string">
            <text:p text:style-name="P9"><text:span text:style-name="T9">Subtype: </text:span><text:span text:style-name="T1">Fast freighter </text:span></text:p>
          </table:table-cell>
          <table:table-cell table:style-name="Table14.A2" office:value-type="string">
            <text:p text:style-name="P9"><text:span text:style-name="T9">Tactical Speed: </text:span><text:span text:style-name="T1">3,500 ft. (7 sq.)</text:span></text:p>
          </table:table-cell>
        </table:table-row>
        <table:table-row table:style-name="Table14.1">
          <table:table-cell table:style-name="Table14.A2" office:value-type="string">
            <text:p text:style-name="P1"><text:span text:style-name="T9">Defense: </text:span><text:span text:style-name="T1">7 </text:span></text:p>
          </table:table-cell>
          <table:table-cell table:style-name="Table14.A2" office:value-type="string">
            <text:p text:style-name="P1"><text:span text:style-name="T9">Length: </text:span><text:span text:style-name="T1">110 feet</text:span></text:p>
          </table:table-cell>
        </table:table-row>
        <table:table-row table:style-name="Table14.1">
          <table:table-cell table:style-name="Table14.A2" office:value-type="string">
            <text:p text:style-name="P1"><text:span text:style-name="T9">Flat-footed Defense: </text:span><text:span text:style-name="T1">5 </text:span></text:p>
          </table:table-cell>
          <table:table-cell table:style-name="Table14.A2" office:value-type="string">
            <text:p text:style-name="P1"><text:span text:style-name="T9">Weight: </text:span><text:span text:style-name="T1">450 tons</text:span></text:p>
          </table:table-cell>
        </table:table-row>
        <table:table-row table:style-name="Table14.1">
          <table:table-cell table:style-name="Table14.A2" office:value-type="string">
            <text:p text:style-name="P1"><text:span text:style-name="T9">Autopilot Defense: </text:span><text:span text:style-name="T1">5 </text:span></text:p>
          </table:table-cell>
          <table:table-cell table:style-name="Table14.A2" office:value-type="string">
            <text:p text:style-name="P1"><text:span text:style-name="T9">Targeting System Bonus: </text:span><text:span text:style-name="T1">+3</text:span></text:p>
          </table:table-cell>
        </table:table-row>
        <table:table-row table:style-name="Table14.1">
          <table:table-cell table:style-name="Table14.A2" office:value-type="string">
            <text:p text:style-name="P1"><text:span text:style-name="T9">Hardness: </text:span><text:span text:style-name="T1">20 </text:span></text:p>
          </table:table-cell>
          <table:table-cell table:style-name="Table14.A2" office:value-type="string">
            <text:p text:style-name="P1"><text:span text:style-name="T9">Crew: </text:span><text:span text:style-name="T1">4 (trained +4)</text:span></text:p>
          </table:table-cell>
        </table:table-row>
        <table:table-row table:style-name="Table14.1">
          <table:table-cell table:style-name="Table14.A2" office:value-type="string">
            <text:p text:style-name="P1"><text:span text:style-name="T9">Hit Dice: </text:span><text:span text:style-name="T1">16d20 (320 hp) </text:span></text:p>
          </table:table-cell>
          <table:table-cell table:style-name="Table14.A2" office:value-type="string">
            <text:p text:style-name="P1"><text:span text:style-name="T9">Passenger Capacity: </text:span><text:span text:style-name="T1">4</text:span></text:p>
          </table:table-cell>
        </table:table-row>
        <table:table-row table:style-name="Table14.1">
          <table:table-cell table:style-name="Table14.A2" office:value-type="string">
            <text:p text:style-name="P1"><text:span text:style-name="T9">Initiative Modifier: </text:span><text:span text:style-name="T1">+2 </text:span></text:p>
          </table:table-cell>
          <table:table-cell table:style-name="Table14.A2" office:value-type="string">
            <text:p text:style-name="P1"><text:span text:style-name="T9">Cargo Capacity: </text:span><text:span text:style-name="T1">300 tons</text:span></text:p>
          </table:table-cell>
        </table:table-row>
        <table:table-row table:style-name="Table14.1">
          <table:table-cell table:style-name="Table14.A2" office:value-type="string">
            <text:p text:style-name="P1"><text:span text:style-name="T9">Pilot’s Class Bonus: </text:span><text:span text:style-name="T1">+3 </text:span></text:p>
          </table:table-cell>
          <table:table-cell table:style-name="Table14.A2" office:value-type="string">
            <text:p text:style-name="P1"><text:span text:style-name="T9">Grapple Modifier: </text:span><text:span text:style-name="T1">+16</text:span></text:p>
          </table:table-cell>
        </table:table-row>
        <table:table-row table:style-name="Table14.1">
          <table:table-cell table:style-name="Table14.A2" office:value-type="string">
            <text:p text:style-name="P1"><text:span text:style-name="T9">Pilot’s Dex Modifier: </text:span><text:span text:style-name="T1">+2 </text:span></text:p>
          </table:table-cell>
          <table:table-cell table:style-name="Table14.A2" office:value-type="string">
            <text:p text:style-name="P1"><text:span text:style-name="T9">Base Purchase DC: </text:span><text:span text:style-name="T1">52</text:span></text:p>
          </table:table-cell>
        </table:table-row>
        <table:table-row table:style-name="Table14.1">
          <table:table-cell table:style-name="Table14.A11" office:value-type="string">
            <text:p text:style-name="P9"><text:span text:style-name="T9">Gunner’s Attack Bonus: </text:span><text:span text:style-name="T1">+2 </text:span></text:p>
          </table:table-cell>
          <table:table-cell table:style-name="Table14.A11" office:value-type="string">
            <text:p text:style-name="P9"><text:span text:style-name="T9">Restriction: </text:span><text:span text:style-name="T1">Restricted (+2)</text:span></text:p>
          </table:table-cell>
        </table:table-row>
      </table:table>
      <text:p text:style-name="P3"/>
      <text:p text:style-name="P1"><text:span text:style-name="T4">Attack: </text:span><text:span text:style-name="T2">2 fire-linked heavy lasers –3 ranged (12d8) and 2 fire-linked rail cannons –8 ranged (9d12)</text:span></text:p>
      <text:p text:style-name="P1"><text:span text:style-name="T4">Attack of Opportunity: </text:span><text:span text:style-name="T2">None</text:span></text:p>
      <text:p text:style-name="P3"/>
      <text:p text:style-name="P1"><text:span text:style-name="T4">Standard PL 6 Design Specs:</text:span></text:p>
      <text:p text:style-name="P1"><text:span text:style-name="T4">Engines: </text:span><text:span text:style-name="T2">Ion engine, thrusters</text:span></text:p>
      <text:p text:style-name="P1"><text:span text:style-name="T4">Armor: </text:span><text:span text:style-name="T2">Polymeric</text:span></text:p>
      <text:p text:style-name="P1"><text:span text:style-name="T4">Defense Systems: </text:span><text:span text:style-name="T2">Autopilot system, damage control system (1d10), magnetic field, radiation shielding, sensor jammer</text:span></text:p>
      <text:p text:style-name="P1"><text:span text:style-name="T4">Sensors: </text:span><text:span text:style-name="T2">Class II sensor array, targeting system</text:span></text:p>
      <text:p text:style-name="P1"><text:span text:style-name="T4">Communications: </text:span><text:span text:style-name="T2">Laser transceiver, radio transceiver</text:span></text:p>
      <text:p text:style-name="P1"><text:span text:style-name="T4">Weapons: </text:span><text:span text:style-name="T2">2 fire-linked heavy lasers (range incr. 4,000 ft.), 2 fire-linked rail cannons (range incr. 3,000 ft.)</text:span></text:p>
      <text:p text:style-name="P1"><text:span text:style-name="T4">Grappling Systems: </text:span><text:span text:style-name="T2">Grapplers</text:span></text:p>
      <text:p text:style-name="P3"/>
      <text:p text:style-name="P1"><text:span text:style-name="T4">FIGHTER (PL 6)</text:span></text:p>
      <text:p text:style-name="P1"><text:span text:style-name="T2">Designed for action against other small craft, fighters lack the punch to be effective against large targets unless they’ve been modified to carry warheads.</text:span></text:p>
      <table:table table:name="Table15" table:style-name="Table15">
        <table:table-column table:style-name="Table15.A"/>
        <table:table-column table:style-name="Table15.B"/>
        <text:soft-page-break/>
        <table:table-row table:style-name="Table15.1">
          <table:table-cell table:style-name="Table15.A1" office:value-type="string">
            <text:p text:style-name="P9"><text:span text:style-name="T9">Type: </text:span><text:span text:style-name="T1">Ultralight </text:span></text:p>
          </table:table-cell>
          <table:table-cell table:style-name="Table15.A1" office:value-type="string">
            <text:p text:style-name="P9"><text:span text:style-name="T9">Size: </text:span><text:span text:style-name="T1">Gargantuan (–4 size)</text:span></text:p>
          </table:table-cell>
        </table:table-row>
        <table:table-row table:style-name="Table15.1">
          <table:table-cell table:style-name="Table15.A2" office:value-type="string">
            <text:p text:style-name="P9"><text:span text:style-name="T9">Subtype: </text:span><text:span text:style-name="T1">Fighter </text:span></text:p>
          </table:table-cell>
          <table:table-cell table:style-name="Table15.A2" office:value-type="string">
            <text:p text:style-name="P9"><text:span text:style-name="T9">Tactical Speed: </text:span><text:span text:style-name="T1">3,500 ft. (7 sq.)</text:span></text:p>
          </table:table-cell>
        </table:table-row>
        <table:table-row table:style-name="Table15.1">
          <table:table-cell table:style-name="Table15.A2" office:value-type="string">
            <text:p text:style-name="P1"><text:span text:style-name="T9">Defense: </text:span><text:span text:style-name="T1">19 </text:span></text:p>
          </table:table-cell>
          <table:table-cell table:style-name="Table15.A2" office:value-type="string">
            <text:p text:style-name="P1"><text:span text:style-name="T9">Length: </text:span><text:span text:style-name="T1">36 feet</text:span></text:p>
          </table:table-cell>
        </table:table-row>
        <table:table-row table:style-name="Table15.1">
          <table:table-cell table:style-name="Table15.A2" office:value-type="string">
            <text:p text:style-name="P1"><text:span text:style-name="T9">Flat-footed Defense: </text:span><text:span text:style-name="T1">13 </text:span></text:p>
          </table:table-cell>
          <table:table-cell table:style-name="Table15.A2" office:value-type="string">
            <text:p text:style-name="P1"><text:span text:style-name="T9">Weight: </text:span><text:span text:style-name="T1">39,000 lb.</text:span></text:p>
          </table:table-cell>
        </table:table-row>
        <table:table-row table:style-name="Table15.1">
          <table:table-cell table:style-name="Table15.A2" office:value-type="string">
            <text:p text:style-name="P1"><text:span text:style-name="T9">Autopilot Defense: </text:span><text:span text:style-name="T1">6 </text:span></text:p>
          </table:table-cell>
          <table:table-cell table:style-name="Table15.A2" office:value-type="string">
            <text:p text:style-name="P1"><text:span text:style-name="T9">Targeting System Bonus: </text:span><text:span text:style-name="T1">+2</text:span></text:p>
          </table:table-cell>
        </table:table-row>
        <table:table-row table:style-name="Table15.1">
          <table:table-cell table:style-name="Table15.A2" office:value-type="string">
            <text:p text:style-name="P1"><text:span text:style-name="T9">Hardness: </text:span><text:span text:style-name="T1">20 </text:span></text:p>
          </table:table-cell>
          <table:table-cell table:style-name="Table15.A2" office:value-type="string">
            <text:p text:style-name="P1"><text:span text:style-name="T9">Crew: </text:span><text:span text:style-name="T1">1 (ace +12)</text:span></text:p>
          </table:table-cell>
        </table:table-row>
        <table:table-row table:style-name="Table15.1">
          <table:table-cell table:style-name="Table15.A2" office:value-type="string">
            <text:p text:style-name="P1"><text:span text:style-name="T9">Hit Dice: </text:span><text:span text:style-name="T1">8d20 (160 hp) </text:span></text:p>
          </table:table-cell>
          <table:table-cell table:style-name="Table15.A2" office:value-type="string">
            <text:p text:style-name="P1"><text:span text:style-name="T9">Passenger Capacity: </text:span><text:span text:style-name="T1">1</text:span></text:p>
          </table:table-cell>
        </table:table-row>
        <table:table-row table:style-name="Table15.1">
          <table:table-cell table:style-name="Table15.A2" office:value-type="string">
            <text:p text:style-name="P1"><text:span text:style-name="T9">Initiative Modifier: </text:span><text:span text:style-name="T1">+8 </text:span></text:p>
          </table:table-cell>
          <table:table-cell table:style-name="Table15.A2" office:value-type="string">
            <text:p text:style-name="P1"><text:span text:style-name="T9">Cargo Capacity: </text:span><text:span text:style-name="T1">1,700 lb.</text:span></text:p>
          </table:table-cell>
        </table:table-row>
        <table:table-row table:style-name="Table15.1">
          <table:table-cell table:style-name="Table15.A2" office:value-type="string">
            <text:p text:style-name="P1"><text:span text:style-name="T9">Pilot’s Class Bonus: </text:span><text:span text:style-name="T1">+7 </text:span></text:p>
          </table:table-cell>
          <table:table-cell table:style-name="Table15.A2" office:value-type="string">
            <text:p text:style-name="P1"><text:span text:style-name="T9">Grapple Modifier: </text:span><text:span text:style-name="T1">+8</text:span></text:p>
          </table:table-cell>
        </table:table-row>
        <table:table-row table:style-name="Table15.1">
          <table:table-cell table:style-name="Table15.A2" office:value-type="string">
            <text:p text:style-name="P1"><text:span text:style-name="T9">Pilot’s Dex Modifier: </text:span><text:span text:style-name="T1">+6 </text:span></text:p>
          </table:table-cell>
          <table:table-cell table:style-name="Table15.A2" office:value-type="string">
            <text:p text:style-name="P1"><text:span text:style-name="T9">Base Purchase DC: </text:span><text:span text:style-name="T1">48</text:span></text:p>
          </table:table-cell>
        </table:table-row>
        <table:table-row table:style-name="Table15.1">
          <table:table-cell table:style-name="Table15.A11" office:value-type="string">
            <text:p text:style-name="P9"><text:span text:style-name="T9">Gunner’s Attack Bonus: </text:span><text:span text:style-name="T1">+8/+3 </text:span></text:p>
          </table:table-cell>
          <table:table-cell table:style-name="Table15.A11" office:value-type="string">
            <text:p text:style-name="P9"><text:span text:style-name="T9">Restriction: </text:span><text:span text:style-name="T1">Military (+3)</text:span></text:p>
          </table:table-cell>
        </table:table-row>
      </table:table>
      <text:p text:style-name="P3"/>
      <text:p text:style-name="P1"><text:span text:style-name="T4">Attack: </text:span><text:span text:style-name="T2">2 fire-linked fusion beams +6/+1 ranged (15d8)</text:span></text:p>
      <text:p text:style-name="P1"><text:span text:style-name="T4">Attack of Opportunity: </text:span><text:span text:style-name="T2">None</text:span></text:p>
      <text:p text:style-name="P3"/>
      <text:p text:style-name="P1"><text:span text:style-name="T4">Standard PL 6 Design Specs:</text:span></text:p>
      <text:p text:style-name="P1"><text:span text:style-name="T4">Engines: </text:span><text:span text:style-name="T2">Ion engine, thrusters</text:span></text:p>
      <text:p text:style-name="P1"><text:span text:style-name="T4">Armor: </text:span><text:span text:style-name="T2">Polymeric</text:span></text:p>
      <text:p text:style-name="P1"><text:span text:style-name="T4">Defense Systems: </text:span><text:span text:style-name="T2">Damage control system (1d10), sensor jammer</text:span></text:p>
      <text:p text:style-name="P1"><text:span text:style-name="T4">Sensors: </text:span><text:span text:style-name="T2">Class III sensor array, targeting system</text:span></text:p>
      <text:p text:style-name="P1"><text:span text:style-name="T4">Communications: </text:span><text:span text:style-name="T2">Laser transceiver, radio transceiver</text:span></text:p>
      <text:p text:style-name="P1"><text:span text:style-name="T4">Weapons: </text:span><text:span text:style-name="T2">2 fire-linked fusion beams (range incr. 3,000 ft.)</text:span></text:p>
      <text:p text:style-name="P1"><text:span text:style-name="T4">Grappling Systems: </text:span><text:span text:style-name="T2">None</text:span></text:p>
      <text:p text:style-name="P3"/>
      <text:p text:style-name="P1"><text:span text:style-name="T4">LAUNCH (PL 6)</text:span></text:p>
      <text:p text:style-name="P1"><text:span text:style-name="T2">A launch is a shuttle designed simply to move small amounts of people from one point to another. Launches are rarely armed or armored. Evacuation pods and lunar landers fit into this category.</text:span></text:p>
      <table:table table:name="Table16" table:style-name="Table16">
        <table:table-column table:style-name="Table16.A"/>
        <table:table-column table:style-name="Table16.B"/>
        <table:table-row table:style-name="Table16.1">
          <table:table-cell table:style-name="Table16.A1" office:value-type="string">
            <text:p text:style-name="P9"><text:span text:style-name="T9">Type: </text:span><text:span text:style-name="T1">Ultralight </text:span></text:p>
          </table:table-cell>
          <table:table-cell table:style-name="Table16.A1" office:value-type="string">
            <text:p text:style-name="P9"><text:span text:style-name="T9">Size: </text:span><text:span text:style-name="T1">Huge (–2 size)</text:span></text:p>
          </table:table-cell>
        </table:table-row>
        <table:table-row table:style-name="Table16.1">
          <table:table-cell table:style-name="Table16.A2" office:value-type="string">
            <text:p text:style-name="P9"><text:span text:style-name="T9">Subtype: </text:span><text:span text:style-name="T1">Launch </text:span></text:p>
          </table:table-cell>
          <table:table-cell table:style-name="Table16.A2" office:value-type="string">
            <text:p text:style-name="P9"><text:span text:style-name="T9">Tactical Speed: </text:span><text:span text:style-name="T1">3,500 ft. (7 sq.)</text:span></text:p>
          </table:table-cell>
        </table:table-row>
        <table:table-row table:style-name="Table16.1">
          <table:table-cell table:style-name="Table16.A2" office:value-type="string">
            <text:p text:style-name="P1"><text:span text:style-name="T9">Defense: </text:span><text:span text:style-name="T1">13 </text:span></text:p>
          </table:table-cell>
          <table:table-cell table:style-name="Table16.A2" office:value-type="string">
            <text:p text:style-name="P1"><text:span text:style-name="T9">Length: </text:span><text:span text:style-name="T1">24 feet</text:span></text:p>
          </table:table-cell>
        </table:table-row>
        <table:table-row table:style-name="Table16.1">
          <table:table-cell table:style-name="Table16.A2" office:value-type="string">
            <text:p text:style-name="P1"><text:span text:style-name="T9">Flat-footed Defense: </text:span><text:span text:style-name="T1">11 </text:span></text:p>
          </table:table-cell>
          <table:table-cell table:style-name="Table16.A2" office:value-type="string">
            <text:p text:style-name="P1"><text:span text:style-name="T9">Weight: </text:span><text:span text:style-name="T1">24,000 lb.</text:span></text:p>
          </table:table-cell>
        </table:table-row>
        <table:table-row table:style-name="Table16.1">
          <table:table-cell table:style-name="Table16.A2" office:value-type="string">
            <text:p text:style-name="P1"><text:span text:style-name="T9">Autopilot Defense: </text:span><text:span text:style-name="T1">9 </text:span></text:p>
          </table:table-cell>
          <table:table-cell table:style-name="Table16.A2" office:value-type="string">
            <text:p text:style-name="P1"><text:span text:style-name="T9">Targeting System Bonus: </text:span><text:span text:style-name="T1">+1</text:span></text:p>
          </table:table-cell>
        </table:table-row>
        <table:table-row table:style-name="Table16.1">
          <table:table-cell table:style-name="Table16.A2" office:value-type="string">
            <text:p text:style-name="P1"><text:span text:style-name="T9">Hardness: </text:span><text:span text:style-name="T1">20 </text:span></text:p>
          </table:table-cell>
          <table:table-cell table:style-name="Table16.A2" office:value-type="string">
            <text:p text:style-name="P1"><text:span text:style-name="T9">Crew: </text:span><text:span text:style-name="T1">1 (trained +4)</text:span></text:p>
          </table:table-cell>
        </table:table-row>
        <table:table-row table:style-name="Table16.1">
          <table:table-cell table:style-name="Table16.A2" office:value-type="string">
            <text:p text:style-name="P1"><text:span text:style-name="T9">Hit Dice: </text:span><text:span text:style-name="T1">4d20 (80 hp) </text:span></text:p>
          </table:table-cell>
          <table:table-cell table:style-name="Table16.A2" office:value-type="string">
            <text:p text:style-name="P1"><text:span text:style-name="T9">Passenger Capacity: </text:span><text:span text:style-name="T1">4</text:span></text:p>
          </table:table-cell>
        </table:table-row>
        <table:table-row table:style-name="Table16.1">
          <table:table-cell table:style-name="Table16.A2" office:value-type="string">
            <text:p text:style-name="P1"><text:span text:style-name="T9">Initiative Modifier: </text:span><text:span text:style-name="T1">+2 </text:span></text:p>
          </table:table-cell>
          <table:table-cell table:style-name="Table16.A2" office:value-type="string">
            <text:p text:style-name="P1"><text:span text:style-name="T9">Cargo Capacity: </text:span><text:span text:style-name="T1">2,400 lb.</text:span></text:p>
          </table:table-cell>
        </table:table-row>
        <table:table-row table:style-name="Table16.1">
          <table:table-cell table:style-name="Table16.A2" office:value-type="string">
            <text:p text:style-name="P1"><text:span text:style-name="T9">Pilot’s Class Bonus: </text:span><text:span text:style-name="T1">+3 </text:span></text:p>
          </table:table-cell>
          <table:table-cell table:style-name="Table16.A2" office:value-type="string">
            <text:p text:style-name="P1"><text:span text:style-name="T9">Grapple Modifier: </text:span><text:span text:style-name="T1">+8</text:span></text:p>
          </table:table-cell>
        </table:table-row>
        <table:table-row table:style-name="Table16.1">
          <table:table-cell table:style-name="Table16.A2" office:value-type="string">
            <text:p text:style-name="P1"><text:span text:style-name="T9">Pilot’s Dex Modifier: </text:span><text:span text:style-name="T1">+2 </text:span></text:p>
          </table:table-cell>
          <table:table-cell table:style-name="Table16.A2" office:value-type="string">
            <text:p text:style-name="P1"><text:span text:style-name="T9">Base Purchase DC: </text:span><text:span text:style-name="T1">40</text:span></text:p>
          </table:table-cell>
        </table:table-row>
        <table:table-row table:style-name="Table16.1">
          <table:table-cell table:style-name="Table16.A11" office:value-type="string">
            <text:p text:style-name="P9"><text:span text:style-name="T9">Gunner’s Attack Bonus: </text:span><text:span text:style-name="T1">+2 </text:span></text:p>
          </table:table-cell>
          <table:table-cell table:style-name="Table16.A11" office:value-type="string">
            <text:p text:style-name="P9"><text:span text:style-name="T9">Restriction: </text:span><text:span text:style-name="T1">Licensed (+1)</text:span></text:p>
          </table:table-cell>
        </table:table-row>
      </table:table>
      <text:p text:style-name="P2"/>
      <text:p text:style-name="P3"/>
      <text:p text:style-name="P1"><text:span text:style-name="T4">Attack: </text:span><text:span text:style-name="T2">Laser +1 ranged (6d8)</text:span></text:p>
      <text:p text:style-name="P1"><text:span text:style-name="T4">Attack of Opportunity: </text:span><text:span text:style-name="T2">None</text:span></text:p>
      <text:p text:style-name="P3"/>
      <text:p text:style-name="P1"><text:span text:style-name="T4">Standard PL 6 Design Specs:</text:span></text:p>
      <text:p text:style-name="P1"><text:soft-page-break/><text:span text:style-name="T4">Engines: </text:span><text:span text:style-name="T2">Ion engine, thrusters</text:span></text:p>
      <text:p text:style-name="P1"><text:span text:style-name="T4">Armor: </text:span><text:span text:style-name="T2">Polymeric</text:span></text:p>
      <text:p text:style-name="P1"><text:span text:style-name="T4">Defense Systems: </text:span><text:span text:style-name="T2">Autopilot system</text:span></text:p>
      <text:p text:style-name="P1"><text:span text:style-name="T4">Sensors: </text:span><text:span text:style-name="T2">Class II sensor array, targeting system</text:span></text:p>
      <text:p text:style-name="P1"><text:span text:style-name="T4">Communications: </text:span><text:span text:style-name="T2">Laser transceiver, radio transceiver</text:span></text:p>
      <text:p text:style-name="P1"><text:span text:style-name="T4">Weapons: </text:span><text:span text:style-name="T2">1 laser</text:span></text:p>
      <text:p text:style-name="P1"><text:span text:style-name="T4">Grappling Systems: </text:span><text:span text:style-name="T2">None</text:span></text:p>
      <text:p text:style-name="P3"/>
      <text:p text:style-name="P1"><text:span text:style-name="T4">SCOUT (PL 6)</text:span></text:p>
      <text:p text:style-name="P1"><text:span text:style-name="T2">Scouts are designed to cross great distances and locate enemies quickly without engaging in serious combat.</text:span></text:p>
      <table:table table:name="Table17" table:style-name="Table17">
        <table:table-column table:style-name="Table17.A"/>
        <table:table-column table:style-name="Table17.B"/>
        <table:table-row table:style-name="Table17.1">
          <table:table-cell table:style-name="Table17.A1" office:value-type="string">
            <text:p text:style-name="P9"><text:span text:style-name="T9">Type: </text:span><text:span text:style-name="T1">Ultralight </text:span></text:p>
          </table:table-cell>
          <table:table-cell table:style-name="Table17.A1" office:value-type="string">
            <text:p text:style-name="P9"><text:span text:style-name="T9">Size: </text:span><text:span text:style-name="T1">Colossal (–8 size)</text:span></text:p>
          </table:table-cell>
        </table:table-row>
        <table:table-row table:style-name="Table17.1">
          <table:table-cell table:style-name="Table17.A2" office:value-type="string">
            <text:p text:style-name="P9"><text:span text:style-name="T9">Subtype: </text:span><text:span text:style-name="T1">Scout </text:span></text:p>
          </table:table-cell>
          <table:table-cell table:style-name="Table17.A2" office:value-type="string">
            <text:p text:style-name="P9"><text:span text:style-name="T9">Tactical Speed: </text:span><text:span text:style-name="T1">3,500 ft. (7 sq.)</text:span></text:p>
          </table:table-cell>
        </table:table-row>
        <table:table-row table:style-name="Table17.1">
          <table:table-cell table:style-name="Table17.A2" office:value-type="string">
            <text:p text:style-name="P1"><text:span text:style-name="T9">Defense: </text:span><text:span text:style-name="T1">7 </text:span></text:p>
          </table:table-cell>
          <table:table-cell table:style-name="Table17.A2" office:value-type="string">
            <text:p text:style-name="P1"><text:span text:style-name="T9">Length: </text:span><text:span text:style-name="T1">150 feet</text:span></text:p>
          </table:table-cell>
        </table:table-row>
        <table:table-row table:style-name="Table17.1">
          <table:table-cell table:style-name="Table17.A2" office:value-type="string">
            <text:p text:style-name="P1"><text:span text:style-name="T9">Flat-footed Defense: </text:span><text:span text:style-name="T1">5 </text:span></text:p>
          </table:table-cell>
          <table:table-cell table:style-name="Table17.A2" office:value-type="string">
            <text:p text:style-name="P1"><text:span text:style-name="T9">Weight: </text:span><text:span text:style-name="T1">600 tons</text:span></text:p>
          </table:table-cell>
        </table:table-row>
        <table:table-row table:style-name="Table17.1">
          <table:table-cell table:style-name="Table17.A2" office:value-type="string">
            <text:p text:style-name="P1"><text:span text:style-name="T9">Autopilot Defense: </text:span><text:span text:style-name="T1">5 </text:span></text:p>
          </table:table-cell>
          <table:table-cell table:style-name="Table17.A2" office:value-type="string">
            <text:p text:style-name="P1"><text:span text:style-name="T9">Targeting System Bonus: </text:span><text:span text:style-name="T1">+3</text:span></text:p>
          </table:table-cell>
        </table:table-row>
        <table:table-row table:style-name="Table17.1">
          <table:table-cell table:style-name="Table17.A2" office:value-type="string">
            <text:p text:style-name="P1"><text:span text:style-name="T9">Hardness: </text:span><text:span text:style-name="T1">30 </text:span></text:p>
          </table:table-cell>
          <table:table-cell table:style-name="Table17.A2" office:value-type="string">
            <text:p text:style-name="P1"><text:span text:style-name="T9">Crew: </text:span><text:span text:style-name="T1">8 (trained +4)</text:span></text:p>
          </table:table-cell>
        </table:table-row>
        <table:table-row table:style-name="Table17.1">
          <table:table-cell table:style-name="Table17.A2" office:value-type="string">
            <text:p text:style-name="P1"><text:span text:style-name="T9">Hit Dice: </text:span><text:span text:style-name="T1">15d20 (300 hp) </text:span></text:p>
          </table:table-cell>
          <table:table-cell table:style-name="Table17.A2" office:value-type="string">
            <text:p text:style-name="P1"><text:span text:style-name="T9">Passenger Capacity: </text:span><text:span text:style-name="T1">8</text:span></text:p>
          </table:table-cell>
        </table:table-row>
        <table:table-row table:style-name="Table17.1">
          <table:table-cell table:style-name="Table17.A2" office:value-type="string">
            <text:p text:style-name="P1"><text:span text:style-name="T9">Initiative Modifier: </text:span><text:span text:style-name="T1">+2 </text:span></text:p>
          </table:table-cell>
          <table:table-cell table:style-name="Table17.A2" office:value-type="string">
            <text:p text:style-name="P1"><text:span text:style-name="T9">Cargo Capacity: </text:span><text:span text:style-name="T1">30 tons</text:span></text:p>
          </table:table-cell>
        </table:table-row>
        <table:table-row table:style-name="Table17.1">
          <table:table-cell table:style-name="Table17.A2" office:value-type="string">
            <text:p text:style-name="P1"><text:span text:style-name="T9">Pilot’s Class Bonus: </text:span><text:span text:style-name="T1">+3 </text:span></text:p>
          </table:table-cell>
          <table:table-cell table:style-name="Table17.A2" office:value-type="string">
            <text:p text:style-name="P1"><text:span text:style-name="T9">Grapple Modifier: </text:span><text:span text:style-name="T1">+16</text:span></text:p>
          </table:table-cell>
        </table:table-row>
        <table:table-row table:style-name="Table17.1">
          <table:table-cell table:style-name="Table17.A2" office:value-type="string">
            <text:p text:style-name="P1"><text:span text:style-name="T9">Pilot’s Dex Modifier: </text:span><text:span text:style-name="T1">+2 </text:span></text:p>
          </table:table-cell>
          <table:table-cell table:style-name="Table17.A2" office:value-type="string">
            <text:p text:style-name="P1"><text:span text:style-name="T9">Base Purchase DC: </text:span><text:span text:style-name="T1">52</text:span></text:p>
          </table:table-cell>
        </table:table-row>
        <table:table-row table:style-name="Table17.1">
          <table:table-cell table:style-name="Table17.A11" office:value-type="string">
            <text:p text:style-name="P9"><text:span text:style-name="T9">Gunner’s Attack Bonus: </text:span><text:span text:style-name="T1">+2 </text:span></text:p>
          </table:table-cell>
          <table:table-cell table:style-name="Table17.A11" office:value-type="string">
            <text:p text:style-name="P9"><text:span text:style-name="T9">Restriction: </text:span><text:span text:style-name="T1">Military (+3)</text:span></text:p>
          </table:table-cell>
        </table:table-row>
      </table:table>
      <text:p text:style-name="P3"/>
      <text:p text:style-name="P1"><text:span text:style-name="T4">Attack: </text:span><text:span text:style-name="T2">2 fire-linked heavy neutron guns –3 ranged (15d8) and 2 CHE missiles –8 ranged (6d12/19–20)</text:span></text:p>
      <text:p text:style-name="P1"><text:span text:style-name="T4">Attack of Opportunity: </text:span><text:span text:style-name="T2">None</text:span></text:p>
      <text:p text:style-name="P3"/>
      <text:p text:style-name="P1"><text:span text:style-name="T4">Standard PL 6 Design Specs:</text:span></text:p>
      <text:p text:style-name="P1"><text:span text:style-name="T4">Engines: </text:span><text:span text:style-name="T2">Ion engine, thrusters</text:span></text:p>
      <text:p text:style-name="P1"><text:span text:style-name="T4">Armor: </text:span><text:span text:style-name="T2">Vanadium</text:span></text:p>
      <text:p text:style-name="P1"><text:span text:style-name="T4">Defense Systems: </text:span><text:span text:style-name="T2">Autopilot system, damage control system (1d10), radiation shielding, self-destruct system, sensor jammer</text:span></text:p>
      <text:p text:style-name="P1"><text:span text:style-name="T4">Sensors: </text:span><text:span text:style-name="T2">Class II sensor array, targeting system</text:span></text:p>
      <text:p text:style-name="P1"><text:span text:style-name="T4">Communications: </text:span><text:span text:style-name="T2">Laser transceiver, radio transceiver</text:span></text:p>
      <text:p text:style-name="P1"><text:span text:style-name="T4">Weapons: </text:span><text:span text:style-name="T2">2 fire-linked heavy neutron guns (range incr. 6,000 ft.), 2 CHE missile launchers (8 missiles each)</text:span></text:p>
      <text:p text:style-name="P1"><text:span text:style-name="T4">Grappling Systems: </text:span><text:span text:style-name="T2">Grapplers</text:span></text:p>
      <text:p text:style-name="P3"><text:soft-page-break/></text:p>
      <text:p text:style-name="P1"><text:span text:style-name="T4">ASSAULT FIGHTER (PL 7)</text:span></text:p>
      <text:p text:style-name="P1"><text:span text:style-name="T2">The assault fighter is similar to the PL 6 fighter, but with superior engines, armaments, and defenses at the cost of less cargo capacity.</text:span></text:p>
      <table:table table:name="Table18" table:style-name="Table18">
        <table:table-column table:style-name="Table18.A"/>
        <table:table-column table:style-name="Table18.B"/>
        <table:table-row table:style-name="Table18.1">
          <table:table-cell table:style-name="Table18.A1" office:value-type="string">
            <text:p text:style-name="P9"><text:span text:style-name="T9">Type: </text:span><text:span text:style-name="T1">Ultralight </text:span></text:p>
          </table:table-cell>
          <table:table-cell table:style-name="Table18.A1" office:value-type="string">
            <text:p text:style-name="P9"><text:span text:style-name="T9">Size: </text:span><text:span text:style-name="T1">Gargantuan (–4 size)</text:span></text:p>
          </table:table-cell>
        </table:table-row>
        <table:table-row table:style-name="Table18.1">
          <table:table-cell table:style-name="Table18.A2" office:value-type="string">
            <text:p text:style-name="P9"><text:span text:style-name="T9">Subtype: </text:span><text:span text:style-name="T1">Assault fighter </text:span></text:p>
          </table:table-cell>
          <table:table-cell table:style-name="Table18.A2" office:value-type="string">
            <text:p text:style-name="P9"><text:span text:style-name="T9">Tactical Speed: </text:span><text:span text:style-name="T1">4,000 ft. (8 sq.)</text:span></text:p>
          </table:table-cell>
        </table:table-row>
        <table:table-row table:style-name="Table18.1">
          <table:table-cell table:style-name="Table18.A2" office:value-type="string">
            <text:p text:style-name="P1"><text:span text:style-name="T9">Defense: </text:span><text:span text:style-name="T1">19 </text:span></text:p>
          </table:table-cell>
          <table:table-cell table:style-name="Table18.A2" office:value-type="string">
            <text:p text:style-name="P1"><text:span text:style-name="T9">Length: </text:span><text:span text:style-name="T1">32 feet</text:span></text:p>
          </table:table-cell>
        </table:table-row>
        <table:table-row table:style-name="Table18.1">
          <table:table-cell table:style-name="Table18.A2" office:value-type="string">
            <text:p text:style-name="P1"><text:span text:style-name="T9">Flat-footed Defense: </text:span><text:span text:style-name="T1">13 </text:span></text:p>
          </table:table-cell>
          <table:table-cell table:style-name="Table18.A2" office:value-type="string">
            <text:p text:style-name="P1"><text:span text:style-name="T9">Weight: </text:span><text:span text:style-name="T1">36,000 lb.</text:span></text:p>
          </table:table-cell>
        </table:table-row>
        <table:table-row table:style-name="Table18.1">
          <table:table-cell table:style-name="Table18.A2" office:value-type="string">
            <text:p text:style-name="P1"><text:span text:style-name="T9">Autopilot Defense: </text:span><text:span text:style-name="T1">6 </text:span></text:p>
          </table:table-cell>
          <table:table-cell table:style-name="Table18.A2" office:value-type="string">
            <text:p text:style-name="P1"><text:span text:style-name="T9">Targeting System Bonus: </text:span><text:span text:style-name="T1">+4</text:span></text:p>
          </table:table-cell>
        </table:table-row>
        <table:table-row table:style-name="Table18.1">
          <table:table-cell table:style-name="Table18.A2" office:value-type="string">
            <text:p text:style-name="P1"><text:span text:style-name="T9">Hardness: </text:span><text:span text:style-name="T1">20 (ballistic) or </text:span></text:p>
            <text:p text:style-name="P1"><text:span text:style-name="T1">40 (other damage forms)</text:span></text:p>
          </table:table-cell>
          <table:table-cell table:style-name="Table18.A2" office:value-type="string">
            <text:p text:style-name="P1"><text:span text:style-name="T9">Crew: </text:span><text:span text:style-name="T1">1 (ace +12)</text:span></text:p>
          </table:table-cell>
        </table:table-row>
        <table:table-row table:style-name="Table18.1">
          <table:table-cell table:style-name="Table18.A2" office:value-type="string">
            <text:p text:style-name="P1"><text:span text:style-name="T9">Hit Dice: </text:span><text:span text:style-name="T1">9d20 (180 hp) </text:span></text:p>
          </table:table-cell>
          <table:table-cell table:style-name="Table18.A2" office:value-type="string">
            <text:p text:style-name="P1"><text:span text:style-name="T9">Passenger Capacity: </text:span><text:span text:style-name="T1">1</text:span></text:p>
          </table:table-cell>
        </table:table-row>
        <table:table-row table:style-name="Table18.1">
          <table:table-cell table:style-name="Table18.A2" office:value-type="string">
            <text:p text:style-name="P1"><text:span text:style-name="T9">Initiative Modifier: </text:span><text:span text:style-name="T1">+8 </text:span></text:p>
          </table:table-cell>
          <table:table-cell table:style-name="Table18.A2" office:value-type="string">
            <text:p text:style-name="P1"><text:span text:style-name="T9">Cargo Capacity: </text:span><text:span text:style-name="T1">1,200 lb.</text:span></text:p>
          </table:table-cell>
        </table:table-row>
        <table:table-row table:style-name="Table18.1">
          <table:table-cell table:style-name="Table18.A2" office:value-type="string">
            <text:p text:style-name="P1"><text:span text:style-name="T9">Pilot’s Class Bonus: </text:span><text:span text:style-name="T1">+7 </text:span></text:p>
          </table:table-cell>
          <table:table-cell table:style-name="Table18.A2" office:value-type="string">
            <text:p text:style-name="P1"><text:span text:style-name="T9">Grapple Modifier: </text:span><text:span text:style-name="T1">+8</text:span></text:p>
          </table:table-cell>
        </table:table-row>
        <table:table-row table:style-name="Table18.1">
          <table:table-cell table:style-name="Table18.A2" office:value-type="string">
            <text:p text:style-name="P1"><text:span text:style-name="T9">Pilot’s Dex Modifier: </text:span><text:span text:style-name="T1">+6 </text:span></text:p>
          </table:table-cell>
          <table:table-cell table:style-name="Table18.A2" office:value-type="string">
            <text:p text:style-name="P1"><text:span text:style-name="T9">Base Purchase DC: </text:span><text:span text:style-name="T1">48</text:span></text:p>
          </table:table-cell>
        </table:table-row>
        <table:table-row table:style-name="Table18.1">
          <table:table-cell table:style-name="Table18.A11" office:value-type="string">
            <text:p text:style-name="P9"><text:span text:style-name="T9">Gunner’s Attack Bonus: </text:span><text:span text:style-name="T1">+8/+3</text:span></text:p>
          </table:table-cell>
          <table:table-cell table:style-name="Table18.A11" office:value-type="string">
            <text:p text:style-name="P9"><text:span text:style-name="T1"><text:s/></text:span><text:span text:style-name="T9">Restriction: </text:span><text:span text:style-name="T1">Military (+3)</text:span></text:p>
          </table:table-cell>
        </table:table-row>
      </table:table>
      <text:p text:style-name="P2"/>
      <text:p text:style-name="P1"><text:span text:style-name="T4">Attack: </text:span><text:span text:style-name="T2">2 fire-linked particle beams +8 ranged (18d8) and plasma missile +3 ranged (18d8/19–20); or 2 fire-linked particle beams +8/+3 ranged (18d8)</text:span></text:p>
      <text:p text:style-name="P1"><text:span text:style-name="T4">Attack of Opportunity: </text:span><text:span text:style-name="T2">None</text:span></text:p>
      <text:p text:style-name="P3"/>
      <text:p text:style-name="P1"><text:span text:style-name="T4">Standard PL 7 Design Specs:</text:span></text:p>
      <text:p text:style-name="P1"><text:span text:style-name="T4">Engines: </text:span><text:span text:style-name="T2">Induction engine, thrusters</text:span></text:p>
      <text:p text:style-name="P1"><text:span text:style-name="T4">Armor: </text:span><text:span text:style-name="T2">Deflective</text:span></text:p>
      <text:p text:style-name="P1"><text:span text:style-name="T4">Defense Systems: </text:span><text:span text:style-name="T2">Autopilot system, improved damage control (2d10), stealth screen</text:span></text:p>
      <text:p text:style-name="P1"><text:span text:style-name="T4">Sensors: </text:span><text:span text:style-name="T2">Class V sensor array, improved targeting system</text:span></text:p>
      <text:p text:style-name="P1"><text:span text:style-name="T4">Communications: </text:span><text:span text:style-name="T2">Mass transceiver, radio transceiver</text:span></text:p>
      <text:p text:style-name="P1"><text:span text:style-name="T4">Weapons: </text:span><text:span text:style-name="T2">2 fire-linked particle beams (range incr. 4,000 ft.), 1 plasma missile launcher (8 missiles; range incr. 5,000 ft.)</text:span></text:p>
      <text:p text:style-name="P1"><text:span text:style-name="T4">Grappling Systems: </text:span><text:span text:style-name="T2">None</text:span></text:p>
      <text:p text:style-name="P6"/>
      <text:h text:style-name="P14" text:outline-level="2"><text:span text:style-name="T6">Ultralight Starship Wings</text:span></text:h>
      <text:p text:style-name="P1"><text:span text:style-name="T2">Two to four ultralight starships can unite to form a wing. All ships forming the wing must have the same subtype (fighter, for instance) and identical design specs (engines, weapons, and so on). In addition, all starships in the wing formation must be occupying the same 500-foot square to be counted as part of the wing.</text:span></text:p>
      <text:p text:style-name="P1"><text:span text:style-name="T2">In starship combat, a wing is treated as a single vessel, much like a battery of weapons is treated as a single weapon. (See Grapplers and Tractor Beams, below, for the one exception to this rule.) One of the ships forming the wing is declared the wing’s commander. The wing commander decides all of the wing’s actions and resolves all of the wing’s attacks; the other ships forming the wing provide support and follow the commander’s lead.</text:span></text:p>
      <text:p text:style-name="P1"><text:span text:style-name="T2">If the wing commander’s ship is destroyed or grappled, another ship in the wing may assume the role of wing commander on the wing’s next turn.</text:span></text:p>
      <text:p text:style-name="P1"><text:span text:style-name="T4">Movement: </text:span><text:span text:style-name="T2">All ships in the wing move together, as one ship. The wing commander determines the wing’s movement. The wing’s tactical speed equals the tactical speed of the slowest ship in the wing.</text:span></text:p>
      <text:p text:style-name="P1"><text:span text:style-name="T4">Attacks: </text:span><text:span text:style-name="T2">Only the wing commander makes attacks. However, every other ship in the wing can aid the wing commander’s attack rolls or Pilot checks using the aid another action; this is the only type of attack action wingmen can take.</text:span></text:p>
      <text:p text:style-name="P1"><text:soft-page-break/><text:span text:style-name="T4">Defense: </text:span><text:span text:style-name="T2">Each wingman provides a +1 cover bonus to the wing commander’s Defense. The wing commander, preoccupied with moving and attacking, does not modify the Defense of any ships in the wing.</text:span></text:p>
      <text:p text:style-name="P1"><text:span text:style-name="T4">Attacks of Opportunity: </text:span><text:span text:style-name="T2">A wing provokes attacks of opportunity from enemy ships as though it was a single ship. However, damage from a point-defense system is distributed among the ships in the wing as the wing commander sees fit. For example, if a point-defense system deals 180 points of damage to the wing, the wing commander could split the damage evenly among three ships in the wing (each ship would take 60 points of damage), or choose to have one ship take all the damage. A ship’s armor reduces the amount of damage it takes normally; conceivably, the damage could be split into small enough fractions that the wing, as a whole, suffers very little damage.</text:span></text:p>
      <text:p text:style-name="P1"><text:span text:style-name="T4">Grapplers and Tractor Beams: </text:span><text:span text:style-name="T2">Ships in a wing may be targeted separately by grapplers and tractor beams. (See Grappling Systems for more information on these grappling devices.) A grappled ship immediately drops out of formation and is no longer considered part of the wing.</text:span></text:p>
      <text:p text:style-name="P6"/>
      <text:p text:style-name="P1"><text:span text:style-name="T7">LIGHT STARSHIP SUBTYPES</text:span></text:p>
      <text:p text:style-name="P1"><text:span text:style-name="T2">Light starships include corvettes, frigates, destroyers, haulers, and industrial ships, such as garbage barges and fuel carriers. Light starships are somewhat better armed and armored than ultralight starships, but sacrifice a little in the way of speed.</text:span></text:p>
      <text:p text:style-name="P1"><text:span text:style-name="T2">A light starship measures 251–500 feet long. It has a 500-footby- 500-foot fighting space and occupies a single 500-foot square. In addition, all light starships share the following design specs.</text:span></text:p>
      <text:p text:style-name="P1"><text:span text:style-name="T4">Engines: </text:span><text:span text:style-name="T2">All light starships have thrusters plus one other type of engine (see Starship Engines).</text:span></text:p>
      <text:p text:style-name="P1"><text:span text:style-name="T4">Armor: </text:span><text:span text:style-name="T2">A light starship has one type of armor (see Starship Armor).</text:span></text:p>
      <text:p text:style-name="P1"><text:span text:style-name="T4">Defensive Systems: </text:span><text:span text:style-name="T2">A light starship has a maximum of one defensive system per 10 Hit Dice (see Starship Defense Systems).</text:span></text:p>
      <text:p text:style-name="P1"><text:span text:style-name="T4">Sensors: </text:span><text:span text:style-name="T2">A light starship has a maximum of two sensor systems (see Starship Sensors).</text:span></text:p>
      <text:p text:style-name="P1"><text:span text:style-name="T4">Communications: </text:span><text:span text:style-name="T2">A light starship has up to two external communication systems (see Starship Comm Systems).</text:span></text:p>
      <text:p text:style-name="P1"><text:span text:style-name="T4">Weapons: </text:span><text:span text:style-name="T2">A light starship has one beam, projectile, or missile weapon per 10 Hit Dice (see Starship Weapons). These</text:span></text:p>
      <text:p text:style-name="P1"><text:span text:style-name="T2">weapons are often fire-linked. A light starship cannot be armed with mines.</text:span></text:p>
      <text:p text:style-name="P1"><text:span text:style-name="T4">Grappling Systems: </text:span><text:span text:style-name="T2">A light starship may have up to two grappling systems (see Grappling Systems). Each grappling</text:span></text:p>
      <text:p text:style-name="P1"><text:span text:style-name="T2">system takes away one of the ship’s weapon slots (see above).</text:span></text:p>
      <text:p text:style-name="P6"/>
      <text:p text:style-name="P1"><text:span text:style-name="T7">LIGHT SHIP DESCRIPTIONS</text:span></text:p>
      <text:p text:style-name="P1"><text:span text:style-name="T2">Specific subtypes of light starships are given here.</text:span></text:p>
      <text:p text:style-name="P3"/>
      <text:p text:style-name="P1"><text:span text:style-name="T4">CORVETTE (PL 6)</text:span></text:p>
      <text:p text:style-name="P1"><text:span text:style-name="T2">Essentially a larger version of the escort ship, the corvette serves as both a gunship and fleet escort. Of the military vessels designed to operate independently in wartime, corvettes are the smallest.</text:span></text:p>
      <table:table table:name="Table19" table:style-name="Table19">
        <table:table-column table:style-name="Table19.A"/>
        <table:table-column table:style-name="Table19.B"/>
        <table:table-row table:style-name="Table19.1">
          <table:table-cell table:style-name="Table19.A1" office:value-type="string">
            <text:p text:style-name="P9"><text:span text:style-name="T9">Type: </text:span><text:span text:style-name="T1">Light </text:span></text:p>
          </table:table-cell>
          <table:table-cell table:style-name="Table19.A1" office:value-type="string">
            <text:p text:style-name="P9"><text:span text:style-name="T9">Size: </text:span><text:span text:style-name="T1">Colossal (–8 size)</text:span></text:p>
          </table:table-cell>
        </table:table-row>
        <table:table-row table:style-name="Table19.1">
          <table:table-cell table:style-name="Table19.A2" office:value-type="string">
            <text:p text:style-name="P9"><text:span text:style-name="T9">Subtype: </text:span><text:span text:style-name="T1">Corvette </text:span></text:p>
          </table:table-cell>
          <table:table-cell table:style-name="Table19.A2" office:value-type="string">
            <text:p text:style-name="P9"><text:span text:style-name="T9">Tactical Speed: </text:span><text:span text:style-name="T1">3,500 ft. (7 sq.)</text:span></text:p>
          </table:table-cell>
        </table:table-row>
        <table:table-row table:style-name="Table19.1">
          <table:table-cell table:style-name="Table19.A2" office:value-type="string">
            <text:p text:style-name="P1"><text:span text:style-name="T9">Defense: </text:span><text:span text:style-name="T1">7 </text:span></text:p>
          </table:table-cell>
          <table:table-cell table:style-name="Table19.A2" office:value-type="string">
            <text:p text:style-name="P1"><text:span text:style-name="T9">Length: </text:span><text:span text:style-name="T1">320 feet</text:span></text:p>
          </table:table-cell>
        </table:table-row>
        <table:table-row table:style-name="Table19.1">
          <table:table-cell table:style-name="Table19.A2" office:value-type="string">
            <text:p text:style-name="P1"><text:span text:style-name="T9">Flat-footed Defense: </text:span><text:span text:style-name="T1">5 </text:span></text:p>
          </table:table-cell>
          <table:table-cell table:style-name="Table19.A2" office:value-type="string">
            <text:p text:style-name="P1"><text:span text:style-name="T9">Weight: </text:span><text:span text:style-name="T1">3,200 tons</text:span></text:p>
          </table:table-cell>
        </table:table-row>
        <table:table-row table:style-name="Table19.1">
          <table:table-cell table:style-name="Table19.A2" office:value-type="string">
            <text:p text:style-name="P1"><text:span text:style-name="T9">Autopilot Defense: </text:span><text:span text:style-name="T1">5 </text:span></text:p>
          </table:table-cell>
          <table:table-cell table:style-name="Table19.A2" office:value-type="string">
            <text:p text:style-name="P1"><text:span text:style-name="T9">Targeting System Bonus: </text:span><text:span text:style-name="T1">+3</text:span></text:p>
          </table:table-cell>
        </table:table-row>
        <table:table-row table:style-name="Table19.1">
          <table:table-cell table:style-name="Table19.A2" office:value-type="string">
            <text:p text:style-name="P1"><text:span text:style-name="T9">Hardness: </text:span><text:span text:style-name="T1">30 </text:span></text:p>
          </table:table-cell>
          <table:table-cell table:style-name="Table19.A2" office:value-type="string">
            <text:p text:style-name="P1"><text:span text:style-name="T9">Crew: </text:span><text:span text:style-name="T1">16 (trained +4)</text:span></text:p>
          </table:table-cell>
        </table:table-row>
        <table:table-row table:style-name="Table19.1">
          <table:table-cell table:style-name="Table19.A2" office:value-type="string">
            <text:p text:style-name="P1"><text:span text:style-name="T9">Hit Dice: </text:span><text:span text:style-name="T1">40d20 (800 hp) </text:span></text:p>
          </table:table-cell>
          <table:table-cell table:style-name="Table19.A2" office:value-type="string">
            <text:p text:style-name="P1"><text:span text:style-name="T9">Passenger Capacity: </text:span><text:span text:style-name="T1">32</text:span></text:p>
          </table:table-cell>
        </table:table-row>
        <table:table-row table:style-name="Table19.1">
          <table:table-cell table:style-name="Table19.A2" office:value-type="string">
            <text:p text:style-name="P1"><text:span text:style-name="T9">Initiative Modifier: </text:span><text:span text:style-name="T1">+4 </text:span></text:p>
          </table:table-cell>
          <table:table-cell table:style-name="Table19.A2" office:value-type="string">
            <text:p text:style-name="P1"><text:span text:style-name="T9">Cargo Capacity: </text:span><text:span text:style-name="T1">150 tons</text:span></text:p>
          </table:table-cell>
        </table:table-row>
        <table:table-row table:style-name="Table19.1">
          <table:table-cell table:style-name="Table19.A2" office:value-type="string">
            <text:p text:style-name="P1"><text:span text:style-name="T9">Pilot’s Class Bonus: </text:span><text:span text:style-name="T1">+3 </text:span></text:p>
          </table:table-cell>
          <table:table-cell table:style-name="Table19.A2" office:value-type="string">
            <text:p text:style-name="P1"><text:span text:style-name="T9">Grapple Modifier: </text:span><text:span text:style-name="T1">+16</text:span></text:p>
          </table:table-cell>
        </table:table-row>
        <table:table-row table:style-name="Table19.1">
          <table:table-cell table:style-name="Table19.A2" office:value-type="string">
            <text:p text:style-name="P1"><text:span text:style-name="T9">Pilot’s Dex Modifier: </text:span><text:span text:style-name="T1">+2 </text:span></text:p>
          </table:table-cell>
          <table:table-cell table:style-name="Table19.A2" office:value-type="string">
            <text:p text:style-name="P1"><text:span text:style-name="T9">Base Purchase DC: </text:span><text:span text:style-name="T1">56</text:span></text:p>
          </table:table-cell>
        </table:table-row>
        <table:table-row table:style-name="Table19.1">
          <table:table-cell table:style-name="Table19.A11" office:value-type="string">
            <text:p text:style-name="P9"><text:span text:style-name="T9">Gunner’s Attack Bonus: </text:span><text:span text:style-name="T1">+2 </text:span></text:p>
          </table:table-cell>
          <table:table-cell table:style-name="Table19.A11" office:value-type="string">
            <text:p text:style-name="P9"><text:span text:style-name="T9">Restriction: </text:span><text:span text:style-name="T1">Military (+3)</text:span></text:p>
          </table:table-cell>
        </table:table-row>
      </table:table>
      <text:p text:style-name="P2"><text:soft-page-break/></text:p>
      <text:p text:style-name="P1"><text:span text:style-name="T4">Attack: </text:span><text:span text:style-name="T2">2 fire-linked fusion beams –3 ranged (15d8) and 2 fire-linked CHE missiles –8 ranged (9d12/19–20); or 2 fire-linked CHE missiles –3 ranged (9d12/19–20) and 2 fire-linked fusion beams –8 ranged (15d8) </text:span></text:p>
      <text:p text:style-name="P1"><text:span text:style-name="T4">Attack of Opportunity: </text:span><text:span text:style-name="T2">Point-defense system +3 ranged (2d12×10)</text:span></text:p>
      <text:p text:style-name="P3"/>
      <text:p text:style-name="P1"><text:span text:style-name="T4">Standard PL 6 Design Specs:</text:span></text:p>
      <text:p text:style-name="P1"><text:span text:style-name="T4">Engines: </text:span><text:span text:style-name="T2">Ion engine, thrusters</text:span></text:p>
      <text:p text:style-name="P1"><text:span text:style-name="T4">Armor: </text:span><text:span text:style-name="T2">Vanadium</text:span></text:p>
      <text:p text:style-name="P1"><text:span text:style-name="T4">Defense Systems: </text:span><text:span text:style-name="T2">Autopilot system, improved damage control (3d10), magnetic field, point-defense system, radiation shielding</text:span></text:p>
      <text:p text:style-name="P1"><text:span text:style-name="T4">Sensors: </text:span><text:span text:style-name="T2">Class III sensor array, targeting system</text:span></text:p>
      <text:p text:style-name="P1"><text:span text:style-name="T4">Communications: </text:span><text:span text:style-name="T2">Laser transceiver, radio transceiver</text:span></text:p>
      <text:p text:style-name="P1"><text:span text:style-name="T4">Weapons: </text:span><text:span text:style-name="T2">2 fire-linked fusion beams (range incr. 3,000 ft.), 2 firelinked CHE missile launchers (8 missiles each)</text:span></text:p>
      <text:p text:style-name="P1"><text:span text:style-name="T4">Grappling Systems: </text:span><text:span text:style-name="T2">Grapplers</text:span></text:p>
      <text:p text:style-name="P3"/>
      <text:p text:style-name="P1"><text:span text:style-name="T4">DESTROYER (PL 6)</text:span></text:p>
      <text:p text:style-name="P1"><text:span text:style-name="T2">Destroyers take their name from the torpedo-boat destroyers of the late 19th century. They are integral to the defense of a task force, screening it against small craft and attack ships. Destroyers are often armed with one or two bombs or missiles useful against much larger ships. A destroyer is usually about 450 to 600 feet long and masses about 8,000 tons. It carries a crew of 150 to 200.</text:span></text:p>
      <table:table table:name="Table20" table:style-name="Table20">
        <table:table-column table:style-name="Table20.A"/>
        <table:table-column table:style-name="Table20.B"/>
        <table:table-row table:style-name="Table20.1">
          <table:table-cell table:style-name="Table20.A1" office:value-type="string">
            <text:p text:style-name="P9"><text:span text:style-name="T9">Type: </text:span><text:span text:style-name="T1">Light </text:span></text:p>
          </table:table-cell>
          <table:table-cell table:style-name="Table20.A1" office:value-type="string">
            <text:p text:style-name="P9"><text:span text:style-name="T9">Size: </text:span><text:span text:style-name="T1">Colossal (–8 size)</text:span></text:p>
          </table:table-cell>
        </table:table-row>
        <table:table-row table:style-name="Table20.1">
          <table:table-cell table:style-name="Table20.A2" office:value-type="string">
            <text:p text:style-name="P9"><text:span text:style-name="T9">Subtype: </text:span><text:span text:style-name="T1">Destroyer </text:span></text:p>
          </table:table-cell>
          <table:table-cell table:style-name="Table20.A2" office:value-type="string">
            <text:p text:style-name="P9"><text:span text:style-name="T9">Tactical Speed: </text:span><text:span text:style-name="T1">3,000 ft. (6 sq.)</text:span></text:p>
          </table:table-cell>
        </table:table-row>
        <table:table-row table:style-name="Table20.1">
          <table:table-cell table:style-name="Table20.A2" office:value-type="string">
            <text:p text:style-name="P1"><text:span text:style-name="T9">Defense: </text:span><text:span text:style-name="T1">11 </text:span></text:p>
          </table:table-cell>
          <table:table-cell table:style-name="Table20.A2" office:value-type="string">
            <text:p text:style-name="P1"><text:span text:style-name="T9">Length: </text:span><text:span text:style-name="T1">450 feet</text:span></text:p>
          </table:table-cell>
        </table:table-row>
        <table:table-row table:style-name="Table20.1">
          <table:table-cell table:style-name="Table20.A2" office:value-type="string">
            <text:p text:style-name="P1"><text:span text:style-name="T9">Flat-footed Defense: </text:span><text:span text:style-name="T1">7 </text:span></text:p>
          </table:table-cell>
          <table:table-cell table:style-name="Table20.A2" office:value-type="string">
            <text:p text:style-name="P1"><text:span text:style-name="T9">Weight: </text:span><text:span text:style-name="T1">8,000 tons</text:span></text:p>
          </table:table-cell>
        </table:table-row>
        <table:table-row table:style-name="Table20.1">
          <table:table-cell table:style-name="Table20.A2" office:value-type="string">
            <text:p text:style-name="P1"><text:span text:style-name="T9">Autopilot Defense: </text:span><text:span text:style-name="T1">7 </text:span></text:p>
          </table:table-cell>
          <table:table-cell table:style-name="Table20.A2" office:value-type="string">
            <text:p text:style-name="P1"><text:span text:style-name="T9">Targeting System Bonus: </text:span><text:span text:style-name="T1">+3</text:span></text:p>
          </table:table-cell>
        </table:table-row>
        <table:table-row table:style-name="Table20.1">
          <table:table-cell table:style-name="Table20.A2" office:value-type="string">
            <text:p text:style-name="P1"><text:span text:style-name="T9">Hardness: </text:span><text:span text:style-name="T1">30 </text:span></text:p>
          </table:table-cell>
          <table:table-cell table:style-name="Table20.A2" office:value-type="string">
            <text:p text:style-name="P1"><text:span text:style-name="T9">Crew: </text:span><text:span text:style-name="T1">80 (expert +8)</text:span></text:p>
          </table:table-cell>
        </table:table-row>
        <table:table-row table:style-name="Table20.1">
          <table:table-cell table:style-name="Table20.A2" office:value-type="string">
            <text:p text:style-name="P1"><text:span text:style-name="T9">Hit Dice: </text:span><text:span text:style-name="T1">80d20 (1,600 hp) </text:span></text:p>
          </table:table-cell>
          <table:table-cell table:style-name="Table20.A2" office:value-type="string">
            <text:p text:style-name="P1"><text:span text:style-name="T9">Passenger Capacity: </text:span><text:span text:style-name="T1">48</text:span></text:p>
          </table:table-cell>
        </table:table-row>
        <table:table-row table:style-name="Table20.1">
          <table:table-cell table:style-name="Table20.A2" office:value-type="string">
            <text:p text:style-name="P1"><text:span text:style-name="T9">Initiative Modifier: </text:span><text:span text:style-name="T1">+4 </text:span></text:p>
          </table:table-cell>
          <table:table-cell table:style-name="Table20.A2" office:value-type="string">
            <text:p text:style-name="P1"><text:span text:style-name="T9">Cargo Capacity: </text:span><text:span text:style-name="T1">400 tons</text:span></text:p>
          </table:table-cell>
        </table:table-row>
        <table:table-row table:style-name="Table20.1">
          <table:table-cell table:style-name="Table20.A2" office:value-type="string">
            <text:p text:style-name="P1"><text:span text:style-name="T9">Pilot’s Class Bonus: </text:span><text:span text:style-name="T1">+5 </text:span></text:p>
          </table:table-cell>
          <table:table-cell table:style-name="Table20.A2" office:value-type="string">
            <text:p text:style-name="P1"><text:span text:style-name="T9">Grapple Modifier: </text:span><text:span text:style-name="T1">+16</text:span></text:p>
          </table:table-cell>
        </table:table-row>
        <table:table-row table:style-name="Table20.1">
          <table:table-cell table:style-name="Table20.A2" office:value-type="string">
            <text:p text:style-name="P1"><text:span text:style-name="T9">Pilot’s Dex Modifier: </text:span><text:span text:style-name="T1">+4 </text:span></text:p>
          </table:table-cell>
          <table:table-cell table:style-name="Table20.A2" office:value-type="string">
            <text:p text:style-name="P1"><text:span text:style-name="T9">Base Purchase DC: </text:span><text:span text:style-name="T1">60</text:span></text:p>
          </table:table-cell>
        </table:table-row>
        <table:table-row table:style-name="Table20.1">
          <table:table-cell table:style-name="Table20.A11" office:value-type="string">
            <text:p text:style-name="P9"><text:span text:style-name="T9">Gunner’s Attack Bonus: </text:span><text:span text:style-name="T1">+4 </text:span></text:p>
          </table:table-cell>
          <table:table-cell table:style-name="Table20.A11" office:value-type="string">
            <text:p text:style-name="P9"><text:span text:style-name="T9">Restriction: </text:span><text:span text:style-name="T1">Military (+3)</text:span></text:p>
          </table:table-cell>
        </table:table-row>
      </table:table>
      <text:p text:style-name="P3"/>
      <text:p text:style-name="P1"><text:span text:style-name="T4">Attack: </text:span><text:span text:style-name="T2">4 fire-linked heavy neutron guns –1 ranged (20d8) and 2 fire-linked nuclear missiles –6 melee (24d8/19–20) and needle driver –6 melee (8d12); or 4 fire-linked nuclear missiles –1 ranged (24d8/19–20) and 2 fire-linked heavy neutron guns –6 melee (20d8) and needle driver –6 melee (8d12)</text:span></text:p>
      <text:p text:style-name="P1"><text:span text:style-name="T4">Attack of Opportunity: </text:span><text:span text:style-name="T2">Point-defense system +3 ranged (2d12×10)</text:span></text:p>
      <text:p text:style-name="P3"/>
      <text:p text:style-name="P1"><text:span text:style-name="T4">Standard PL 6 Design Specs:</text:span></text:p>
      <text:p text:style-name="P1"><text:span text:style-name="T4">Engines: </text:span><text:span text:style-name="T2">Fusion torch, thrusters</text:span></text:p>
      <text:p text:style-name="P1"><text:span text:style-name="T4">Armor: </text:span><text:span text:style-name="T2">Vanadium</text:span></text:p>
      <text:p text:style-name="P1"><text:soft-page-break/><text:span text:style-name="T4">Defense Systems: </text:span><text:span text:style-name="T2">1 chaff launcher (16 chaff bundles), 1 decoy drone launcher (4 drones), improved autopilot system, improved damage control (3d10), magnetic field, point-defense system, radiation shielding, self-destruct system</text:span></text:p>
      <text:p text:style-name="P1"><text:span text:style-name="T4">Sensors: </text:span><text:span text:style-name="T2">Class II sensor array, targeting system</text:span></text:p>
      <text:p text:style-name="P1"><text:span text:style-name="T4">Communications: </text:span><text:span text:style-name="T2">Laser transceiver, radio transceiver</text:span></text:p>
      <text:p text:style-name="P1"><text:span text:style-name="T4">Weapons: </text:span><text:span text:style-name="T2">4 fire-linked heavy neutron guns (range incr. 6,000 ft.), 2 fire-linked nuclear missile launchers (8 missiles each), 1 needle driver (range incr. 4,000 ft.)</text:span></text:p>
      <text:p text:style-name="P1"><text:span text:style-name="T4">Grappling Systems: </text:span><text:span text:style-name="T2">Grapplers</text:span></text:p>
      <text:p text:style-name="P3"/>
      <text:p text:style-name="P1"><text:span text:style-name="T4">FRIGATE (PL 6)</text:span></text:p>
      <text:p text:style-name="P1"><text:span text:style-name="T2">A military vessel used for scouting and escort duties, the frigate is primarily intended to act as a screen for larger vessels against attacks by small craft.</text:span></text:p>
      <table:table table:name="Table21" table:style-name="Table21">
        <table:table-column table:style-name="Table21.A"/>
        <table:table-column table:style-name="Table21.B"/>
        <table:table-row table:style-name="Table21.1">
          <table:table-cell table:style-name="Table21.A1" office:value-type="string">
            <text:p text:style-name="P9"><text:span text:style-name="T9">Type: </text:span><text:span text:style-name="T1">Light </text:span></text:p>
          </table:table-cell>
          <table:table-cell table:style-name="Table21.A1" office:value-type="string">
            <text:p text:style-name="P9"><text:span text:style-name="T9">Size: </text:span><text:span text:style-name="T1">Colossal (–8 size)</text:span></text:p>
          </table:table-cell>
        </table:table-row>
        <table:table-row table:style-name="Table21.1">
          <table:table-cell table:style-name="Table21.A2" office:value-type="string">
            <text:p text:style-name="P9"><text:span text:style-name="T9">Subtype: </text:span><text:span text:style-name="T1">Frigate </text:span></text:p>
          </table:table-cell>
          <table:table-cell table:style-name="Table21.A2" office:value-type="string">
            <text:p text:style-name="P9"><text:span text:style-name="T9">Tactical Speed: </text:span><text:span text:style-name="T1">3,000 ft. (6 sq.)</text:span></text:p>
          </table:table-cell>
        </table:table-row>
        <table:table-row table:style-name="Table21.1">
          <table:table-cell table:style-name="Table21.A2" office:value-type="string">
            <text:p text:style-name="P1"><text:span text:style-name="T9">Defense: </text:span><text:span text:style-name="T1">11</text:span></text:p>
          </table:table-cell>
          <table:table-cell table:style-name="Table21.A2" office:value-type="string">
            <text:p text:style-name="P1"><text:span text:style-name="T1"><text:s/></text:span><text:span text:style-name="T9">Length: </text:span><text:span text:style-name="T1">360 feet</text:span></text:p>
          </table:table-cell>
        </table:table-row>
        <table:table-row table:style-name="Table21.1">
          <table:table-cell table:style-name="Table21.A2" office:value-type="string">
            <text:p text:style-name="P1"><text:span text:style-name="T9">Flat-footed Defense: </text:span><text:span text:style-name="T1">7 </text:span></text:p>
          </table:table-cell>
          <table:table-cell table:style-name="Table21.A2" office:value-type="string">
            <text:p text:style-name="P1"><text:span text:style-name="T9">Weight: </text:span><text:span text:style-name="T1">4,800 tons</text:span></text:p>
          </table:table-cell>
        </table:table-row>
        <table:table-row table:style-name="Table21.1">
          <table:table-cell table:style-name="Table21.A2" office:value-type="string">
            <text:p text:style-name="P1"><text:span text:style-name="T9">Autopilot Defense: </text:span><text:span text:style-name="T1">7 </text:span></text:p>
          </table:table-cell>
          <table:table-cell table:style-name="Table21.A2" office:value-type="string">
            <text:p text:style-name="P1"><text:span text:style-name="T9">Targeting System Bonus: </text:span><text:span text:style-name="T1">+3</text:span></text:p>
          </table:table-cell>
        </table:table-row>
        <table:table-row table:style-name="Table21.1">
          <table:table-cell table:style-name="Table21.A2" office:value-type="string">
            <text:p text:style-name="P1"><text:span text:style-name="T9">Hardness: </text:span><text:span text:style-name="T1">30 </text:span></text:p>
          </table:table-cell>
          <table:table-cell table:style-name="Table21.A2" office:value-type="string">
            <text:p text:style-name="P1"><text:span text:style-name="T9">Crew: </text:span><text:span text:style-name="T1">60 (expert +8)</text:span></text:p>
          </table:table-cell>
        </table:table-row>
        <table:table-row table:style-name="Table21.1">
          <table:table-cell table:style-name="Table21.A2" office:value-type="string">
            <text:p text:style-name="P1"><text:span text:style-name="T9">Hit Dice: </text:span><text:span text:style-name="T1">60d20 (1,200 hp) </text:span></text:p>
          </table:table-cell>
          <table:table-cell table:style-name="Table21.A2" office:value-type="string">
            <text:p text:style-name="P1"><text:span text:style-name="T9">Passenger Capacity: </text:span><text:span text:style-name="T1">32</text:span></text:p>
          </table:table-cell>
        </table:table-row>
        <table:table-row table:style-name="Table21.1">
          <table:table-cell table:style-name="Table21.A2" office:value-type="string">
            <text:p text:style-name="P1"><text:span text:style-name="T9">Initiative Modifier: </text:span><text:span text:style-name="T1">+4 </text:span></text:p>
          </table:table-cell>
          <table:table-cell table:style-name="Table21.A2" office:value-type="string">
            <text:p text:style-name="P1"><text:span text:style-name="T9">Cargo Capacity: </text:span><text:span text:style-name="T1">200 tons</text:span></text:p>
          </table:table-cell>
        </table:table-row>
        <table:table-row table:style-name="Table21.1">
          <table:table-cell table:style-name="Table21.A2" office:value-type="string">
            <text:p text:style-name="P1"><text:span text:style-name="T9">Pilot’s Class Bonus: </text:span><text:span text:style-name="T1">+5 </text:span></text:p>
          </table:table-cell>
          <table:table-cell table:style-name="Table21.A2" office:value-type="string">
            <text:p text:style-name="P1"><text:span text:style-name="T9">Grapple Modifier: </text:span><text:span text:style-name="T1">+16</text:span></text:p>
          </table:table-cell>
        </table:table-row>
        <table:table-row table:style-name="Table21.1">
          <table:table-cell table:style-name="Table21.A2" office:value-type="string">
            <text:p text:style-name="P1"><text:span text:style-name="T9">Pilot’s Dex Modifier: </text:span><text:span text:style-name="T1">+4 </text:span></text:p>
          </table:table-cell>
          <table:table-cell table:style-name="Table21.A2" office:value-type="string">
            <text:p text:style-name="P1"><text:span text:style-name="T9">Base Purchase DC: </text:span><text:span text:style-name="T1">60</text:span></text:p>
          </table:table-cell>
        </table:table-row>
        <table:table-row table:style-name="Table21.1">
          <table:table-cell table:style-name="Table21.A11" office:value-type="string">
            <text:p text:style-name="P9"><text:span text:style-name="T9">Gunner’s Attack Bonus: </text:span><text:span text:style-name="T1">+4 </text:span></text:p>
          </table:table-cell>
          <table:table-cell table:style-name="Table21.A11" office:value-type="string">
            <text:p text:style-name="P9"><text:span text:style-name="T9">Restriction: </text:span><text:span text:style-name="T1">Military (+3)</text:span></text:p>
          </table:table-cell>
        </table:table-row>
      </table:table>
      <text:p text:style-name="P3"/>
      <text:p text:style-name="P1"><text:span text:style-name="T4">Attack: </text:span><text:span text:style-name="T2">2 fire-linked heavy neutron guns –1 ranged (15d8) and 2 nuclear missiles –6 ranged (16d8/19–20) and needle driver –6 ranged (8d12); or 2 fire-linked nuclear missiles –1 ranged (24d8/19–20) and 2 unlinked heavy neutron guns –6 ranged (10d8) and needle driver –6 ranged (8d12) </text:span></text:p>
      <text:p text:style-name="P1"><text:span text:style-name="T4">Attack of Opportunity: </text:span><text:span text:style-name="T2">Point-defense system +3 ranged (2d12×10)</text:span></text:p>
      <text:p text:style-name="P3"/>
      <text:p text:style-name="P1"><text:span text:style-name="T4">Standard PL 6 Design Specs:</text:span></text:p>
      <text:p text:style-name="P1"><text:span text:style-name="T4">Engines: </text:span><text:span text:style-name="T2">Fusion torch, thrusters</text:span></text:p>
      <text:p text:style-name="P1"><text:span text:style-name="T4">Armor: </text:span><text:span text:style-name="T2">Vanadium</text:span></text:p>
      <text:p text:style-name="P1"><text:span text:style-name="T4">Defense Systems: </text:span><text:span text:style-name="T2">Improved autopilot, improved damage control (3d10), magnetic field, point-defense system, radiation shielding, self-destruct system</text:span></text:p>
      <text:p text:style-name="P1"><text:span text:style-name="T4">Sensors: </text:span><text:span text:style-name="T2">Class II sensor array, targeting system</text:span></text:p>
      <text:p text:style-name="P1"><text:span text:style-name="T4">Communications: </text:span><text:span text:style-name="T2">Laser transceiver, radio transceiver</text:span></text:p>
      <text:p text:style-name="P1"><text:span text:style-name="T4">Weapons: </text:span><text:span text:style-name="T2">2 fire-linked heavy neutron guns (range incr. 6,000 ft.), 2 fire-linked nuclear missile launchers (8 missiles each), 1 needle driver (range incr. 4,000 ft.)</text:span></text:p>
      <text:p text:style-name="P1"><text:span text:style-name="T4">Grappling Systems: </text:span><text:span text:style-name="T2">Grapplers</text:span></text:p>
      <text:p text:style-name="P3"/>
      <text:p text:style-name="P1"><text:span text:style-name="T4">HAULER (PL 6)</text:span></text:p>
      <text:p text:style-name="P1"><text:soft-page-break/><text:span text:style-name="T2">The hauler is a space-going tug that drags heavy, nonpowered loads and modular cargo containers, though they have precious little cargo space of their own. Haulers are fitted with big power plants and huge engines, at the expense of crew quarters and armaments.</text:span></text:p>
      <table:table table:name="Table22" table:style-name="Table22">
        <table:table-column table:style-name="Table22.A"/>
        <table:table-column table:style-name="Table22.B"/>
        <table:table-row table:style-name="Table22.1">
          <table:table-cell table:style-name="Table22.A1" office:value-type="string">
            <text:p text:style-name="P9"><text:span text:style-name="T9">Type: </text:span><text:span text:style-name="T1">Light </text:span></text:p>
          </table:table-cell>
          <table:table-cell table:style-name="Table22.A1" office:value-type="string">
            <text:p text:style-name="P9"><text:span text:style-name="T9">Size: </text:span><text:span text:style-name="T1">Colossal (–8 size)</text:span></text:p>
          </table:table-cell>
        </table:table-row>
        <table:table-row table:style-name="Table22.1">
          <table:table-cell table:style-name="Table22.A2" office:value-type="string">
            <text:p text:style-name="P9"><text:span text:style-name="T9">Subtype: </text:span><text:span text:style-name="T1">Hauler </text:span></text:p>
          </table:table-cell>
          <table:table-cell table:style-name="Table22.A2" office:value-type="string">
            <text:p text:style-name="P9"><text:span text:style-name="T9">Tactical Speed: </text:span><text:span text:style-name="T1">2,500 ft. (5 sq.)</text:span></text:p>
          </table:table-cell>
        </table:table-row>
        <table:table-row table:style-name="Table22.1">
          <table:table-cell table:style-name="Table22.A2" office:value-type="string">
            <text:p text:style-name="P1"><text:span text:style-name="T9">Defense: </text:span><text:span text:style-name="T1">7 </text:span></text:p>
          </table:table-cell>
          <table:table-cell table:style-name="Table22.A2" office:value-type="string">
            <text:p text:style-name="P1"><text:span text:style-name="T9">Length: </text:span><text:span text:style-name="T1">450 feet</text:span></text:p>
          </table:table-cell>
        </table:table-row>
        <table:table-row table:style-name="Table22.1">
          <table:table-cell table:style-name="Table22.A2" office:value-type="string">
            <text:p text:style-name="P1"><text:span text:style-name="T9">Flat-footed Defense: </text:span><text:span text:style-name="T1">5 </text:span></text:p>
          </table:table-cell>
          <table:table-cell table:style-name="Table22.A2" office:value-type="string">
            <text:p text:style-name="P1"><text:span text:style-name="T9">Weight: </text:span><text:span text:style-name="T1">6,000 tons</text:span></text:p>
          </table:table-cell>
        </table:table-row>
        <table:table-row table:style-name="Table22.1">
          <table:table-cell table:style-name="Table22.A2" office:value-type="string">
            <text:p text:style-name="P1"><text:span text:style-name="T9">Autopilot Defense: </text:span><text:span text:style-name="T1">5 </text:span></text:p>
          </table:table-cell>
          <table:table-cell table:style-name="Table22.A2" office:value-type="string">
            <text:p text:style-name="P1"><text:span text:style-name="T9">Targeting System Bonus: </text:span><text:span text:style-name="T1">+3</text:span></text:p>
          </table:table-cell>
        </table:table-row>
        <table:table-row table:style-name="Table22.1">
          <table:table-cell table:style-name="Table22.A2" office:value-type="string">
            <text:p text:style-name="P1"><text:span text:style-name="T9">Hardness: </text:span><text:span text:style-name="T1">20 </text:span></text:p>
          </table:table-cell>
          <table:table-cell table:style-name="Table22.A2" office:value-type="string">
            <text:p text:style-name="P1"><text:span text:style-name="T9">Crew: </text:span><text:span text:style-name="T1">8 (trained +4)</text:span></text:p>
          </table:table-cell>
        </table:table-row>
        <table:table-row table:style-name="Table22.1">
          <table:table-cell table:style-name="Table22.A2" office:value-type="string">
            <text:p text:style-name="P1"><text:span text:style-name="T9">Hit Dice: </text:span><text:span text:style-name="T1">36d20 (720 hp) </text:span></text:p>
          </table:table-cell>
          <table:table-cell table:style-name="Table22.A2" office:value-type="string">
            <text:p text:style-name="P1"><text:span text:style-name="T9">Passenger Capacity: </text:span><text:span text:style-name="T1">8</text:span></text:p>
          </table:table-cell>
        </table:table-row>
        <table:table-row table:style-name="Table22.1">
          <table:table-cell table:style-name="Table22.A2" office:value-type="string">
            <text:p text:style-name="P1"><text:span text:style-name="T9">Initiative Modifier: </text:span><text:span text:style-name="T1">+2 </text:span></text:p>
          </table:table-cell>
          <table:table-cell table:style-name="Table22.A2" office:value-type="string">
            <text:p text:style-name="P1"><text:span text:style-name="T9">Cargo Capacity: </text:span><text:span text:style-name="T1">3,300 tons</text:span></text:p>
          </table:table-cell>
        </table:table-row>
        <table:table-row table:style-name="Table22.1">
          <table:table-cell table:style-name="Table22.A2" office:value-type="string">
            <text:p text:style-name="P1"><text:span text:style-name="T9">Pilot’s Class Bonus: </text:span><text:span text:style-name="T1">+3 </text:span></text:p>
          </table:table-cell>
          <table:table-cell table:style-name="Table22.A2" office:value-type="string">
            <text:p text:style-name="P1"><text:span text:style-name="T9">Grapple Modifier: </text:span><text:span text:style-name="T1">+16</text:span></text:p>
          </table:table-cell>
        </table:table-row>
        <table:table-row table:style-name="Table22.1">
          <table:table-cell table:style-name="Table22.A2" office:value-type="string">
            <text:p text:style-name="P1"><text:span text:style-name="T9">Pilot’s Dex Modifier: </text:span><text:span text:style-name="T1">+2 </text:span></text:p>
          </table:table-cell>
          <table:table-cell table:style-name="Table22.A2" office:value-type="string">
            <text:p text:style-name="P1"><text:span text:style-name="T9">Base Purchase DC: </text:span><text:span text:style-name="T1">56</text:span></text:p>
          </table:table-cell>
        </table:table-row>
        <table:table-row table:style-name="Table22.1">
          <table:table-cell table:style-name="Table22.A11" office:value-type="string">
            <text:p text:style-name="P9"><text:span text:style-name="T9">Gunner’s Attack Bonus: </text:span><text:span text:style-name="T1">+2 </text:span></text:p>
          </table:table-cell>
          <table:table-cell table:style-name="Table22.A11" office:value-type="string">
            <text:p text:style-name="P9"><text:span text:style-name="T9">Restriction: </text:span><text:span text:style-name="T1">Restricted (+2)</text:span></text:p>
          </table:table-cell>
        </table:table-row>
      </table:table>
      <text:p text:style-name="P3"/>
      <text:p text:style-name="P1"><text:span text:style-name="T4">Attack: </text:span><text:span text:style-name="T2">2 fire-linked heavy lasers –3 ranged (12d8)</text:span></text:p>
      <text:p text:style-name="P1"><text:span text:style-name="T4">Attack of Opportunity: </text:span><text:span text:style-name="T2">Point-defense system +3 ranged (2d12×10)</text:span></text:p>
      <text:p text:style-name="P3"/>
      <text:p text:style-name="P1"><text:span text:style-name="T4">Standard PL 6 Design Specs:</text:span></text:p>
      <text:p text:style-name="P1"><text:span text:style-name="T4">Engines: </text:span><text:span text:style-name="T2">Fusion torch, thrusters</text:span></text:p>
      <text:p text:style-name="P1"><text:span text:style-name="T4">Armor: </text:span><text:span text:style-name="T2">Alloy plating</text:span></text:p>
      <text:p text:style-name="P1"><text:span text:style-name="T4">Defense Systems: </text:span><text:span text:style-name="T2">Autopilot system, damage control system (2d10), point-defense system</text:span></text:p>
      <text:p text:style-name="P1"><text:span text:style-name="T4">Sensors: </text:span><text:span text:style-name="T2">Class II sensor array, targeting system</text:span></text:p>
      <text:p text:style-name="P1"><text:span text:style-name="T4">Communications: </text:span><text:span text:style-name="T2">Laser transceiver, radio transceiver</text:span></text:p>
      <text:p text:style-name="P1"><text:span text:style-name="T4">Weapons: </text:span><text:span text:style-name="T2">2 fire-linked heavy lasers (range incr. 4,000 ft.)</text:span></text:p>
      <text:p text:style-name="P1"><text:span text:style-name="T4">Grappling Systems: </text:span><text:span text:style-name="T2">Grapplers</text:span></text:p>
      <text:p text:style-name="P6"/>
      <text:p text:style-name="P1"><text:span text:style-name="T7">MEDIUMWEIGHT STARSHIP SUBTYPES</text:span></text:p>
      <text:p text:style-name="P1"><text:span text:style-name="T2">Mediumweight starships encompass cruisers, clippers, and most transports. They balance firepower and defense with speed and maneuverability.</text:span></text:p>
      <text:p text:style-name="P1"><text:span text:style-name="T2">A mediumweight starship measures 501–1,000 feet long. It occupies a 1,000-foot-by-1,000-foot fighting space (4 500-foot</text:span></text:p>
      <text:p text:style-name="P1"><text:span text:style-name="T2">squares). In addition, all mediumweight starships share the following design specs.</text:span></text:p>
      <text:p text:style-name="P1"><text:span text:style-name="T4">Engines: </text:span><text:span text:style-name="T2">All mediumweight starships have thrusters plus one other type of engine (see Starship Engines).</text:span></text:p>
      <text:p text:style-name="P1"><text:span text:style-name="T4">Armor: </text:span><text:span text:style-name="T2">A mediumweight starship has one type of armor (see Starship Armor).</text:span></text:p>
      <text:p text:style-name="P1"><text:span text:style-name="T4">Defensive Systems: </text:span><text:span text:style-name="T2">A mediumweight starship has a maximum of one defensive system per 25 Hit Dice (see Starship Defense Systems).</text:span></text:p>
      <text:p text:style-name="P1"><text:span text:style-name="T4">Sensors: </text:span><text:span text:style-name="T2">A mediumweight starship has a maximum of three sensor systems (see Starship Sensors).</text:span></text:p>
      <text:p text:style-name="P1"><text:soft-page-break/><text:span text:style-name="T4">Communications: </text:span><text:span text:style-name="T2">A mediumweight starship has up to two external communication systems (see Starship Comm Systems).</text:span></text:p>
      <text:p text:style-name="P1"><text:span text:style-name="T4">Weapons: </text:span><text:span text:style-name="T2">A mediumweight starship has one beam, projectile, or missile weapon per 25 Hit Dice (see Starship Weapons).</text:span></text:p>
      <text:p text:style-name="P1"><text:span text:style-name="T2">These weapons are often fire-linked or arrayed in batteries. A minelayer is considered a single weapon. Although it weighs no more than a few thousand pounds, each mine consumes 100 tons of a ship’s cargo capacity (most of it taken up by the launch system and radiation shielding).</text:span></text:p>
      <text:p text:style-name="P1"><text:span text:style-name="T4">Grappling Systems: </text:span><text:span text:style-name="T2">A mediumweight starship may have up to two grappling systems (see Grappling Systems). Each grappling system takes away one of the ship’s weapon slots (see above).</text:span></text:p>
      <text:p text:style-name="P6"/>
      <text:p text:style-name="P1"><text:span text:style-name="T7">MEDIUMWEIGHT SHIP DESCRIPTIONS</text:span></text:p>
      <text:p text:style-name="P1"><text:span text:style-name="T2">Specific subtypes of mediumweight starships are given here.</text:span></text:p>
      <text:p text:style-name="P3"/>
      <text:p text:style-name="P1"><text:span text:style-name="T4">BULK FREIGHTER (PL 6)</text:span></text:p>
      <text:p text:style-name="P1"><text:span text:style-name="T2">Bulk freighters usually carry cargo in bulk containers, and carry out regular runs between densely populated systems.</text:span></text:p>
      <table:table table:name="Table23" table:style-name="Table23">
        <table:table-column table:style-name="Table23.A"/>
        <table:table-column table:style-name="Table23.B"/>
        <table:table-row table:style-name="Table23.1">
          <table:table-cell table:style-name="Table23.A1" office:value-type="string">
            <text:p text:style-name="P9"><text:span text:style-name="T9">Type: </text:span><text:span text:style-name="T1">Mediumweight </text:span></text:p>
          </table:table-cell>
          <table:table-cell table:style-name="Table23.A1" office:value-type="string">
            <text:p text:style-name="P9"><text:span text:style-name="T9">Size: </text:span><text:span text:style-name="T1">Colossal (–8 size)</text:span></text:p>
          </table:table-cell>
        </table:table-row>
        <table:table-row table:style-name="Table23.1">
          <table:table-cell table:style-name="Table23.A2" office:value-type="string">
            <text:p text:style-name="P9"><text:span text:style-name="T9">Subtype: </text:span><text:span text:style-name="T1">Bulk freighter </text:span></text:p>
          </table:table-cell>
          <table:table-cell table:style-name="Table23.A2" office:value-type="string">
            <text:p text:style-name="P9"><text:span text:style-name="T9">Tactical Speed: </text:span><text:span text:style-name="T1">2,500 ft. (5 sq.)</text:span></text:p>
          </table:table-cell>
        </table:table-row>
        <table:table-row table:style-name="Table23.1">
          <table:table-cell table:style-name="Table23.A2" office:value-type="string">
            <text:p text:style-name="P1"><text:span text:style-name="T9">Defense: </text:span><text:span text:style-name="T1">7 </text:span></text:p>
          </table:table-cell>
          <table:table-cell table:style-name="Table23.A2" office:value-type="string">
            <text:p text:style-name="P1"><text:span text:style-name="T9">Length: </text:span><text:span text:style-name="T1">800 feet</text:span></text:p>
          </table:table-cell>
        </table:table-row>
        <table:table-row table:style-name="Table23.1">
          <table:table-cell table:style-name="Table23.A2" office:value-type="string">
            <text:p text:style-name="P1"><text:span text:style-name="T9">Flat-footed Defense: </text:span><text:span text:style-name="T1">5 </text:span></text:p>
          </table:table-cell>
          <table:table-cell table:style-name="Table23.A2" office:value-type="string">
            <text:p text:style-name="P1"><text:span text:style-name="T9">Weight: </text:span><text:span text:style-name="T1">32,000 tons</text:span></text:p>
          </table:table-cell>
        </table:table-row>
        <table:table-row table:style-name="Table23.1">
          <table:table-cell table:style-name="Table23.A2" office:value-type="string">
            <text:p text:style-name="P1"><text:span text:style-name="T9">Autopilot Defense: </text:span><text:span text:style-name="T1">7 </text:span></text:p>
          </table:table-cell>
          <table:table-cell table:style-name="Table23.A2" office:value-type="string">
            <text:p text:style-name="P1"><text:span text:style-name="T9">Targeting System Bonus: </text:span><text:span text:style-name="T1">+3</text:span></text:p>
          </table:table-cell>
        </table:table-row>
        <table:table-row table:style-name="Table23.1">
          <table:table-cell table:style-name="Table23.A2" office:value-type="string">
            <text:p text:style-name="P1"><text:span text:style-name="T9">Hardness: </text:span><text:span text:style-name="T1">20 </text:span></text:p>
          </table:table-cell>
          <table:table-cell table:style-name="Table23.A2" office:value-type="string">
            <text:p text:style-name="P1"><text:span text:style-name="T9">Crew: </text:span><text:span text:style-name="T1">8 (trained +4)</text:span></text:p>
          </table:table-cell>
        </table:table-row>
        <table:table-row table:style-name="Table23.1">
          <table:table-cell table:style-name="Table23.A2" office:value-type="string">
            <text:p text:style-name="P1"><text:span text:style-name="T9">Hit Dice: </text:span><text:span text:style-name="T1">125d20 (2,500 hp) </text:span></text:p>
          </table:table-cell>
          <table:table-cell table:style-name="Table23.A2" office:value-type="string">
            <text:p text:style-name="P1"><text:span text:style-name="T9">Passenger Capacity: </text:span><text:span text:style-name="T1">8</text:span></text:p>
          </table:table-cell>
        </table:table-row>
        <table:table-row table:style-name="Table23.1">
          <table:table-cell table:style-name="Table23.A2" office:value-type="string">
            <text:p text:style-name="P1"><text:span text:style-name="T9">Initiative Modifier: </text:span><text:span text:style-name="T1">+2 </text:span></text:p>
          </table:table-cell>
          <table:table-cell table:style-name="Table23.A2" office:value-type="string">
            <text:p text:style-name="P1"><text:span text:style-name="T9">Cargo Capacity: </text:span><text:span text:style-name="T1">20,000 tons</text:span></text:p>
          </table:table-cell>
        </table:table-row>
        <table:table-row table:style-name="Table23.1">
          <table:table-cell table:style-name="Table23.A2" office:value-type="string">
            <text:p text:style-name="P1"><text:span text:style-name="T9">Pilot’s Class Bonus: </text:span><text:span text:style-name="T1">+3 </text:span></text:p>
          </table:table-cell>
          <table:table-cell table:style-name="Table23.A2" office:value-type="string">
            <text:p text:style-name="P1"><text:span text:style-name="T9">Grapple Modifier: </text:span><text:span text:style-name="T1">+16</text:span></text:p>
          </table:table-cell>
        </table:table-row>
        <table:table-row table:style-name="Table23.1">
          <table:table-cell table:style-name="Table23.A2" office:value-type="string">
            <text:p text:style-name="P1"><text:span text:style-name="T9">Pilot’s Dex Modifier: </text:span><text:span text:style-name="T1">+2 </text:span></text:p>
          </table:table-cell>
          <table:table-cell table:style-name="Table23.A2" office:value-type="string">
            <text:p text:style-name="P1"><text:span text:style-name="T9">Base Purchase DC: </text:span><text:span text:style-name="T1">60</text:span></text:p>
          </table:table-cell>
        </table:table-row>
        <table:table-row table:style-name="Table23.1">
          <table:table-cell table:style-name="Table23.A11" office:value-type="string">
            <text:p text:style-name="P9"><text:span text:style-name="T9">Gunner’s Attack Bonus: </text:span><text:span text:style-name="T1">+2 </text:span></text:p>
          </table:table-cell>
          <table:table-cell table:style-name="Table23.A11" office:value-type="string">
            <text:p text:style-name="P9"><text:span text:style-name="T9">Restriction: </text:span><text:span text:style-name="T1">Restricted (+2)</text:span></text:p>
          </table:table-cell>
        </table:table-row>
      </table:table>
      <text:p text:style-name="P3"/>
      <text:p text:style-name="P1"><text:span text:style-name="T4">Attack: </text:span><text:span text:style-name="T2">4 fire-linked heavy lasers –3 ranged (16d8)</text:span></text:p>
      <text:p text:style-name="P1"><text:span text:style-name="T4">Attack of Opportunity: </text:span><text:span text:style-name="T2">Point-defense system +3 ranged (3d12×10)</text:span></text:p>
      <text:p text:style-name="P3"/>
      <text:p text:style-name="P1"><text:span text:style-name="T4">Standard PL 6 Design Specs:</text:span></text:p>
      <text:p text:style-name="P1"><text:span text:style-name="T4">Engines: </text:span><text:span text:style-name="T2">Fusion torch, thrusters</text:span></text:p>
      <text:p text:style-name="P1"><text:span text:style-name="T4">Armor: </text:span><text:span text:style-name="T2">Alloy plating</text:span></text:p>
      <text:p text:style-name="P1"><text:span text:style-name="T4">Defense Systems: </text:span><text:span text:style-name="T2">Improved autopilot system, improved damage control (4d10), point-defense system, radiation shielding, sensor jammer</text:span></text:p>
      <text:p text:style-name="P1"><text:span text:style-name="T4">Sensors: </text:span><text:span text:style-name="T2">Class II sensor array, targeting system</text:span></text:p>
      <text:p text:style-name="P1"><text:span text:style-name="T4">Communications: </text:span><text:span text:style-name="T2">Laser transceiver, radio transceiver</text:span></text:p>
      <text:p text:style-name="P1"><text:span text:style-name="T4">Weapons: </text:span><text:span text:style-name="T2">4 fire-linked heavy lasers (range incr. 4,000 ft.)</text:span></text:p>
      <text:p text:style-name="P1"><text:span text:style-name="T4">Grappling Systems: </text:span><text:span text:style-name="T2">Grapplers</text:span></text:p>
      <text:p text:style-name="P3"><text:soft-page-break/></text:p>
      <text:p text:style-name="P1"><text:span text:style-name="T4">CLIPPER (PL 6)</text:span></text:p>
      <text:p text:style-name="P1"><text:span text:style-name="T2">This small liner or personnel transport is intended for passenger use, as opposed to heavy cargo. Clippers are frequently fitted with top-of-the-line engines for the best possible speed.</text:span></text:p>
      <table:table table:name="Table24" table:style-name="Table24">
        <table:table-column table:style-name="Table24.A"/>
        <table:table-column table:style-name="Table24.B"/>
        <table:table-row table:style-name="Table24.1">
          <table:table-cell table:style-name="Table24.A1" office:value-type="string">
            <text:p text:style-name="P9"><text:span text:style-name="T9">Type: </text:span><text:span text:style-name="T1">Mediumweight </text:span></text:p>
          </table:table-cell>
          <table:table-cell table:style-name="Table24.A1" office:value-type="string">
            <text:p text:style-name="P9"><text:span text:style-name="T9">Size: </text:span><text:span text:style-name="T1">Colossal (–8 size)</text:span></text:p>
          </table:table-cell>
        </table:table-row>
        <table:table-row table:style-name="Table24.1">
          <table:table-cell table:style-name="Table24.A2" office:value-type="string">
            <text:p text:style-name="P9"><text:span text:style-name="T9">Subtype: </text:span><text:span text:style-name="T1">Clipper </text:span></text:p>
          </table:table-cell>
          <table:table-cell table:style-name="Table24.A2" office:value-type="string">
            <text:p text:style-name="P9"><text:span text:style-name="T9">Tactical Speed: </text:span><text:span text:style-name="T1">3,500 ft. (7 sq.)</text:span></text:p>
          </table:table-cell>
        </table:table-row>
        <table:table-row table:style-name="Table24.1">
          <table:table-cell table:style-name="Table24.A2" office:value-type="string">
            <text:p text:style-name="P1"><text:span text:style-name="T9">Defense: </text:span><text:span text:style-name="T1">7 </text:span></text:p>
          </table:table-cell>
          <table:table-cell table:style-name="Table24.A2" office:value-type="string">
            <text:p text:style-name="P1"><text:span text:style-name="T9">Length: </text:span><text:span text:style-name="T1">850 feet</text:span></text:p>
          </table:table-cell>
        </table:table-row>
        <table:table-row table:style-name="Table24.1">
          <table:table-cell table:style-name="Table24.A2" office:value-type="string">
            <text:p text:style-name="P1"><text:span text:style-name="T9">Flat-footed Defense: </text:span><text:span text:style-name="T1">5 </text:span></text:p>
          </table:table-cell>
          <table:table-cell table:style-name="Table24.A2" office:value-type="string">
            <text:p text:style-name="P1"><text:span text:style-name="T9">Weight: </text:span><text:span text:style-name="T1">27,000 tons</text:span></text:p>
          </table:table-cell>
        </table:table-row>
        <table:table-row table:style-name="Table24.1">
          <table:table-cell table:style-name="Table24.A2" office:value-type="string">
            <text:p text:style-name="P1"><text:span text:style-name="T9">Autopilot Defense: </text:span><text:span text:style-name="T1">7 </text:span></text:p>
          </table:table-cell>
          <table:table-cell table:style-name="Table24.A2" office:value-type="string">
            <text:p text:style-name="P1"><text:span text:style-name="T9">Targeting System Bonus: </text:span><text:span text:style-name="T1">+3</text:span></text:p>
          </table:table-cell>
        </table:table-row>
        <table:table-row table:style-name="Table24.1">
          <table:table-cell table:style-name="Table24.A2" office:value-type="string">
            <text:p text:style-name="P1"><text:span text:style-name="T9">Hardness: </text:span><text:span text:style-name="T1">30 </text:span></text:p>
          </table:table-cell>
          <table:table-cell table:style-name="Table24.A2" office:value-type="string">
            <text:p text:style-name="P1"><text:span text:style-name="T9">Crew: </text:span><text:span text:style-name="T1">32 (trained +4)</text:span></text:p>
          </table:table-cell>
        </table:table-row>
        <table:table-row table:style-name="Table24.1">
          <table:table-cell table:style-name="Table24.A2" office:value-type="string">
            <text:p text:style-name="P1"><text:span text:style-name="T9">Hit Dice: </text:span><text:span text:style-name="T1">150d20 (3,000 hp) </text:span></text:p>
          </table:table-cell>
          <table:table-cell table:style-name="Table24.A2" office:value-type="string">
            <text:p text:style-name="P1"><text:span text:style-name="T9">Passenger Capacity: </text:span><text:span text:style-name="T1">80</text:span></text:p>
          </table:table-cell>
        </table:table-row>
        <table:table-row table:style-name="Table24.1">
          <table:table-cell table:style-name="Table24.A2" office:value-type="string">
            <text:p text:style-name="P1"><text:span text:style-name="T9">Initiative Modifier: </text:span><text:span text:style-name="T1">+2 </text:span></text:p>
          </table:table-cell>
          <table:table-cell table:style-name="Table24.A2" office:value-type="string">
            <text:p text:style-name="P1"><text:span text:style-name="T9">Cargo Capacity: </text:span><text:span text:style-name="T1">10,000 tons</text:span></text:p>
          </table:table-cell>
        </table:table-row>
        <table:table-row table:style-name="Table24.1">
          <table:table-cell table:style-name="Table24.A2" office:value-type="string">
            <text:p text:style-name="P1"><text:span text:style-name="T9">Pilot’s Class Bonus: </text:span><text:span text:style-name="T1">+3 </text:span></text:p>
          </table:table-cell>
          <table:table-cell table:style-name="Table24.A2" office:value-type="string">
            <text:p text:style-name="P1"><text:span text:style-name="T9">Grapple Modifier: </text:span><text:span text:style-name="T1">+16</text:span></text:p>
          </table:table-cell>
        </table:table-row>
        <table:table-row table:style-name="Table24.1">
          <table:table-cell table:style-name="Table24.A2" office:value-type="string">
            <text:p text:style-name="P1"><text:span text:style-name="T9">Pilot’s Dex Modifier: </text:span><text:span text:style-name="T1">+2 </text:span></text:p>
          </table:table-cell>
          <table:table-cell table:style-name="Table24.A2" office:value-type="string">
            <text:p text:style-name="P1"><text:span text:style-name="T9">Base Purchase DC: </text:span><text:span text:style-name="T1">60</text:span></text:p>
          </table:table-cell>
        </table:table-row>
        <table:table-row table:style-name="Table24.1">
          <table:table-cell table:style-name="Table24.A11" office:value-type="string">
            <text:p text:style-name="P9"><text:span text:style-name="T9">Gunner’s Attack Bonus: </text:span><text:span text:style-name="T1">+2 </text:span></text:p>
          </table:table-cell>
          <table:table-cell table:style-name="Table24.A11" office:value-type="string">
            <text:p text:style-name="P9"><text:span text:style-name="T9">Restriction: </text:span><text:span text:style-name="T1">Restricted (+2)</text:span></text:p>
          </table:table-cell>
        </table:table-row>
      </table:table>
      <text:p text:style-name="P3"/>
      <text:p text:style-name="P1"><text:span text:style-name="T4">Attack: </text:span><text:span text:style-name="T2">Battery of 5 lasers +1 ranged (6d8/19–20)</text:span></text:p>
      <text:p text:style-name="P1"><text:span text:style-name="T4">Attack of Opportunity: </text:span><text:span text:style-name="T2">Point-defense system +3 ranged (3d12×10)</text:span></text:p>
      <text:p text:style-name="P3"/>
      <text:p text:style-name="P1"><text:span text:style-name="T4">Standard PL 6 Design Specs:</text:span></text:p>
      <text:p text:style-name="P1"><text:span text:style-name="T4">Engines: </text:span><text:span text:style-name="T2">Ion engine, thrusters</text:span></text:p>
      <text:p text:style-name="P1"><text:span text:style-name="T4">Armor: </text:span><text:span text:style-name="T2">Vanadium</text:span></text:p>
      <text:p text:style-name="P1"><text:span text:style-name="T4">Defense Systems: </text:span><text:span text:style-name="T2">Damage control (3d10), 1 decoy drone launcher (2 drones), improved autopilot system, magnetic field, point-defense system, radiation shielding</text:span></text:p>
      <text:p text:style-name="P1"><text:span text:style-name="T4">Sensors: </text:span><text:span text:style-name="T2">Class II sensor array, targeting system</text:span></text:p>
      <text:p text:style-name="P1"><text:span text:style-name="T4">Communications: </text:span><text:span text:style-name="T2">Laser transceiver, radio transceiver</text:span></text:p>
      <text:p text:style-name="P1"><text:span text:style-name="T4">Weapons: </text:span><text:span text:style-name="T2">1 battery of 5 lasers (range incr. 3,000 ft.)</text:span></text:p>
      <text:p text:style-name="P1"><text:span text:style-name="T4">Grappling Systems: </text:span><text:span text:style-name="T2">Grapplers</text:span></text:p>
      <text:p text:style-name="P3"/>
      <text:p text:style-name="P1"><text:span text:style-name="T4">CRUISER (PL 6)</text:span></text:p>
      <text:p text:style-name="P1"><text:span text:style-name="T2">The cruiser is a warship that serves several roles. It may be part of a task force, escorting capital ships or laying mines. It may operate independently as a scout and raider. Conversely, it may serve in diplomatic and scientific tasks. Light cruisers frequently have outstanding endurance and can operate with little or no resupply for months on end. A cruiser hull could serve equally well as an escort carrier or assault transport.</text:span></text:p>
      <table:table table:name="Table25" table:style-name="Table25">
        <table:table-column table:style-name="Table25.A"/>
        <table:table-column table:style-name="Table25.B"/>
        <text:soft-page-break/>
        <table:table-row table:style-name="Table25.1">
          <table:table-cell table:style-name="Table25.A1" office:value-type="string">
            <text:p text:style-name="P9"><text:span text:style-name="T9">Type: </text:span><text:span text:style-name="T1">Mediumweight </text:span></text:p>
          </table:table-cell>
          <table:table-cell table:style-name="Table25.A1" office:value-type="string">
            <text:p text:style-name="P9"><text:span text:style-name="T9">Size: </text:span><text:span text:style-name="T1">Colossal (–8 size)</text:span></text:p>
          </table:table-cell>
        </table:table-row>
        <table:table-row table:style-name="Table25.1">
          <table:table-cell table:style-name="Table25.A2" office:value-type="string">
            <text:p text:style-name="P9"><text:span text:style-name="T9">Subtype: </text:span><text:span text:style-name="T1">Cruiser </text:span></text:p>
          </table:table-cell>
          <table:table-cell table:style-name="Table25.A2" office:value-type="string">
            <text:p text:style-name="P9"><text:span text:style-name="T9">Tactical Speed: </text:span><text:span text:style-name="T1">3,000 ft. (6 sq.)</text:span></text:p>
          </table:table-cell>
        </table:table-row>
        <table:table-row table:style-name="Table25.1">
          <table:table-cell table:style-name="Table25.A2" office:value-type="string">
            <text:p text:style-name="P1"><text:span text:style-name="T9">Defense: </text:span><text:span text:style-name="T1">7 </text:span></text:p>
          </table:table-cell>
          <table:table-cell table:style-name="Table25.A2" office:value-type="string">
            <text:p text:style-name="P1"><text:span text:style-name="T9">Length: </text:span><text:span text:style-name="T1">720 feet</text:span></text:p>
          </table:table-cell>
        </table:table-row>
        <table:table-row table:style-name="Table25.1">
          <table:table-cell table:style-name="Table25.A2" office:value-type="string">
            <text:p text:style-name="P1"><text:span text:style-name="T9">Flat-footed Defense: </text:span><text:span text:style-name="T1">5 </text:span></text:p>
          </table:table-cell>
          <table:table-cell table:style-name="Table25.A2" office:value-type="string">
            <text:p text:style-name="P1"><text:span text:style-name="T9">Weight: </text:span><text:span text:style-name="T1">28,800 tons</text:span></text:p>
          </table:table-cell>
        </table:table-row>
        <table:table-row table:style-name="Table25.1">
          <table:table-cell table:style-name="Table25.A2" office:value-type="string">
            <text:p text:style-name="P1"><text:span text:style-name="T9">Autopilot Defense: </text:span><text:span text:style-name="T1">5 </text:span></text:p>
          </table:table-cell>
          <table:table-cell table:style-name="Table25.A2" office:value-type="string">
            <text:p text:style-name="P1"><text:span text:style-name="T9">Targeting System Bonus: </text:span><text:span text:style-name="T1">+3</text:span></text:p>
          </table:table-cell>
        </table:table-row>
        <table:table-row table:style-name="Table25.1">
          <table:table-cell table:style-name="Table25.A2" office:value-type="string">
            <text:p text:style-name="P1"><text:span text:style-name="T9">Hardness: </text:span><text:span text:style-name="T1">30 </text:span></text:p>
          </table:table-cell>
          <table:table-cell table:style-name="Table25.A2" office:value-type="string">
            <text:p text:style-name="P1"><text:span text:style-name="T9">Crew: </text:span><text:span text:style-name="T1">120 (trained +4)</text:span></text:p>
          </table:table-cell>
        </table:table-row>
        <table:table-row table:style-name="Table25.1">
          <table:table-cell table:style-name="Table25.A2" office:value-type="string">
            <text:p text:style-name="P1"><text:span text:style-name="T9">Hit Dice: </text:span><text:span text:style-name="T1">200d20 (4,000 hp) </text:span></text:p>
          </table:table-cell>
          <table:table-cell table:style-name="Table25.A2" office:value-type="string">
            <text:p text:style-name="P1"><text:span text:style-name="T9">Passenger Capacity: </text:span><text:span text:style-name="T1">80</text:span></text:p>
          </table:table-cell>
        </table:table-row>
        <table:table-row table:style-name="Table25.1">
          <table:table-cell table:style-name="Table25.A2" office:value-type="string">
            <text:p text:style-name="P1"><text:span text:style-name="T9">Initiative Modifier: </text:span><text:span text:style-name="T1">+6 </text:span></text:p>
          </table:table-cell>
          <table:table-cell table:style-name="Table25.A2" office:value-type="string">
            <text:p text:style-name="P1"><text:span text:style-name="T9">Cargo Capacity: </text:span><text:span text:style-name="T1">7,200 tons</text:span></text:p>
          </table:table-cell>
        </table:table-row>
        <table:table-row table:style-name="Table25.1">
          <table:table-cell table:style-name="Table25.A2" office:value-type="string">
            <text:p text:style-name="P1"><text:span text:style-name="T9">Pilot’s Class Bonus: </text:span><text:span text:style-name="T1">+3 </text:span></text:p>
          </table:table-cell>
          <table:table-cell table:style-name="Table25.A2" office:value-type="string">
            <text:p text:style-name="P1"><text:span text:style-name="T9">Grapple Modifier: </text:span><text:span text:style-name="T1">+16</text:span></text:p>
          </table:table-cell>
        </table:table-row>
        <table:table-row table:style-name="Table25.1">
          <table:table-cell table:style-name="Table25.A2" office:value-type="string">
            <text:p text:style-name="P1"><text:span text:style-name="T9">Pilot’s Dex Modifier: </text:span><text:span text:style-name="T1">+2 </text:span></text:p>
          </table:table-cell>
          <table:table-cell table:style-name="Table25.A2" office:value-type="string">
            <text:p text:style-name="P1"><text:span text:style-name="T9">Base Purchase DC: </text:span><text:span text:style-name="T1">64</text:span></text:p>
          </table:table-cell>
        </table:table-row>
        <table:table-row table:style-name="Table25.1">
          <table:table-cell table:style-name="Table25.A11" office:value-type="string">
            <text:p text:style-name="P9"><text:span text:style-name="T9">Gunner’s Attack Bonus: </text:span><text:span text:style-name="T1">+2 </text:span></text:p>
          </table:table-cell>
          <table:table-cell table:style-name="Table25.A11" office:value-type="string">
            <text:p text:style-name="P9"><text:span text:style-name="T9">Restriction: </text:span><text:span text:style-name="T1">Military (+3)</text:span></text:p>
          </table:table-cell>
        </table:table-row>
      </table:table>
      <text:p text:style-name="P3"/>
      <text:p text:style-name="P1"><text:span text:style-name="T4">Attack: </text:span><text:span text:style-name="T2">Battery of 3 fusion beams –1 ranged (10d8/19–20) and battery of 3 CHE missiles –6 ranged (6d12/18–20); or Battery of 3 CHE missiles –1 ranged (6d12/18–20) and battery of 4 fusion beams –6 ranged (10d8/19–20)</text:span></text:p>
      <text:p text:style-name="P1"><text:span text:style-name="T4">Attack of Opportunity: </text:span><text:span text:style-name="T2">Point-defense system +3 ranged (3d12×10)</text:span></text:p>
      <text:p text:style-name="P3"/>
      <text:p text:style-name="P1"><text:span text:style-name="T4">Standard PL 6 Design Specs:</text:span></text:p>
      <text:p text:style-name="P1"><text:span text:style-name="T4">Engines: </text:span><text:span text:style-name="T2">Fusion torch, thrusters</text:span></text:p>
      <text:p text:style-name="P1"><text:span text:style-name="T4">Armor: </text:span><text:span text:style-name="T2">Vanadium</text:span></text:p>
      <text:p text:style-name="P1"><text:span text:style-name="T4">Defense Systems: </text:span><text:span text:style-name="T2">Autopilot system, 1 chaff launcher (8 chaff bundles), 1 decoy drone launcher (8 drones), improved damage control (4d10), magnetic field, point-defense system, radiation shielding, self-destruct system</text:span></text:p>
      <text:p text:style-name="P1"><text:span text:style-name="T4">Sensors: </text:span><text:span text:style-name="T2">Class III sensor array, targeting system</text:span></text:p>
      <text:p text:style-name="P1"><text:span text:style-name="T4">Communications: </text:span><text:span text:style-name="T2">Laser transceiver, radio transceiver</text:span></text:p>
      <text:p text:style-name="P1"><text:span text:style-name="T4">Weapons: </text:span><text:span text:style-name="T2">1 battery of 4 fusion beams (range incr. 3,000 ft.), 1 battery of 3 CHE missile launchers (24 missiles each), 1 minelayer (36 fusion mines with magnetic fields and stealth screens; 5d10×10 damage)</text:span></text:p>
      <text:p text:style-name="P1"><text:span text:style-name="T4">Grappling Systems: </text:span><text:span text:style-name="T2">Grapplers</text:span></text:p>
      <text:p text:style-name="P3"/>
      <text:p text:style-name="P1"><text:span text:style-name="T4">STRIKE CRUISER (PL 7)</text:span></text:p>
      <text:p text:style-name="P1"><text:span text:style-name="T2">These armored cruisers often serve as the centerpiece of raiding or patrolling task forces, especially if heavier warships are unavailable. Many strike cruisers are configured for task force command functions; the command cruiser is a common variant of this hull type. A strike cruiser hull could easily serve as a light carrier or assault carrier.</text:span></text:p>
      <table:table table:name="Table26" table:style-name="Table26">
        <table:table-column table:style-name="Table26.A"/>
        <table:table-column table:style-name="Table26.B"/>
        <table:table-row table:style-name="Table26.1">
          <table:table-cell table:style-name="Table26.A1" office:value-type="string">
            <text:p text:style-name="P9"><text:span text:style-name="T9">Type: </text:span><text:span text:style-name="T1">Mediumweight </text:span></text:p>
          </table:table-cell>
          <table:table-cell table:style-name="Table26.A1" office:value-type="string">
            <text:p text:style-name="P9"><text:span text:style-name="T9">Size: </text:span><text:span text:style-name="T1">Colossal (–8 size)</text:span></text:p>
          </table:table-cell>
        </table:table-row>
        <table:table-row table:style-name="Table26.1">
          <table:table-cell table:style-name="Table26.A2" office:value-type="string">
            <text:p text:style-name="P9"><text:span text:style-name="T9">Subtype: </text:span><text:span text:style-name="T1">Strike cruiser </text:span></text:p>
          </table:table-cell>
          <table:table-cell table:style-name="Table26.A2" office:value-type="string">
            <text:p text:style-name="P9"><text:span text:style-name="T9">Tactical Speed: </text:span><text:span text:style-name="T1">3,500 ft. (7 sq.)</text:span></text:p>
          </table:table-cell>
        </table:table-row>
        <table:table-row table:style-name="Table26.1">
          <table:table-cell table:style-name="Table26.A2" office:value-type="string">
            <text:p text:style-name="P1"><text:span text:style-name="T9">Defense: </text:span><text:span text:style-name="T1">11 </text:span></text:p>
          </table:table-cell>
          <table:table-cell table:style-name="Table26.A2" office:value-type="string">
            <text:p text:style-name="P1"><text:span text:style-name="T9">Length: </text:span><text:span text:style-name="T1">950 feet</text:span></text:p>
          </table:table-cell>
        </table:table-row>
        <table:table-row table:style-name="Table26.1">
          <table:table-cell table:style-name="Table26.A2" office:value-type="string">
            <text:p text:style-name="P1"><text:span text:style-name="T9">Flat-footed Defense: </text:span><text:span text:style-name="T1">7 </text:span></text:p>
          </table:table-cell>
          <table:table-cell table:style-name="Table26.A2" office:value-type="string">
            <text:p text:style-name="P1"><text:span text:style-name="T9">Weight: </text:span><text:span text:style-name="T1">38,000 tons</text:span></text:p>
          </table:table-cell>
        </table:table-row>
        <table:table-row table:style-name="Table26.1">
          <table:table-cell table:style-name="Table26.A2" office:value-type="string">
            <text:p text:style-name="P1"><text:span text:style-name="T9">Autopilot Defense: </text:span><text:span text:style-name="T1">7 </text:span></text:p>
          </table:table-cell>
          <table:table-cell table:style-name="Table26.A2" office:value-type="string">
            <text:p text:style-name="P1"><text:span text:style-name="T9">Targeting System Bonus: </text:span><text:span text:style-name="T1">+5</text:span></text:p>
          </table:table-cell>
        </table:table-row>
        <table:table-row table:style-name="Table26.1">
          <table:table-cell table:style-name="Table26.A2" office:value-type="string">
            <text:p text:style-name="P1"><text:span text:style-name="T9">Hardness: </text:span><text:span text:style-name="T1">40 </text:span></text:p>
          </table:table-cell>
          <table:table-cell table:style-name="Table26.A2" office:value-type="string">
            <text:p text:style-name="P1"><text:span text:style-name="T9">Crew: </text:span><text:span text:style-name="T1">160 (expert +8)</text:span></text:p>
          </table:table-cell>
        </table:table-row>
        <table:table-row table:style-name="Table26.1">
          <table:table-cell table:style-name="Table26.A2" office:value-type="string">
            <text:p text:style-name="P1"><text:span text:style-name="T9">Hit Dice: </text:span><text:span text:style-name="T1">250d20 (5,000 hp) </text:span></text:p>
          </table:table-cell>
          <table:table-cell table:style-name="Table26.A2" office:value-type="string">
            <text:p text:style-name="P1"><text:span text:style-name="T9">Passenger Capacity: </text:span><text:span text:style-name="T1">40</text:span></text:p>
          </table:table-cell>
        </table:table-row>
        <table:table-row table:style-name="Table26.1">
          <table:table-cell table:style-name="Table26.A2" office:value-type="string">
            <text:p text:style-name="P1"><text:span text:style-name="T9">Initiative Modifier: </text:span><text:span text:style-name="T1">+8 </text:span></text:p>
          </table:table-cell>
          <table:table-cell table:style-name="Table26.A2" office:value-type="string">
            <text:p text:style-name="P1"><text:span text:style-name="T9">Cargo Capacity: </text:span><text:span text:style-name="T1">1,200 tons</text:span></text:p>
          </table:table-cell>
        </table:table-row>
        <table:table-row table:style-name="Table26.1">
          <table:table-cell table:style-name="Table26.A2" office:value-type="string">
            <text:p text:style-name="P1"><text:span text:style-name="T9">Pilot’s Class Bonus: </text:span><text:span text:style-name="T1">+5 </text:span></text:p>
          </table:table-cell>
          <table:table-cell table:style-name="Table26.A2" office:value-type="string">
            <text:p text:style-name="P1"><text:span text:style-name="T9">Grapple Modifier: </text:span><text:span text:style-name="T1">+16</text:span></text:p>
          </table:table-cell>
        </table:table-row>
        <table:table-row table:style-name="Table26.1">
          <table:table-cell table:style-name="Table26.A2" office:value-type="string">
            <text:p text:style-name="P1"><text:span text:style-name="T9">Pilot’s Dex Modifier: </text:span><text:span text:style-name="T1">+4 </text:span></text:p>
          </table:table-cell>
          <table:table-cell table:style-name="Table26.A2" office:value-type="string">
            <text:p text:style-name="P1"><text:span text:style-name="T9">Base Purchase DC: </text:span><text:span text:style-name="T1">68</text:span></text:p>
          </table:table-cell>
        </table:table-row>
        <table:table-row table:style-name="Table26.1">
          <table:table-cell table:style-name="Table26.A11" office:value-type="string">
            <text:p text:style-name="P9"><text:span text:style-name="T9">Gunner’s Attack Bonus: </text:span><text:span text:style-name="T1">+4 </text:span></text:p>
          </table:table-cell>
          <table:table-cell table:style-name="Table26.A11" office:value-type="string">
            <text:p text:style-name="P9"><text:span text:style-name="T9">Restriction: </text:span><text:span text:style-name="T1">Military (+3)</text:span></text:p>
          </table:table-cell>
        </table:table-row>
      </table:table>
      <text:p text:style-name="P3"/>
      <text:p text:style-name="P1"><text:span text:style-name="T4">Attack: </text:span><text:span text:style-name="T2">Battery of 4 antimatter guns +4 ranged (10d8/19–20) and battery of 3 plasma missiles –2 ranged (18d8/18–20); or Battery of 3 plasma missiles +3 ranged (18d8/18–20) and battery of 4 antimatter guns –1 ranged (10d8/19–20) </text:span></text:p>
      <text:p text:style-name="P1"><text:span text:style-name="T4">Attack of Opportunity: </text:span><text:span text:style-name="T2">Point-defense system +5 ranged (3d12×10)</text:span></text:p>
      <text:p text:style-name="P3"/>
      <text:p text:style-name="P1"><text:span text:style-name="T4">Standard PL 7 Design Specs:</text:span></text:p>
      <text:p text:style-name="P1"><text:span text:style-name="T4">Engines: </text:span><text:span text:style-name="T2">Particle impulse engine, thrusters</text:span></text:p>
      <text:p text:style-name="P1"><text:soft-page-break/><text:span text:style-name="T4">Armor: </text:span><text:span text:style-name="T2">Neutronite</text:span></text:p>
      <text:p text:style-name="P1"><text:span text:style-name="T4">Defense Systems: </text:span><text:span text:style-name="T2">1 chaff launcher (16 chaff bundles), improved autopilot system, improved damage control (4d10), light fortification, magnetic field, particle field, point-defense system, radiation shielding, repair drones, self-destruct system</text:span></text:p>
      <text:p text:style-name="P1"><text:span text:style-name="T4">Sensors: </text:span><text:span text:style-name="T2">Class V sensor array, improved targeting system</text:span></text:p>
      <text:p text:style-name="P1"><text:span text:style-name="T4">Communications: </text:span><text:span text:style-name="T2">Drivesat comm array, mass transceiver</text:span></text:p>
      <text:p text:style-name="P1"><text:span text:style-name="T4">Weapons: </text:span><text:span text:style-name="T2">1 battery of 4 antimatter guns (range incr. 5,000 ft.), 1 battery of 3 plasma missile launchers (16 missiles each), 1 minelayer (8 gravitic mines with displacers, magnetic fields, and particle fields; 10d10×10 damage)</text:span></text:p>
      <text:p text:style-name="P1"><text:span text:style-name="T4">Grappling Systems: </text:span><text:span text:style-name="T2">Grapplers, tractor beam emitter</text:span></text:p>
      <text:p text:style-name="P6"/>
      <text:p text:style-name="P1"><text:span text:style-name="T7">HEAVY STARSHIP SUBTYPES</text:span></text:p>
      <text:p text:style-name="P1"><text:span text:style-name="T2">Heavy starships are the workhorses of space travel: battle cruisers, battleships, fleet carriers, tankers, liners, and heavy transports. They move relatively quickly—thanks to massive engines—but maneuver very slowly. Their real strength lies in their armor and armaments; even civilian heavy starships are built to take a pounding.</text:span></text:p>
      <text:p text:style-name="P1"><text:span text:style-name="T2">A heavy starship measures 1,001–1,500 feet long. It has a 1,500- foot-by-1,500-foot fighting space (9 500-foot squares).</text:span></text:p>
      <text:p text:style-name="P1"><text:span text:style-name="T2">In addition, all heavy starships share the following design specs.</text:span></text:p>
      <text:p text:style-name="P1"><text:span text:style-name="T4">Engines: </text:span><text:span text:style-name="T2">All heavy starships have thrusters plus one other type of engine (see Starship Engines).</text:span></text:p>
      <text:p text:style-name="P1"><text:span text:style-name="T4">Armor: </text:span><text:span text:style-name="T2">A heavy starship has one type of armor (see Starship Armor).</text:span></text:p>
      <text:p text:style-name="P1"><text:span text:style-name="T4">Defensive Systems: </text:span><text:span text:style-name="T2">A heavy starship has a maximum of one defensive system per 50 Hit Dice (see Starship Defense Systems).</text:span></text:p>
      <text:p text:style-name="P1"><text:span text:style-name="T4">Sensors: </text:span><text:span text:style-name="T2">A heavy starship has a maximum of three sensor systems (see Starship Sensors).</text:span></text:p>
      <text:p text:style-name="P1"><text:span text:style-name="T4">Communications: </text:span><text:span text:style-name="T2">A heavy starship has two external communication systems (see Starship Comm Systems).</text:span></text:p>
      <text:p text:style-name="P1"><text:span text:style-name="T4">Weapons: </text:span><text:span text:style-name="T2">A heavy starship has one beam, projectile, or missile weapon per 50 Hit Dice (see Starship Weapons). These weapons are often arrayed in batteries. A minelayer is considered a single weapon. Although it weighs no more than a few thousand pounds, each mine consumes 100 tons of a ship’s cargo capacity (most of it taken up by the launch system and radiation shielding).</text:span></text:p>
      <text:p text:style-name="P1"><text:span text:style-name="T4">Grappling Systems: </text:span><text:span text:style-name="T2">A heavy starship may have up to two grappling systems (see Grappling Systems). Each grappling system takes away one of the ship’s weapon slots (see above).</text:span></text:p>
      <text:p text:style-name="P6"/>
      <text:p text:style-name="P1"><text:span text:style-name="T7">HEAVY SHIP DESCRIPTIONS</text:span></text:p>
      <text:p text:style-name="P1"><text:span text:style-name="T2">Specific subtypes of heavy starships are given here.</text:span></text:p>
      <text:p text:style-name="P3"/>
      <text:p text:style-name="P1"><text:span text:style-name="T4">BATTLESHIP (PL 6)</text:span></text:p>
      <text:p text:style-name="P1"><text:span text:style-name="T2">The mainstay of many spacefaring navies, the battleship is heavily armed and armored, although not very maneuverable. Battleships serve as the backbone of any battle fleet.</text:span></text:p>
      <table:table table:name="Table27" table:style-name="Table27">
        <table:table-column table:style-name="Table27.A"/>
        <table:table-column table:style-name="Table27.B"/>
        <text:soft-page-break/>
        <table:table-row table:style-name="Table27.1">
          <table:table-cell table:style-name="Table27.A1" office:value-type="string">
            <text:p text:style-name="P9"><text:span text:style-name="T9">Type: </text:span><text:span text:style-name="T1">Heavy </text:span></text:p>
          </table:table-cell>
          <table:table-cell table:style-name="Table27.A1" office:value-type="string">
            <text:p text:style-name="P9"><text:span text:style-name="T9">Size: </text:span><text:span text:style-name="T1">Colossal (–8 size)</text:span></text:p>
          </table:table-cell>
        </table:table-row>
        <table:table-row table:style-name="Table27.1">
          <table:table-cell table:style-name="Table27.A2" office:value-type="string">
            <text:p text:style-name="P9"><text:span text:style-name="T9">Subtype: </text:span><text:span text:style-name="T1">Battleship </text:span></text:p>
          </table:table-cell>
          <table:table-cell table:style-name="Table27.A2" office:value-type="string">
            <text:p text:style-name="P9"><text:span text:style-name="T9">Tactical Speed: </text:span><text:span text:style-name="T1">3,000 ft. (6 sq.)</text:span></text:p>
          </table:table-cell>
        </table:table-row>
        <table:table-row table:style-name="Table27.1">
          <table:table-cell table:style-name="Table27.A2" office:value-type="string">
            <text:p text:style-name="P1"><text:span text:style-name="T9">Defense: </text:span><text:span text:style-name="T1">11 </text:span></text:p>
          </table:table-cell>
          <table:table-cell table:style-name="Table27.A2" office:value-type="string">
            <text:p text:style-name="P1"><text:span text:style-name="T9">Length: </text:span><text:span text:style-name="T1">1,250 feet</text:span></text:p>
          </table:table-cell>
        </table:table-row>
        <table:table-row table:style-name="Table27.1">
          <table:table-cell table:style-name="Table27.A2" office:value-type="string">
            <text:p text:style-name="P1"><text:span text:style-name="T9">Flat-footed Defense: </text:span><text:span text:style-name="T1">7 </text:span></text:p>
          </table:table-cell>
          <table:table-cell table:style-name="Table27.A2" office:value-type="string">
            <text:p text:style-name="P1"><text:span text:style-name="T9">Weight: </text:span><text:span text:style-name="T1">125,000 tons</text:span></text:p>
          </table:table-cell>
        </table:table-row>
        <table:table-row table:style-name="Table27.1">
          <table:table-cell table:style-name="Table27.A2" office:value-type="string">
            <text:p text:style-name="P1"><text:span text:style-name="T9">Autopilot Defense: </text:span><text:span text:style-name="T1">7 </text:span></text:p>
          </table:table-cell>
          <table:table-cell table:style-name="Table27.A2" office:value-type="string">
            <text:p text:style-name="P1"><text:span text:style-name="T9">Targeting System Bonus: </text:span><text:span text:style-name="T1">+3</text:span></text:p>
          </table:table-cell>
        </table:table-row>
        <table:table-row table:style-name="Table27.1">
          <table:table-cell table:style-name="Table27.A2" office:value-type="string">
            <text:p text:style-name="P1"><text:span text:style-name="T9">Hardness: </text:span><text:span text:style-name="T1">30 </text:span></text:p>
          </table:table-cell>
          <table:table-cell table:style-name="Table27.A2" office:value-type="string">
            <text:p text:style-name="P1"><text:span text:style-name="T9">Crew: </text:span><text:span text:style-name="T1">400 (expert +8)</text:span></text:p>
          </table:table-cell>
        </table:table-row>
        <table:table-row table:style-name="Table27.1">
          <table:table-cell table:style-name="Table27.A2" office:value-type="string">
            <text:p text:style-name="P1"><text:span text:style-name="T9">Hit Dice: </text:span><text:span text:style-name="T1">400d20 (8,000 hp) </text:span></text:p>
          </table:table-cell>
          <table:table-cell table:style-name="Table27.A2" office:value-type="string">
            <text:p text:style-name="P1"><text:span text:style-name="T9">Passenger Capacity: </text:span><text:span text:style-name="T1">200</text:span></text:p>
          </table:table-cell>
        </table:table-row>
        <table:table-row table:style-name="Table27.1">
          <table:table-cell table:style-name="Table27.A2" office:value-type="string">
            <text:p text:style-name="P1"><text:span text:style-name="T9">Initiative Modifier: </text:span><text:span text:style-name="T1">+4 </text:span></text:p>
          </table:table-cell>
          <table:table-cell table:style-name="Table27.A2" office:value-type="string">
            <text:p text:style-name="P1"><text:span text:style-name="T9">Cargo Capacity: </text:span><text:span text:style-name="T1">30,000 tons</text:span></text:p>
          </table:table-cell>
        </table:table-row>
        <table:table-row table:style-name="Table27.1">
          <table:table-cell table:style-name="Table27.A2" office:value-type="string">
            <text:p text:style-name="P1"><text:span text:style-name="T9">Pilot’s Class Bonus: </text:span><text:span text:style-name="T1">+5 </text:span></text:p>
          </table:table-cell>
          <table:table-cell table:style-name="Table27.A2" office:value-type="string">
            <text:p text:style-name="P1"><text:span text:style-name="T9">Grapple Modifier: </text:span><text:span text:style-name="T1">+16</text:span></text:p>
          </table:table-cell>
        </table:table-row>
        <table:table-row table:style-name="Table27.1">
          <table:table-cell table:style-name="Table27.A2" office:value-type="string">
            <text:p text:style-name="P1"><text:span text:style-name="T9">Pilot’s Dex Modifier: </text:span><text:span text:style-name="T1">+4 </text:span></text:p>
          </table:table-cell>
          <table:table-cell table:style-name="Table27.A2" office:value-type="string">
            <text:p text:style-name="P1"><text:span text:style-name="T9">Base Purchase DC: </text:span><text:span text:style-name="T1">72</text:span></text:p>
          </table:table-cell>
        </table:table-row>
        <table:table-row table:style-name="Table27.1">
          <table:table-cell table:style-name="Table27.A11" office:value-type="string">
            <text:p text:style-name="P9"><text:span text:style-name="T9">Gunner’s Attack Bonus: </text:span><text:span text:style-name="T1">+4</text:span></text:p>
          </table:table-cell>
          <table:table-cell table:style-name="Table27.A11" office:value-type="string">
            <text:p text:style-name="P9"><text:span text:style-name="T9">Restriction: </text:span><text:span text:style-name="T1">Military (+3)</text:span></text:p>
          </table:table-cell>
        </table:table-row>
      </table:table>
      <text:p text:style-name="P3"/>
      <text:p text:style-name="P1"><text:span text:style-name="T4">Attack: </text:span><text:span text:style-name="T2">Battery of 3 heavy neutron guns +1 ranged (10d8/19–20) and 2 fire-linked nuclear missiles –6 ranged (24d8/19–20) and needle driver –6 ranged (8d12); or 2 fire-linked nuclear missiles –1 ranged (24d8/19–20) and battery of 3 heavy neutron guns –4 ranged (10d8/19–20) and needle driver –6 ranged (8d12)</text:span></text:p>
      <text:p text:style-name="P1"><text:span text:style-name="T4">Attack of Opportunity: </text:span><text:span text:style-name="T2">Point-defense system +3 ranged (4d12×10)</text:span></text:p>
      <text:p text:style-name="P3"/>
      <text:p text:style-name="P1"><text:span text:style-name="T4">Standard PL 6 Design Specs:</text:span></text:p>
      <text:p text:style-name="P1"><text:span text:style-name="T4">Engines: </text:span><text:span text:style-name="T2">Fusion torch, thrusters</text:span></text:p>
      <text:p text:style-name="P1"><text:span text:style-name="T4">Armor: </text:span><text:span text:style-name="T2">Vanadium</text:span></text:p>
      <text:p text:style-name="P1"><text:span text:style-name="T4">Defense Systems: </text:span><text:span text:style-name="T2">1 chaff launcher (16 chaff bundles), 1 decoy drone launcher (4 drones), improved autopilot system, improved damage control (5d10), magnetic field, point-defense system, radiation shielding, self-destruct system</text:span></text:p>
      <text:p text:style-name="P1"><text:span text:style-name="T4">Sensors: </text:span><text:span text:style-name="T2">Class II sensor array, targeting system</text:span></text:p>
      <text:p text:style-name="P1"><text:span text:style-name="T4">Communications: </text:span><text:span text:style-name="T2">Laser transceiver, radio transceiver</text:span></text:p>
      <text:p text:style-name="P1"><text:span text:style-name="T4">Weapons: </text:span><text:span text:style-name="T2">1 battery of 4 heavy neutron guns (range incr. 6,000 ft.), 2 fire-linked nuclear missile launchers (16 missiles each), 1 needle driver (range incr. 4,000 ft.)</text:span></text:p>
      <text:p text:style-name="P1"><text:span text:style-name="T4">Grappling Systems: </text:span><text:span text:style-name="T2">Grapplers</text:span></text:p>
      <text:p text:style-name="P3"/>
      <text:p text:style-name="P1"><text:span text:style-name="T4">FLEET CARRIER (PL 6)</text:span></text:p>
      <text:p text:style-name="P1"><text:span text:style-name="T2">The fleet carrier has the ability to launch devastating attacks from millions of miles away, in the form of large numbers of fighters or assault fighters. Most fleet carriers are lightly armed, as they rely on their escorting vessels and payload of fighters to defend them against attack.</text:span></text:p>
      <text:p text:style-name="P1"><text:span text:style-name="T2">In addition to its normal cargo capacity, a fleet carrier can hold 16 fighters or assault fighters. Its listed crew complement does not include the ace pilots who fly these fighter craft. (Pilots count against the passenger capacity.) A fleet carrier can deploy up to 4 ultralight craft as a move action.</text:span></text:p>
      <table:table table:name="Table28" table:style-name="Table28">
        <table:table-column table:style-name="Table28.A"/>
        <table:table-column table:style-name="Table28.B"/>
        <table:table-row table:style-name="Table28.1">
          <table:table-cell table:style-name="Table28.A1" office:value-type="string">
            <text:p text:style-name="P9"><text:span text:style-name="T9">Type: </text:span><text:span text:style-name="T1">Heavy </text:span></text:p>
          </table:table-cell>
          <table:table-cell table:style-name="Table28.A1" office:value-type="string">
            <text:p text:style-name="P9"><text:span text:style-name="T9">Size: </text:span><text:span text:style-name="T1">Colossal (–8 size)</text:span></text:p>
          </table:table-cell>
        </table:table-row>
        <table:table-row table:style-name="Table28.1">
          <table:table-cell table:style-name="Table28.A2" office:value-type="string">
            <text:p text:style-name="P9"><text:span text:style-name="T9">Subtype: </text:span><text:span text:style-name="T1">Fleet carrier </text:span></text:p>
          </table:table-cell>
          <table:table-cell table:style-name="Table28.A2" office:value-type="string">
            <text:p text:style-name="P9"><text:span text:style-name="T9">Tactical Speed: </text:span><text:span text:style-name="T1">3,000 ft. (6 sq.)</text:span></text:p>
          </table:table-cell>
        </table:table-row>
        <table:table-row table:style-name="Table28.1">
          <table:table-cell table:style-name="Table28.A2" office:value-type="string">
            <text:p text:style-name="P1"><text:span text:style-name="T9">Defense: </text:span><text:span text:style-name="T1">11 </text:span></text:p>
          </table:table-cell>
          <table:table-cell table:style-name="Table28.A2" office:value-type="string">
            <text:p text:style-name="P1"><text:span text:style-name="T9">Length: </text:span><text:span text:style-name="T1">1,400 feet</text:span></text:p>
          </table:table-cell>
        </table:table-row>
        <table:table-row table:style-name="Table28.1">
          <table:table-cell table:style-name="Table28.A2" office:value-type="string">
            <text:p text:style-name="P1"><text:span text:style-name="T9">Flat-footed Defense: </text:span><text:span text:style-name="T1">7 </text:span></text:p>
          </table:table-cell>
          <table:table-cell table:style-name="Table28.A2" office:value-type="string">
            <text:p text:style-name="P1"><text:span text:style-name="T9">Weight: </text:span><text:span text:style-name="T1">140,000 tons</text:span></text:p>
          </table:table-cell>
        </table:table-row>
        <table:table-row table:style-name="Table28.1">
          <table:table-cell table:style-name="Table28.A2" office:value-type="string">
            <text:p text:style-name="P1"><text:span text:style-name="T9">Autopilot Defense: </text:span><text:span text:style-name="T1">7 </text:span></text:p>
          </table:table-cell>
          <table:table-cell table:style-name="Table28.A2" office:value-type="string">
            <text:p text:style-name="P1"><text:span text:style-name="T9">Targeting System Bonus: </text:span><text:span text:style-name="T1">+3</text:span></text:p>
          </table:table-cell>
        </table:table-row>
        <table:table-row table:style-name="Table28.1">
          <table:table-cell table:style-name="Table28.A2" office:value-type="string">
            <text:p text:style-name="P1"><text:span text:style-name="T9">Hardness: </text:span><text:span text:style-name="T1">30 </text:span></text:p>
          </table:table-cell>
          <table:table-cell table:style-name="Table28.A2" office:value-type="string">
            <text:p text:style-name="P1"><text:span text:style-name="T9">Crew: </text:span><text:span text:style-name="T1">320 (expert +8)</text:span></text:p>
          </table:table-cell>
        </table:table-row>
        <table:table-row table:style-name="Table28.1">
          <table:table-cell table:style-name="Table28.A2" office:value-type="string">
            <text:p text:style-name="P1"><text:span text:style-name="T9">Hit Dice: </text:span><text:span text:style-name="T1">500d20 (10,000 hp) </text:span></text:p>
          </table:table-cell>
          <table:table-cell table:style-name="Table28.A2" office:value-type="string">
            <text:p text:style-name="P1"><text:span text:style-name="T9">Passenger Capacity: </text:span><text:span text:style-name="T1">80</text:span></text:p>
          </table:table-cell>
        </table:table-row>
        <table:table-row table:style-name="Table28.1">
          <table:table-cell table:style-name="Table28.A2" office:value-type="string">
            <text:p text:style-name="P1"><text:span text:style-name="T9">Initiative Modifier: </text:span><text:span text:style-name="T1">+6 </text:span></text:p>
          </table:table-cell>
          <table:table-cell table:style-name="Table28.A2" office:value-type="string">
            <text:p text:style-name="P1"><text:span text:style-name="T9">Cargo Capacity: </text:span><text:span text:style-name="T1">40,000 tons</text:span></text:p>
          </table:table-cell>
        </table:table-row>
        <table:table-row table:style-name="Table28.1">
          <table:table-cell table:style-name="Table28.A2" office:value-type="string">
            <text:p text:style-name="P1"><text:span text:style-name="T9">Pilot’s Class Bonus: </text:span><text:span text:style-name="T1">+5 </text:span></text:p>
          </table:table-cell>
          <table:table-cell table:style-name="Table28.A2" office:value-type="string">
            <text:p text:style-name="P1"><text:span text:style-name="T9">Grapple Modifier: </text:span><text:span text:style-name="T1">+16</text:span></text:p>
          </table:table-cell>
        </table:table-row>
        <table:table-row table:style-name="Table28.1">
          <table:table-cell table:style-name="Table28.A2" office:value-type="string">
            <text:p text:style-name="P1"><text:span text:style-name="T9">Pilot’s Dex Modifier: </text:span><text:span text:style-name="T1">+4 </text:span></text:p>
          </table:table-cell>
          <table:table-cell table:style-name="Table28.A2" office:value-type="string">
            <text:p text:style-name="P1"><text:span text:style-name="T9">Base Purchase DC: </text:span><text:span text:style-name="T1">72</text:span></text:p>
          </table:table-cell>
        </table:table-row>
        <table:table-row table:style-name="Table28.1">
          <table:table-cell table:style-name="Table28.A11" office:value-type="string">
            <text:p text:style-name="P9"><text:span text:style-name="T9">Gunner’s Attack Bonus: </text:span><text:span text:style-name="T1">+4 </text:span></text:p>
          </table:table-cell>
          <table:table-cell table:style-name="Table28.A11" office:value-type="string">
            <text:p text:style-name="P9"><text:span text:style-name="T9">Restriction: </text:span><text:span text:style-name="T1">Military (+3)</text:span></text:p>
          </table:table-cell>
        </table:table-row>
      </table:table>
      <text:p text:style-name="P3"/>
      <text:p text:style-name="P1"><text:span text:style-name="T4">Attack: </text:span><text:span text:style-name="T2">Battery of 5 neutron guns +3 ranged (6d8/19–20) and 2 batteries of 2 CHE missiles –5 ranged (6d12/18–20)</text:span></text:p>
      <text:p text:style-name="P1"><text:span text:style-name="T4">Attack of Opportunity: </text:span><text:span text:style-name="T2">Point-defense system +3 ranged (4d12×10)</text:span></text:p>
      <text:p text:style-name="P3"/>
      <text:p text:style-name="P1"><text:span text:style-name="T4">Standard PL 6 Design Specs:</text:span></text:p>
      <text:p text:style-name="P1"><text:soft-page-break/><text:span text:style-name="T4">Engines: </text:span><text:span text:style-name="T2">Fusion torch, thrusters</text:span></text:p>
      <text:p text:style-name="P1"><text:span text:style-name="T4">Armor: </text:span><text:span text:style-name="T2">Vanadium</text:span></text:p>
      <text:p text:style-name="P1"><text:span text:style-name="T4">Defense Systems: </text:span><text:span text:style-name="T2">2 chaff launchers (8 chaff bundles each), 2 decoy drone launchers (4 drones each), improved autopilot system, improved damage control (5d10), magnetic field, point-defense system, radiation shielding, self-destruct system</text:span></text:p>
      <text:p text:style-name="P1"><text:span text:style-name="T4">Sensors: </text:span><text:span text:style-name="T2">Class III sensor array, targeting system</text:span></text:p>
      <text:p text:style-name="P1"><text:span text:style-name="T4">Communications: </text:span><text:span text:style-name="T2">Laser transceiver, radio transceiver</text:span></text:p>
      <text:p text:style-name="P1"><text:span text:style-name="T4">Weapons: </text:span><text:span text:style-name="T2">1 battery of 5 neutron guns (range incr. 5,000 ft.), 2 batteries of 2 CHE missile launchers (4 launchers total, 16 missiles each)</text:span></text:p>
      <text:p text:style-name="P1"><text:span text:style-name="T4">Grappling Systems: </text:span><text:span text:style-name="T2">Grapplers</text:span></text:p>
      <text:p text:style-name="P3"/>
      <text:p text:style-name="P1"><text:span text:style-name="T4">HEAVY TRANSPORT (PL 6)</text:span></text:p>
      <text:p text:style-name="P1"><text:span text:style-name="T2">The heavy transport is designed to move great amounts of specialized cargo such as bulk freight, containerized freight, or roll-on/rolloff vehicle storage.</text:span></text:p>
      <table:table table:name="Table29" table:style-name="Table29">
        <table:table-column table:style-name="Table29.A"/>
        <table:table-column table:style-name="Table29.B"/>
        <table:table-row table:style-name="Table29.1">
          <table:table-cell table:style-name="Table29.A1" office:value-type="string">
            <text:p text:style-name="P9"><text:span text:style-name="T9">Type: </text:span><text:span text:style-name="T1">Heavy </text:span></text:p>
          </table:table-cell>
          <table:table-cell table:style-name="Table29.A1" office:value-type="string">
            <text:p text:style-name="P9"><text:span text:style-name="T9">Size: </text:span><text:span text:style-name="T1">Colossal (–8 size)</text:span></text:p>
          </table:table-cell>
        </table:table-row>
        <table:table-row table:style-name="Table29.1">
          <table:table-cell table:style-name="Table29.A2" office:value-type="string">
            <text:p text:style-name="P9"><text:span text:style-name="T9">Subtype: </text:span><text:span text:style-name="T1">Heavy transport </text:span></text:p>
          </table:table-cell>
          <table:table-cell table:style-name="Table29.A2" office:value-type="string">
            <text:p text:style-name="P9"><text:span text:style-name="T9">Tactical Speed: </text:span><text:span text:style-name="T1">3,000 ft. (6 sq.)</text:span></text:p>
          </table:table-cell>
        </table:table-row>
        <table:table-row table:style-name="Table29.1">
          <table:table-cell table:style-name="Table29.A2" office:value-type="string">
            <text:p text:style-name="P1"><text:span text:style-name="T9">Defense: </text:span><text:span text:style-name="T1">7 </text:span></text:p>
          </table:table-cell>
          <table:table-cell table:style-name="Table29.A2" office:value-type="string">
            <text:p text:style-name="P1"><text:span text:style-name="T9">Length: </text:span><text:span text:style-name="T1">1,320 feet</text:span></text:p>
          </table:table-cell>
        </table:table-row>
        <table:table-row table:style-name="Table29.1">
          <table:table-cell table:style-name="Table29.A2" office:value-type="string">
            <text:p text:style-name="P1"><text:span text:style-name="T9">Flat-footed Defense: </text:span><text:span text:style-name="T1">5 </text:span></text:p>
          </table:table-cell>
          <table:table-cell table:style-name="Table29.A2" office:value-type="string">
            <text:p text:style-name="P1"><text:span text:style-name="T9">Weight: </text:span><text:span text:style-name="T1">120,000 tons</text:span></text:p>
          </table:table-cell>
        </table:table-row>
        <table:table-row table:style-name="Table29.1">
          <table:table-cell table:style-name="Table29.A2" office:value-type="string">
            <text:p text:style-name="P1"><text:span text:style-name="T9">Autopilot Defense: </text:span><text:span text:style-name="T1">7 </text:span></text:p>
          </table:table-cell>
          <table:table-cell table:style-name="Table29.A2" office:value-type="string">
            <text:p text:style-name="P1"><text:span text:style-name="T9">Targeting System Bonus: </text:span><text:span text:style-name="T1">+3</text:span></text:p>
          </table:table-cell>
        </table:table-row>
        <table:table-row table:style-name="Table29.1">
          <table:table-cell table:style-name="Table29.A2" office:value-type="string">
            <text:p text:style-name="P1"><text:span text:style-name="T9">Hardness: </text:span><text:span text:style-name="T1">30</text:span></text:p>
          </table:table-cell>
          <table:table-cell table:style-name="Table29.A2" office:value-type="string">
            <text:p text:style-name="P1"><text:span text:style-name="T9">Crew: </text:span><text:span text:style-name="T1">24 (trained +4)</text:span></text:p>
          </table:table-cell>
        </table:table-row>
        <table:table-row table:style-name="Table29.1">
          <table:table-cell table:style-name="Table29.A2" office:value-type="string">
            <text:p text:style-name="P1"><text:span text:style-name="T9">Hit Dice: </text:span><text:span text:style-name="T1">350d20 (7,000 hp) </text:span></text:p>
          </table:table-cell>
          <table:table-cell table:style-name="Table29.A2" office:value-type="string">
            <text:p text:style-name="P1"><text:span text:style-name="T9">Passenger Capacity: </text:span><text:span text:style-name="T1">20</text:span></text:p>
          </table:table-cell>
        </table:table-row>
        <table:table-row table:style-name="Table29.1">
          <table:table-cell table:style-name="Table29.A2" office:value-type="string">
            <text:p text:style-name="P1"><text:span text:style-name="T9">Initiative Modifier: </text:span><text:span text:style-name="T1">+2 </text:span></text:p>
          </table:table-cell>
          <table:table-cell table:style-name="Table29.A2" office:value-type="string">
            <text:p text:style-name="P1"><text:span text:style-name="T9">Cargo Capacity: </text:span><text:span text:style-name="T1">60,000 tons</text:span></text:p>
          </table:table-cell>
        </table:table-row>
        <table:table-row table:style-name="Table29.1">
          <table:table-cell table:style-name="Table29.A2" office:value-type="string">
            <text:p text:style-name="P1"><text:span text:style-name="T9">Pilot’s Class Bonus: </text:span><text:span text:style-name="T1">+3 </text:span></text:p>
          </table:table-cell>
          <table:table-cell table:style-name="Table29.A2" office:value-type="string">
            <text:p text:style-name="P1"><text:span text:style-name="T9">Grapple Modifier: </text:span><text:span text:style-name="T1">+16</text:span></text:p>
          </table:table-cell>
        </table:table-row>
        <table:table-row table:style-name="Table29.1">
          <table:table-cell table:style-name="Table29.A2" office:value-type="string">
            <text:p text:style-name="P1"><text:span text:style-name="T9">Pilot’s Dex Modifier: </text:span><text:span text:style-name="T1">+2 </text:span></text:p>
          </table:table-cell>
          <table:table-cell table:style-name="Table29.A2" office:value-type="string">
            <text:p text:style-name="P1"><text:span text:style-name="T9">Base Purchase DC: </text:span><text:span text:style-name="T1">68</text:span></text:p>
          </table:table-cell>
        </table:table-row>
        <table:table-row table:style-name="Table29.1">
          <table:table-cell table:style-name="Table29.A11" office:value-type="string">
            <text:p text:style-name="P9"><text:span text:style-name="T9">Gunner’s Attack Bonus: </text:span><text:span text:style-name="T1">+2 </text:span></text:p>
          </table:table-cell>
          <table:table-cell table:style-name="Table29.A11" office:value-type="string">
            <text:p text:style-name="P9"><text:span text:style-name="T9">Restriction: </text:span><text:span text:style-name="T1">Restricted (+2)</text:span></text:p>
          </table:table-cell>
        </table:table-row>
      </table:table>
      <text:p text:style-name="P3"/>
      <text:p text:style-name="P1"><text:span text:style-name="T4">Attack: </text:span><text:span text:style-name="T2">Battery of 3 heavy lasers –1 ranged (8d8/19–20) and battery of 3 gauss guns –6 ranged (8d12/19–20); or Battery of 3 gauss guns –1 ranged (8d8/19–20) and battery of 3 heavy lasers –6 ranged (8d12/19–20) </text:span></text:p>
      <text:p text:style-name="P1"><text:span text:style-name="T4">Attack of Opportunity: </text:span><text:span text:style-name="T2">Point-defense system +3 ranged (4d12×10)</text:span></text:p>
      <text:p text:style-name="P3"/>
      <text:p text:style-name="P1"><text:span text:style-name="T4">Standard PL 6 Design Specs:</text:span></text:p>
      <text:p text:style-name="P1"><text:span text:style-name="T4">Engines: </text:span><text:span text:style-name="T2">Fusion torch, thrusters</text:span></text:p>
      <text:p text:style-name="P1"><text:span text:style-name="T4">Armor: </text:span><text:span text:style-name="T2">Vanadium</text:span></text:p>
      <text:p text:style-name="P1"><text:span text:style-name="T4">Defense Systems: </text:span><text:span text:style-name="T2">Damage control system (4d10), decoy drone launcher (2 drones), improved autopilot, magnetic field, point-defense system, radiation shielding, sensor jammer </text:span></text:p>
      <text:p text:style-name="P1"><text:span text:style-name="T4">Sensors: </text:span><text:span text:style-name="T2">Class II sensor array, targeting system</text:span></text:p>
      <text:p text:style-name="P1"><text:span text:style-name="T4">Communications: </text:span><text:span text:style-name="T2">Laser transceiver, radio transceiver</text:span></text:p>
      <text:p text:style-name="P1"><text:span text:style-name="T4">Weapons: </text:span><text:span text:style-name="T2">1 battery of 3 heavy lasers (range incr. 4,000 ft.), 1 battery of 3 gauss guns (range incr. 4,000 ft.)</text:span></text:p>
      <text:p text:style-name="P1"><text:span text:style-name="T4">Grappling Systems: </text:span><text:span text:style-name="T2">Grapplers</text:span></text:p>
      <text:p text:style-name="P3"><text:soft-page-break/></text:p>
      <text:p text:style-name="P1"><text:span text:style-name="T4">TANKER (PL 6)</text:span></text:p>
      <text:p text:style-name="P1"><text:span text:style-name="T2">A tanker is a large starship intended for the transport of large quantities of gases or liquids. It can be adapted for other forms of cargo storage, but most ships of this size carry water, hydrogen, petrochemicals, or oxygen.</text:span></text:p>
      <table:table table:name="Table30" table:style-name="Table30">
        <table:table-column table:style-name="Table30.A"/>
        <table:table-column table:style-name="Table30.B"/>
        <table:table-row table:style-name="Table30.1">
          <table:table-cell table:style-name="Table30.A1" office:value-type="string">
            <text:p text:style-name="P9"><text:span text:style-name="T9">Type: </text:span><text:span text:style-name="T1">Heavy </text:span></text:p>
          </table:table-cell>
          <table:table-cell table:style-name="Table30.A1" office:value-type="string">
            <text:p text:style-name="P9"><text:span text:style-name="T9">Size: </text:span><text:span text:style-name="T1">Colossal (–8 size)</text:span></text:p>
          </table:table-cell>
        </table:table-row>
        <table:table-row table:style-name="Table30.1">
          <table:table-cell table:style-name="Table30.A2" office:value-type="string">
            <text:p text:style-name="P9"><text:span text:style-name="T9">Subtype: </text:span><text:span text:style-name="T1">Tanker </text:span></text:p>
          </table:table-cell>
          <table:table-cell table:style-name="Table30.A2" office:value-type="string">
            <text:p text:style-name="P9"><text:span text:style-name="T9">Tactical Speed: </text:span><text:span text:style-name="T1">3,500 ft. (7 sq.)</text:span></text:p>
          </table:table-cell>
        </table:table-row>
        <table:table-row table:style-name="Table30.1">
          <table:table-cell table:style-name="Table30.A2" office:value-type="string">
            <text:p text:style-name="P1"><text:span text:style-name="T9">Defense: </text:span><text:span text:style-name="T1">7 </text:span></text:p>
          </table:table-cell>
          <table:table-cell table:style-name="Table30.A2" office:value-type="string">
            <text:p text:style-name="P1"><text:span text:style-name="T9">Length: </text:span><text:span text:style-name="T1">1,200 feet</text:span></text:p>
          </table:table-cell>
        </table:table-row>
        <table:table-row table:style-name="Table30.1">
          <table:table-cell table:style-name="Table30.A2" office:value-type="string">
            <text:p text:style-name="P1"><text:span text:style-name="T9">Flat-footed Defense: </text:span><text:span text:style-name="T1">5 </text:span></text:p>
          </table:table-cell>
          <table:table-cell table:style-name="Table30.A2" office:value-type="string">
            <text:p text:style-name="P1"><text:span text:style-name="T9">Weight: </text:span><text:span text:style-name="T1">120,000 tons</text:span></text:p>
          </table:table-cell>
        </table:table-row>
        <table:table-row table:style-name="Table30.1">
          <table:table-cell table:style-name="Table30.A2" office:value-type="string">
            <text:p text:style-name="P1"><text:span text:style-name="T9">Autopilot Defense: </text:span><text:span text:style-name="T1">7 </text:span></text:p>
          </table:table-cell>
          <table:table-cell table:style-name="Table30.A2" office:value-type="string">
            <text:p text:style-name="P1"><text:span text:style-name="T9">Targeting System Bonus: </text:span><text:span text:style-name="T1">+3</text:span></text:p>
          </table:table-cell>
        </table:table-row>
        <table:table-row table:style-name="Table30.1">
          <table:table-cell table:style-name="Table30.A2" office:value-type="string">
            <text:p text:style-name="P1"><text:span text:style-name="T9">Hardness: </text:span><text:span text:style-name="T1">30 </text:span></text:p>
          </table:table-cell>
          <table:table-cell table:style-name="Table30.A2" office:value-type="string">
            <text:p text:style-name="P1"><text:span text:style-name="T9">Crew: </text:span><text:span text:style-name="T1">32 (trained +4)</text:span></text:p>
          </table:table-cell>
        </table:table-row>
        <table:table-row table:style-name="Table30.1">
          <table:table-cell table:style-name="Table30.A2" office:value-type="string">
            <text:p text:style-name="P1"><text:span text:style-name="T9">Hit Dice: </text:span><text:span text:style-name="T1">250d20 (5,000 hp) </text:span></text:p>
          </table:table-cell>
          <table:table-cell table:style-name="Table30.A2" office:value-type="string">
            <text:p text:style-name="P1"><text:span text:style-name="T9">Passenger Capacity: </text:span><text:span text:style-name="T1">8</text:span></text:p>
          </table:table-cell>
        </table:table-row>
        <table:table-row table:style-name="Table30.1">
          <table:table-cell table:style-name="Table30.A2" office:value-type="string">
            <text:p text:style-name="P1"><text:span text:style-name="T9">Initiative Modifier: </text:span><text:span text:style-name="T1">+2 </text:span></text:p>
          </table:table-cell>
          <table:table-cell table:style-name="Table30.A2" office:value-type="string">
            <text:p text:style-name="P1"><text:span text:style-name="T9">Cargo Capacity: </text:span><text:span text:style-name="T1">52,000 tons</text:span></text:p>
          </table:table-cell>
        </table:table-row>
        <table:table-row table:style-name="Table30.1">
          <table:table-cell table:style-name="Table30.A2" office:value-type="string">
            <text:p text:style-name="P1"><text:span text:style-name="T9">Pilot’s Class Bonus: </text:span><text:span text:style-name="T1">+3 </text:span></text:p>
          </table:table-cell>
          <table:table-cell table:style-name="Table30.A2" office:value-type="string">
            <text:p text:style-name="P1"><text:span text:style-name="T9">Grapple Modifier: </text:span><text:span text:style-name="T1">+16</text:span></text:p>
          </table:table-cell>
        </table:table-row>
        <table:table-row table:style-name="Table30.1">
          <table:table-cell table:style-name="Table30.A2" office:value-type="string">
            <text:p text:style-name="P1"><text:span text:style-name="T9">Pilot’s Dex Modifier: </text:span><text:span text:style-name="T1">+2 </text:span></text:p>
          </table:table-cell>
          <table:table-cell table:style-name="Table30.A2" office:value-type="string">
            <text:p text:style-name="P1"><text:span text:style-name="T9">Base Purchase DC: </text:span><text:span text:style-name="T1">64</text:span></text:p>
          </table:table-cell>
        </table:table-row>
        <table:table-row table:style-name="Table30.1">
          <table:table-cell table:style-name="Table30.A11" office:value-type="string">
            <text:p text:style-name="P9"><text:span text:style-name="T9">Gunner’s Attack Bonus: </text:span><text:span text:style-name="T1">+2 </text:span></text:p>
          </table:table-cell>
          <table:table-cell table:style-name="Table30.A11" office:value-type="string">
            <text:p text:style-name="P9"><text:span text:style-name="T9">Restriction: </text:span><text:span text:style-name="T1">Restricted (+2)</text:span></text:p>
          </table:table-cell>
        </table:table-row>
      </table:table>
      <text:p text:style-name="P3"/>
      <text:p text:style-name="P1"><text:span text:style-name="T4">Attack: </text:span><text:span text:style-name="T2">1 battery of 4 heavy lasers +0 ranged (8d8/19–20)</text:span></text:p>
      <text:p text:style-name="P1"><text:span text:style-name="T4">Attack of Opportunity: </text:span><text:span text:style-name="T2">Point-defense system +3 ranged (4d12×10)</text:span></text:p>
      <text:p text:style-name="P3"/>
      <text:p text:style-name="P1"><text:span text:style-name="T4">Standard PL 6 Design Specs:</text:span></text:p>
      <text:p text:style-name="P1"><text:span text:style-name="T4">Engines: </text:span><text:span text:style-name="T2">Ion engine, thrusters</text:span></text:p>
      <text:p text:style-name="P1"><text:span text:style-name="T4">Armor: </text:span><text:span text:style-name="T2">Vanadium</text:span></text:p>
      <text:p text:style-name="P1"><text:span text:style-name="T4">Defense Systems: </text:span><text:span text:style-name="T2">Damage control system (4d10), improved autopilot, point-defense system, radiation shielding, sensor jammer</text:span></text:p>
      <text:p text:style-name="P1"><text:span text:style-name="T4">Sensors: </text:span><text:span text:style-name="T2">Class II sensor array, targeting system</text:span></text:p>
      <text:p text:style-name="P1"><text:span text:style-name="T4">Communications: </text:span><text:span text:style-name="T2">Laser transceiver, radio transceiver</text:span></text:p>
      <text:p text:style-name="P1"><text:span text:style-name="T4">Weapons: </text:span><text:span text:style-name="T2">1 battery of 4 heavy lasers (range incr. 4,000 ft)</text:span></text:p>
      <text:p text:style-name="P1"><text:span text:style-name="T4">Grappling Systems: </text:span><text:span text:style-name="T2">Grapplers</text:span></text:p>
      <text:p text:style-name="P3"/>
      <text:p text:style-name="P1"><text:span text:style-name="T4">BATTLE CRUISER (PL 7)</text:span></text:p>
      <text:p text:style-name="P1"><text:span text:style-name="T2">The battle cruiser is a formidable warship that sacrifices weight of armor in exchange for speed. Its heavy weapons can make short work of any smaller vessel, and it can usually outrun anything big enough to stand up to it in a fair fight.</text:span></text:p>
      <table:table table:name="Table31" table:style-name="Table31">
        <table:table-column table:style-name="Table31.A"/>
        <table:table-column table:style-name="Table31.B"/>
        <text:soft-page-break/>
        <table:table-row table:style-name="Table31.1">
          <table:table-cell table:style-name="Table31.A1" office:value-type="string">
            <text:p text:style-name="P9"><text:span text:style-name="T9">Type: </text:span><text:span text:style-name="T1">Heavy </text:span></text:p>
          </table:table-cell>
          <table:table-cell table:style-name="Table31.A1" office:value-type="string">
            <text:p text:style-name="P9"><text:span text:style-name="T9">Size: </text:span><text:span text:style-name="T1">Colossal (–8 size)</text:span></text:p>
          </table:table-cell>
        </table:table-row>
        <table:table-row table:style-name="Table31.1">
          <table:table-cell table:style-name="Table31.A2" office:value-type="string">
            <text:p text:style-name="P9"><text:span text:style-name="T9">Subtype: </text:span><text:span text:style-name="T1">Battle Cruiser </text:span></text:p>
          </table:table-cell>
          <table:table-cell table:style-name="Table31.A2" office:value-type="string">
            <text:p text:style-name="P9"><text:span text:style-name="T9">Tactical Speed: </text:span><text:span text:style-name="T1">4,000 ft. (8 sq.)</text:span></text:p>
          </table:table-cell>
        </table:table-row>
        <table:table-row table:style-name="Table31.1">
          <table:table-cell table:style-name="Table31.A2" office:value-type="string">
            <text:p text:style-name="P1"><text:span text:style-name="T9">Defense: </text:span><text:span text:style-name="T1">11 </text:span></text:p>
          </table:table-cell>
          <table:table-cell table:style-name="Table31.A2" office:value-type="string">
            <text:p text:style-name="P1"><text:span text:style-name="T9">Length: </text:span><text:span text:style-name="T1">1,360 feet</text:span></text:p>
          </table:table-cell>
        </table:table-row>
        <table:table-row table:style-name="Table31.1">
          <table:table-cell table:style-name="Table31.A2" office:value-type="string">
            <text:p text:style-name="P1"><text:span text:style-name="T9">Flat-footed Defense: </text:span><text:span text:style-name="T1">7 </text:span></text:p>
          </table:table-cell>
          <table:table-cell table:style-name="Table31.A2" office:value-type="string">
            <text:p text:style-name="P1"><text:span text:style-name="T9">Weight: </text:span><text:span text:style-name="T1">140,000 tons</text:span></text:p>
          </table:table-cell>
        </table:table-row>
        <table:table-row table:style-name="Table31.1">
          <table:table-cell table:style-name="Table31.A2" office:value-type="string">
            <text:p text:style-name="P1"><text:span text:style-name="T9">Autopilot Defense: </text:span><text:span text:style-name="T1">7 </text:span></text:p>
          </table:table-cell>
          <table:table-cell table:style-name="Table31.A2" office:value-type="string">
            <text:p text:style-name="P1"><text:span text:style-name="T9">Targeting System Bonus: </text:span><text:span text:style-name="T1">+5</text:span></text:p>
          </table:table-cell>
        </table:table-row>
        <table:table-row table:style-name="Table31.1">
          <table:table-cell table:style-name="Table31.A2" office:value-type="string">
            <text:p text:style-name="P1"><text:span text:style-name="T9">Hardness: </text:span><text:span text:style-name="T1">30 </text:span></text:p>
          </table:table-cell>
          <table:table-cell table:style-name="Table31.A2" office:value-type="string">
            <text:p text:style-name="P1"><text:span text:style-name="T9">Crew: </text:span><text:span text:style-name="T1">320 (expert +8)</text:span></text:p>
          </table:table-cell>
        </table:table-row>
        <table:table-row table:style-name="Table31.1">
          <table:table-cell table:style-name="Table31.A2" office:value-type="string">
            <text:p text:style-name="P1"><text:span text:style-name="T9">Hit Dice: </text:span><text:span text:style-name="T1">450d20 (9,000 hp) </text:span></text:p>
          </table:table-cell>
          <table:table-cell table:style-name="Table31.A2" office:value-type="string">
            <text:p text:style-name="P1"><text:span text:style-name="T9">Passenger Capacity: </text:span><text:span text:style-name="T1">160</text:span></text:p>
          </table:table-cell>
        </table:table-row>
        <table:table-row table:style-name="Table31.1">
          <table:table-cell table:style-name="Table31.A2" office:value-type="string">
            <text:p text:style-name="P1"><text:span text:style-name="T9">Initiative Modifier: </text:span><text:span text:style-name="T1">+4 </text:span></text:p>
          </table:table-cell>
          <table:table-cell table:style-name="Table31.A2" office:value-type="string">
            <text:p text:style-name="P1"><text:span text:style-name="T9">Cargo Capacity: </text:span><text:span text:style-name="T1">50,000 tons</text:span></text:p>
          </table:table-cell>
        </table:table-row>
        <table:table-row table:style-name="Table31.1">
          <table:table-cell table:style-name="Table31.A2" office:value-type="string">
            <text:p text:style-name="P1"><text:span text:style-name="T9">Pilot’s Class Bonus: </text:span><text:span text:style-name="T1">+5 </text:span></text:p>
          </table:table-cell>
          <table:table-cell table:style-name="Table31.A2" office:value-type="string">
            <text:p text:style-name="P1"><text:span text:style-name="T9">Grapple Modifier: </text:span><text:span text:style-name="T1">+16</text:span></text:p>
          </table:table-cell>
        </table:table-row>
        <table:table-row table:style-name="Table31.1">
          <table:table-cell table:style-name="Table31.A2" office:value-type="string">
            <text:p text:style-name="P1"><text:span text:style-name="T9">Pilot’s Dex Modifier: </text:span><text:span text:style-name="T1">+4 </text:span></text:p>
          </table:table-cell>
          <table:table-cell table:style-name="Table31.A2" office:value-type="string">
            <text:p text:style-name="P1"><text:span text:style-name="T9">Base Purchase DC: </text:span><text:span text:style-name="T1">72</text:span></text:p>
          </table:table-cell>
        </table:table-row>
        <table:table-row table:style-name="Table31.1">
          <table:table-cell table:style-name="Table31.A11" office:value-type="string">
            <text:p text:style-name="P9"><text:span text:style-name="T9">Gunner’s Attack Bonus: </text:span><text:span text:style-name="T1">+4 </text:span></text:p>
          </table:table-cell>
          <table:table-cell table:style-name="Table31.A11" office:value-type="string">
            <text:p text:style-name="P9"><text:span text:style-name="T9">Restriction: </text:span><text:span text:style-name="T1">Military (+3)</text:span></text:p>
          </table:table-cell>
        </table:table-row>
      </table:table>
      <text:p text:style-name="P3"/>
      <text:p text:style-name="P1"><text:span text:style-name="T4">Attack: </text:span><text:span text:style-name="T2">4 fire-linked heavy particle beams +1 ranged (32d8) and 1 battery of 3 plasma missiles –2 ranged (18d8/18–20)</text:span></text:p>
      <text:p text:style-name="P1"><text:span text:style-name="T4">Attack of Opportunity: </text:span><text:span text:style-name="T2">Point-defense +5 ranged (4d12×10)</text:span></text:p>
      <text:p text:style-name="P3"/>
      <text:p text:style-name="P1"><text:span text:style-name="T4">Standard PL 7 Design Specs:</text:span></text:p>
      <text:p text:style-name="P1"><text:span text:style-name="T4">Engines: </text:span><text:span text:style-name="T2">Particle impulse engine, thrusters</text:span></text:p>
      <text:p text:style-name="P1"><text:span text:style-name="T4">Armor: </text:span><text:span text:style-name="T2">Cerametal</text:span></text:p>
      <text:p text:style-name="P1"><text:span text:style-name="T4">Defense Systems: </text:span><text:span text:style-name="T2">1 chaff launcher (8 chaff bundles), 1 decoy drone launcher (4 drones), improved autopilot, improved damage control (5d10), magnetic field, particle field, radiation shielding, self-destruct system</text:span></text:p>
      <text:p text:style-name="P1"><text:span text:style-name="T4">Sensors: </text:span><text:span text:style-name="T2">Class IV sensor array, improved targeting system</text:span></text:p>
      <text:p text:style-name="P1"><text:span text:style-name="T4">Communications: </text:span><text:span text:style-name="T2">Drivesat comm array, mass transceiver</text:span></text:p>
      <text:p text:style-name="P1"><text:span text:style-name="T4">Weapons: </text:span><text:span text:style-name="T2">4 fire-linked heavy particle beams (range incr. 5,000 ft.), 1 battery of 3 plasma missile launchers (16 missiles each), 1 minelayer (50 gravitic mines with displacers, magnetic fields, and particle fields; 10d10×10 damage)</text:span></text:p>
      <text:p text:style-name="P1"><text:span text:style-name="T4">Grappling Systems: </text:span><text:span text:style-name="T2">Tractor beam emitter</text:span></text:p>
      <text:p text:style-name="P3"/>
      <text:p text:style-name="P1"><text:span text:style-name="T4">LINER (PL 7)</text:span></text:p>
      <text:p text:style-name="P1"><text:span text:style-name="T2">This is a full-sized passenger ship. Although any vessel this size can’t avoid carrying some cargo, the liner specializes in moving a large number of passengers, usually in varying degrees of luxury.</text:span></text:p>
      <table:table table:name="Table32" table:style-name="Table32">
        <table:table-column table:style-name="Table32.A"/>
        <table:table-column table:style-name="Table32.B"/>
        <table:table-row table:style-name="Table32.1">
          <table:table-cell table:style-name="Table32.A1" office:value-type="string">
            <text:p text:style-name="P9"><text:span text:style-name="T9">Type: </text:span><text:span text:style-name="T1">Heavy </text:span></text:p>
          </table:table-cell>
          <table:table-cell table:style-name="Table32.A1" office:value-type="string">
            <text:p text:style-name="P9"><text:span text:style-name="T9">Size: </text:span><text:span text:style-name="T1">Colossal (–8 size)</text:span></text:p>
          </table:table-cell>
        </table:table-row>
        <table:table-row table:style-name="Table32.1">
          <table:table-cell table:style-name="Table32.A2" office:value-type="string">
            <text:p text:style-name="P9"><text:span text:style-name="T9">Subtype: </text:span><text:span text:style-name="T1">Liner </text:span></text:p>
          </table:table-cell>
          <table:table-cell table:style-name="Table32.A2" office:value-type="string">
            <text:p text:style-name="P9"><text:span text:style-name="T9">Tactical Speed: </text:span><text:span text:style-name="T1">4,000 ft. (8 sq.)</text:span></text:p>
          </table:table-cell>
        </table:table-row>
        <table:table-row table:style-name="Table32.1">
          <table:table-cell table:style-name="Table32.A2" office:value-type="string">
            <text:p text:style-name="P1"><text:span text:style-name="T9">Defense: </text:span><text:span text:style-name="T1">7 </text:span></text:p>
          </table:table-cell>
          <table:table-cell table:style-name="Table32.A2" office:value-type="string">
            <text:p text:style-name="P1"><text:span text:style-name="T9">Length: </text:span><text:span text:style-name="T1">1,200 feet</text:span></text:p>
          </table:table-cell>
        </table:table-row>
        <table:table-row table:style-name="Table32.1">
          <table:table-cell table:style-name="Table32.A2" office:value-type="string">
            <text:p text:style-name="P1"><text:span text:style-name="T9">Flat-footed Defense: </text:span><text:span text:style-name="T1">5 </text:span></text:p>
          </table:table-cell>
          <table:table-cell table:style-name="Table32.A2" office:value-type="string">
            <text:p text:style-name="P1"><text:span text:style-name="T9">Weight: </text:span><text:span text:style-name="T1">84,000 tons</text:span></text:p>
          </table:table-cell>
        </table:table-row>
        <table:table-row table:style-name="Table32.1">
          <table:table-cell table:style-name="Table32.A2" office:value-type="string">
            <text:p text:style-name="P1"><text:span text:style-name="T9">Autopilot Defense: </text:span><text:span text:style-name="T1">7 </text:span></text:p>
          </table:table-cell>
          <table:table-cell table:style-name="Table32.A2" office:value-type="string">
            <text:p text:style-name="P1"><text:span text:style-name="T9">Targeting System Bonus: </text:span><text:span text:style-name="T1">+5</text:span></text:p>
          </table:table-cell>
        </table:table-row>
        <table:table-row table:style-name="Table32.1">
          <table:table-cell table:style-name="Table32.A2" office:value-type="string">
            <text:p text:style-name="P1"><text:span text:style-name="T9">Hardness: </text:span><text:span text:style-name="T1">30 </text:span></text:p>
          </table:table-cell>
          <table:table-cell table:style-name="Table32.A2" office:value-type="string">
            <text:p text:style-name="P1"><text:span text:style-name="T9">Crew: </text:span><text:span text:style-name="T1">200 (trained +4)</text:span></text:p>
          </table:table-cell>
        </table:table-row>
        <table:table-row table:style-name="Table32.1">
          <table:table-cell table:style-name="Table32.A2" office:value-type="string">
            <text:p text:style-name="P1"><text:span text:style-name="T9">Hit Dice: </text:span><text:span text:style-name="T1">250d20 (5,000 hp) </text:span></text:p>
          </table:table-cell>
          <table:table-cell table:style-name="Table32.A2" office:value-type="string">
            <text:p text:style-name="P1"><text:span text:style-name="T9">Passenger Capacity: </text:span><text:span text:style-name="T1">800</text:span></text:p>
          </table:table-cell>
        </table:table-row>
        <table:table-row table:style-name="Table32.1">
          <table:table-cell table:style-name="Table32.A2" office:value-type="string">
            <text:p text:style-name="P1"><text:span text:style-name="T9">Initiative Modifier: </text:span><text:span text:style-name="T1">+2 </text:span></text:p>
          </table:table-cell>
          <table:table-cell table:style-name="Table32.A2" office:value-type="string">
            <text:p text:style-name="P1"><text:span text:style-name="T9">Cargo Capacity: </text:span><text:span text:style-name="T1">40,000 tons</text:span></text:p>
          </table:table-cell>
        </table:table-row>
        <table:table-row table:style-name="Table32.1">
          <table:table-cell table:style-name="Table32.A2" office:value-type="string">
            <text:p text:style-name="P1"><text:span text:style-name="T9">Pilot’s Class Bonus: </text:span><text:span text:style-name="T1">+3 </text:span></text:p>
          </table:table-cell>
          <table:table-cell table:style-name="Table32.A2" office:value-type="string">
            <text:p text:style-name="P1"><text:span text:style-name="T9">Grapple Modifier: </text:span><text:span text:style-name="T1">+16</text:span></text:p>
          </table:table-cell>
        </table:table-row>
        <table:table-row table:style-name="Table32.1">
          <table:table-cell table:style-name="Table32.A2" office:value-type="string">
            <text:p text:style-name="P1"><text:span text:style-name="T9">Pilot’s Dex Modifier: </text:span><text:span text:style-name="T1">+2 </text:span></text:p>
          </table:table-cell>
          <table:table-cell table:style-name="Table32.A2" office:value-type="string">
            <text:p text:style-name="P1"><text:span text:style-name="T9">Base Purchase DC: </text:span><text:span text:style-name="T1">68</text:span></text:p>
          </table:table-cell>
        </table:table-row>
        <table:table-row table:style-name="Table32.1">
          <table:table-cell table:style-name="Table32.A11" office:value-type="string">
            <text:p text:style-name="P9"><text:span text:style-name="T9">Gunner’s Attack Bonus: </text:span><text:span text:style-name="T1">+2 </text:span></text:p>
          </table:table-cell>
          <table:table-cell table:style-name="Table32.A11" office:value-type="string">
            <text:p text:style-name="P9"><text:span text:style-name="T9">Restriction: </text:span><text:span text:style-name="T1">Restricted (+2)</text:span></text:p>
          </table:table-cell>
        </table:table-row>
      </table:table>
      <text:p text:style-name="P3"/>
      <text:p text:style-name="P1"><text:span text:style-name="T4">Attack: </text:span><text:span text:style-name="T2">Battery of 4 plasma cannons +2 ranged (14d8/19–20)</text:span></text:p>
      <text:p text:style-name="P1"><text:span text:style-name="T4">Attack of Opportunity: </text:span><text:span text:style-name="T2">Point-defense system +5 ranged (4d12×10)</text:span></text:p>
      <text:p text:style-name="P3"/>
      <text:p text:style-name="P1"><text:span text:style-name="T4">Standard PL 7 Design Specs:</text:span></text:p>
      <text:p text:style-name="P1"><text:span text:style-name="T4">Engines: </text:span><text:span text:style-name="T2">Induction engine, thrusters</text:span></text:p>
      <text:p text:style-name="P1"><text:soft-page-break/><text:span text:style-name="T4">Armor: </text:span><text:span text:style-name="T2">Cerametal</text:span></text:p>
      <text:p text:style-name="P1"><text:span text:style-name="T4">Defense Systems: </text:span><text:span text:style-name="T2">Damage control (4d10), improved autopilot system, particle field, point-defense system</text:span></text:p>
      <text:p text:style-name="P1"><text:span text:style-name="T4">Sensors: </text:span><text:span text:style-name="T2">Class IV sensor array, improved targeting system</text:span></text:p>
      <text:p text:style-name="P1"><text:span text:style-name="T4">Communications: </text:span><text:span text:style-name="T2">Drivesat comm array, mass transceiver</text:span></text:p>
      <text:p text:style-name="P1"><text:span text:style-name="T4">Weapons: </text:span><text:span text:style-name="T2">1 battery of 4 plasma cannons (range incr. 3,000 ft.)</text:span></text:p>
      <text:p text:style-name="P1"><text:span text:style-name="T4">Grappling Systems: </text:span><text:span text:style-name="T2">Tractor beam emitter</text:span></text:p>
      <text:p text:style-name="P6"/>
      <text:p text:style-name="P1"><text:span text:style-name="T7">SUPERHEAVY STARSHIP SUBTYPES</text:span></text:p>
      <text:p text:style-name="P1"><text:span text:style-name="T2">Superheavy starships include mammoth, ponderous dreadnoughts, super-carriers, and super-freighters.</text:span></text:p>
      <text:p text:style-name="P1"><text:span text:style-name="T2">A superheavy starship measures 1,501 feet long or longer. The smallest superheavy starships (measuring 1,501–2,000 feet long) have a 2,000-foot-by-2,000-foot fighting space (16 500-foot squares), although larger fighting spaces are possible.</text:span></text:p>
      <text:p text:style-name="P1"><text:span text:style-name="T2">In addition, all superheavy starships share the following design specs.</text:span></text:p>
      <text:p text:style-name="P1"><text:span text:style-name="T4">Engines: </text:span><text:span text:style-name="T2">All superheavy starships have thrusters plus as many as two other types of engine (see Starship Engines).</text:span></text:p>
      <text:p text:style-name="P1"><text:span text:style-name="T4">Armor: </text:span><text:span text:style-name="T2">A superheavy starship has one type of armor (see Starship Armor).</text:span></text:p>
      <text:p text:style-name="P1"><text:span text:style-name="T4">Defensive Systems: </text:span><text:span text:style-name="T2">A superheavy starship has a maximum of one defensive system per 150 Hit Dice (see Starship Defense Systems).</text:span></text:p>
      <text:p text:style-name="P1"><text:span text:style-name="T4">Sensors: </text:span><text:span text:style-name="T2">A superheavy starship has a maximum of three sensor systems (see Starship Sensors).</text:span></text:p>
      <text:p text:style-name="P1"><text:span text:style-name="T4">Communications: </text:span><text:span text:style-name="T2">A superheavy starship has two external communication systems (see Starship Comm Systems).</text:span></text:p>
      <text:p text:style-name="P1"><text:span text:style-name="T4">Weapons: </text:span><text:span text:style-name="T2">A superheavy starship has one beam, projectile, or missile weapon per 150 Hit Dice (see Starship Weapons). These weapons are often arrayed in batteries. A minelayer is considered a single weapon. Although it weighs no more than a few thousand pounds, each mine consumes 100 tons of a ship’s cargo capacity (most of it taken up by the launch system and radiation shielding).</text:span></text:p>
      <text:p text:style-name="P1"><text:span text:style-name="T4">Grappling Systems: </text:span><text:span text:style-name="T2">A superheavy starship may have up to two grappling systems (see Grappling Systems). Each grappling system takes away one of the ship’s weapon slots (see above).</text:span></text:p>
      <text:p text:style-name="P6"/>
      <text:p text:style-name="P1"><text:span text:style-name="T7">SUPERHEAVY SHIP DESCRIPTIONS</text:span></text:p>
      <text:p text:style-name="P1"><text:span text:style-name="T2">Specific subtypes of superheavy starships are given here.</text:span></text:p>
      <text:p text:style-name="P3"/>
      <text:p text:style-name="P1"><text:span text:style-name="T4">COLONY SHIP (PL 7)</text:span></text:p>
      <text:p text:style-name="P1"><text:span text:style-name="T2">This massive vessel is designed to haul everything a new colony needs to get started. Its cavernous storage decks can accommodate thousands of colonists with heavy machinery, prefabricated buildings, equipment, and supplies throughout the long trip to a new world.</text:span></text:p>
      <table:table table:name="Table33" table:style-name="Table33">
        <table:table-column table:style-name="Table33.A"/>
        <table:table-column table:style-name="Table33.B"/>
        <text:soft-page-break/>
        <table:table-row table:style-name="Table33.1">
          <table:table-cell table:style-name="Table33.A1" office:value-type="string">
            <text:p text:style-name="P9"><text:span text:style-name="T9">Type: </text:span><text:span text:style-name="T1">Superheavy </text:span></text:p>
          </table:table-cell>
          <table:table-cell table:style-name="Table33.A1" office:value-type="string">
            <text:p text:style-name="P9"><text:span text:style-name="T9">Size: </text:span><text:span text:style-name="T1">Colossal (–8 size)</text:span></text:p>
          </table:table-cell>
        </table:table-row>
        <table:table-row table:style-name="Table33.1">
          <table:table-cell table:style-name="Table33.A1" office:value-type="string">
            <text:p text:style-name="P9"><text:span text:style-name="T9">Subtype: </text:span><text:span text:style-name="T1">Colony ship </text:span></text:p>
          </table:table-cell>
          <table:table-cell table:style-name="Table33.A1" office:value-type="string">
            <text:p text:style-name="P9"><text:span text:style-name="T9">Tactical Speed: </text:span><text:span text:style-name="T1">4,000 ft. (8 sq.)</text:span></text:p>
          </table:table-cell>
        </table:table-row>
        <table:table-row table:style-name="Table33.1">
          <table:table-cell table:style-name="Table33.A1" office:value-type="string">
            <text:p text:style-name="P1"><text:span text:style-name="T9">Defense: </text:span><text:span text:style-name="T1">7 </text:span></text:p>
          </table:table-cell>
          <table:table-cell table:style-name="Table33.A1" office:value-type="string">
            <text:p text:style-name="P1"><text:span text:style-name="T9">Length: </text:span><text:span text:style-name="T1">2,000 feet</text:span></text:p>
          </table:table-cell>
        </table:table-row>
        <table:table-row table:style-name="Table33.1">
          <table:table-cell table:style-name="Table33.A1" office:value-type="string">
            <text:p text:style-name="P1"><text:span text:style-name="T9">Flat-footed Defense: </text:span><text:span text:style-name="T1">5 </text:span></text:p>
          </table:table-cell>
          <table:table-cell table:style-name="Table33.A1" office:value-type="string">
            <text:p text:style-name="P1"><text:span text:style-name="T9">Weight: </text:span><text:span text:style-name="T1">400,000 tons</text:span></text:p>
          </table:table-cell>
        </table:table-row>
        <table:table-row table:style-name="Table33.1">
          <table:table-cell table:style-name="Table33.A1" office:value-type="string">
            <text:p text:style-name="P1"><text:span text:style-name="T9">Autopilot Defense: </text:span><text:span text:style-name="T1">7 </text:span></text:p>
          </table:table-cell>
          <table:table-cell table:style-name="Table33.A1" office:value-type="string">
            <text:p text:style-name="P1"><text:span text:style-name="T9">Targeting System Bonus: </text:span><text:span text:style-name="T1">+5</text:span></text:p>
          </table:table-cell>
        </table:table-row>
        <table:table-row table:style-name="Table33.1">
          <table:table-cell table:style-name="Table33.A1" office:value-type="string">
            <text:p text:style-name="P1"><text:span text:style-name="T9">Hardness: </text:span><text:span text:style-name="T1">30 </text:span></text:p>
          </table:table-cell>
          <table:table-cell table:style-name="Table33.A1" office:value-type="string">
            <text:p text:style-name="P1"><text:span text:style-name="T9">Crew: </text:span><text:span text:style-name="T1">400 (trained +4)</text:span></text:p>
          </table:table-cell>
        </table:table-row>
        <table:table-row table:style-name="Table33.1">
          <table:table-cell table:style-name="Table33.A1" office:value-type="string">
            <text:p text:style-name="P1"><text:span text:style-name="T9">Hit Dice: </text:span><text:span text:style-name="T1">800d20 (16,000 hp) </text:span></text:p>
          </table:table-cell>
          <table:table-cell table:style-name="Table33.A1" office:value-type="string">
            <text:p text:style-name="P1"><text:span text:style-name="T9">Passenger Capacity: </text:span><text:span text:style-name="T1">2,000</text:span></text:p>
          </table:table-cell>
        </table:table-row>
        <table:table-row table:style-name="Table33.1">
          <table:table-cell table:style-name="Table33.A1" office:value-type="string">
            <text:p text:style-name="P1"><text:span text:style-name="T9">Initiative Modifier: </text:span><text:span text:style-name="T1">+2 </text:span></text:p>
          </table:table-cell>
          <table:table-cell table:style-name="Table33.A1" office:value-type="string">
            <text:p text:style-name="P1"><text:span text:style-name="T9">Cargo Capacity: </text:span><text:span text:style-name="T1">100,000 tons</text:span></text:p>
          </table:table-cell>
        </table:table-row>
        <table:table-row table:style-name="Table33.1">
          <table:table-cell table:style-name="Table33.A1" office:value-type="string">
            <text:p text:style-name="P1"><text:span text:style-name="T9">Pilot’s Class Bonus: </text:span><text:span text:style-name="T1">+3 </text:span></text:p>
          </table:table-cell>
          <table:table-cell table:style-name="Table33.A1" office:value-type="string">
            <text:p text:style-name="P1"><text:span text:style-name="T9">Grapple Modifier: </text:span><text:span text:style-name="T1">+16</text:span></text:p>
          </table:table-cell>
        </table:table-row>
        <table:table-row table:style-name="Table33.1">
          <table:table-cell table:style-name="Table33.A1" office:value-type="string">
            <text:p text:style-name="P1"><text:span text:style-name="T9">Pilot’s Dex Modifier: </text:span><text:span text:style-name="T1">+2 </text:span></text:p>
          </table:table-cell>
          <table:table-cell table:style-name="Table33.A1" office:value-type="string">
            <text:p text:style-name="P1"><text:span text:style-name="T9">Base Purchase DC: </text:span><text:span text:style-name="T1">72</text:span></text:p>
          </table:table-cell>
        </table:table-row>
        <table:table-row table:style-name="Table33.1">
          <table:table-cell table:style-name="Table33.A1" office:value-type="string">
            <text:p text:style-name="P9"><text:span text:style-name="T9">Gunner’s Attack Bonus: </text:span><text:span text:style-name="T1">+2 </text:span></text:p>
          </table:table-cell>
          <table:table-cell table:style-name="Table33.A1" office:value-type="string">
            <text:p text:style-name="P9"><text:span text:style-name="T9">Restriction: </text:span><text:span text:style-name="T1">Restricted (+2)</text:span></text:p>
          </table:table-cell>
        </table:table-row>
      </table:table>
      <text:p text:style-name="P2"/>
      <text:p text:style-name="P1"><text:span text:style-name="T4">Attack: </text:span><text:span text:style-name="T2">Battery of 4 particle beams +2 ranged (12d8/19–20) and battery of 2 plasma missiles –5 ranged (18d8/18–20); or Battery of 2 plasma missiles +0 ranged (18d8/18–20) and battery of 4 particle beams –3 ranged (12d8/19–20)</text:span></text:p>
      <text:p text:style-name="P1"><text:span text:style-name="T4">Attack of Opportunity: </text:span><text:span text:style-name="T2">Point-defense system +5 ranged (5d12×10)</text:span></text:p>
      <text:p text:style-name="P3"/>
      <text:p text:style-name="P1"><text:span text:style-name="T4">Standard PL 7 Design Specs:</text:span></text:p>
      <text:p text:style-name="P1"><text:span text:style-name="T4">Engines: </text:span><text:span text:style-name="T2">Particle impulse engine, photon sails, thrusters</text:span></text:p>
      <text:p text:style-name="P1"><text:span text:style-name="T4">Armor: </text:span><text:span text:style-name="T2">Cerametal</text:span></text:p>
      <text:p text:style-name="P1"><text:span text:style-name="T4">Defense Systems: </text:span><text:span text:style-name="T2">Improved autopilot system, improved damage control (6d10), magnetic field, particle field, point-defense system, radiation shielding, repair drones, self-destruct system</text:span></text:p>
      <text:p text:style-name="P1"><text:span text:style-name="T4">Sensors: </text:span><text:span text:style-name="T2">Class IV sensor array, improved targeting system </text:span></text:p>
      <text:p text:style-name="P1"><text:span text:style-name="T4">Communications: </text:span><text:span text:style-name="T2">Drivesat comm array, mass transceiver</text:span></text:p>
      <text:p text:style-name="P1"><text:span text:style-name="T4">Weapons: </text:span><text:span text:style-name="T2">1 battery of 4 particle beams (range incr. 4,000 ft.), 1 battery of 2 plasma missile launchers (16 missiles each)</text:span></text:p>
      <text:p text:style-name="P1"><text:span text:style-name="T4">Grappling Systems: </text:span><text:span text:style-name="T2">Grapplers, tractor beam emitter</text:span></text:p>
      <text:p text:style-name="P3"/>
      <text:p text:style-name="P1"><text:span text:style-name="T4">DREADNOUGHT (PL 7)</text:span></text:p>
      <text:p text:style-name="P1"><text:span text:style-name="T2">The mightiest ships found in the battle lines of a stellar navy, dreadnoughts are titanic vessels armed with awesome firepower and virtually impregnable defenses. Its fighting space takes up 36 500-foot squares (a 6-square-by-6-square area).</text:span></text:p>
      <table:table table:name="Table34" table:style-name="Table34">
        <table:table-column table:style-name="Table34.A"/>
        <table:table-column table:style-name="Table34.B"/>
        <table:table-row table:style-name="Table34.1">
          <table:table-cell table:style-name="Table34.A1" office:value-type="string">
            <text:p text:style-name="P9"><text:span text:style-name="T9">Type: </text:span><text:span text:style-name="T1">Superheavy </text:span></text:p>
          </table:table-cell>
          <table:table-cell table:style-name="Table34.A1" office:value-type="string">
            <text:p text:style-name="P9"><text:span text:style-name="T9">Size: </text:span><text:span text:style-name="T1">Colossal (–8 size)</text:span></text:p>
          </table:table-cell>
        </table:table-row>
        <table:table-row table:style-name="Table34.1">
          <table:table-cell table:style-name="Table34.A2" office:value-type="string">
            <text:p text:style-name="P9"><text:span text:style-name="T9">Subtype: </text:span><text:span text:style-name="T1">Dreadnought </text:span></text:p>
          </table:table-cell>
          <table:table-cell table:style-name="Table34.A2" office:value-type="string">
            <text:p text:style-name="P9"><text:span text:style-name="T9">Tactical Speed: </text:span><text:span text:style-name="T1">3,500 ft. (7 sq.)</text:span></text:p>
          </table:table-cell>
        </table:table-row>
        <table:table-row table:style-name="Table34.1">
          <table:table-cell table:style-name="Table34.A2" office:value-type="string">
            <text:p text:style-name="P1"><text:span text:style-name="T9">Defense: </text:span><text:span text:style-name="T1">11 </text:span></text:p>
          </table:table-cell>
          <table:table-cell table:style-name="Table34.A2" office:value-type="string">
            <text:p text:style-name="P1"><text:span text:style-name="T9">Length: </text:span><text:span text:style-name="T1">2,750 feet</text:span></text:p>
          </table:table-cell>
        </table:table-row>
        <table:table-row table:style-name="Table34.1">
          <table:table-cell table:style-name="Table34.A2" office:value-type="string">
            <text:p text:style-name="P1"><text:span text:style-name="T9">Flat-footed Defense: </text:span><text:span text:style-name="T1">7 </text:span></text:p>
          </table:table-cell>
          <table:table-cell table:style-name="Table34.A2" office:value-type="string">
            <text:p text:style-name="P1"><text:span text:style-name="T9">Weight: </text:span><text:span text:style-name="T1">540,000 tons</text:span></text:p>
          </table:table-cell>
        </table:table-row>
        <table:table-row table:style-name="Table34.1">
          <table:table-cell table:style-name="Table34.A2" office:value-type="string">
            <text:p text:style-name="P1"><text:span text:style-name="T9">Autopilot Defense: </text:span><text:span text:style-name="T1">7 </text:span></text:p>
          </table:table-cell>
          <table:table-cell table:style-name="Table34.A2" office:value-type="string">
            <text:p text:style-name="P1"><text:span text:style-name="T9">Targeting System Bonus: </text:span><text:span text:style-name="T1">+5</text:span></text:p>
          </table:table-cell>
        </table:table-row>
        <table:table-row table:style-name="Table34.1">
          <table:table-cell table:style-name="Table34.A2" office:value-type="string">
            <text:p text:style-name="P1"><text:span text:style-name="T9">Hardness: </text:span><text:span text:style-name="T1">40 </text:span></text:p>
          </table:table-cell>
          <table:table-cell table:style-name="Table34.A2" office:value-type="string">
            <text:p text:style-name="P1"><text:span text:style-name="T9">Crew: </text:span><text:span text:style-name="T1">2,000 (expert +8)</text:span></text:p>
          </table:table-cell>
        </table:table-row>
        <table:table-row table:style-name="Table34.1">
          <table:table-cell table:style-name="Table34.A2" office:value-type="string">
            <text:p text:style-name="P1"><text:span text:style-name="T9">Hit Dice: </text:span><text:span text:style-name="T1">1,200d20 (24,000 hp) </text:span></text:p>
          </table:table-cell>
          <table:table-cell table:style-name="Table34.A2" office:value-type="string">
            <text:p text:style-name="P1"><text:span text:style-name="T9">Passenger Capacity: </text:span><text:span text:style-name="T1">1,600</text:span></text:p>
          </table:table-cell>
        </table:table-row>
        <table:table-row table:style-name="Table34.1">
          <table:table-cell table:style-name="Table34.A2" office:value-type="string">
            <text:p text:style-name="P1"><text:span text:style-name="T9">Initiative Modifier: </text:span><text:span text:style-name="T1">+6 </text:span></text:p>
          </table:table-cell>
          <table:table-cell table:style-name="Table34.A2" office:value-type="string">
            <text:p text:style-name="P1"><text:span text:style-name="T9">Cargo Capacity: </text:span><text:span text:style-name="T1">120,000 tons</text:span></text:p>
          </table:table-cell>
        </table:table-row>
        <table:table-row table:style-name="Table34.1">
          <table:table-cell table:style-name="Table34.A2" office:value-type="string">
            <text:p text:style-name="P1"><text:span text:style-name="T9">Pilot’s Class Bonus: </text:span><text:span text:style-name="T1">+5 </text:span></text:p>
          </table:table-cell>
          <table:table-cell table:style-name="Table34.A2" office:value-type="string">
            <text:p text:style-name="P1"><text:span text:style-name="T9">Grapple Modifier: </text:span><text:span text:style-name="T1">+16</text:span></text:p>
          </table:table-cell>
        </table:table-row>
        <table:table-row table:style-name="Table34.1">
          <table:table-cell table:style-name="Table34.A2" office:value-type="string">
            <text:p text:style-name="P1"><text:span text:style-name="T9">Pilot’s Dex Modifier: </text:span><text:span text:style-name="T1">+4 </text:span></text:p>
          </table:table-cell>
          <table:table-cell table:style-name="Table34.A2" office:value-type="string">
            <text:p text:style-name="P1"><text:span text:style-name="T9">Base Purchase DC: </text:span><text:span text:style-name="T1">80</text:span></text:p>
          </table:table-cell>
        </table:table-row>
        <table:table-row table:style-name="Table34.1">
          <table:table-cell table:style-name="Table34.A11" office:value-type="string">
            <text:p text:style-name="P9"><text:span text:style-name="T9">Gunner’s Attack Bonus: </text:span><text:span text:style-name="T1">+4 </text:span></text:p>
          </table:table-cell>
          <table:table-cell table:style-name="Table34.A11" office:value-type="string">
            <text:p text:style-name="P9"><text:span text:style-name="T9">Restriction: </text:span><text:span text:style-name="T1">Military (+3)</text:span></text:p>
          </table:table-cell>
        </table:table-row>
      </table:table>
      <text:p text:style-name="P3"/>
      <text:p text:style-name="P1"><text:span text:style-name="T4">Attack: </text:span><text:span text:style-name="T2">4 fire-linked quantum cannons +1 ranged (32d8) and battery of 4 heavy mass cannons –1 ranged (10d12/19–20) and 2 fire-linked mass reaction missiles –4 ranged (20d8/18–20)</text:span></text:p>
      <text:p text:style-name="P1"><text:span text:style-name="T4">Attack of Opportunity: </text:span><text:span text:style-name="T2">Point-defense system +5 ranged (5d12×10)</text:span></text:p>
      <text:p text:style-name="P3"/>
      <text:p text:style-name="P1"><text:span text:style-name="T4">Standard PL 7 Design Specs:</text:span></text:p>
      <text:p text:style-name="P1"><text:span text:style-name="T4">Engines: </text:span><text:span text:style-name="T2">Induction engine, thrusters</text:span></text:p>
      <text:p text:style-name="P1"><text:soft-page-break/><text:span text:style-name="T4">Armor: </text:span><text:span text:style-name="T2">Neutronite</text:span></text:p>
      <text:p text:style-name="P1"><text:span text:style-name="T4">Defense Systems: </text:span><text:span text:style-name="T2">1 chaff launcher (8 chaff bundles), 1 decoy drone launcher (8 drones), displacer, improved autopilot system, improved damage control (6d10), light fortification, magnetic field, particle field, point-defense system, radiation shielding, repair drones, self-destruct system</text:span></text:p>
      <text:p text:style-name="P1"><text:span text:style-name="T4">Sensors: </text:span><text:span text:style-name="T2">Class V sensors, improved targeting system</text:span></text:p>
      <text:p text:style-name="P1"><text:span text:style-name="T4">Communications: </text:span><text:span text:style-name="T2">Drivesat comm array, mass transceiver</text:span></text:p>
      <text:p text:style-name="P1"><text:span text:style-name="T4">Weapons: </text:span><text:span text:style-name="T2">1 battery of 4 heavy mass cannons (range incr. 6,000 ft.), 4 fire-linked quantum cannons (range incr. 6,000 ft.), 1 battery of 2 mass reaction missile launchers (60 missiles each), 1 minelayer (100 gravitic mines with displacers, magnetic fields, and particle fields; 10d10×10 damage)</text:span></text:p>
      <text:p text:style-name="P1"><text:span text:style-name="T4">Grappling Systems: </text:span><text:span text:style-name="T2">Tractor beam emitter</text:span></text:p>
      <text:p text:style-name="P3"/>
      <text:p text:style-name="P1"><text:span text:style-name="T4">STAR CARRIER (PL 7)</text:span></text:p>
      <text:p text:style-name="P1"><text:span text:style-name="T2">A larger version of the fleet carrier, the star carrier serves as a mobile base for smaller craft. A star carrier’s fighting space takes up 36 500- foot squares (a 6-square-by-6-square area).</text:span></text:p>
      <text:p text:style-name="P1"><text:span text:style-name="T2">In addition to its normal cargo capacity, a star carrier can hold 72 fighters or assault fighters. Its listed crew complement does not include the ace pilots who fly these fighter craft. (Pilots count against the passenger capacity.) A star carrier can deploy up to 8 ultralight craft as a move action.</text:span></text:p>
      <table:table table:name="Table35" table:style-name="Table35">
        <table:table-column table:style-name="Table35.A"/>
        <table:table-column table:style-name="Table35.B"/>
        <table:table-row table:style-name="Table35.1">
          <table:table-cell table:style-name="Table35.A1" office:value-type="string">
            <text:p text:style-name="P9"><text:span text:style-name="T9">Type: </text:span><text:span text:style-name="T1">Superheavy </text:span></text:p>
          </table:table-cell>
          <table:table-cell table:style-name="Table35.A1" office:value-type="string">
            <text:p text:style-name="P9"><text:span text:style-name="T9">Size: </text:span><text:span text:style-name="T1">Colossal (–8 size)</text:span></text:p>
          </table:table-cell>
        </table:table-row>
        <table:table-row table:style-name="Table35.1">
          <table:table-cell table:style-name="Table35.A2" office:value-type="string">
            <text:p text:style-name="P9"><text:span text:style-name="T9">Subtype: </text:span><text:span text:style-name="T1">Star carrier </text:span></text:p>
          </table:table-cell>
          <table:table-cell table:style-name="Table35.A2" office:value-type="string">
            <text:p text:style-name="P9"><text:span text:style-name="T9">Tactical Speed: </text:span><text:span text:style-name="T1">3,500 ft. (7 sq.)</text:span></text:p>
          </table:table-cell>
        </table:table-row>
        <table:table-row table:style-name="Table35.1">
          <table:table-cell table:style-name="Table35.A2" office:value-type="string">
            <text:p text:style-name="P1"><text:span text:style-name="T9">Defense: </text:span><text:span text:style-name="T1">11 </text:span></text:p>
          </table:table-cell>
          <table:table-cell table:style-name="Table35.A2" office:value-type="string">
            <text:p text:style-name="P1"><text:span text:style-name="T9">Length: </text:span><text:span text:style-name="T1">3,000 feet</text:span></text:p>
          </table:table-cell>
        </table:table-row>
        <table:table-row table:style-name="Table35.1">
          <table:table-cell table:style-name="Table35.A2" office:value-type="string">
            <text:p text:style-name="P1"><text:span text:style-name="T9">Flat-footed Defense: </text:span><text:span text:style-name="T1">7 </text:span></text:p>
          </table:table-cell>
          <table:table-cell table:style-name="Table35.A2" office:value-type="string">
            <text:p text:style-name="P1"><text:span text:style-name="T9">Weight: </text:span><text:span text:style-name="T1">600,000 tons</text:span></text:p>
          </table:table-cell>
        </table:table-row>
        <table:table-row table:style-name="Table35.1">
          <table:table-cell table:style-name="Table35.A2" office:value-type="string">
            <text:p text:style-name="P1"><text:span text:style-name="T9">Autopilot Defense: </text:span><text:span text:style-name="T1">7 </text:span></text:p>
          </table:table-cell>
          <table:table-cell table:style-name="Table35.A2" office:value-type="string">
            <text:p text:style-name="P1"><text:span text:style-name="T9">Targeting System Bonus: </text:span><text:span text:style-name="T1">+5</text:span></text:p>
          </table:table-cell>
        </table:table-row>
        <table:table-row table:style-name="Table35.1">
          <table:table-cell table:style-name="Table35.A2" office:value-type="string">
            <text:p text:style-name="P1"><text:span text:style-name="T9">Hardness: </text:span><text:span text:style-name="T1">40 </text:span></text:p>
          </table:table-cell>
          <table:table-cell table:style-name="Table35.A2" office:value-type="string">
            <text:p text:style-name="P1"><text:span text:style-name="T9">Crew: </text:span><text:span text:style-name="T1">2,400 (expert +8)</text:span></text:p>
          </table:table-cell>
        </table:table-row>
        <table:table-row table:style-name="Table35.1">
          <table:table-cell table:style-name="Table35.A2" office:value-type="string">
            <text:p text:style-name="P1"><text:span text:style-name="T9">Hit Dice: </text:span><text:span text:style-name="T1">1,000d20 (20,000 hp) </text:span></text:p>
          </table:table-cell>
          <table:table-cell table:style-name="Table35.A2" office:value-type="string">
            <text:p text:style-name="P1"><text:span text:style-name="T9">Passenger Capacity: </text:span><text:span text:style-name="T1">600</text:span></text:p>
          </table:table-cell>
        </table:table-row>
        <table:table-row table:style-name="Table35.1">
          <table:table-cell table:style-name="Table35.A2" office:value-type="string">
            <text:p text:style-name="P1"><text:span text:style-name="T9">Initiative Modifier: </text:span><text:span text:style-name="T1">+6 </text:span></text:p>
          </table:table-cell>
          <table:table-cell table:style-name="Table35.A2" office:value-type="string">
            <text:p text:style-name="P1"><text:span text:style-name="T9">Cargo Capacity: </text:span><text:span text:style-name="T1">200,000 tons</text:span></text:p>
          </table:table-cell>
        </table:table-row>
        <table:table-row table:style-name="Table35.1">
          <table:table-cell table:style-name="Table35.A2" office:value-type="string">
            <text:p text:style-name="P1"><text:span text:style-name="T9">Pilot’s Class Bonus: </text:span><text:span text:style-name="T1">+5 </text:span></text:p>
          </table:table-cell>
          <table:table-cell table:style-name="Table35.A2" office:value-type="string">
            <text:p text:style-name="P1"><text:span text:style-name="T9">Grapple Modifier: </text:span><text:span text:style-name="T1">+16</text:span></text:p>
          </table:table-cell>
        </table:table-row>
        <table:table-row table:style-name="Table35.1">
          <table:table-cell table:style-name="Table35.A2" office:value-type="string">
            <text:p text:style-name="P1"><text:span text:style-name="T9">Pilot’s Dex Modifier: </text:span><text:span text:style-name="T1">+4 </text:span></text:p>
          </table:table-cell>
          <table:table-cell table:style-name="Table35.A2" office:value-type="string">
            <text:p text:style-name="P1"><text:span text:style-name="T9">Base Purchase DC: </text:span><text:span text:style-name="T1">80</text:span></text:p>
          </table:table-cell>
        </table:table-row>
        <table:table-row table:style-name="Table35.1">
          <table:table-cell table:style-name="Table35.A11" office:value-type="string">
            <text:p text:style-name="P9"><text:span text:style-name="T9">Gunner’s Attack Bonus: </text:span><text:span text:style-name="T1">+4 </text:span></text:p>
          </table:table-cell>
          <table:table-cell table:style-name="Table35.A11" office:value-type="string">
            <text:p text:style-name="P9"><text:span text:style-name="T9">Restriction: </text:span><text:span text:style-name="T1">Military (+3)</text:span></text:p>
          </table:table-cell>
        </table:table-row>
      </table:table>
      <text:p text:style-name="P2"/>
      <text:p text:style-name="P1"><text:span text:style-name="T4">Attack: </text:span><text:span text:style-name="T2">Battery of 5 mass cannons +5 ranged (8d12/19–20) and battery of 4 antimatter guns –1 ranged (10d8/19–20)</text:span></text:p>
      <text:p text:style-name="P1"><text:span text:style-name="T4">Attack of Opportunity: </text:span><text:span text:style-name="T2">Point-defense system +5 ranged (5d12×10)</text:span></text:p>
      <text:p text:style-name="P3"/>
      <text:p text:style-name="P1"><text:span text:style-name="T4">Standard PL 7 Design Specs:</text:span></text:p>
      <text:p text:style-name="P1"><text:span text:style-name="T4">Engines: </text:span><text:span text:style-name="T2">Induction engine, thrusters</text:span></text:p>
      <text:p text:style-name="P1"><text:span text:style-name="T4">Armor: </text:span><text:span text:style-name="T2">Neutronite</text:span></text:p>
      <text:p text:style-name="P1"><text:span text:style-name="T4">Defense Systems: </text:span><text:span text:style-name="T2">1 decoy drone launcher (4 drones), improved autopilot system, improved damage control (6d10), light fortification, magnetic field, particle field, point-defense system, radiation shielding, repair drones, self-destruct system </text:span><text:span text:style-name="T4">Sensors: </text:span><text:span text:style-name="T2">Class V sensors, improved targeting system</text:span></text:p>
      <text:p text:style-name="P1"><text:span text:style-name="T4">Communications: </text:span><text:span text:style-name="T2">Drivesat comm array, mass transceiver </text:span></text:p>
      <text:p text:style-name="P1"><text:span text:style-name="T4">Weapons: </text:span><text:span text:style-name="T2">1 battery of 5 mass cannons (range incr. 5,000 ft.), 1 battery of 4 antimatter guns (range incr. 5,000 ft.)</text:span></text:p>
      <text:p text:style-name="P1"><text:span text:style-name="T4">Grappling Systems: </text:span><text:span text:style-name="T2">Tractor beam emitter</text:span></text:p>
      <text:p text:style-name="P3"/>
      <text:p text:style-name="P1"><text:soft-page-break/><text:span text:style-name="T4">STAR FREIGHTER (PL 7)</text:span></text:p>
      <text:p text:style-name="P1"><text:span text:style-name="T2">The largest of the starships built for routine commercial purposes, the star freighter can be modified to serve as a super-tanker or super-transport.</text:span></text:p>
      <table:table table:name="Table36" table:style-name="Table36">
        <table:table-column table:style-name="Table36.A"/>
        <table:table-column table:style-name="Table36.B"/>
        <table:table-row table:style-name="Table36.1">
          <table:table-cell table:style-name="Table36.A1" office:value-type="string">
            <text:p text:style-name="P9"><text:span text:style-name="T9">Type: </text:span><text:span text:style-name="T1">Superheavy </text:span></text:p>
          </table:table-cell>
          <table:table-cell table:style-name="Table36.A1" office:value-type="string">
            <text:p text:style-name="P9"><text:span text:style-name="T9">Size: </text:span><text:span text:style-name="T1">Colossal (–8 size)</text:span></text:p>
          </table:table-cell>
        </table:table-row>
        <table:table-row table:style-name="Table36.1">
          <table:table-cell table:style-name="Table36.A2" office:value-type="string">
            <text:p text:style-name="P9"><text:span text:style-name="T9">Subtype: </text:span><text:span text:style-name="T1">Freighter </text:span></text:p>
          </table:table-cell>
          <table:table-cell table:style-name="Table36.A2" office:value-type="string">
            <text:p text:style-name="P9"><text:span text:style-name="T9">Tactical Speed: </text:span><text:span text:style-name="T1">4,000 ft. (8 sq.)</text:span></text:p>
          </table:table-cell>
        </table:table-row>
        <table:table-row table:style-name="Table36.1">
          <table:table-cell table:style-name="Table36.A2" office:value-type="string">
            <text:p text:style-name="P1"><text:span text:style-name="T9">Defense: </text:span><text:span text:style-name="T1">7 </text:span></text:p>
          </table:table-cell>
          <table:table-cell table:style-name="Table36.A2" office:value-type="string">
            <text:p text:style-name="P1"><text:span text:style-name="T9">Length: </text:span><text:span text:style-name="T1">1,800 feet</text:span></text:p>
          </table:table-cell>
        </table:table-row>
        <table:table-row table:style-name="Table36.1">
          <table:table-cell table:style-name="Table36.A2" office:value-type="string">
            <text:p text:style-name="P1"><text:span text:style-name="T9">Flat-footed Defense: </text:span><text:span text:style-name="T1">5 </text:span></text:p>
          </table:table-cell>
          <table:table-cell table:style-name="Table36.A2" office:value-type="string">
            <text:p text:style-name="P1"><text:span text:style-name="T9">Weight: </text:span><text:span text:style-name="T1">320,000 tons</text:span></text:p>
          </table:table-cell>
        </table:table-row>
        <table:table-row table:style-name="Table36.1">
          <table:table-cell table:style-name="Table36.A2" office:value-type="string">
            <text:p text:style-name="P1"><text:span text:style-name="T9">Autopilot Defense: </text:span><text:span text:style-name="T1">7 </text:span></text:p>
          </table:table-cell>
          <table:table-cell table:style-name="Table36.A2" office:value-type="string">
            <text:p text:style-name="P1"><text:span text:style-name="T9">Targeting System Bonus: </text:span><text:span text:style-name="T1">+3</text:span></text:p>
          </table:table-cell>
        </table:table-row>
        <table:table-row table:style-name="Table36.1">
          <table:table-cell table:style-name="Table36.A2" office:value-type="string">
            <text:p text:style-name="P1"><text:span text:style-name="T9">Hardness: </text:span><text:span text:style-name="T1">30 </text:span></text:p>
          </table:table-cell>
          <table:table-cell table:style-name="Table36.A2" office:value-type="string">
            <text:p text:style-name="P1"><text:span text:style-name="T9">Crew: </text:span><text:span text:style-name="T1">40 (trained +4)</text:span></text:p>
          </table:table-cell>
        </table:table-row>
        <table:table-row table:style-name="Table36.1">
          <table:table-cell table:style-name="Table36.A2" office:value-type="string">
            <text:p text:style-name="P1"><text:span text:style-name="T9">Hit Dice: </text:span><text:span text:style-name="T1">800d20 (16,000 hp) </text:span></text:p>
          </table:table-cell>
          <table:table-cell table:style-name="Table36.A2" office:value-type="string">
            <text:p text:style-name="P1"><text:span text:style-name="T9">Passenger Capacity: </text:span><text:span text:style-name="T1">24</text:span></text:p>
          </table:table-cell>
        </table:table-row>
        <table:table-row table:style-name="Table36.1">
          <table:table-cell table:style-name="Table36.A2" office:value-type="string">
            <text:p text:style-name="P1"><text:span text:style-name="T9">Initiative Modifier: </text:span><text:span text:style-name="T1">+2 </text:span></text:p>
          </table:table-cell>
          <table:table-cell table:style-name="Table36.A2" office:value-type="string">
            <text:p text:style-name="P1"><text:span text:style-name="T9">Cargo Capacity: </text:span><text:span text:style-name="T1">200,000 tons</text:span></text:p>
          </table:table-cell>
        </table:table-row>
        <table:table-row table:style-name="Table36.1">
          <table:table-cell table:style-name="Table36.A2" office:value-type="string">
            <text:p text:style-name="P1"><text:span text:style-name="T9">Pilot’s Class Bonus: </text:span><text:span text:style-name="T1">+3 </text:span></text:p>
          </table:table-cell>
          <table:table-cell table:style-name="Table36.A2" office:value-type="string">
            <text:p text:style-name="P1"><text:span text:style-name="T9">Grapple Modifier: </text:span><text:span text:style-name="T1">+16</text:span></text:p>
          </table:table-cell>
        </table:table-row>
        <table:table-row table:style-name="Table36.1">
          <table:table-cell table:style-name="Table36.A2" office:value-type="string">
            <text:p text:style-name="P1"><text:span text:style-name="T9">Pilot’s Dex Modifier: </text:span><text:span text:style-name="T1">+2 </text:span></text:p>
          </table:table-cell>
          <table:table-cell table:style-name="Table36.A2" office:value-type="string">
            <text:p text:style-name="P1"><text:span text:style-name="T9">Base Purchase DC: </text:span><text:span text:style-name="T1">76</text:span></text:p>
          </table:table-cell>
        </table:table-row>
        <table:table-row table:style-name="Table36.1">
          <table:table-cell table:style-name="Table36.A11" office:value-type="string">
            <text:p text:style-name="P9"><text:span text:style-name="T9">Gunner’s Attack Bonus: </text:span><text:span text:style-name="T1">+2 </text:span></text:p>
          </table:table-cell>
          <table:table-cell table:style-name="Table36.A11" office:value-type="string">
            <text:p text:style-name="P9"><text:span text:style-name="T9">Restriction: </text:span><text:span text:style-name="T1">Restricted (+2)</text:span></text:p>
          </table:table-cell>
        </table:table-row>
      </table:table>
      <text:p text:style-name="P2"/>
      <text:p text:style-name="P1"><text:span text:style-name="T4">Attack: </text:span><text:span text:style-name="T2">2 batteries of 3 heavy particle beams –1 ranged (16d8/19–20)</text:span></text:p>
      <text:p text:style-name="P1"><text:span text:style-name="T4">Attack of Opportunity: </text:span><text:span text:style-name="T2">Point-defense system +5 ranged (5d12×10)</text:span></text:p>
      <text:p text:style-name="P3"/>
      <text:p text:style-name="P1"><text:span text:style-name="T4">Standard PL 7 Design Specs:</text:span></text:p>
      <text:p text:style-name="P1"><text:span text:style-name="T4">Engines: </text:span><text:span text:style-name="T2">Particle impulse engine, thrusters</text:span></text:p>
      <text:p text:style-name="P1"><text:span text:style-name="T4">Armor: </text:span><text:span text:style-name="T2">Cerametal</text:span></text:p>
      <text:p text:style-name="P1"><text:span text:style-name="T4">Defense Systems: </text:span><text:span text:style-name="T2">Damage control system (5d10), improved autopilot system, magnetic field, particle field, point-defense system, radiation shielding, repair drones, self-destruct system</text:span></text:p>
      <text:p text:style-name="P1"><text:span text:style-name="T4">Sensors: </text:span><text:span text:style-name="T2">Class IV sensor array, improved targeting system</text:span></text:p>
      <text:p text:style-name="P1"><text:span text:style-name="T4">Communications: </text:span><text:span text:style-name="T2">Drivesat comm array, mass transceiver</text:span></text:p>
      <text:p text:style-name="P1"><text:span text:style-name="T4">Weapons: </text:span><text:span text:style-name="T2">2 batteries of 3 heavy particle beams (range incr. 5,000 ft.)</text:span></text:p>
      <text:p text:style-name="P1"><text:span text:style-name="T4">Grappling Systems: </text:span><text:span text:style-name="T2">Grapplers, tractor beam emitter</text:span></text:p>
      <text:p text:style-name="P4"/>
      <text:h text:style-name="P14" text:outline-level="2"><text:span text:style-name="T6">STARSHIP CLASS TEMPLATES</text:span></text:h>
      <text:p text:style-name="P1"><text:span text:style-name="T2">A starship class template allows the creation of modified or improved versions of the various starship subtypes presented above. A template usually has an evocative name, giving rise to such ships as the </text:span><text:span text:style-name="T3">Lightning</text:span><text:span text:style-name="T2">-class frigate or the </text:span><text:span text:style-name="T3">Katana</text:span><text:span text:style-name="T2">-class assault fighter.</text:span></text:p>
      <text:p text:style-name="P1"><text:span text:style-name="T2">A starship class template is nothing more than an alternative list of design specs that allow players and GMs to increase (or decrease) a ship’s Hit Dice and swap out some or all of a starship’s systems. The following starship class templates are presented as examples:</text:span></text:p>
      <text:p text:style-name="P2"/>
      <text:p text:style-name="P1"><text:span text:style-name="T8">LIGHTNING</text:span><text:span text:style-name="T7">-CLASS TEMPLATE (PL 7)</text:span></text:p>
      <text:p text:style-name="P1"><text:span text:style-name="T2">The </text:span><text:span text:style-name="T3">Lightning</text:span><text:span text:style-name="T2">-class template can be applied to any PL 6 light starship. The starship’s design specs should be adjusted as follows.</text:span></text:p>
      <text:p text:style-name="P1"><text:span text:style-name="T4">Engine Upgrade: </text:span><text:span text:style-name="T2">Induction engine, thrusters (tactical speed +1,000 feet).</text:span></text:p>
      <text:p text:style-name="P1"><text:soft-page-break/><text:span text:style-name="T4">Armor Upgrade: </text:span><text:span text:style-name="T2">Neutronite (hardness 40, tactical speed –500 feet).</text:span></text:p>
      <text:p text:style-name="P1"><text:span text:style-name="T4">Defense System Upgrade: </text:span><text:span text:style-name="T2">Light fortification (25% chance to ignore a critical hit; replaces a PL 5 or PL 6 defense system).</text:span></text:p>
      <text:p text:style-name="P1"><text:span text:style-name="T4">Sensors Upgrade: </text:span><text:span text:style-name="T2">Class V sensor array (+2 initiative), improved targeting system (targeting system bonus +5).</text:span></text:p>
      <text:p text:style-name="P1"><text:span text:style-name="T4">Communications Upgrade: </text:span><text:span text:style-name="T2">Drivesat comm array, mass transceiver.</text:span></text:p>
      <text:p text:style-name="P1"><text:span text:style-name="T4">Weapons Upgrade: </text:span><text:span text:style-name="T2">2 fire-linked quantum cannons (24d8 damage; range incr. 6,000 ft.; replaces PL 5 or PL 6 fire-linked weapon system).</text:span></text:p>
      <text:p text:style-name="P1"><text:span text:style-name="T4">Grappling System Upgrade: </text:span><text:span text:style-name="T2">Tractor beam emitter (replaces grapplers).</text:span></text:p>
      <text:p text:style-name="P2"/>
      <text:p text:style-name="P1"><text:span text:style-name="T8">KATANA</text:span><text:span text:style-name="T7">-CLASS TEMPLATE (PL 8)</text:span></text:p>
      <text:p text:style-name="P1"><text:span text:style-name="T2">The </text:span><text:span text:style-name="T3">Katana</text:span><text:span text:style-name="T2">-class template can be applied to any ultralight fighter or assault fighter. The starship’s design specs should be adjusted as follows.</text:span></text:p>
      <text:p text:style-name="P1"><text:span text:style-name="T4">Hit Dice: </text:span><text:span text:style-name="T2">Increase by +1d20.</text:span></text:p>
      <text:p text:style-name="P1"><text:span text:style-name="T4">Engine Upgrade: </text:span><text:span text:style-name="T2">Inertial flux engine, thrusters (tactical speed +1,500 feet).</text:span></text:p>
      <text:p text:style-name="P1"><text:span text:style-name="T4">Armor Upgrade: </text:span><text:span text:style-name="T2">Ablative (hardness 40).</text:span></text:p>
      <text:p text:style-name="P1"><text:span text:style-name="T4">Defense System Upgrade: </text:span><text:span text:style-name="T2">Advanced damage control (3d10), magnetic field, medium fortification (50% chance to ignore a critical hit; replaces a PL 6 or PL 7 defense system).</text:span></text:p>
      <text:p text:style-name="P1"><text:span text:style-name="T4">Sensors Upgrade: </text:span><text:span text:style-name="T2">Class VII sensor array (+2 initiative), improved targeting system, Achilles targeting software (increases threat range of all weapon systems by 1).</text:span></text:p>
      <text:p text:style-name="P1"><text:span text:style-name="T4">Communications Upgrade: </text:span><text:span text:style-name="T2">Drive transceiver.</text:span></text:p>
      <text:p text:style-name="P1"><text:span text:style-name="T4">Weapons Upgrade: </text:span><text:span text:style-name="T2">2 fire-linked maser cannons (18d8 damage; range incr. 6,000 ft.; replaces PL 6 o r PL 7 fire-linked weapon system).</text:span></text:p>
      <text:h text:style-name="P15" text:outline-level="2"/>
      <text:h text:style-name="P14" text:outline-level="2"><text:span text:style-name="T6">STARSHIP ENGINES</text:span></text:h>
      <text:p text:style-name="P1"><text:span text:style-name="T2">A starship’s engine determines how fast the ship moves. The more efficient the engine, the faster it can move the ship—and the more expensive it is. In addition, certain low-tech engines burn fuel of some sort, increasing the operational cost. In space, fuel-burning engines rely on vector jets to adjust their course, using fuel only in short, controlled burns to increase momentum.</text:span></text:p>
      <text:p text:style-name="P1"><text:span text:style-name="T2">To build a starship engine from scratch, a character must succeed at a Craft (mechanical) check (DC 30) after investing 120 hours in its assembly. A character without a mechanical tool kit takes a –4 penalty on the skill check. The character must also make a Wealth check against the engine’s purchase DC.</text:span></text:p>
      <text:p text:style-name="P1"><text:span text:style-name="T2">Installing an engine requires a successful Craft (mechanical) check (DC 30) after investing 60 hours in the process. A character without a mechanical tool kit takes a –4 penalty on the skill check.</text:span></text:p>
      <text:p text:style-name="P1"><text:span text:style-name="T2">The various types of engines are listed below.</text:span></text:p>
      <text:p text:style-name="P1"><text:span text:style-name="T4">Minimum Ship Size: </text:span><text:span text:style-name="T2">The minimum size the starship must be to have this type of engine.</text:span></text:p>
      <text:p text:style-name="P1"><text:span text:style-name="T4">Tactical Speed Bonus: </text:span><text:span text:style-name="T2">The bonus that the engine provides to the starship’s tactical speed, given in feet and squares.</text:span></text:p>
      <text:p text:style-name="P1"><text:span text:style-name="T4">Purchase DC: </text:span><text:span text:style-name="T2">The engine’s purchase DC.</text:span></text:p>
      <text:p text:style-name="P3"/>
      <text:p text:style-name="P1"><text:span text:style-name="T4">THRUSTERS (PL 5)</text:span></text:p>
      <text:p text:style-name="P1"><text:span text:style-name="T2">Thrusters can propel a ship through a planetary atmosphere and land it safely on a planetary surface. Thrusters also serve as secondary engines when primary engines fail or shut down. Common types of thrusters include the scramjet, chemical rocket, repulsion thrust, or powered airfoil, although the exact form doesn’t matter.</text:span></text:p>
      <text:p text:style-name="P1"><text:span text:style-name="T2">A ship with thrusters as its primary source of propulsion must refuel after every battle or every orbital mission. Thruster fuel has a purchase DC of 31.</text:span></text:p>
      <text:p text:style-name="P1"><text:span text:style-name="T4">Minimum Ship Size: </text:span><text:span text:style-name="T2">Huge.</text:span></text:p>
      <text:p text:style-name="P1"><text:span text:style-name="T4">Tactical Speed Bonus: </text:span><text:span text:style-name="T2">+0 feet.</text:span></text:p>
      <text:p text:style-name="P1"><text:span text:style-name="T4">Purchase DC: </text:span><text:span text:style-name="T2">10 + one-half the base purchase DC of the starship.</text:span></text:p>
      <text:p text:style-name="P3"/>
      <text:p text:style-name="P1"><text:soft-page-break/><text:span text:style-name="T4">FUSION TORCH (PL 6)</text:span></text:p>
      <text:p text:style-name="P1"><text:span text:style-name="T2">This engine consists of a fusion reactor with one wall of the magnetic bottle missing, directing the thrust in the form of super-heated plasma. The fusion torch is intended for space-only applications; its exhaust stream would melt anything it landed on and incinerate everything within a few hundred yards of ground zero; it also expels a tremendous amount of radiation. Many ships fitted with fusion torch rockets use thrusters for atmospheric travel. Otherwise, they must remain permanently in space, relying on shuttlecraft to reach a planet’s surface. The fusion torch uses hydrogen for fuel.</text:span></text:p>
      <text:p text:style-name="P1"><text:span text:style-name="T2">A ship using a fusion torch as its primary source of propulsion must refuel after every three battles or interplanetary trips. Fusion torch fuel has a purchase DC of 23.</text:span></text:p>
      <text:p text:style-name="P1"><text:span text:style-name="T4">Minimum Ship Size: </text:span><text:span text:style-name="T2">Gargantuan.</text:span></text:p>
      <text:p text:style-name="P1"><text:span text:style-name="T4">Tactical Speed Bonus: </text:span><text:span text:style-name="T2">+500 feet (+1 square).</text:span></text:p>
      <text:p text:style-name="P1"><text:span text:style-name="T4">Purchase DC: </text:span><text:span text:style-name="T2">10 + one-half the base purchase DC of the starship.</text:span></text:p>
      <text:p text:style-name="P3"/>
      <text:p text:style-name="P1"><text:span text:style-name="T4">ION ENGINE (PL 6)</text:span></text:p>
      <text:p text:style-name="P1"><text:span text:style-name="T2">The ion engine generates power to break down molecules of a fuel material to create ions, and then expels them by means of a magnetic impeller. It doesn’t provide as effective a mass-thrust ratio as the fusion torch, but it’s more fuel efficient, and its exhaust is not nearly as dangerous. Ion engines don’t function in any kind of atmosphere, so most ships with this kind of power plant also come equipped with thrusters.</text:span></text:p>
      <text:p text:style-name="P1"><text:span text:style-name="T2">A ship using an ion engine as its primary source of propulsion must refuel after every five battles or interplanetary trips. Ion engine fuel has a purchase DC of 29.</text:span></text:p>
      <text:p text:style-name="P1"><text:span text:style-name="T4">Minimum Ship Size: </text:span><text:span text:style-name="T2">Huge.</text:span></text:p>
      <text:p text:style-name="P1"><text:span text:style-name="T4">Tactical Speed Bonus: </text:span><text:span text:style-name="T2">+500 feet (+1 square).</text:span></text:p>
      <text:p text:style-name="P1"><text:span text:style-name="T4">Purchase DC: </text:span><text:span text:style-name="T2">15 + one-half the base purchase DC of the starship.</text:span></text:p>
      <text:p text:style-name="P3"/>
      <text:p text:style-name="P1"><text:span text:style-name="T4">PHOTON SAILS (PL 6)</text:span></text:p>
      <text:p text:style-name="P1"><text:span text:style-name="T2">Photon sails are immense but extremely fragile foil structures only a few molecules thick. Light pressure from a nearby star (or laser drive station, when available) provides motive force. The sails’ acceleration rates drop to half if the ship is beyond the edge of a star system and drop to one-quarter if the only available light is starlight. The sails can be wrecked by minor damage, but every ship equipped with photon sails carries at least three spare sets. Unfortunately, it takes 12 hours to replace damaged sails, though deployment or stowage of the sails takes only 1 minute.</text:span></text:p>
      <text:p text:style-name="P1"><text:span text:style-name="T2">In combat, any weapon hit against a sail-driven starship destroys</text:span></text:p>
      <text:p text:style-name="P1"><text:span text:style-name="T2">the deployed photon sails and prevents the ship from moving until</text:span></text:p>
      <text:p text:style-name="P1"><text:span text:style-name="T2">the sails are replaced. The sail-ship continues on its last course and</text:span></text:p>
      <text:p text:style-name="P1"><text:span text:style-name="T2">retains its former speed until the sails are replaced. Accordingly,</text:span></text:p>
      <text:p text:style-name="P1"><text:span text:style-name="T2">most sail-ships carry a secondary propulsion system (such as thrusters</text:span></text:p>
      <text:p text:style-name="P1"><text:span text:style-name="T2">or an ion engine) for emergency maneuvering and sailing against</text:span></text:p>
      <text:p text:style-name="P1"><text:span text:style-name="T2">the sun. Photon sails are completely useless in atmosphere—in fact,</text:span></text:p>
      <text:p text:style-name="P1"><text:span text:style-name="T2">they’re instantly destroyed by atmospheric entry—making a secondary</text:span></text:p>
      <text:p text:style-name="P1"><text:span text:style-name="T2">propulsion system a virtual necessity for most sail-ships.</text:span></text:p>
      <text:p text:style-name="P1"><text:span text:style-name="T4">Minimum Ship Size: </text:span><text:span text:style-name="T2">Gargantuan.</text:span></text:p>
      <text:p text:style-name="P1"><text:span text:style-name="T4">Tactical Speed Bonus: </text:span><text:span text:style-name="T2">None.</text:span></text:p>
      <text:p text:style-name="P1"><text:span text:style-name="T4">Purchase DC: </text:span><text:span text:style-name="T2">10 + one-quarter the base purchase DC of the starship (per set of photon sails).</text:span></text:p>
      <text:p text:style-name="P3"/>
      <text:p text:style-name="P1"><text:span text:style-name="T4">INDUCTION ENGINE (PL 7)</text:span></text:p>
      <text:p text:style-name="P1"><text:span text:style-name="T2">Hands-down the best engine available at this or any previous Progress Level, the induction engine uses artificial gravity to provide incredible thrust and maneuverability. The induction engine requires no fuel and produces no exhaust; it’s ideal for atmospheric, orbital, or deep-space work.</text:span></text:p>
      <text:p text:style-name="P1"><text:span text:style-name="T4">Minimum Ship Size: </text:span><text:span text:style-name="T2">Huge.</text:span></text:p>
      <text:p text:style-name="P1"><text:span text:style-name="T4">Tactical Speed Bonus: </text:span><text:span text:style-name="T2">+1,000 feet (+2 squares).</text:span></text:p>
      <text:p text:style-name="P1"><text:soft-page-break/><text:span text:style-name="T4">Purchase DC: </text:span><text:span text:style-name="T2">15 + one-half the base purchase DC of the starship.</text:span></text:p>
      <text:p text:style-name="P3"/>
      <text:p text:style-name="P1"><text:span text:style-name="T4">PARTICLE IMPULSE ENGINE (PL 7)</text:span></text:p>
      <text:p text:style-name="P1"><text:span text:style-name="T2">The particle impulse engine is the next evolutionary step of the PL 6 ion engine. It uses magnetic fields to produce a constant stream of high-energy particles, as well as to provide vectored thrust. The major advancement of the particle impulse drive over the ion drive is that the particle impulse engine uses a negligible amount of fuel, which it also manufactures. The drive’s reaction is so efficient that the tiny amounts of matter present in interplanetary or interstellar space can be collected through weak magnetic fields and converted into a thrust medium. Better still, the particle impulse engine is capable of atmospheric entry. It causes some damage to any surface close to its exhaust ports, but nowhere near as much damage as PL 6 engines do.</text:span></text:p>
      <text:p text:style-name="P1"><text:span text:style-name="T4">Minimum Ship Size: </text:span><text:span text:style-name="T2">Gargantuan.</text:span></text:p>
      <text:p text:style-name="P1"><text:span text:style-name="T4">Tactical Speed Bonus: </text:span><text:span text:style-name="T2">+1,000 feet (+2 squares).</text:span></text:p>
      <text:p text:style-name="P1"><text:span text:style-name="T4">Purchase DC: </text:span><text:span text:style-name="T2">10 + one-half the base purchase DC of the starship.</text:span></text:p>
      <text:p text:style-name="P3"/>
      <text:p text:style-name="P1"><text:span text:style-name="T4">GRAVITIC REDIRECTOR (PL 8)</text:span></text:p>
      <text:p text:style-name="P1"><text:span text:style-name="T2">A refinement of the induction engine, the gravitic redirector creates a gravitic singularity—essentially, a sub-microscopic black hole—in the vicinity of the ship, producing a constant pull on the ship. By changing the location of the singularity relative to the ship, the pilot can change the direction of the ship’s travel. The gravitic redirector is more powerful and more efficient than the induction engine, and at the height of the technology’s heyday, virtually foolproof. A gravitic redirector does not operate within a planetary atmosphere, and most ships fitted with this kind of engine also have secondary thrusters or rely on shuttlecraft.</text:span></text:p>
      <text:p text:style-name="P1"><text:span text:style-name="T4">Minimum Ship Size: </text:span><text:span text:style-name="T2">Colossal.</text:span></text:p>
      <text:p text:style-name="P1"><text:span text:style-name="T4">Tactical Speed Bonus: </text:span><text:span text:style-name="T2">+1,500 feet (+3 squares).</text:span></text:p>
      <text:p text:style-name="P1"><text:span text:style-name="T4">Purchase DC: </text:span><text:span text:style-name="T2">10 + one-half the base purchase DC of the starship.</text:span></text:p>
      <text:p text:style-name="P3"/>
      <text:p text:style-name="P1"><text:span text:style-name="T4">INERTIAL FLUX ENGINE (PL 8)</text:span></text:p>
      <text:p text:style-name="P1"><text:span text:style-name="T2">By precisely controlling the quantum energy level of every atom on the ship simultaneously, the inertial flux engine assumes the inertial states necessary to produce motion in any direction. In effect, by operating the controls, the pilot chooses from instant to instant what vector the ship’s atoms will next possess, and the inertial flux engine alters them simultaneously—along with everything else aboard, including the crew and passengers. An inertial flux engine does not operate within a planetary atmosphere, and most ships fitted with this kind of engine also have secondary thrusters or rely on shuttlecraft.</text:span></text:p>
      <text:p text:style-name="P1"><text:span text:style-name="T4">Minimum Ship Size: </text:span><text:span text:style-name="T2">Gargantuan.</text:span></text:p>
      <text:p text:style-name="P1"><text:span text:style-name="T4">Tactical Speed Bonus: </text:span><text:span text:style-name="T2">+1,500 feet (+3 squares).</text:span></text:p>
      <text:p text:style-name="P1"><text:span text:style-name="T4">Purchase DC: </text:span><text:span text:style-name="T2">15 + one-half the base purchase DC of the starship.</text:span></text:p>
      <text:p text:style-name="P3"/>
      <text:p text:style-name="P1"><text:span text:style-name="T4">SPATIAL COMPRESSOR (PL 9)</text:span></text:p>
      <text:p text:style-name="P1"><text:span text:style-name="T2">The most advanced engine available, the spatial compressor surrounds the ship in a field that “folds” or “wrinkles” the fabric of space in the direction the pilot wishes to travel. This results in a continuous series of micro-jumps in which the ship flickers into and out of reality, teleporting thousands of times every second.</text:span></text:p>
      <text:p text:style-name="P1"><text:span text:style-name="T2">Since the ship has no intrinsic velocity (it’s stationary while it teleports), the spatial compressor can instantaneously stop or change direction and thrust vector without any maneuvering whatsoever.</text:span></text:p>
      <text:p text:style-name="P1"><text:span text:style-name="T2">However, the engine still needs to build up cyclic speed to increase the frequency of its microjumps, so it accelerates normally. The spatial compressor requires a lot of power, but no fuel. It is safe for atmospheric flight.</text:span></text:p>
      <text:p text:style-name="P1"><text:span text:style-name="T4">Minimum Ship Size: </text:span><text:span text:style-name="T2">Colossal.</text:span></text:p>
      <text:p text:style-name="P1"><text:span text:style-name="T4">Tactical Speed Bonus: </text:span><text:span text:style-name="T2">+2,000 feet (+4 squares).</text:span></text:p>
      <text:p text:style-name="P1"><text:span text:style-name="T4">Purchase DC: </text:span><text:span text:style-name="T2">10 + one-half the base purchase DC of the starship.</text:span></text:p>
      <text:h text:style-name="P15" text:outline-level="2"/>
      <text:h text:style-name="P14" text:outline-level="2"><text:span text:style-name="T6">STARSHIP ARMOR</text:span></text:h>
      <text:p text:style-name="P1"><text:span text:style-name="T2">A starship can have only one type of armor installed. To surround a starship’s hull in armor or to upgrade the armor, a character must succeed at a Craft (structural) check (DC 30) after investing 600 hours in its assembly. A character without a mechanical tool kit takes a –4 penalty on the skill check. The character must also make a Wealth check against the armor’s (or upgraded armor’s) purchase DC.</text:span></text:p>
      <text:p text:style-name="P1"><text:span text:style-name="T2">Different types of starship armor are presented below.</text:span></text:p>
      <text:p text:style-name="P1"><text:span text:style-name="T4">Hardness: </text:span><text:span text:style-name="T2">The amount of damage the armor absorbs from a weapon hit or collision.</text:span></text:p>
      <text:p text:style-name="P1"><text:span text:style-name="T4">Tactical Speed Penalty: </text:span><text:span text:style-name="T2">The amount by which the armor reduces the starship’s tactical speed, given in feet and squares.</text:span></text:p>
      <text:p text:style-name="P1"><text:soft-page-break/><text:span text:style-name="T4">Weight: </text:span><text:span text:style-name="T2">The armor’s weight.</text:span></text:p>
      <text:p text:style-name="P1"><text:span text:style-name="T4">Purchase DC: </text:span><text:span text:style-name="T2">The armor’s purchase DC.</text:span></text:p>
      <text:p text:style-name="P1"><text:span text:style-name="T4">Restriction: </text:span><text:span text:style-name="T2">The restriction rating of the armor.</text:span></text:p>
      <text:p text:style-name="P3"/>
      <text:p text:style-name="P1"><text:span text:style-name="T4">ALLOY PLATING (PL 5)</text:span></text:p>
      <text:p text:style-name="P1"><text:span text:style-name="T2">Alloy plating is made of advanced metal alloys engineered for high resistance to attacks at relatively low weights.</text:span></text:p>
      <text:p text:style-name="P1"><text:span text:style-name="T4">Hardness: </text:span><text:span text:style-name="T2">20.</text:span></text:p>
      <text:p text:style-name="P1"><text:span text:style-name="T4">Tactical Speed Penalty: </text:span><text:span text:style-name="T2">–500 feet (–1 square).</text:span></text:p>
      <text:p text:style-name="P1"><text:span text:style-name="T4">Weight: </text:span><text:span text:style-name="T2">One-eighth the weight of the starship (rounded down).</text:span></text:p>
      <text:p text:style-name="P1"><text:span text:style-name="T4">Purchase DC: </text:span><text:span text:style-name="T2">15 + one-half the base purchase DC of the starship.</text:span></text:p>
      <text:p text:style-name="P1"><text:span text:style-name="T4">Restriction: </text:span><text:span text:style-name="T2">None.</text:span></text:p>
      <text:p text:style-name="P3"/>
      <text:p text:style-name="P1"><text:span text:style-name="T4">POLYMERIC (PL 6)</text:span></text:p>
      <text:p text:style-name="P1"><text:span text:style-name="T2">Polymeric armor is made up of advanced polymers, such as carbon fiber and high-grade fiberglass. It is relatively cheap and light, but doesn’t offer tremendous protection.</text:span></text:p>
      <text:p text:style-name="P1"><text:span text:style-name="T4">Hardness: </text:span><text:span text:style-name="T2">20.</text:span></text:p>
      <text:p text:style-name="P1"><text:span text:style-name="T4">Tactical Speed Penalty: </text:span><text:span text:style-name="T2">None.</text:span></text:p>
      <text:p text:style-name="P1"><text:span text:style-name="T4">Weight: </text:span><text:span text:style-name="T2">One-tenth the weight of the starship (rounded down).</text:span></text:p>
      <text:p text:style-name="P1"><text:span text:style-name="T4">Purchase DC: </text:span><text:span text:style-name="T2">10 + one-half the base purchase DC of the starship.</text:span></text:p>
      <text:p text:style-name="P1"><text:span text:style-name="T4">Restriction: </text:span><text:span text:style-name="T2">Licensed (+1).</text:span></text:p>
      <text:p text:style-name="P3"/>
      <text:p text:style-name="P1"><text:span text:style-name="T4">VANADIUM (PL 6)</text:span></text:p>
      <text:p text:style-name="P1"><text:span text:style-name="T2">Interlocking plates of light vanadium alloy absorb a respectable amount of damage and are easy to mold to a starship’s hull.</text:span></text:p>
      <text:p text:style-name="P1"><text:span text:style-name="T4">Hardness: </text:span><text:span text:style-name="T2">30.</text:span></text:p>
      <text:p text:style-name="P1"><text:span text:style-name="T4">Tactical Speed Penalty: </text:span><text:span text:style-name="T2">None.</text:span></text:p>
      <text:p text:style-name="P1"><text:span text:style-name="T4">Weight: </text:span><text:span text:style-name="T2">One-eighth the weight of the starship (rounded down).</text:span></text:p>
      <text:p text:style-name="P1"><text:span text:style-name="T4">Purchase DC: </text:span><text:span text:style-name="T2">15 + one-half the base purchase DC of the starship.</text:span></text:p>
      <text:p text:style-name="P1"><text:span text:style-name="T4">Restriction: </text:span><text:span text:style-name="T2">Military (+3).</text:span></text:p>
      <text:p text:style-name="P3"/>
      <text:p text:style-name="P1"><text:span text:style-name="T4">CERAMETAL (PL 7)</text:span></text:p>
      <text:p text:style-name="P1"><text:span text:style-name="T2">Combining the heat-resistant qualities of tough ceramics with the ductile strength of metal, cerametal armor offers a good compromise between protection and economy.</text:span></text:p>
      <text:p text:style-name="P1"><text:span text:style-name="T4">Hardness: </text:span><text:span text:style-name="T2">30.</text:span></text:p>
      <text:p text:style-name="P1"><text:span text:style-name="T4">Tactical Speed Penalty: </text:span><text:span text:style-name="T2">None.</text:span></text:p>
      <text:p text:style-name="P1"><text:span text:style-name="T4">Weight: </text:span><text:span text:style-name="T2">One-eighth the weight of the starship (rounded down).</text:span></text:p>
      <text:p text:style-name="P1"><text:soft-page-break/><text:span text:style-name="T4">Purchase DC: </text:span><text:span text:style-name="T2">10 + one-half the base purchase DC of the starship.</text:span></text:p>
      <text:p text:style-name="P1"><text:span text:style-name="T4">Restriction: </text:span><text:span text:style-name="T2">Licensed (+1).</text:span></text:p>
      <text:p text:style-name="P3"/>
      <text:p text:style-name="P1"><text:span text:style-name="T4">DEFLECTIVE (PL 7)</text:span></text:p>
      <text:p text:style-name="P1"><text:span text:style-name="T2">Deflective armor is composed of a shiny, light, flexible polymer especially good at neutralizing energy damage but less effective against ballistic attacks.</text:span></text:p>
      <text:p text:style-name="P1"><text:span text:style-name="T4">Hardness: </text:span><text:span text:style-name="T2">20 against attacks that deal ballistic damage, 40 against all other attacks.</text:span></text:p>
      <text:p text:style-name="P1"><text:span text:style-name="T4">Tactical Speed Penalty: </text:span><text:span text:style-name="T2">None.</text:span></text:p>
      <text:p text:style-name="P1"><text:span text:style-name="T4">Weight: </text:span><text:span text:style-name="T2">One-tenth the weight of the starship (rounded down).</text:span></text:p>
      <text:p text:style-name="P1"><text:span text:style-name="T4">Purchase DC: </text:span><text:span text:style-name="T2">15 + one-half the base purchase DC of the starship.</text:span></text:p>
      <text:p text:style-name="P1"><text:span text:style-name="T4">Restriction: </text:span><text:span text:style-name="T2">Military (+3).</text:span></text:p>
      <text:p text:style-name="P3"/>
      <text:p text:style-name="P1"><text:span text:style-name="T4">NEUTRONITE (PL 7)</text:span></text:p>
      <text:p text:style-name="P1"><text:span text:style-name="T2">Neutronite is a tough steel alloy into which a “weave” of free neutrons has been pressed. It is extremely resilient but also incredibly massive, weighing about five times more than a similar volume of lead.</text:span></text:p>
      <text:p text:style-name="P1"><text:span text:style-name="T4">Hardness: </text:span><text:span text:style-name="T2">40.</text:span></text:p>
      <text:p text:style-name="P1"><text:span text:style-name="T4">Tactical Speed Penalty: </text:span><text:span text:style-name="T2">–500 feet (–1 square).</text:span></text:p>
      <text:p text:style-name="P1"><text:span text:style-name="T4">Weight: </text:span><text:span text:style-name="T2">One-quarter the weight of the starship (rounded down).</text:span></text:p>
      <text:p text:style-name="P1"><text:span text:style-name="T4">Purchase DC: </text:span><text:span text:style-name="T2">15 + one-half the base purchase DC of the starship.</text:span></text:p>
      <text:p text:style-name="P1"><text:span text:style-name="T4">Restriction: </text:span><text:span text:style-name="T2">Military (+3).</text:span></text:p>
      <text:p text:style-name="P3"/>
      <text:p text:style-name="P1"><text:span text:style-name="T4">ABLATIVE (PL 8)</text:span></text:p>
      <text:p text:style-name="P1"><text:span text:style-name="T2">This silvery, reflective armor is amazingly thin, yet has tremendous tensile strength and the ability to absorb damage better than most kinds of armor plating.</text:span></text:p>
      <text:p text:style-name="P1"><text:span text:style-name="T4">Hardness: </text:span><text:span text:style-name="T2">40.</text:span></text:p>
      <text:p text:style-name="P1"><text:span text:style-name="T4">Tactical Speed Penalty: </text:span><text:span text:style-name="T2">None.</text:span></text:p>
      <text:p text:style-name="P1"><text:span text:style-name="T4">Weight: </text:span><text:span text:style-name="T2">One-tenth the weight of the starship (rounded down).</text:span></text:p>
      <text:p text:style-name="P1"><text:span text:style-name="T4">Purchase DC: </text:span><text:span text:style-name="T2">15 + one-half the base purchase DC of the starship.</text:span></text:p>
      <text:p text:style-name="P1"><text:span text:style-name="T4">Restriction: </text:span><text:span text:style-name="T2">Military (+3).</text:span></text:p>
      <text:p text:style-name="P3"/>
      <text:p text:style-name="P1"><text:span text:style-name="T4">NANOFLUIDIC (PL 8)</text:span></text:p>
      <text:p text:style-name="P1"><text:span text:style-name="T2">Consisting of a thick layer of gel-like fluid sandwiched in a neutronite structure, nanofluidic armor is “smart” armor—it concentrates at the point of impact to blunt physical blows and circulates around heat sources to dissipate energy.</text:span></text:p>
      <text:p text:style-name="P1"><text:span text:style-name="T4">Hardness: </text:span><text:span text:style-name="T2">50.</text:span></text:p>
      <text:p text:style-name="P1"><text:span text:style-name="T4">Tactical Speed Penalty: </text:span><text:span text:style-name="T2">–500 feet (–1 square).</text:span></text:p>
      <text:p text:style-name="P1"><text:span text:style-name="T4">Weight: </text:span><text:span text:style-name="T2">One-quarter the weight of the starship (rounded down).</text:span></text:p>
      <text:p text:style-name="P1"><text:span text:style-name="T4">Purchase DC: </text:span><text:span text:style-name="T2">15 + one-half the base purchase DC of the starship.</text:span></text:p>
      <text:p text:style-name="P1"><text:soft-page-break/><text:span text:style-name="T4">Restriction: </text:span><text:span text:style-name="T2">Military (+3).</text:span></text:p>
      <text:p text:style-name="P4"/>
      <text:h text:style-name="P14" text:outline-level="2"><text:span text:style-name="T6">STARSHIP DEFENSE SYSTEMS</text:span></text:h>
      <text:p text:style-name="P1"><text:span text:style-name="T2">Armor does an admirable job of preventing damage to the superstructure of a starship, but it’s really only the last line of defense. Since the late Industrial Age, aircraft have been outfitted with an ever-increasing number of defensive systems designed to avoid or avert damage to a craft’s hull—or to repair it before catastrophe occurs.</text:span></text:p>
      <text:p text:style-name="P1"><text:span text:style-name="T2">To build a defense system from scratch, a character must succeed at a Craft (electronic) check (DC 30) and a Craft (mechanical) check after investing 60 hours in its assembly. A character without an electrical or mechanical tool kit takes a –4 penalty on the appropriate skill check. The character must also make a Wealth check against the system’s purchase DC.</text:span></text:p>
      <text:p text:style-name="P1"><text:span text:style-name="T2">Installing a defensive system requires a successful Craft (mechanical) check (DC 30) after investing 30 hours. A character without a mechanical tool kit takes a –4 penalty on the skill check.</text:span></text:p>
      <text:p text:style-name="P1"><text:span text:style-name="T2">Different types of defensive systems are detailed below.</text:span></text:p>
      <text:p text:style-name="P1"><text:span text:style-name="T4">Purchase DC: </text:span><text:span text:style-name="T2">The purchase DC of the system.</text:span></text:p>
      <text:p text:style-name="P1"><text:span text:style-name="T4">Restriction: </text:span><text:span text:style-name="T2">The level of license required to purchase the system legally.</text:span></text:p>
      <text:p text:style-name="P3"/>
      <text:p text:style-name="P1"><text:span text:style-name="T4">AUTOPILOT SYSTEM (PL 5)</text:span></text:p>
      <text:p text:style-name="P1"><text:span text:style-name="T2">An autopilot system “kicks in” whenever the pilot is unable to fly the starship. An autopilot system isn’t as good at avoiding attacks as a living pilot, but it’s better than nothing. Larger vessels have more adaptive autopilot systems than smaller ships (although this increased sophistication doesn’t outweigh the penalties associated with the ships’ larger sizes).</text:span></text:p>
      <text:p text:style-name="P1"><text:span text:style-name="T2">An autopilot system provides an equipment bonus to the starship’s Defense depending on the ship’s size: Huge +1, Gargantuan +2, Colossal +4. This bonus applies only when the autopilot system is engaged.</text:span></text:p>
      <text:p text:style-name="P1"><text:span text:style-name="T4">Purchase DC: </text:span><text:span text:style-name="T2">5 + one-quarter the base purchase DC of the starship.</text:span></text:p>
      <text:p text:style-name="P1"><text:span text:style-name="T4">Restriction: </text:span><text:span text:style-name="T2">None.</text:span></text:p>
      <text:p text:style-name="P3"/>
      <text:p text:style-name="P1"><text:span text:style-name="T4">DAMAGE CONTROL SYSTEM (PL 5)</text:span></text:p>
      <text:p text:style-name="P1"><text:span text:style-name="T2">A starship equipped with a damage control system can perform damage control as a move action. With a successful Repair check (DC 15), the ship regains a number of hit points depending on its type, as shown on Table: Damage Control Systems. Damage control cannot be performed if the ship has been reduced to negative hit points.</text:span></text:p>
      <text:p text:style-name="P1"><text:span text:style-name="T4">Purchase DC: </text:span><text:span text:style-name="T2">Varies by starship type (see Table: Damage Control Systems).</text:span></text:p>
      <text:p text:style-name="P1"><text:span text:style-name="T4">Restriction: </text:span><text:span text:style-name="T2">None.</text:span></text:p>
      <text:p text:style-name="P6"/>
      <table:table table:name="Table37" table:style-name="Table37">
        <table:table-column table:style-name="Table37.A"/>
        <table:table-column table:style-name="Table37.B"/>
        <table:table-column table:style-name="Table37.C"/>
        <table:table-row table:style-name="Table37.1">
          <table:table-cell table:style-name="Table37.A1" table:number-columns-spanned="3" office:value-type="string">
            <text:h text:style-name="P17" text:outline-level="3"><text:span text:style-name="T1">Table: Damage Control System</text:span></text:h>
          </table:table-cell>
          <table:covered-table-cell/>
          <table:covered-table-cell/>
        </table:table-row>
        <table:table-row table:style-name="Table37.2">
          <table:table-cell table:style-name="Table37.A2" office:value-type="string">
            <text:p text:style-name="P9"><text:span text:style-name="T9">Ship Type </text:span></text:p>
          </table:table-cell>
          <table:table-cell table:style-name="Table37.A2" office:value-type="string">
            <text:p text:style-name="P12"><text:span text:style-name="T9">Hit Points Restored</text:span></text:p>
          </table:table-cell>
          <table:table-cell table:style-name="Table37.A2" office:value-type="string">
            <text:p text:style-name="P12"><text:span text:style-name="T9">Purchase DC</text:span></text:p>
          </table:table-cell>
        </table:table-row>
        <table:table-row table:style-name="Table37.2">
          <table:table-cell table:style-name="Table37.A2" office:value-type="string">
            <text:p text:style-name="P1"><text:span text:style-name="T1">Ultralight </text:span></text:p>
          </table:table-cell>
          <table:table-cell table:style-name="Table37.A2" office:value-type="string">
            <text:p text:style-name="P11"><text:span text:style-name="T1">1d10</text:span></text:p>
          </table:table-cell>
          <table:table-cell table:style-name="Table37.A2" office:value-type="string">
            <text:p text:style-name="P11"><text:span text:style-name="T1">18</text:span></text:p>
          </table:table-cell>
        </table:table-row>
        <table:table-row table:style-name="Table37.2">
          <table:table-cell table:style-name="Table37.A2" office:value-type="string">
            <text:p text:style-name="P1"><text:span text:style-name="T1">Light </text:span></text:p>
          </table:table-cell>
          <table:table-cell table:style-name="Table37.A2" office:value-type="string">
            <text:p text:style-name="P11"><text:span text:style-name="T1">2d10</text:span></text:p>
          </table:table-cell>
          <table:table-cell table:style-name="Table37.A2" office:value-type="string">
            <text:p text:style-name="P11"><text:span text:style-name="T1">22</text:span></text:p>
          </table:table-cell>
        </table:table-row>
        <table:table-row table:style-name="Table37.2">
          <table:table-cell table:style-name="Table37.A2" office:value-type="string">
            <text:p text:style-name="P1"><text:span text:style-name="T1">Mediumweight </text:span></text:p>
          </table:table-cell>
          <table:table-cell table:style-name="Table37.A2" office:value-type="string">
            <text:p text:style-name="P11"><text:span text:style-name="T1">3d10</text:span></text:p>
          </table:table-cell>
          <table:table-cell table:style-name="Table37.A2" office:value-type="string">
            <text:p text:style-name="P11"><text:span text:style-name="T1">27</text:span></text:p>
          </table:table-cell>
        </table:table-row>
        <table:table-row table:style-name="Table37.2">
          <table:table-cell table:style-name="Table37.A2" office:value-type="string">
            <text:p text:style-name="P1"><text:span text:style-name="T1">Heavy </text:span></text:p>
          </table:table-cell>
          <table:table-cell table:style-name="Table37.A2" office:value-type="string">
            <text:p text:style-name="P11"><text:span text:style-name="T1">4d10</text:span></text:p>
          </table:table-cell>
          <table:table-cell table:style-name="Table37.A2" office:value-type="string">
            <text:p text:style-name="P11"><text:span text:style-name="T1">33</text:span></text:p>
          </table:table-cell>
        </table:table-row>
        <table:table-row table:style-name="Table37.2">
          <table:table-cell table:style-name="Table37.A7" office:value-type="string">
            <text:p text:style-name="P9"><text:span text:style-name="T1">Superheavy </text:span></text:p>
          </table:table-cell>
          <table:table-cell table:style-name="Table37.A7" office:value-type="string">
            <text:p text:style-name="P12"><text:span text:style-name="T1">5d10</text:span></text:p>
          </table:table-cell>
          <table:table-cell table:style-name="Table37.A7" office:value-type="string">
            <text:p text:style-name="P12"><text:span text:style-name="T1">40</text:span></text:p>
          </table:table-cell>
        </table:table-row>
      </table:table>
      <text:p text:style-name="P3"/>
      <text:p text:style-name="P1"><text:span text:style-name="T4">SENSOR JAMMER (PL 5)</text:span></text:p>
      <text:p text:style-name="P1"><text:span text:style-name="T2">A sensor jammer interferes with radar and enemy sensor scans. It also confounds missile guidance systems.</text:span></text:p>
      <text:p text:style-name="P1"><text:span text:style-name="T2">Sensor checks made against a ship with an active sensor jammer take a –5 penalty. In addition, the ship gains one-half concealment against missile attacks (20% miss chance).</text:span></text:p>
      <text:p text:style-name="P1"><text:span text:style-name="T2">Any ship with a Class III sensor system (or better) is not subject to the effects of the sensor jammer, ignoring the penalty and miss chance.</text:span></text:p>
      <text:p text:style-name="P1"><text:soft-page-break/><text:span text:style-name="T4">Purchase DC: </text:span><text:span text:style-name="T2">5 + one-half the base purchase DC of the starship.</text:span></text:p>
      <text:p text:style-name="P1"><text:span text:style-name="T4">Restriction: </text:span><text:span text:style-name="T2">Military (+3).</text:span></text:p>
      <text:p text:style-name="P3"/>
      <text:p text:style-name="P1"><text:span text:style-name="T4">AUTOPILOT SYSTEM, IMPROVED (PL 6)</text:span></text:p>
      <text:p text:style-name="P1"><text:span text:style-name="T2">An improved autopilot system provides an equipment bonus to the starship’s Defense depending on the ship’s size: Huge +3, Gargantuan +4, Colossal +5. This bonus applies only when the autopilot system is engaged. An improved autopilot system replaces the PL 5 autopilot system.</text:span></text:p>
      <text:p text:style-name="P1"><text:span text:style-name="T4">Purchase DC: </text:span><text:span text:style-name="T2">5 + one-half the base purchase DC of the starship.</text:span></text:p>
      <text:p text:style-name="P1"><text:span text:style-name="T4">Restriction: </text:span><text:span text:style-name="T2">None.</text:span></text:p>
      <text:p text:style-name="P3"/>
      <text:p text:style-name="P1"><text:span text:style-name="T4">CHAFF LAUNCHER (PL 6)</text:span></text:p>
      <text:p text:style-name="P1"><text:span text:style-name="T2">Chaff consists of a cloud of millions of tiny metal strips or particles. This detritus interferes with sensors and missiles. Deploying chaff— usually via a small bundle from the rear or underside of a starship—is a move action. The chaff fills one 500-foot square with these strips or particles. Sensor scans directed at anything within the square take a –10 penalty, and scanning something on the direct opposite side of the chaff field incurs a –5 penalty. Any missile that passes through the chaff field to reach its intended target suffers a 30% miss chance (as though the target has three-quarters concealment).</text:span></text:p>
      <text:p text:style-name="P1"><text:span text:style-name="T4">Purchase DC: </text:span><text:span text:style-name="T2">20 for chaff launcher and one chaff bundle, 15 for each additional chaff bundle.</text:span></text:p>
      <text:p text:style-name="P1"><text:span text:style-name="T4">Restriction: </text:span><text:span text:style-name="T2">Licensed (+1).</text:span></text:p>
      <text:p text:style-name="P3"/>
      <text:p text:style-name="P1"><text:span text:style-name="T4">DAMAGE CONTROL, IMPROVED (PL 6)</text:span></text:p>
      <text:p text:style-name="P1"><text:span text:style-name="T2">A starship equipped with improved damage control regains an additional +1d10 points of damage each time damage control is performed successfully (see Damage Control System, above).</text:span></text:p>
      <text:p text:style-name="P1"><text:span text:style-name="T4">Purchase DC: </text:span><text:span text:style-name="T2">5 + the purchase DC of a standard damage control system.</text:span></text:p>
      <text:p text:style-name="P1"><text:span text:style-name="T4">Restriction: </text:span><text:span text:style-name="T2">Licensed (+1).</text:span></text:p>
      <text:p text:style-name="P3"/>
      <text:p text:style-name="P1"><text:span text:style-name="T4">DECOY DRONE LAUNCHER (PL 6)</text:span></text:p>
      <text:p text:style-name="P1"><text:span text:style-name="T2">A decoy drone is a small, self-guided missile that mimics the electromagnetic and infrared signatures of the ship that launched it.</text:span></text:p>
      <text:p text:style-name="P1"><text:span text:style-name="T2">Deploying a decoy drone is an attack action, and the drone occupies the same fighting space as the ship it imitates.</text:span></text:p>
      <text:p text:style-name="P1"><text:span text:style-name="T2">The decoy drone negates the equipment bonus on attack rolls granted by an enemy ship’s targeting system. Launching multiple decoy drones grants no cumulative effect.</text:span></text:p>
      <text:p text:style-name="P1"><text:span text:style-name="T2">A deployed and intact decoy drone can be recovered or captured with a successful grapple. It can also be targeted and destroyed. A decoy drone has a Defense of 12 and 10 hit points, and it rolls 1d20+4 on opposed grapple checks.</text:span></text:p>
      <text:p text:style-name="P1"><text:span text:style-name="T4">Purchase DC: </text:span><text:span text:style-name="T2">28 for drone launcher and one drone, 25 for each additional drone.</text:span></text:p>
      <text:p text:style-name="P1"><text:span text:style-name="T4">Restriction: </text:span><text:span text:style-name="T2">Restricted (+2).</text:span></text:p>
      <text:p text:style-name="P3"/>
      <text:p text:style-name="P1"><text:span text:style-name="T4">MAGNETIC FIELD (PL 6)</text:span></text:p>
      <text:p text:style-name="P1"><text:span text:style-name="T2">The magnetic field is the first primitive energy shield. It uses vast amounts of power to surround the ship with potent lines of magnetic force. Missiles and weapons that deal ballistic damage fired at a starship with a magnetic field take a –4 penalty on attack rolls.</text:span></text:p>
      <text:p text:style-name="P1"><text:span text:style-name="T2">A mine can be equipped with a magnetic field.</text:span></text:p>
      <text:p text:style-name="P1"><text:span text:style-name="T4">Purchase DC: </text:span><text:span text:style-name="T2">5 + one-half the base purchase DC of the starship or mine.</text:span></text:p>
      <text:p text:style-name="P1"><text:span text:style-name="T4">Restriction: </text:span><text:span text:style-name="T2">Military (+3).</text:span></text:p>
      <text:p text:style-name="P3"/>
      <text:p text:style-name="P1"><text:span text:style-name="T4">POINT-DEFENSE SYSTEM (PL 6)</text:span></text:p>
      <text:p text:style-name="P1"><text:soft-page-break/><text:span text:style-name="T2">A point-defense system serves two functions: It targets all incoming missiles, and it allows a starship to make attacks of opportunity against enemy ships passing through its threatened area. The point-defense system consists of batteries of automated weapons programmed to fire when either of these two conditions is met.</text:span></text:p>
      <text:p text:style-name="P1"><text:span text:style-name="T2">A point-defense system does not fire upon mines, cannot be controlled manually by the crew, and cannot be used to make normal attacks.</text:span></text:p>
      <text:p text:style-name="P1"><text:span text:style-name="T4">Destroy Missiles: </text:span><text:span text:style-name="T2">A point-defense system has a 20% chance of destroying any incoming missile. A destroyed missile deals no damage to the ship.</text:span></text:p>
      <text:p text:style-name="P1"><text:span text:style-name="T4">Make Attacks of Opportunity: </text:span><text:span text:style-name="T2">A starship equipped with a point-defense system threatens the space it occupies as well as all adjacent 500-foot squares. When making an attack of opportunity, the point-defense system rolls 1d20 and adds the ship’s targeting system bonus on the roll. If the result equals or exceeds the enemy ship’s Defense, the point-defense weapons deal ballistic damage based on the ship’s type, as shown in Table: Point-Defense Systems. Point-defense systems cannot score critical hits.</text:span></text:p>
      <text:p text:style-name="P1"><text:span text:style-name="T4">Purchase DC: </text:span><text:span text:style-name="T2">Varies by starship type (see Table: Point-Defense Systems).</text:span></text:p>
      <text:p text:style-name="P1"><text:span text:style-name="T4">Restriction: </text:span><text:span text:style-name="T2">Licensed (+1).</text:span></text:p>
      <text:p text:style-name="P6"/>
      <table:table table:name="Table38" table:style-name="Table38">
        <table:table-column table:style-name="Table38.A"/>
        <table:table-column table:style-name="Table38.B"/>
        <table:table-column table:style-name="Table38.C"/>
        <table:table-row table:style-name="Table38.1">
          <table:table-cell table:style-name="Table38.A1" table:number-columns-spanned="3" office:value-type="string">
            <text:p text:style-name="P9"><text:span text:style-name="T9">Table: Point-Defense Systems</text:span></text:p>
          </table:table-cell>
          <table:covered-table-cell/>
          <table:covered-table-cell/>
        </table:table-row>
        <table:table-row table:style-name="Table38.2">
          <table:table-cell table:style-name="Table38.A2" office:value-type="string">
            <text:p text:style-name="P9"><text:span text:style-name="T9">Starship Type </text:span></text:p>
          </table:table-cell>
          <table:table-cell table:style-name="Table38.A2" office:value-type="string">
            <text:p text:style-name="P12"><text:span text:style-name="T9">Point-Defense Damage</text:span></text:p>
          </table:table-cell>
          <table:table-cell table:style-name="Table38.A2" office:value-type="string">
            <text:p text:style-name="P12"><text:span text:style-name="T9">Purchase DC</text:span></text:p>
          </table:table-cell>
        </table:table-row>
        <table:table-row table:style-name="Table38.2">
          <table:table-cell table:style-name="Table38.A2" office:value-type="string">
            <text:p text:style-name="P1"><text:span text:style-name="T1">Ultralight </text:span></text:p>
          </table:table-cell>
          <table:table-cell table:style-name="Table38.A2" office:value-type="string">
            <text:p text:style-name="P11"><text:span text:style-name="T1">1d12×10</text:span></text:p>
          </table:table-cell>
          <table:table-cell table:style-name="Table38.A2" office:value-type="string">
            <text:p text:style-name="P11"><text:span text:style-name="T1">31</text:span></text:p>
          </table:table-cell>
        </table:table-row>
        <table:table-row table:style-name="Table38.2">
          <table:table-cell table:style-name="Table38.A2" office:value-type="string">
            <text:p text:style-name="P1"><text:span text:style-name="T1">Light </text:span></text:p>
          </table:table-cell>
          <table:table-cell table:style-name="Table38.A2" office:value-type="string">
            <text:p text:style-name="P11"><text:span text:style-name="T1">2d12×10</text:span></text:p>
          </table:table-cell>
          <table:table-cell table:style-name="Table38.A2" office:value-type="string">
            <text:p text:style-name="P11"><text:span text:style-name="T1">34</text:span></text:p>
          </table:table-cell>
        </table:table-row>
        <table:table-row table:style-name="Table38.2">
          <table:table-cell table:style-name="Table38.A2" office:value-type="string">
            <text:p text:style-name="P1"><text:span text:style-name="T1">Mediumweight </text:span></text:p>
          </table:table-cell>
          <table:table-cell table:style-name="Table38.A2" office:value-type="string">
            <text:p text:style-name="P11"><text:span text:style-name="T1">3d12×10</text:span></text:p>
          </table:table-cell>
          <table:table-cell table:style-name="Table38.A2" office:value-type="string">
            <text:p text:style-name="P11"><text:span text:style-name="T1">36</text:span></text:p>
          </table:table-cell>
        </table:table-row>
        <table:table-row table:style-name="Table38.2">
          <table:table-cell table:style-name="Table38.A2" office:value-type="string">
            <text:p text:style-name="P1"><text:span text:style-name="T1">Heavy </text:span></text:p>
          </table:table-cell>
          <table:table-cell table:style-name="Table38.A2" office:value-type="string">
            <text:p text:style-name="P11"><text:span text:style-name="T1">4d12×10</text:span></text:p>
          </table:table-cell>
          <table:table-cell table:style-name="Table38.A2" office:value-type="string">
            <text:p text:style-name="P11"><text:span text:style-name="T1">38</text:span></text:p>
          </table:table-cell>
        </table:table-row>
        <table:table-row table:style-name="Table38.2">
          <table:table-cell table:style-name="Table38.A7" office:value-type="string">
            <text:p text:style-name="P9"><text:span text:style-name="T1">Superheavy </text:span></text:p>
          </table:table-cell>
          <table:table-cell table:style-name="Table38.A7" office:value-type="string">
            <text:p text:style-name="P12"><text:span text:style-name="T1">5d12×10</text:span></text:p>
          </table:table-cell>
          <table:table-cell table:style-name="Table38.A7" office:value-type="string">
            <text:p text:style-name="P12"><text:span text:style-name="T1">40</text:span></text:p>
          </table:table-cell>
        </table:table-row>
      </table:table>
      <text:p text:style-name="P2"/>
      <text:p text:style-name="P1"><text:span text:style-name="T4">RADIATION SHIELDING (PL 6)</text:span></text:p>
      <text:p text:style-name="P1"><text:span text:style-name="T2">Radiation shielding protects a ship’s crew and passengers against the harmful radiation of neutron stars, solar flares, and other external causes. All personnel aboard the ship gain a +5 circumstance bonus on saves to resist the effects of radiation poisoning.</text:span></text:p>
      <text:p text:style-name="P1"><text:span text:style-name="T4">Purchase DC: </text:span><text:span text:style-name="T2">5 + one-half the base purchase DC of the starship.</text:span></text:p>
      <text:p text:style-name="P1"><text:span text:style-name="T4">Restriction: </text:span><text:span text:style-name="T2">None.</text:span></text:p>
      <text:p text:style-name="P3"/>
      <text:p text:style-name="P1"><text:span text:style-name="T4">SELF-DESTRUCT SYSTEM (PL 6)</text:span></text:p>
      <text:p text:style-name="P1"><text:span text:style-name="T2">A self-destruct system ensures that a starship cannot be captured, dissected for information, or used against its builders. Installing a starship self-destruct system requires a Demolitions check (DC 30) instead of a Craft check and takes an amounts of time as determined by the ship’s type: ultralight 1 hour, light 10 hours, mediumweight 30 hours, heavy 60 hours, superheavy 120 hours. If the Demolitions check fails by 10 or more, the system detonates, destroying the ship and possibly harming others nearby.</text:span></text:p>
      <text:p text:style-name="P1"><text:span text:style-name="T2">A self-destruct system can be programmed to activate only under specified conditions—usually the voice authorization of the ship’s commander, and usually only after the crew has had sufficient time to evacuate (see Starship Evacuation).</text:span></text:p>
      <text:p text:style-name="P1"><text:span text:style-name="T2">The self-destruct system obliterates the starship (killing all aboard) regardless of how many hit points it has remaining. A starship destroyed by its own self-destruct system has no salvageable parts.</text:span></text:p>
      <text:p text:style-name="P1"><text:span text:style-name="T2">The starship’s self-destruction triggers an explosion of shrapnel that deals collateral slashing damage to all other ships in its fighting space; mediumweight, heavy, and superheavy ships also deal collateral damage to ships in adjacent squares. A successful Pilot check (DC 15) reduces the damage by half. Table: Starship Self-Destruct Systems shows the amount of collateral damage (and the system’s purchase DC) based on the starship’s type.</text:span></text:p>
      <text:p text:style-name="P1"><text:span text:style-name="T4">Purchase DC: </text:span><text:span text:style-name="T2">Varies by starship type (see Table: Starship Self-Destruct Systems).</text:span></text:p>
      <text:p text:style-name="P1"><text:span text:style-name="T4">Restriction: </text:span><text:span text:style-name="T2">Restricted (+2).</text:span></text:p>
      <text:p text:style-name="P6"/>
      <table:table table:name="Table39" table:style-name="Table39">
        <table:table-column table:style-name="Table39.A"/>
        <table:table-column table:style-name="Table39.B"/>
        <table:table-column table:style-name="Table39.C"/>
        <text:soft-page-break/>
        <table:table-row table:style-name="Table39.1">
          <table:table-cell table:style-name="Table39.A1" table:number-columns-spanned="3" office:value-type="string">
            <text:h text:style-name="P17" text:outline-level="3"><text:span text:style-name="T1">Table: Starship Self-Destruct Systems</text:span></text:h>
          </table:table-cell>
          <table:covered-table-cell/>
          <table:covered-table-cell/>
        </table:table-row>
        <table:table-row table:style-name="Table39.2">
          <table:table-cell table:style-name="Table39.A2" office:value-type="string">
            <text:p text:style-name="P9"><text:span text:style-name="T9">Starship Type </text:span></text:p>
          </table:table-cell>
          <table:table-cell table:style-name="Table39.A2" office:value-type="string">
            <text:p text:style-name="P12"><text:span text:style-name="T9">Collateral Damage</text:span></text:p>
          </table:table-cell>
          <table:table-cell table:style-name="Table39.A2" office:value-type="string">
            <text:p text:style-name="P12"><text:span text:style-name="T9">Purchase DC</text:span></text:p>
          </table:table-cell>
        </table:table-row>
        <table:table-row table:style-name="Table39.2">
          <table:table-cell table:style-name="Table39.A2" office:value-type="string">
            <text:p text:style-name="P1"><text:span text:style-name="T1">Ultralight </text:span></text:p>
          </table:table-cell>
          <table:table-cell table:style-name="Table39.A2" office:value-type="string">
            <text:p text:style-name="P11"><text:span text:style-name="T1">1d6×10</text:span></text:p>
          </table:table-cell>
          <table:table-cell table:style-name="Table39.A2" office:value-type="string">
            <text:p text:style-name="P11"><text:span text:style-name="T1">26</text:span></text:p>
          </table:table-cell>
        </table:table-row>
        <table:table-row table:style-name="Table39.2">
          <table:table-cell table:style-name="Table39.A2" office:value-type="string">
            <text:p text:style-name="P1"><text:span text:style-name="T1">Light </text:span></text:p>
          </table:table-cell>
          <table:table-cell table:style-name="Table39.A2" office:value-type="string">
            <text:p text:style-name="P11"><text:span text:style-name="T1">2d6×10</text:span></text:p>
          </table:table-cell>
          <table:table-cell table:style-name="Table39.A2" office:value-type="string">
            <text:p text:style-name="P11"><text:span text:style-name="T1">32</text:span></text:p>
          </table:table-cell>
        </table:table-row>
        <table:table-row table:style-name="Table39.2">
          <table:table-cell table:style-name="Table39.A2" office:value-type="string">
            <text:p text:style-name="P1"><text:span text:style-name="T1">Mediumweight </text:span></text:p>
          </table:table-cell>
          <table:table-cell table:style-name="Table39.A2" office:value-type="string">
            <text:p text:style-name="P11"><text:span text:style-name="T1">3d6×10</text:span></text:p>
          </table:table-cell>
          <table:table-cell table:style-name="Table39.A2" office:value-type="string">
            <text:p text:style-name="P11"><text:span text:style-name="T1">38</text:span></text:p>
          </table:table-cell>
        </table:table-row>
        <table:table-row table:style-name="Table39.2">
          <table:table-cell table:style-name="Table39.A2" office:value-type="string">
            <text:p text:style-name="P1"><text:span text:style-name="T1">Heavy </text:span></text:p>
          </table:table-cell>
          <table:table-cell table:style-name="Table39.A2" office:value-type="string">
            <text:p text:style-name="P11"><text:span text:style-name="T1">4d6×10</text:span></text:p>
          </table:table-cell>
          <table:table-cell table:style-name="Table39.A2" office:value-type="string">
            <text:p text:style-name="P11"><text:span text:style-name="T1">44</text:span></text:p>
          </table:table-cell>
        </table:table-row>
        <table:table-row table:style-name="Table39.2">
          <table:table-cell table:style-name="Table39.A7" office:value-type="string">
            <text:p text:style-name="P9"><text:span text:style-name="T1">Superheavy </text:span></text:p>
          </table:table-cell>
          <table:table-cell table:style-name="Table39.A7" office:value-type="string">
            <text:p text:style-name="P12"><text:span text:style-name="T1">5d6×10</text:span></text:p>
          </table:table-cell>
          <table:table-cell table:style-name="Table39.A7" office:value-type="string">
            <text:p text:style-name="P12"><text:span text:style-name="T1">50</text:span></text:p>
          </table:table-cell>
        </table:table-row>
      </table:table>
      <text:p text:style-name="P2"/>
      <text:p text:style-name="P1"><text:span text:style-name="T4">STEALTH SCREEN (PL 6)</text:span></text:p>
      <text:p text:style-name="P1"><text:span text:style-name="T2">An improved version of the sensor jammer (see above), the stealth screen is a sophisticated electromagnetic transceiver capable of detecting incoming electromagnetic energy from radars, ladars, and other sensor devices. When it detects such energy, it responds by generating an electromagnetic interference pattern. In addition, it monitors the ship’s own EM emissions and cloaks them in a similar manner. Finally, the stealth shield masks the ship’s mass signature. Sensor checks made against a ship with an active stealth screen take a –10 penalty.</text:span></text:p>
      <text:p text:style-name="P1"><text:span text:style-name="T2">Additionally, a deployed mine has a 50% chance of not detecting the screened ship as it enters or leaves its detonation area.</text:span></text:p>
      <text:p text:style-name="P1"><text:span text:style-name="T2">Finally, a starship with an active stealth screen gains one-half concealment against all attacks (20% miss chance).</text:span></text:p>
      <text:p text:style-name="P1"><text:span text:style-name="T2">A mine can be equipped with a stealth screen.</text:span></text:p>
      <text:p text:style-name="P1"><text:span text:style-name="T4">Purchase DC: </text:span><text:span text:style-name="T2">10 + one-half the base purchase DC of the starship or mine.</text:span></text:p>
      <text:p text:style-name="P1"><text:span text:style-name="T4">Restriction: </text:span><text:span text:style-name="T2">Military (+3).</text:span></text:p>
      <text:p text:style-name="P3"/>
      <text:p text:style-name="P1"><text:span text:style-name="T4">DISPLACER (PL 7)</text:span></text:p>
      <text:p text:style-name="P1"><text:span text:style-name="T2">Using the same technology that will someday drive the PL 9 spatial compression engine, the displacer “shifts” the ship a few hundred yards several times a second in a random series of short-range teleportations.</text:span></text:p>
      <text:p text:style-name="P1"><text:span text:style-name="T2">All enemy attacks against the displacing ship have a 30% miss chance, as though it has three-quarters concealment.</text:span></text:p>
      <text:p text:style-name="P1"><text:span text:style-name="T2">A mine can be equipped with a displacer.</text:span></text:p>
      <text:p text:style-name="P1"><text:span text:style-name="T4">Purchase DC: </text:span><text:span text:style-name="T2">10 + one-half the base purchase DC of the starship or mine.</text:span></text:p>
      <text:p text:style-name="P1"><text:span text:style-name="T4">Restriction: </text:span><text:span text:style-name="T2">Military (+3).</text:span></text:p>
      <text:p text:style-name="P3"/>
      <text:p text:style-name="P1"><text:span text:style-name="T4">LIGHT FORTIFICATION (PL 7)</text:span></text:p>
      <text:p text:style-name="P1"><text:span text:style-name="T2">The starship’s structural integrity is reinforced so that the ship can shake off attacks that would cripple it otherwise. Light fortification converts 25% of all critical hits into regular hits.</text:span></text:p>
      <text:p text:style-name="P1"><text:span text:style-name="T2">Installing light fortification requires a Craft (structural) check instead of a Craft (mechanical) check.</text:span></text:p>
      <text:p text:style-name="P1"><text:span text:style-name="T4">Purchase DC: </text:span><text:span text:style-name="T2">10 + one-half the base purchase DC of the starship.</text:span></text:p>
      <text:p text:style-name="P1"><text:span text:style-name="T4">Restriction: </text:span><text:span text:style-name="T2">Licensed (+1).</text:span></text:p>
      <text:p text:style-name="P3"/>
      <text:p text:style-name="P1"><text:span text:style-name="T4">PARTICLE FIELD (PL 7)</text:span></text:p>
      <text:p text:style-name="P1"><text:span text:style-name="T2">Generators project a field of alpha particles (helium nuclei that have been stripped of their electrons) around the ship. The field absorbs energy damage; weapons that wholly or partly deal concussion, electricity, fire, or nonspecific energy damage (such as beam weapons) fired at the starship take a –4 penalty on attack rolls.</text:span></text:p>
      <text:p text:style-name="P1"><text:span text:style-name="T2">A mine can be equipped with a particle field.</text:span></text:p>
      <text:p text:style-name="P1"><text:span text:style-name="T4">Purchase DC: </text:span><text:span text:style-name="T2">10 + one-half the base purchase DC of the starship or mine.</text:span></text:p>
      <text:p text:style-name="P1"><text:span text:style-name="T4">Restriction: </text:span><text:span text:style-name="T2">Military (+3).</text:span></text:p>
      <text:p text:style-name="P3"/>
      <text:p text:style-name="P1"><text:span text:style-name="T4">REPAIR DRONES (PL 7)</text:span></text:p>
      <text:p text:style-name="P1"><text:span text:style-name="T2">Repair drones are Small spiderlike robots that rapidly deploy to damaged sections of a ship’s outer hull. They are programmed to repair damage quickly and efficiently.</text:span></text:p>
      <text:p text:style-name="P1"><text:span text:style-name="T2">A ship with repair drones can perform damage control as a free action. A ship without a damage control system cannot be fitted with repair drones.</text:span></text:p>
      <text:p text:style-name="P1"><text:span text:style-name="T4">Purchase DC: </text:span><text:span text:style-name="T2">15 + one-half the base purchase DC of the starship.</text:span></text:p>
      <text:p text:style-name="P1"><text:soft-page-break/><text:span text:style-name="T4">Restriction: </text:span><text:span text:style-name="T2">Military (+3).</text:span></text:p>
      <text:p text:style-name="P3"/>
      <text:p text:style-name="P1"><text:span text:style-name="T4">DAMAGE CONTROL, ADVANCED (PL 8)</text:span></text:p>
      <text:p text:style-name="P1"><text:span text:style-name="T2">A starship equipped with advanced damage control regains an additional +2d10 points of damage each time damage control is performed successfully (see Damage Control System, above). Advanced damage control replaces (and does not stack with) improved damage control.</text:span></text:p>
      <text:p text:style-name="P1"><text:span text:style-name="T4">Purchase DC: </text:span><text:span text:style-name="T2">10 + the purchase DC of a standard damage control system.</text:span></text:p>
      <text:p text:style-name="P1"><text:span text:style-name="T4">Restriction: </text:span><text:span text:style-name="T2">Military (+3).</text:span></text:p>
      <text:p text:style-name="P3"/>
      <text:p text:style-name="P1"><text:span text:style-name="T4">CLOAKING SCREEN (PL 8)</text:span></text:p>
      <text:p text:style-name="P1"><text:span text:style-name="T2">An improvement of the PL 7 stealth screen, the cloaking screen warps light and energy around the ship’s hull, rendering the ship invisible to visual and electronic sensors.</text:span></text:p>
      <text:p text:style-name="P1"><text:span text:style-name="T2">A cloaked ship has total concealment. To attack a cloaked ship, an attacker must guess in which square the ship currently is (or determine its position based on where it attacked last), and even if the guess is accurate, there is a 50% chance that the attack misses.</text:span></text:p>
      <text:p text:style-name="P1"><text:span text:style-name="T2">Additionally, a deployed mine cannot detect a cloaked ship and does not detonate when the ship enters or leaves its burst area. The ship’s pilot must make a Pilot check (DC 5, +5 per additional mine) to avoid a collision with the mine if the starship enters the mine’s square; on a failed check, the mine detonates.</text:span></text:p>
      <text:p text:style-name="P1"><text:span text:style-name="T2">A cloaking screen cannot be used in conjunction with chaff, since the chaff cloud would give away the ship’s position. It also cannot operate simultaneously with any sort of field (including magnetic fields and particle fields), as the field gives away the ship’s position.</text:span></text:p>
      <text:p text:style-name="P1"><text:span text:style-name="T2">A mine can be equipped with a cloaking screen.</text:span></text:p>
      <text:p text:style-name="P1"><text:span text:style-name="T4">Purchase DC: </text:span><text:span text:style-name="T2">15 + one-half the base purchase DC of the starship or mine.</text:span></text:p>
      <text:p text:style-name="P1"><text:span text:style-name="T4">Restriction: </text:span><text:span text:style-name="T2">Military (+3).</text:span></text:p>
      <text:p text:style-name="P3"/>
      <text:p text:style-name="P1"><text:span text:style-name="T4">MEDIUM FORTIFICATION (PL 8)</text:span></text:p>
      <text:p text:style-name="P1"><text:span text:style-name="T2">As light fortification (see above), except that the medium fortification system converts 75% of all critical hits into regular hits.</text:span></text:p>
      <text:p text:style-name="P1"><text:span text:style-name="T4">Purchase DC: </text:span><text:span text:style-name="T2">10 + one-half the base purchase DC of the starship.</text:span></text:p>
      <text:p text:style-name="P1"><text:span text:style-name="T4">Restriction: </text:span><text:span text:style-name="T2">Licensed (+1).</text:span></text:p>
      <text:p text:style-name="P3"/>
      <text:p text:style-name="P1"><text:span text:style-name="T4">NANITE REPAIR ARRAY (PL 8)</text:span></text:p>
      <text:p text:style-name="P1"><text:span text:style-name="T2">The final refinement of damage control systems, the nanite repair array consists of numerous nodules filled with nanites—microscopic robots—scattered throughout the ship. The nanite repair array can repair a ship with negative hit points; however, not even nanites can repair a destroyed ship.</text:span></text:p>
      <text:p text:style-name="P1"><text:span text:style-name="T4">Purchase DC: </text:span><text:span text:style-name="T2">10 + one-half the base purchase DC of the starship.</text:span></text:p>
      <text:p text:style-name="P1"><text:span text:style-name="T4">Restriction: </text:span><text:span text:style-name="T2">Restricted (+2).</text:span></text:p>
      <text:p text:style-name="P3"/>
      <text:p text:style-name="P1"><text:span text:style-name="T4">HEAVY FORTIFICATION (PL 9)</text:span></text:p>
      <text:p text:style-name="P1"><text:span text:style-name="T2">As light fortification (see above), except that the heavy fortification system converts all critical hits into regular hits.</text:span></text:p>
      <text:p text:style-name="P1"><text:span text:style-name="T4">Purchase DC: </text:span><text:span text:style-name="T2">10 + one-half the base purchase DC of the starship.</text:span></text:p>
      <text:p text:style-name="P1"><text:span text:style-name="T4">Restriction: </text:span><text:span text:style-name="T2">Licensed (+1).</text:span></text:p>
      <text:p text:style-name="P4"/>
      <text:h text:style-name="P14" text:outline-level="2"><text:span text:style-name="T6">STARSHIP SENSORS</text:span></text:h>
      <text:p text:style-name="P1"><text:span text:style-name="T2">A starship would be lost in the blackness of outer space without a sophisticated sensor array enabling it to perceive its surroundings. Sensor arrays allow a starship’s crew to plot safe courses through unexplored star systems, avoid comets and electromagnetic storms, navigate asteroid belts, analyze planetary surface conditions, detect other starships nearby, and analyze damage to the ship’s outer hull. Without a functional sensor array, a ship and its crew are virtually paralyzed.</text:span></text:p>
      <text:p text:style-name="P1"><text:soft-page-break/><text:span text:style-name="T2">This section describes several standard sensor arrays. Each sensor array includes a list of functions; each function requires a move action and a successful Computer Use check (DC 15).</text:span></text:p>
      <text:p text:style-name="P1"><text:span text:style-name="T2">To build a sensor system from scratch, a character must succeed at a Craft (electronic) check (DC 30) after investing 60 hours in its assembly. A character without an electrical tool kit takes a –4 penalty on the skill check. The character must also make a Wealth check against the sensor system’s purchase DC.</text:span></text:p>
      <text:p text:style-name="P1"><text:span text:style-name="T2">Installing a sensor system requires a successful Craft (electrical) check (DC 30) after investing 30 hours. A character without an electrical tool kit takes a –4 penalty on the skill check.</text:span></text:p>
      <text:p text:style-name="P1"><text:span text:style-name="T2">Different types of sensor systems are detailed below.</text:span></text:p>
      <text:p text:style-name="P1"><text:span text:style-name="T4">Purchase DC: </text:span><text:span text:style-name="T2">The purchase DC of the system.</text:span></text:p>
      <text:p text:style-name="P1"><text:span text:style-name="T4">Restriction: </text:span><text:span text:style-name="T2">The level of license required to purchase the system legally.</text:span></text:p>
      <text:p text:style-name="P3"/>
      <text:p text:style-name="P1"><text:span text:style-name="T4">CLASS I SENSOR ARRAY (PL 5)</text:span></text:p>
      <text:p text:style-name="P1"><text:span text:style-name="T2">This array includes radar, hi-res video, and infrared heat sensor units. As a move action, a Class I sensor array can perform either of the following functions with a successful Computer Use check (DC 15):</text:span></text:p>
      <text:p text:style-name="P1"><text:span text:style-name="T2">• Ascertain the location and type (ultralight, light, and so on) of all visible ships on the battlefield.</text:span></text:p>
      <text:p text:style-name="P1"><text:span text:style-name="T2">• Identify and ascertain the location of all visible hazards on the battlefield (such as asteroids and mines).</text:span></text:p>
      <text:p text:style-name="P1"><text:span text:style-name="T2">• Analyze the chemical composition of a planet’s atmosphere (the ship must be orbiting the planet).</text:span></text:p>
      <text:p text:style-name="P1"><text:span text:style-name="T4">Purchase DC: </text:span><text:span text:style-name="T2">21.</text:span></text:p>
      <text:p text:style-name="P1"><text:span text:style-name="T4">Restriction: </text:span><text:span text:style-name="T2">None.</text:span></text:p>
      <text:p text:style-name="P3"/>
      <text:p text:style-name="P1"><text:span text:style-name="T4">CLASS II SENSOR ARRAY (PL 6)</text:span></text:p>
      <text:p text:style-name="P1"><text:span text:style-name="T2">This array incorporates hi-res video, infrared and electromagnetic sensors, and ladar detection units. (The ladar uses low-powered laser beams to locate targets.) As a move action, a Class II sensor array can perform any one of the following functions with a successful Computer Use check (DC 15):</text:span></text:p>
      <text:p text:style-name="P1"><text:span text:style-name="T2">• Ascertain the location, type (ultralight, light, and so on), and subtype (fighter, destroyer, and so on) of all visible ships on the battlefield.</text:span></text:p>
      <text:p text:style-name="P1"><text:span text:style-name="T2">• Identify and ascertain the location of all visible hazards on the battlefield (such as asteroids and mines).</text:span></text:p>
      <text:p text:style-name="P1"><text:span text:style-name="T2">• Identify all PL 5 or PL 6 weapons on a specific ship (number and type of weapons present), including their organization into batteries (but not fire links).</text:span></text:p>
      <text:p text:style-name="P1"><text:span text:style-name="T2">• Ascertain the presence of any or all of the following systems on a specific ship: grapplers, magnetic field, point-defense system.</text:span></text:p>
      <text:p text:style-name="P1"><text:span text:style-name="T2">• Identify a specific ship’s armor type (PL 5 and PL 6 armor types only).</text:span></text:p>
      <text:p text:style-name="P1"><text:span text:style-name="T2">• Analyze the chemical composition of a planet’s atmosphere (the ship must be orbiting the planet).</text:span></text:p>
      <text:p text:style-name="P1"><text:span text:style-name="T4">Purchase DC: </text:span><text:span text:style-name="T2">27.</text:span></text:p>
      <text:p text:style-name="P1"><text:span text:style-name="T4">Restriction: </text:span><text:span text:style-name="T2">None.</text:span></text:p>
      <text:p text:style-name="P3"/>
      <text:p text:style-name="P1"><text:span text:style-name="T4">CLASS III SENSOR ARRAY (PL 6)</text:span></text:p>
      <text:p text:style-name="P1"><text:span text:style-name="T2">As the Class II sensor array, except that the ship also gains a +2 equipment bonus on all initiative checks. This array is normally installed on ships built for combat.</text:span></text:p>
      <text:p text:style-name="P1"><text:span text:style-name="T4">Purchase DC: </text:span><text:span text:style-name="T2">30.</text:span></text:p>
      <text:p text:style-name="P1"><text:span text:style-name="T4">Restriction: </text:span><text:span text:style-name="T2">None.</text:span></text:p>
      <text:p text:style-name="P3"/>
      <text:p text:style-name="P1"><text:span text:style-name="T4">TARGETING SYSTEM (PL 6)</text:span></text:p>
      <text:p text:style-name="P1"><text:span text:style-name="T2">A computerized targeting system helps starship gunners aim weapons and track enemy ships. A targeting system provides an equipment bonus on attack rolls depending on the ship’s size: Huge +1, Gargantuan +2, Colossal +3.</text:span></text:p>
      <text:p text:style-name="P1"><text:soft-page-break/><text:span text:style-name="T2">The purchase DC of the targeting system depends on the size of the ship.</text:span></text:p>
      <text:p text:style-name="P1"><text:span text:style-name="T4">Purchase DC: </text:span><text:span text:style-name="T2">18 (Huge), 23 (Gargantuan), or 28 (Colossal).</text:span></text:p>
      <text:p text:style-name="P1"><text:span text:style-name="T4">Restriction: </text:span><text:span text:style-name="T2">Licensed (+1).</text:span></text:p>
      <text:p text:style-name="P3"/>
      <text:p text:style-name="P1"><text:span text:style-name="T4">CLASS IV SENSOR ARRAY (PL 7)</text:span></text:p>
      <text:p text:style-name="P1"><text:span text:style-name="T2">This array includes hi-res video, electromagnetic sensors, multiband radar, spectroanalyzers, and mass detectors. (A mass detector locates objects via their gravitational signatures.)</text:span></text:p>
      <text:p text:style-name="P1"><text:span text:style-name="T2">As a move action, a Class IV sensor array can perform any one of the following functions with a successful Computer Use check (DC 15):</text:span></text:p>
      <text:p text:style-name="P1"><text:span text:style-name="T2">• Ascertain the location, type (ultralight, light, and so on), subtype (fighter, destroyer, and so on), and mass of all visible ships on the battlefield.</text:span></text:p>
      <text:p text:style-name="P1"><text:span text:style-name="T2">• Identify and ascertain the location of all visible hazards on the battlefield (such as asteroids and mines).</text:span></text:p>
      <text:p text:style-name="P1"><text:span text:style-name="T2">• Identify all of the PL 5, PL 6, and PL 7 weapons on a specific ship (number and type of weapons present), including their organization as fire-linked weapons and batteries.</text:span></text:p>
      <text:p text:style-name="P1"><text:span text:style-name="T2">• Ascertain the presence of any or all of the following systems on a specific ship: grapplers, magnetic field, particle field, point-defense system, tractor beam.</text:span></text:p>
      <text:p text:style-name="P1"><text:span text:style-name="T2">• Identify a specific ship’s armor type (PL 5, PL 6, or PL 7 armor types only).</text:span></text:p>
      <text:p text:style-name="P1"><text:span text:style-name="T2">• Identify the type of engines a ship has.</text:span></text:p>
      <text:p text:style-name="P1"><text:span text:style-name="T2">• Determine the number of life forms aboard a specific ship.</text:span></text:p>
      <text:p text:style-name="P1"><text:span text:style-name="T2">• Analyze the chemical composition of a planet’s atmosphere (the ship must be orbiting the planet).</text:span></text:p>
      <text:p text:style-name="P1"><text:span text:style-name="T2">• Analyze and chart the topography of a 1,000-square-mile area on a planet’s surface (the ship must be orbiting the planet).</text:span></text:p>
      <text:p text:style-name="P1"><text:span text:style-name="T2">• Determine a planet’s prevailing meteorological conditions and weather patterns (the ship must be orbiting the planet).</text:span></text:p>
      <text:p text:style-name="P1"><text:span text:style-name="T4">Purchase DC: </text:span><text:span text:style-name="T2">33.</text:span></text:p>
      <text:p text:style-name="P1"><text:span text:style-name="T4">Restriction: </text:span><text:span text:style-name="T2">None.</text:span></text:p>
      <text:p text:style-name="P3"/>
      <text:p text:style-name="P1"><text:span text:style-name="T4">CLASS V SENSOR ARRAY (PL 7)</text:span></text:p>
      <text:p text:style-name="P1"><text:span text:style-name="T2">As the Class IV sensor array, except that the ship also gains a +2 equipment bonus on all initiative checks. This array is normally installed on ships built for combat.</text:span></text:p>
      <text:p text:style-name="P1"><text:span text:style-name="T4">Purchase DC: </text:span><text:span text:style-name="T2">36.</text:span></text:p>
      <text:p text:style-name="P1"><text:span text:style-name="T4">Restriction: </text:span><text:span text:style-name="T2">None.</text:span></text:p>
      <text:p text:style-name="P3"/>
      <text:p text:style-name="P1"><text:span text:style-name="T4">TARGETING SYSTEM, IMPROVED (PL 7)</text:span></text:p>
      <text:p text:style-name="P1"><text:span text:style-name="T2">A starship equipped with an improved targeting system gains an equipment bonus on attack rolls depending on the ship’s size: Huge +3, Gargantuan +4, Colossal +5. This system replaces the PL 6 targeting system.</text:span></text:p>
      <text:p text:style-name="P1"><text:span text:style-name="T2">The purchase DC of the improved targeting system depends on the size of the ship.</text:span></text:p>
      <text:p text:style-name="P1"><text:span text:style-name="T4">Purchase DC: </text:span><text:span text:style-name="T2">22 (Huge), 27 (Gargantuan), or 32 (Colossal).</text:span></text:p>
      <text:p text:style-name="P1"><text:span text:style-name="T4">Restriction: </text:span><text:span text:style-name="T2">Licensed (+1).</text:span></text:p>
      <text:p text:style-name="P3"/>
      <text:p text:style-name="P1"><text:span text:style-name="T4">CLASS VI SENSOR ARRAY (PL 8)</text:span></text:p>
      <text:p text:style-name="P1"><text:span text:style-name="T2">This array includes hi-res video, electromagnetic sensors, spectroanalyzers, multiphase radar, and mass detectors.</text:span></text:p>
      <text:p text:style-name="P1"><text:soft-page-break/><text:span text:style-name="T2">As a move action, a Class VI sensor array can perform any one of the following functions with a successful Computer Use check (DC 15):</text:span></text:p>
      <text:p text:style-name="P1"><text:span text:style-name="T2">• Ascertain the location, type (ultralight, light, and so on), subtype (fighter, destroyer, and so on), and mass of all ships on the battlefield.</text:span></text:p>
      <text:p text:style-name="P1"><text:span text:style-name="T2">• Identify and ascertain the location of all hazards on the battlefield (such as asteroids and mines).</text:span></text:p>
      <text:p text:style-name="P1"><text:span text:style-name="T2">• Determine a specific ship’s PL 5, PL 6, PL 7, and PL 8 design specs (engines, defensive systems, sensor systems, communication systems, and weapons, including fire-linked weapons and batteries).</text:span></text:p>
      <text:p text:style-name="P1"><text:span text:style-name="T2">• Detect the presence and location of ships and mines using active cloaking screens (targets still gain the benefits of total concealment).</text:span></text:p>
      <text:p text:style-name="P1"><text:span text:style-name="T2">• Determine the number and type of life forms aboard a specific ship (“type” refers to the creature type).</text:span></text:p>
      <text:p text:style-name="P1"><text:span text:style-name="T2">• Analyze the chemical composition of a planet’s atmosphere (the ship must be orbiting the planet).</text:span></text:p>
      <text:p text:style-name="P1"><text:span text:style-name="T2">• Determine the number and type of life forms within a 4,000-square mile region on a planet’s surface (the ship must be orbiting the planet, and “type” refers to the creature type).</text:span></text:p>
      <text:p text:style-name="P1"><text:span text:style-name="T2">• Analyze and chart the topography of a 4,000-square-mile area on a planet’s surface (the ship must be orbiting the planet).</text:span></text:p>
      <text:p text:style-name="P1"><text:span text:style-name="T2">• Determine a planet’s prevailing meteorological conditions and weather patterns (the ship must be orbiting the planet).</text:span></text:p>
      <text:p text:style-name="P1"><text:span text:style-name="T4">Purchase DC: </text:span><text:span text:style-name="T2">39.</text:span></text:p>
      <text:p text:style-name="P1"><text:span text:style-name="T4">Restriction: </text:span><text:span text:style-name="T2">None.</text:span></text:p>
      <text:p text:style-name="P3"/>
      <text:p text:style-name="P1"><text:span text:style-name="T4">CLASS VII SENSOR ARRAY (PL 8)</text:span></text:p>
      <text:p text:style-name="P1"><text:span text:style-name="T2">As the Class VI sensor array, except that the ship also gains a +2 equipment bonus on all initiative checks. This array is normally installed on ships built for combat.</text:span></text:p>
      <text:p text:style-name="P1"><text:span text:style-name="T4">Purchase DC: </text:span><text:span text:style-name="T2">42.</text:span></text:p>
      <text:p text:style-name="P1"><text:span text:style-name="T4">Restriction: </text:span><text:span text:style-name="T2">None.</text:span></text:p>
      <text:p text:style-name="P3"/>
      <text:p text:style-name="P1"><text:span text:style-name="T4">ACHILLES TARGETING SOFTWARE (PL 8)</text:span></text:p>
      <text:p text:style-name="P1"><text:span text:style-name="T2">Any starship with a targeting system can have Achilles targeting software; the software does not take up one o f the starship’s</text:span></text:p>
      <text:p text:style-name="P1"><text:span text:style-name="T2">sensor system slots.</text:span></text:p>
      <text:p text:style-name="P1"><text:span text:style-name="T2">Achilles targeting software enables the ship to better train its weapons on an enemy’s critical systems. Achilles targeting software increases the critical threat ranges of the ship’s beam, projectile, and missile weapons by 1. This effect stacks with other systems that expand a weapon’s critical threat range, such as weapon batteries.</text:span></text:p>
      <text:p text:style-name="P1"><text:span text:style-name="T2">The purchase DC of Achilles targeting software depends on the size of the ship.</text:span></text:p>
      <text:p text:style-name="P1"><text:span text:style-name="T4">Purchase DC: </text:span><text:span text:style-name="T2">26 (Huge), 31 (Gargantuan), or 36 (Colossal).</text:span></text:p>
      <text:p text:style-name="P1"><text:span text:style-name="T4">Restriction: </text:span><text:span text:style-name="T2">Restricted (+2).</text:span></text:p>
      <text:p text:style-name="P3"/>
      <text:p text:style-name="P1"><text:span text:style-name="T4">CLASS VIII SENSOR ARRAY (PL 9)</text:span></text:p>
      <text:p text:style-name="P1"><text:span text:style-name="T2">This array is an amplified version of the Class VI sensor array.</text:span></text:p>
      <text:p text:style-name="P1"><text:span text:style-name="T2">As a move action, a Class VIII sensor array can perform any one of the following functions with a successful Computer Use check (DC 15):</text:span></text:p>
      <text:p text:style-name="P1"><text:span text:style-name="T2">• Ascertain the location, type (ultralight, light, and so on), subtype (fighter, destroyer, and so on), and mass of all ships in the star system.</text:span></text:p>
      <text:p text:style-name="P1"><text:span text:style-name="T2">• Identify and ascertain the location and trajectories of all hazards in the star system (such as asteroids and mines).</text:span></text:p>
      <text:p text:style-name="P1"><text:span text:style-name="T2">• Determine a specific ship’s design specs (engines, defensive systems, sensor systems, communication systems, and weapons, including fire-linked weapons and batteries).</text:span></text:p>
      <text:p text:style-name="P1"><text:span text:style-name="T2">• Detect the presence and exact location of ships and mines equipped with cloaking screens, and negate the effects of stealth screens, displacers, and cloaking screens.</text:span></text:p>
      <text:p text:style-name="P1"><text:soft-page-break/><text:span text:style-name="T2">• Determine the number, type, and species of life forms aboard a specific ship (“type” refers to the creature type).</text:span></text:p>
      <text:p text:style-name="P1"><text:span text:style-name="T2">• Analyze the chemical composition of a planet’s atmosphere (the ship must be in the same system as the planet).</text:span></text:p>
      <text:p text:style-name="P1"><text:span text:style-name="T2">• Determine the number, type, and species of life forms on a planet’s surface (the ship must be orbiting the planet, and “type” refers to the creature type).</text:span></text:p>
      <text:p text:style-name="P1"><text:span text:style-name="T2">• Analyze and chart the topography of a planet’s surface (the ship must be orbiting the planet).</text:span></text:p>
      <text:p text:style-name="P1"><text:span text:style-name="T2">• Determine a planet’s prevailing meteorological conditions and weather patterns (the ship must be in the same system as the planet).</text:span></text:p>
      <text:p text:style-name="P1"><text:span text:style-name="T4">Purchase DC: </text:span><text:span text:style-name="T2">45.</text:span></text:p>
      <text:p text:style-name="P1"><text:span text:style-name="T4">Restriction: </text:span><text:span text:style-name="T2">None.</text:span></text:p>
      <text:p text:style-name="P3"/>
      <text:p text:style-name="P1"><text:span text:style-name="T4">CLASS IX SENSOR ARRAY (PL 9)</text:span></text:p>
      <text:p text:style-name="P1"><text:span text:style-name="T2">As the Class VIII sensor array, except that the ship also gains a +2 equipment bonus on all initiative checks. This array is normally installed on ships built for combat.</text:span></text:p>
      <text:p text:style-name="P1"><text:span text:style-name="T4">Purchase DC: </text:span><text:span text:style-name="T2">48.</text:span></text:p>
      <text:p text:style-name="P1"><text:span text:style-name="T4">Restriction: </text:span><text:span text:style-name="T2">None.</text:span></text:p>
      <text:p text:style-name="P4"/>
      <text:h text:style-name="P14" text:outline-level="2"><text:span text:style-name="T6">STARSHIP COMM SYSTEMS</text:span></text:h>
      <text:p text:style-name="P1"><text:span text:style-name="T2">The ability to communicate with other ships and bases is vital to starships. The more advanced a ship’s communications capabilities, the better informed its crew is, and the better they can coordinate</text:span></text:p>
      <text:p text:style-name="P1"><text:span text:style-name="T2">with other ships in the same fleet.</text:span></text:p>
      <text:p text:style-name="P1"><text:span text:style-name="T2">To build a communication system from scratch, a character must succeed at a Craft (electrical) check (DC 30) after investing a number of hours equal to the ship’s Hit Dice. A character without an electrical tool kit takes a –4 penalty on the skill check. The character must also make a Wealth check against the system’s purchase DC.</text:span></text:p>
      <text:p text:style-name="P1"><text:span text:style-name="T2">Installing a comm system requires a successful Craft (mechanical) check (DC 30) and a successful Craft (electrical) check (DC 30) after investing 30 hours. A character without a mechanical or electrical tool kit takes a –4 penalty on the appropriate skill check.</text:span></text:p>
      <text:p text:style-name="P1"><text:span text:style-name="T2">The following section describes various ship-to-ship comm. systems.</text:span></text:p>
      <text:p text:style-name="P1"><text:span text:style-name="T4">Purchase DC: </text:span><text:span text:style-name="T2">The cost of the comm system.</text:span></text:p>
      <text:h text:style-name="P15" text:outline-level="2"/>
      <text:h text:style-name="P14" text:outline-level="2"><text:span text:style-name="T7">Internal Comm Systems</text:span></text:h>
      <text:p text:style-name="P1"><text:span text:style-name="T2">Internal comm systems, though as vital as ship-to-ship communications, are not covered in depth here. Obviously, the larger a ship’s crew complement, the greater its need for internal communications. The crew must stay in contact to do their jobs properly. Smaller ships can often get by with headsets jacked into the ship’s network, or short-range two-way radios, or even just shouting to each other from nearby crew stations. Larger ships require a more sophisticated system.</text:span></text:p>
      <text:p text:style-name="P1"><text:span text:style-name="T2">A standard internal communication system allows twoway audio communication from any comm station to any other comm station on the same ship. An internal comm system has a purchase DC based on the ship’s type: ultralight 13, light 16, mediumweight 19, heavy 22, superheavy 25. Increase the purchase DC by +2 if the comm stations include video screen displays as well.</text:span></text:p>
      <text:p text:style-name="P3"/>
      <text:p text:style-name="P1"><text:span text:style-name="T4">RADIO TRANSCEIVER (PL 5)</text:span></text:p>
      <text:p text:style-name="P1"><text:span text:style-name="T2">The radio transceiver can transmit on multiple frequencies in either LOS (line of sight) or omnidirectional mode, sending messages at the speed of light. A radio transceiver can handle up to ten simultaneous two-way conversations.</text:span></text:p>
      <text:p text:style-name="P1"><text:span text:style-name="T4">Purchase DC: </text:span><text:span text:style-name="T2">21.</text:span></text:p>
      <text:p text:style-name="P3"/>
      <text:p text:style-name="P1"><text:span text:style-name="T4">LASER TRANSCEIVER (PL 6)</text:span></text:p>
      <text:p text:style-name="P1"><text:span text:style-name="T2">This system uses a beam of coherent light to transmit messages. The laser is unidirectional; the signal cannot be intercepted or jammed unless it’s beamed directly at a hostile ship or station. However, if the comm officer doesn’t know exactly where the receiving station <text:s/>is, the laser transceiver is a waste of effort. This has some hidden drawbacks; a character cannot use the laser transceiver for a general distress call to all stations in the area, for example. A ship can’t receive laser communications unless it is equipped with the transceiver.</text:span></text:p>
      <text:p text:style-name="P1"><text:span text:style-name="T2">Lasers are limited to the speed of light (8 AU/hour), meaning it can take hours or days to get a response within a system, or even weeks to get a response at interstellar distances.</text:span></text:p>
      <text:p text:style-name="P1"><text:span text:style-name="T4">Purchase DC: </text:span><text:span text:style-name="T2">23.</text:span></text:p>
      <text:p text:style-name="P3"><text:soft-page-break/></text:p>
      <text:p text:style-name="P1"><text:span text:style-name="T4">DRIVESAT COMM ARRAY (PL 7)</text:span></text:p>
      <text:p text:style-name="P1"><text:span text:style-name="T2">This massive comm array provides rapid interstellar communications. The array consists of a constellation of dozens of small transmitters that transmit and receive messages through space at faster-thanlight speeds, enabling communications with a range of 50 light-years.</text:span></text:p>
      <text:p text:style-name="P1"><text:span text:style-name="T2">The signals travel at a rate of 5 light-years per hour. Because of the need for steady signal, the ship must remain stationary to transmit and receive messages. If the ship moves while its drivesat array is transmitting or receiving, the ship’s communication officer must make a Computer Use check (DC 30) to avoid losing the signal.</text:span></text:p>
      <text:p text:style-name="P1"><text:span text:style-name="T2">Only mediumweight, heavy, and superheavy ships can be equipped with a drivesat comm array.</text:span></text:p>
      <text:p text:style-name="P1"><text:span text:style-name="T4">Purchase DC: </text:span><text:span text:style-name="T2">53.</text:span></text:p>
      <text:p text:style-name="P3"/>
      <text:p text:style-name="P1"><text:span text:style-name="T4">MASS TRANSCEIVER (PL 7)</text:span></text:p>
      <text:p text:style-name="P1"><text:span text:style-name="T2">This device can transmit instantaneously to any point in the same star system, with no “lag” due to FTL limitations. However, its range is limited to about 1,000 AU, so the signal can’t cross interstellar space.</text:span></text:p>
      <text:p text:style-name="P1"><text:span text:style-name="T4">Purchase DC: </text:span><text:span text:style-name="T2">25.</text:span></text:p>
      <text:p text:style-name="P3"/>
      <text:p text:style-name="P1"><text:span text:style-name="T4">DRIVE TRANSCEIVER (PL 8)</text:span></text:p>
      <text:p text:style-name="P1"><text:span text:style-name="T2">The drive transceiver is the first interstellar comm system that’s truly practical for small ships or second-rate colonies. It operates like the much larger PL 7 drivesat comm array, sending a signal up to 50 lightyears distant. The signal travels at a rate of 5 light-years per hour. The target station must also be equipped with a drive transceiver.</text:span></text:p>
      <text:p text:style-name="P1"><text:span text:style-name="T4">Purchase DC: </text:span><text:span text:style-name="T2">28.</text:span></text:p>
      <text:p text:style-name="P3"/>
      <text:p text:style-name="P1"><text:span text:style-name="T4">ANSIBLE (PL 9)</text:span></text:p>
      <text:p text:style-name="P1"><text:span text:style-name="T2">The ansible is a device that induces precise changes in the energy states of atomic nuclei, without regard to distance or time. In effect, it permits instantaneous interstellar communications—voice, video, or data transfer—to any other ship or station equipped with an ansible. Much like a radio, the receiving station has to be attentive to a particular “frequency,” so two ansible-equipped stations must have some prearranged communications protocols; an ansible cannot pick up any transmissions not intended for that specific frequency.</text:span></text:p>
      <text:p text:style-name="P1"><text:span text:style-name="T4">Purchase DC: </text:span><text:span text:style-name="T2">33.</text:span></text:p>
      <text:p text:style-name="P4"/>
      <text:h text:style-name="P14" text:outline-level="2"><text:span text:style-name="T6">STARSHIP WEAPONS</text:span></text:h>
      <text:p text:style-name="P1"><text:span text:style-name="T2">Starship weapons fall into one of four categories: beam weapons, projectile weapons, missiles, and mines. Each category of weapon is described in greater detail below.</text:span></text:p>
      <text:p text:style-name="P1"><text:span text:style-name="T2">Starship weapons require the Starship Gunnery feat to operate proficiently. Without this feat, a gunner takes a –4 penalty on attack rolls made with starship weapons. Trained, expert, and ace crew gunners are assumed to have this feat.</text:span></text:p>
      <text:p text:style-name="P1"><text:span text:style-name="T2">To build a starship weapon system from scratch, a character must succeed at a Craft (mechanical) check (DC 30) after investing 300 hours in its assembly. A character without a mechanical tool kit takes a –4 penalty on the skill check. The character must also make a Wealth check against the weapon’s purchase DC.</text:span></text:p>
      <text:p text:style-name="P1"><text:span text:style-name="T2">Installing a weapon system requires a successful Craft (mechanical) check (DC 30) after investing 30 hours. A character without a mechanical tool kit takes a –4 penalty on the skill check.</text:span></text:p>
      <text:p text:style-name="P1"><text:span text:style-name="T4">Modifying Weapons: </text:span><text:span text:style-name="T2">Certain beam and projectile weapons—as noted in Table: Starship Weapons—can be modified for different rates of fire. With 1 hour of work and a successful Repair check (DC 30), these weapons can be reconfigured for semiautomatic or automatic fire mode. (Resetting a weapon to its original configuration requires another check and 1 hour.) Weapons can be purchased in their modified versions, but the purchase DC of a modified weapon increases by +3.</text:span></text:p>
      <text:p text:style-name="P6"/>
      <text:h text:style-name="P14" text:outline-level="2"><text:span text:style-name="T6">Average Weapon Damage</text:span></text:h>
      <text:p text:style-name="P1"><text:span text:style-name="T2">Some starship weapons (particularly fire-linked weapons) deal incredible damage. To speed up play, you can decide to deal average damage with weapon attacks instead of rolling handfuls of dice and adding them up. Table: Starship Weapons lists average damage in parentheses in the Damage column.</text:span></text:p>
      <text:p text:style-name="P6"/>
      <text:p text:style-name="P1"><text:span text:style-name="T7">BEAM WEAPONS</text:span></text:p>
      <text:p text:style-name="P1"><text:span text:style-name="T2">Beam weapons deal energy damage, usually of a nonspecific type. They range from weapons as simple as a high-powered laser to monstrous devices capable of harnessing the fundamental forces of the universe.</text:span></text:p>
      <text:p text:style-name="P1"><text:span text:style-name="T2">Beam weapons draw power from a starship’s power plant and are considered to have unlimited ammunition.</text:span></text:p>
      <text:p text:style-name="P1"><text:span text:style-name="T4">Beam Weapon Mounts: </text:span><text:span text:style-name="T2">Beam weapons are mounted on turrets or in banks that, coupled with the starship’s ability to adjust its orientation, allow the weapons to fire in any direction. The cost of a turret mount or bank is included in the purchase DC of the weapon.</text:span></text:p>
      <text:p text:style-name="P6"><text:soft-page-break/></text:p>
      <text:p text:style-name="P1"><text:span text:style-name="T7">PROJECTILE WEAPONS</text:span></text:p>
      <text:p text:style-name="P1"><text:span text:style-name="T2">Projectiles are generally solid slugs delivered to the target, where the velocity and density of the slug hopefully punch through the target’s defenses. The most basic projectile weapons launch a small hunk of metal at roughly the speed of sound; the most advanced can push around mountains or molecules at greater than the speed of light.</text:span></text:p>
      <text:p text:style-name="P1"><text:span text:style-name="T2">Projectile weapons tend to be slightly more expensive than beam weapons, but the top end damage is considerably higher.</text:span></text:p>
      <text:p text:style-name="P1"><text:span text:style-name="T2">Starships have sufficient storage space to contain a virtually unlimited supply of projectile weapon ammunition.</text:span></text:p>
      <text:p text:style-name="P1"><text:span text:style-name="T4">Projectile Weapon Mounts: </text:span><text:span text:style-name="T2">Like beam weapons, projectile weapons are mounted on turrets or in banks that, coupled with the starship’s ability to adjust its orientation, allow the weapons to fire in any direction. The cost of a turret mount or bank is included in the purchase DC of the weapon.</text:span></text:p>
      <text:p text:style-name="P6"/>
      <text:p text:style-name="P1"><text:span text:style-name="T7">MISSILES</text:span></text:p>
      <text:p text:style-name="P1"><text:span text:style-name="T2">A missile is an explosive warhead fixed to a guided rocket and fired from a missile launcher. The type of warhead determines both the type and amount of damage.</text:span></text:p>
      <text:p text:style-name="P1"><text:span text:style-name="T2">All missiles are equipped with guidance systems that negate the penalty for range increments. Missiles are purchased in racks of eight.</text:span></text:p>
      <text:p text:style-name="P1"><text:span text:style-name="T4">Missile Launchers: </text:span><text:span text:style-name="T2">A starship must be equipped with missile launchers to fire missiles. Each type of missile has its own type of missile launcher; for example, a launcher designed to fire CHE missiles cannot fire KE submunition missiles. Missiles can fire in any direction. A missile launcher has a purchase DC of 20.</text:span></text:p>
      <text:p text:style-name="P6"/>
      <text:p text:style-name="P1"><text:span text:style-name="T7">MINES</text:span></text:p>
      <text:p text:style-name="P1"><text:span text:style-name="T2">Mines are immobile explosives that must be deployed to be effective. Mines are equipped with sensors to scan approaching ships and detonate when hostile ships draw near. Some mines also come equipped with cloaking screens and other defensive systems to conceal their presence (see Defensive Systems).</text:span></text:p>
      <text:p text:style-name="P1"><text:span text:style-name="T2">Mines are sold individually. Although a mine weighs no more than a few thousand pounds, one mine consumes 100 tons of a ship’s cargo capacity (most of it taken up by the launch system and radiation shielding).</text:span></text:p>
      <text:p text:style-name="P1"><text:span text:style-name="T4">Minelayers: </text:span><text:span text:style-name="T2">A starship must be equipped with a minelayer (purchase DC 25) to deploy mines, and only Colossal ships can be fitted with minelayers. A minelayer consists of two or more mine rails—low-powered magnetic accelerators that can deploy one mine per round.</text:span></text:p>
      <text:p text:style-name="P1"><text:span text:style-name="T4">Deploying a Mine: </text:span><text:span text:style-name="T2">A starship equipped with a minelayer can, as an attack action, deploy a single mine in any 500-foot square it occupies. Only after the starship leaves the mine’s detonation area does the mine activate.</text:span></text:p>
      <text:p text:style-name="P1"><text:span text:style-name="T2">A starship that deploys a mine sets the conditions under which the mine detonates. Up to four mines can be deployed in the same 500-foot square and programmed to detonate simultaneously.</text:span></text:p>
      <text:p text:style-name="P1"><text:span text:style-name="T2">A deployed mine is a Medium-size object with Defense 5, hardness 10, and 50 hit points. Damaging or destroying a deployed mine has a 50% chance per hit of detonating it.</text:span></text:p>
      <text:p text:style-name="P1"><text:span text:style-name="T4">Detonating a Mine: </text:span><text:span text:style-name="T2">When certain predetermined conditions are met (usually when an enemy ship enters the mine’s detonation area), the deployed mine explodes. The mine’s detonation area includes the square it occupies and all adjacent 500-foot squares (9 squares total). All ships within the mine’s detonation area take damage when the mine detonates. A pilot may attempt a Pilot check (DC 25) to reduce the damage by half; making this check does not count as an action.</text:span></text:p>
      <text:p text:style-name="P6"/>
      <text:p text:style-name="P1"><text:span text:style-name="T7">FIRE-LINKED WEAPONS</text:span></text:p>
      <text:p text:style-name="P1"><text:span text:style-name="T2">Fire-linked weapons are identical beam weapons, projectile weapons, or missile launchers that point and fire in the same direction. In effect, this arrangement creates a single weapon (fired with a single attack roll) that deals greater damage than either weapon alone.</text:span></text:p>
      <text:p text:style-name="P1"><text:span text:style-name="T2">Each full doubling of the number of fire-linked weapons (two weapons, four, eight, and so on) increases the damage by one-half the base damage. For example, a fighter using two fire-linked rail cannons (damage 6d12 each) deals 9d12 points of damage with a successful attack. Fire-linking weapons adds +1 to the purchase DC of each weapon in the link; taking the above example, each fire-linked rail cannon would have a purchase DC of 31 instead of 30.</text:span></text:p>
      <text:p text:style-name="P1"><text:span text:style-name="T2">Variable fire links also exist, allowing the gunner to decide from attack to attack whether to fire the weapons individually (as normal), in a full link (as described above), or in a partial link. A partial link allows the pilot to fire the linked weapons in groups of two. Only starships with four or more fire-linked weapons can be fired in a partial link. The variable version of the fire link adds +3 to the purchase DC of each weapon in the link.</text:span></text:p>
      <text:p text:style-name="P6"/>
      <text:p text:style-name="P1"><text:span text:style-name="T7">WEAPON BATTERIES</text:span></text:p>
      <text:p text:style-name="P1"><text:span text:style-name="T2">A weapon battery consists of a cluster of up to five identical beam weapons, projectile weapons, or missile launchers that fire as a single weapon (requiring a single attack roll). When using battery fire, every weapon after the first in a battery adds a +1 bonus on the attack roll, to a maximum of +4 for a five-weapon battery. If the attack succeeds, roll damage as if one of the weapons had hit. In addition, a weapon battery has a greater chance of scoring a critical hit. Regardless of the number of weapons in the battery, the threat range is increased by 1. For example, a battery of plasma cannons (normal threat range of 20) has a threat range of 19–20. This effect stacks with other systems that expand a weapon’s critical threat range, such as Achilles targeting software.</text:span></text:p>
      <text:p text:style-name="P1"><text:span text:style-name="T2">Batteries of weapons cannot be “split” into individual weapons; they either fire all together, or not at all. Installing weapons in a battery increases the purchase DC of each weapon by +1.</text:span></text:p>
      <text:p text:style-name="P1"><text:span text:style-name="T2">Only mediumweight, heavy, and superheavy starships can be equipped with weapon batteries.</text:span></text:p>
      <text:p text:style-name="P6"/>
      <text:p text:style-name="P1"><text:span text:style-name="T7">WEAPON DESCRIPTIONS</text:span></text:p>
      <text:p text:style-name="P1"><text:span text:style-name="T2">Table: Starship Weapons provides the following statistics for various ranged weapons:</text:span></text:p>
      <text:p text:style-name="P1"><text:soft-page-break/><text:span text:style-name="T4">Damage: </text:span><text:span text:style-name="T2">The damage the weapon deals.</text:span></text:p>
      <text:p text:style-name="P1"><text:span text:style-name="T4">Critical: </text:span><text:span text:style-name="T2">The critical threat range of the weapon.</text:span></text:p>
      <text:p text:style-name="P1"><text:span text:style-name="T4">Damage Type: </text:span><text:span text:style-name="T2">Most beam weapons deal a nonspecific type of energy damage that is not subject to energy resistance. A few weapons deal a specific kind of energy damage; for example, a laser deals fire damage. Projectile weapons deal ballistic damage.</text:span></text:p>
      <text:p text:style-name="P1"><text:span text:style-name="T4">Range Increment: </text:span><text:span text:style-name="T2">A weapon’s range increment is given in feet. An attack at less than this distance is not penalized for range. However, each full range increment causes a cumulative –2 penalty on the attack roll. Beam weapons dissipate and become ineffective past 10 range increments, while projectile weapons have unlimited range.</text:span></text:p>
      <text:p text:style-name="P1"><text:span text:style-name="T4">Rate of Fire: </text:span><text:span text:style-name="T2">Ranged weapons have three possible rates of fire: single shot, semiautomatic, or automatic.</text:span></text:p>
      <text:p text:style-name="P1"><text:span text:style-name="T3">Single Shot: </text:span><text:span text:style-name="T2">A weapon with a single shot rate of fire can fire only one shot per attack, even if the gunner has a feat or other ability that normally allows more than one shot per attack.</text:span></text:p>
      <text:p text:style-name="P1"><text:span text:style-name="T3">Semiautomatic (S): </text:span><text:span text:style-name="T2">A semiautomatic ranged weapon fires one shot per attack (effectively acting as a single shot weapon). However, a gunner who gains multiple attacks per round because of his level or because of certain feats can fire a semiautomatic beam weapon multiple times in rapid succession, getting more than one shot per attack.</text:span></text:p>
      <text:p text:style-name="P1"><text:span text:style-name="T3">Automatic (A): </text:span><text:span text:style-name="T2">Automatic ranged weapons fire a burst or stream of shots. Only weapons with the automatic rate of fire can be set on autofire or be used with feats that take advantage of automatic fire. See the Starship Weapons on Autofire for more rules and information.</text:span></text:p>
      <text:p text:style-name="P1"><text:span text:style-name="T4">Minimum Ship Size: </text:span><text:span text:style-name="T2">The minimum size of starship capable of supporting the weapon.</text:span></text:p>
      <text:p text:style-name="P1"><text:span text:style-name="T4">Purchase DC: </text:span><text:span text:style-name="T2">The purchase DC of the weapon.</text:span></text:p>
      <text:p text:style-name="P1"><text:span text:style-name="T4">Restriction: </text:span><text:span text:style-name="T2">The level of license required to purchase the weapon legally.</text:span></text:p>
      <text:p text:style-name="P2"/>
      <text:h text:style-name="P14" text:outline-level="2"><text:span text:style-name="T6">Starship Weapons on Autofire</text:span></text:h>
      <text:p text:style-name="P1"><text:span text:style-name="T2">If a starship weapon has an automatic rate of fire, it can be set on autofire. Autofire affects an area and everything in it, not a specific target. The starship using the autofire weapon targets a 1,000-foot-by-1,000-foot area and makes an attack roll; the targeted area has an effective Defense of 10. If the attack succeeds, the pilots of all ships within the affected area must make a Pilot check (DC 15) or take the weapon’s damage.</text:span></text:p>
      <text:p text:style-name="P1"><text:span text:style-name="T2">Apply a penalty on the check based on the size of the pilot’s ship: Huge –2, Gargantuan –4, Colossal –8.</text:span></text:p>
      <text:p text:style-name="P1"><text:span text:style-name="T2">Some starship weapons—such as the needle driver—only have autofire settings and can’t normally fire single shots.</text:span></text:p>
      <text:p text:style-name="P3"/>
      <table:table table:name="Table40" table:style-name="Table40">
        <table:table-column table:style-name="Table40.A"/>
        <table:table-column table:style-name="Table40.B"/>
        <table:table-column table:style-name="Table40.C"/>
        <table:table-column table:style-name="Table40.D"/>
        <table:table-column table:style-name="Table40.E"/>
        <table:table-column table:style-name="Table40.F"/>
        <table:table-column table:style-name="Table40.G"/>
        <table:table-column table:style-name="Table40.H"/>
        <table:table-column table:style-name="Table40.I"/>
        <table:table-row table:style-name="Table40.1">
          <table:table-cell table:style-name="Table40.A1" table:number-columns-spanned="9" office:value-type="string">
            <text:h text:style-name="P17" text:outline-level="3"><text:span text:style-name="T1">Table: Starship Weapons</text:span></text:h>
          </table:table-cell>
          <table:covered-table-cell/>
          <table:covered-table-cell/>
          <table:covered-table-cell/>
          <table:covered-table-cell/>
          <table:covered-table-cell/>
          <table:covered-table-cell/>
          <table:covered-table-cell/>
          <table:covered-table-cell/>
        </table:table-row>
        <table:table-row table:style-name="Table40.2">
          <table:table-cell table:style-name="Table40.A2" office:value-type="string">
            <text:p text:style-name="P8"/>
          </table:table-cell>
          <table:table-cell table:style-name="Table40.A2" office:value-type="string">
            <text:p text:style-name="P12"><text:span text:style-name="T9">Weapon Damage</text:span></text:p>
          </table:table-cell>
          <table:table-cell table:style-name="Table40.A2" office:value-type="string">
            <text:p text:style-name="P12"><text:span text:style-name="T9">Critical</text:span></text:p>
          </table:table-cell>
          <table:table-cell table:style-name="Table40.A2" office:value-type="string">
            <text:p text:style-name="P12"><text:span text:style-name="T9">Damage Type</text:span></text:p>
          </table:table-cell>
          <table:table-cell table:style-name="Table40.A2" office:value-type="string">
            <text:p text:style-name="P12"><text:span text:style-name="T9">Range Increment</text:span></text:p>
          </table:table-cell>
          <table:table-cell table:style-name="Table40.A2" office:value-type="string">
            <text:p text:style-name="P12"><text:span text:style-name="T9">Rate of Fire</text:span></text:p>
          </table:table-cell>
          <table:table-cell table:style-name="Table40.A2" office:value-type="string">
            <text:p text:style-name="P12"><text:span text:style-name="T9">Minimum Ship Size</text:span></text:p>
          </table:table-cell>
          <table:table-cell table:style-name="Table40.A2" office:value-type="string">
            <text:p text:style-name="P12"><text:span text:style-name="T9">Purchase DC</text:span></text:p>
          </table:table-cell>
          <table:table-cell table:style-name="Table40.A2" office:value-type="string">
            <text:p text:style-name="P12"><text:span text:style-name="T9">Restriction</text:span></text:p>
          </table:table-cell>
        </table:table-row>
        <table:table-row table:style-name="Table40.1">
          <table:table-cell table:style-name="Table40.A2" table:number-columns-spanned="9" office:value-type="string">
            <text:h text:style-name="P17" text:outline-level="3"><text:span text:style-name="T1">Progress Level 6: Fusion Age</text:span></text:h>
          </table:table-cell>
          <table:covered-table-cell/>
          <table:covered-table-cell/>
          <table:covered-table-cell/>
          <table:covered-table-cell/>
          <table:covered-table-cell/>
          <table:covered-table-cell/>
          <table:covered-table-cell/>
          <table:covered-table-cell/>
        </table:table-row>
        <text:soft-page-break/>
        <table:table-row table:style-name="Table40.2">
          <table:table-cell table:style-name="Table40.A2" office:value-type="string">
            <text:p text:style-name="P9"><text:span text:style-name="T1">Fusion beam</text:span></text:p>
          </table:table-cell>
          <table:table-cell table:style-name="Table40.A2" office:value-type="string">
            <text:p text:style-name="P12"><text:span text:style-name="T1">10d8 (45)</text:span></text:p>
          </table:table-cell>
          <table:table-cell table:style-name="Table40.A2" office:value-type="string">
            <text:p text:style-name="P12"><text:span text:style-name="T1">20</text:span></text:p>
          </table:table-cell>
          <table:table-cell table:style-name="Table40.A2" office:value-type="string">
            <text:p text:style-name="P12"><text:span text:style-name="T1">Energy</text:span></text:p>
          </table:table-cell>
          <table:table-cell table:style-name="Table40.A2" office:value-type="string">
            <text:p text:style-name="P12"><text:span text:style-name="T1">3,000 ft.</text:span></text:p>
          </table:table-cell>
          <table:table-cell table:style-name="Table40.A2" office:value-type="string">
            <text:p text:style-name="P12"><text:span text:style-name="T1">Single</text:span></text:p>
          </table:table-cell>
          <table:table-cell table:style-name="Table40.A2" office:value-type="string">
            <text:p text:style-name="P12"><text:span text:style-name="T1">Gargantuan</text:span></text:p>
          </table:table-cell>
          <table:table-cell table:style-name="Table40.A2" office:value-type="string">
            <text:p text:style-name="P12"><text:span text:style-name="T1">33</text:span></text:p>
          </table:table-cell>
          <table:table-cell table:style-name="Table40.A2" office:value-type="string">
            <text:p text:style-name="P12"><text:span text:style-name="T1">Res (+2)</text:span></text:p>
          </table:table-cell>
        </table:table-row>
        <table:table-row table:style-name="Table40.2">
          <table:table-cell table:style-name="Table40.A2" office:value-type="string">
            <text:p text:style-name="P1"><text:span text:style-name="T1">Gauss gun</text:span></text:p>
          </table:table-cell>
          <table:table-cell table:style-name="Table40.A2" office:value-type="string">
            <text:p text:style-name="P11"><text:span text:style-name="T1">8d12 (52)</text:span></text:p>
          </table:table-cell>
          <table:table-cell table:style-name="Table40.A2" office:value-type="string">
            <text:p text:style-name="P11"><text:span text:style-name="T1">20</text:span></text:p>
          </table:table-cell>
          <table:table-cell table:style-name="Table40.A2" office:value-type="string">
            <text:p text:style-name="P11"><text:span text:style-name="T1">Ballistic</text:span></text:p>
          </table:table-cell>
          <table:table-cell table:style-name="Table40.A2" office:value-type="string">
            <text:p text:style-name="P11"><text:span text:style-name="T1">4,000 ft.</text:span></text:p>
          </table:table-cell>
          <table:table-cell table:style-name="Table40.A2" office:value-type="string">
            <text:p text:style-name="P11"><text:span text:style-name="T1">Single</text:span><text:span text:style-name="T13">1</text:span><text:span text:style-name="T10"> </text:span></text:p>
          </table:table-cell>
          <table:table-cell table:style-name="Table40.A2" office:value-type="string">
            <text:p text:style-name="P11"><text:span text:style-name="T1">Gargantuan</text:span></text:p>
          </table:table-cell>
          <table:table-cell table:style-name="Table40.A2" office:value-type="string">
            <text:p text:style-name="P11"><text:span text:style-name="T1">35</text:span></text:p>
          </table:table-cell>
          <table:table-cell table:style-name="Table40.A2" office:value-type="string">
            <text:p text:style-name="P11"><text:span text:style-name="T1">Res (+2)</text:span></text:p>
          </table:table-cell>
        </table:table-row>
        <table:table-row table:style-name="Table40.2">
          <table:table-cell table:style-name="Table40.A2" office:value-type="string">
            <text:p text:style-name="P1"><text:span text:style-name="T1">Laser</text:span></text:p>
          </table:table-cell>
          <table:table-cell table:style-name="Table40.A2" office:value-type="string">
            <text:p text:style-name="P11"><text:span text:style-name="T1">6d8 (27)</text:span></text:p>
          </table:table-cell>
          <table:table-cell table:style-name="Table40.A2" office:value-type="string">
            <text:p text:style-name="P11"><text:span text:style-name="T1">20</text:span></text:p>
          </table:table-cell>
          <table:table-cell table:style-name="Table40.A2" office:value-type="string">
            <text:p text:style-name="P11"><text:span text:style-name="T1">Fire</text:span></text:p>
          </table:table-cell>
          <table:table-cell table:style-name="Table40.A2" office:value-type="string">
            <text:p text:style-name="P11"><text:span text:style-name="T1">3,000 ft.</text:span></text:p>
          </table:table-cell>
          <table:table-cell table:style-name="Table40.A2" office:value-type="string">
            <text:p text:style-name="P11"><text:span text:style-name="T1">Single</text:span><text:span text:style-name="T13">1</text:span></text:p>
          </table:table-cell>
          <table:table-cell table:style-name="Table40.A2" office:value-type="string">
            <text:p text:style-name="P11"><text:span text:style-name="T1">Huge</text:span></text:p>
          </table:table-cell>
          <table:table-cell table:style-name="Table40.A2" office:value-type="string">
            <text:p text:style-name="P11"><text:span text:style-name="T1">28</text:span></text:p>
          </table:table-cell>
          <table:table-cell table:style-name="Table40.A2" office:value-type="string">
            <text:p text:style-name="P11"><text:span text:style-name="T1">Lic (+1)</text:span></text:p>
          </table:table-cell>
        </table:table-row>
        <text:soft-page-break/>
        <table:table-row table:style-name="Table40.2">
          <table:table-cell table:style-name="Table40.A2" office:value-type="string">
            <text:p text:style-name="P1"><text:span text:style-name="T1">Laser, heavy</text:span></text:p>
          </table:table-cell>
          <table:table-cell table:style-name="Table40.A2" office:value-type="string">
            <text:p text:style-name="P11"><text:span text:style-name="T1">8d8 (36)</text:span></text:p>
          </table:table-cell>
          <table:table-cell table:style-name="Table40.A2" office:value-type="string">
            <text:p text:style-name="P11"><text:span text:style-name="T1">20</text:span></text:p>
          </table:table-cell>
          <table:table-cell table:style-name="Table40.A2" office:value-type="string">
            <text:p text:style-name="P11"><text:span text:style-name="T1">Fire</text:span></text:p>
          </table:table-cell>
          <table:table-cell table:style-name="Table40.A2" office:value-type="string">
            <text:p text:style-name="P11"><text:span text:style-name="T1">4,000 ft.</text:span></text:p>
          </table:table-cell>
          <table:table-cell table:style-name="Table40.A2" office:value-type="string">
            <text:p text:style-name="P11"><text:span text:style-name="T1">Single</text:span></text:p>
          </table:table-cell>
          <table:table-cell table:style-name="Table40.A2" office:value-type="string">
            <text:p text:style-name="P11"><text:span text:style-name="T1">Colossal</text:span></text:p>
          </table:table-cell>
          <table:table-cell table:style-name="Table40.A2" office:value-type="string">
            <text:p text:style-name="P11"><text:span text:style-name="T1">31</text:span></text:p>
          </table:table-cell>
          <table:table-cell table:style-name="Table40.A2" office:value-type="string">
            <text:p text:style-name="P11"><text:span text:style-name="T1">Res (+2)</text:span></text:p>
          </table:table-cell>
        </table:table-row>
        <table:table-row table:style-name="Table40.2">
          <table:table-cell table:style-name="Table40.A2" office:value-type="string">
            <text:p text:style-name="P1"><text:span text:style-name="T1">Mine, fusion</text:span></text:p>
          </table:table-cell>
          <table:table-cell table:style-name="Table40.A2" office:value-type="string">
            <text:p text:style-name="P11"><text:span text:style-name="T1">5d100 (275)</text:span></text:p>
          </table:table-cell>
          <table:table-cell table:style-name="Table40.A2" office:value-type="string">
            <text:p text:style-name="P11"><text:span text:style-name="T1">—</text:span></text:p>
          </table:table-cell>
          <table:table-cell table:style-name="Table40.A2" office:value-type="string">
            <text:p text:style-name="P11"><text:span text:style-name="T1">Energy</text:span></text:p>
          </table:table-cell>
          <table:table-cell table:style-name="Table40.A2" office:value-type="string">
            <text:p text:style-name="P11"><text:span text:style-name="T1">—</text:span></text:p>
          </table:table-cell>
          <table:table-cell table:style-name="Table40.A2" office:value-type="string">
            <text:p text:style-name="P11"><text:span text:style-name="T1">—</text:span></text:p>
          </table:table-cell>
          <table:table-cell table:style-name="Table40.A2" office:value-type="string">
            <text:p text:style-name="P11"><text:span text:style-name="T1">Colossal</text:span></text:p>
          </table:table-cell>
          <table:table-cell table:style-name="Table40.A2" office:value-type="string">
            <text:p text:style-name="P11"><text:span text:style-name="T1">33</text:span></text:p>
          </table:table-cell>
          <table:table-cell table:style-name="Table40.A2" office:value-type="string">
            <text:p text:style-name="P11"><text:span text:style-name="T1">Mil (+3)</text:span></text:p>
          </table:table-cell>
        </table:table-row>
        <table:table-row table:style-name="Table40.2">
          <table:table-cell table:style-name="Table40.A2" office:value-type="string">
            <text:p text:style-name="P1"><text:span text:style-name="T1">Missile, CHE</text:span></text:p>
          </table:table-cell>
          <table:table-cell table:style-name="Table40.A2" office:value-type="string">
            <text:p text:style-name="P11"><text:span text:style-name="T1">6d12 (39)</text:span></text:p>
          </table:table-cell>
          <table:table-cell table:style-name="Table40.A2" office:value-type="string">
            <text:p text:style-name="P11"><text:span text:style-name="T1">19–20</text:span></text:p>
          </table:table-cell>
          <table:table-cell table:style-name="Table40.A2" office:value-type="string">
            <text:p text:style-name="P11"><text:span text:style-name="T1">Ballistic</text:span></text:p>
          </table:table-cell>
          <table:table-cell table:style-name="Table40.A2" office:value-type="string">
            <text:p text:style-name="P11"><text:span text:style-name="T1">—</text:span></text:p>
          </table:table-cell>
          <table:table-cell table:style-name="Table40.A2" office:value-type="string">
            <text:p text:style-name="P11"><text:span text:style-name="T1">Single</text:span></text:p>
          </table:table-cell>
          <table:table-cell table:style-name="Table40.A2" office:value-type="string">
            <text:p text:style-name="P11"><text:span text:style-name="T1">Gargantuan</text:span></text:p>
          </table:table-cell>
          <table:table-cell table:style-name="Table40.A2" office:value-type="string">
            <text:p text:style-name="P11"><text:span text:style-name="T1">25</text:span><text:span text:style-name="T13">2</text:span></text:p>
          </table:table-cell>
          <table:table-cell table:style-name="Table40.A2" office:value-type="string">
            <text:p text:style-name="P11"><text:span text:style-name="T1">Mil (+3)</text:span></text:p>
          </table:table-cell>
        </table:table-row>
        <text:soft-page-break/>
        <table:table-row table:style-name="Table40.2">
          <table:table-cell table:style-name="Table40.A2" office:value-type="string">
            <text:p text:style-name="P1"><text:span text:style-name="T1">Missile, KE submunition</text:span></text:p>
          </table:table-cell>
          <table:table-cell table:style-name="Table40.A2" office:value-type="string">
            <text:p text:style-name="P11"><text:span text:style-name="T1">4d12 (26)</text:span></text:p>
          </table:table-cell>
          <table:table-cell table:style-name="Table40.A2" office:value-type="string">
            <text:p text:style-name="P11"><text:span text:style-name="T1">19–20</text:span></text:p>
          </table:table-cell>
          <table:table-cell table:style-name="Table40.A2" office:value-type="string">
            <text:p text:style-name="P11"><text:span text:style-name="T1">Ballistic</text:span></text:p>
          </table:table-cell>
          <table:table-cell table:style-name="Table40.A2" office:value-type="string">
            <text:p text:style-name="P11"><text:span text:style-name="T1">—</text:span></text:p>
          </table:table-cell>
          <table:table-cell table:style-name="Table40.A2" office:value-type="string">
            <text:p text:style-name="P11"><text:span text:style-name="T1">Single</text:span></text:p>
          </table:table-cell>
          <table:table-cell table:style-name="Table40.A2" office:value-type="string">
            <text:p text:style-name="P11"><text:span text:style-name="T1">Gargantuan</text:span></text:p>
          </table:table-cell>
          <table:table-cell table:style-name="Table40.A2" office:value-type="string">
            <text:p text:style-name="P11"><text:span text:style-name="T1">22</text:span><text:span text:style-name="T13">2</text:span></text:p>
          </table:table-cell>
          <table:table-cell table:style-name="Table40.A2" office:value-type="string">
            <text:p text:style-name="P11"><text:span text:style-name="T1">Lic (+1)</text:span></text:p>
          </table:table-cell>
        </table:table-row>
        <table:table-row table:style-name="Table40.2">
          <table:table-cell table:style-name="Table40.A2" office:value-type="string">
            <text:p text:style-name="P1"><text:span text:style-name="T1">Missile, nuclear</text:span></text:p>
          </table:table-cell>
          <table:table-cell table:style-name="Table40.A2" office:value-type="string">
            <text:p text:style-name="P11"><text:span text:style-name="T1">16d8 (72)</text:span></text:p>
          </table:table-cell>
          <table:table-cell table:style-name="Table40.A2" office:value-type="string">
            <text:p text:style-name="P11"><text:span text:style-name="T1">19–20</text:span></text:p>
          </table:table-cell>
          <table:table-cell table:style-name="Table40.A2" office:value-type="string">
            <text:p text:style-name="P11"><text:span text:style-name="T1">Energy</text:span></text:p>
          </table:table-cell>
          <table:table-cell table:style-name="Table40.A2" office:value-type="string">
            <text:p text:style-name="P11"><text:span text:style-name="T1">—</text:span></text:p>
          </table:table-cell>
          <table:table-cell table:style-name="Table40.A2" office:value-type="string">
            <text:p text:style-name="P11"><text:span text:style-name="T1">Single</text:span></text:p>
          </table:table-cell>
          <table:table-cell table:style-name="Table40.A2" office:value-type="string">
            <text:p text:style-name="P11"><text:span text:style-name="T1">Gargantuan</text:span></text:p>
          </table:table-cell>
          <table:table-cell table:style-name="Table40.A2" office:value-type="string">
            <text:p text:style-name="P11"><text:span text:style-name="T1">45</text:span><text:span text:style-name="T13">2</text:span></text:p>
          </table:table-cell>
          <table:table-cell table:style-name="Table40.A2" office:value-type="string">
            <text:p text:style-name="P11"><text:span text:style-name="T1">Mil (+3)</text:span></text:p>
          </table:table-cell>
        </table:table-row>
        <table:table-row table:style-name="Table40.2">
          <table:table-cell table:style-name="Table40.A2" office:value-type="string">
            <text:p text:style-name="P1"><text:span text:style-name="T1">Needle driver</text:span></text:p>
          </table:table-cell>
          <table:table-cell table:style-name="Table40.A2" office:value-type="string">
            <text:p text:style-name="P11"><text:span text:style-name="T1">8d12 (52)</text:span></text:p>
          </table:table-cell>
          <table:table-cell table:style-name="Table40.A2" office:value-type="string">
            <text:p text:style-name="P11"><text:span text:style-name="T1">20</text:span></text:p>
          </table:table-cell>
          <table:table-cell table:style-name="Table40.A2" office:value-type="string">
            <text:p text:style-name="P11"><text:span text:style-name="T1">Ballistic</text:span></text:p>
          </table:table-cell>
          <table:table-cell table:style-name="Table40.A2" office:value-type="string">
            <text:p text:style-name="P11"><text:span text:style-name="T1">4,000 ft.</text:span></text:p>
          </table:table-cell>
          <table:table-cell table:style-name="Table40.A2" office:value-type="string">
            <text:p text:style-name="P11"><text:span text:style-name="T1">A</text:span></text:p>
          </table:table-cell>
          <table:table-cell table:style-name="Table40.A2" office:value-type="string">
            <text:p text:style-name="P11"><text:span text:style-name="T1">Gargantuan</text:span></text:p>
          </table:table-cell>
          <table:table-cell table:style-name="Table40.A2" office:value-type="string">
            <text:p text:style-name="P11"><text:span text:style-name="T1">36</text:span></text:p>
          </table:table-cell>
          <table:table-cell table:style-name="Table40.A2" office:value-type="string">
            <text:p text:style-name="P11"><text:span text:style-name="T1">Lic (+1)</text:span></text:p>
          </table:table-cell>
        </table:table-row>
        <text:soft-page-break/>
        <table:table-row table:style-name="Table40.2">
          <table:table-cell table:style-name="Table40.A2" office:value-type="string">
            <text:p text:style-name="P1"><text:span text:style-name="T1">Neutron gun</text:span></text:p>
          </table:table-cell>
          <table:table-cell table:style-name="Table40.A2" office:value-type="string">
            <text:p text:style-name="P11"><text:span text:style-name="T1">6d8 (27)</text:span></text:p>
          </table:table-cell>
          <table:table-cell table:style-name="Table40.A2" office:value-type="string">
            <text:p text:style-name="P11"><text:span text:style-name="T1">20</text:span></text:p>
          </table:table-cell>
          <table:table-cell table:style-name="Table40.A2" office:value-type="string">
            <text:p text:style-name="P11"><text:span text:style-name="T1">Energy</text:span></text:p>
          </table:table-cell>
          <table:table-cell table:style-name="Table40.A2" office:value-type="string">
            <text:p text:style-name="P11"><text:span text:style-name="T1">5,000 ft.</text:span></text:p>
          </table:table-cell>
          <table:table-cell table:style-name="Table40.A2" office:value-type="string">
            <text:p text:style-name="P11"><text:span text:style-name="T1">Single</text:span></text:p>
          </table:table-cell>
          <table:table-cell table:style-name="Table40.A2" office:value-type="string">
            <text:p text:style-name="P11"><text:span text:style-name="T1">Colossal</text:span></text:p>
          </table:table-cell>
          <table:table-cell table:style-name="Table40.A2" office:value-type="string">
            <text:p text:style-name="P11"><text:span text:style-name="T1">31</text:span></text:p>
          </table:table-cell>
          <table:table-cell table:style-name="Table40.A2" office:value-type="string">
            <text:p text:style-name="P11"><text:span text:style-name="T1">Mil (+3)</text:span></text:p>
          </table:table-cell>
        </table:table-row>
        <table:table-row table:style-name="Table40.2">
          <table:table-cell table:style-name="Table40.A2" office:value-type="string">
            <text:p text:style-name="P1"><text:span text:style-name="T1">Neutron gun, heavy</text:span></text:p>
          </table:table-cell>
          <table:table-cell table:style-name="Table40.A2" office:value-type="string">
            <text:p text:style-name="P11"><text:span text:style-name="T1">10d8 (45)</text:span></text:p>
          </table:table-cell>
          <table:table-cell table:style-name="Table40.A2" office:value-type="string">
            <text:p text:style-name="P11"><text:span text:style-name="T1">20</text:span></text:p>
          </table:table-cell>
          <table:table-cell table:style-name="Table40.A2" office:value-type="string">
            <text:p text:style-name="P11"><text:span text:style-name="T1">Energy</text:span></text:p>
          </table:table-cell>
          <table:table-cell table:style-name="Table40.A2" office:value-type="string">
            <text:p text:style-name="P11"><text:span text:style-name="T1">6,000 ft.</text:span></text:p>
          </table:table-cell>
          <table:table-cell table:style-name="Table40.A2" office:value-type="string">
            <text:p text:style-name="P11"><text:span text:style-name="T1">Single</text:span></text:p>
          </table:table-cell>
          <table:table-cell table:style-name="Table40.A2" office:value-type="string">
            <text:p text:style-name="P11"><text:span text:style-name="T1">Colossal</text:span></text:p>
          </table:table-cell>
          <table:table-cell table:style-name="Table40.A2" office:value-type="string">
            <text:p text:style-name="P11"><text:span text:style-name="T1">35</text:span></text:p>
          </table:table-cell>
          <table:table-cell table:style-name="Table40.A2" office:value-type="string">
            <text:p text:style-name="P11"><text:span text:style-name="T1">Mil (+3)</text:span></text:p>
          </table:table-cell>
        </table:table-row>
        <table:table-row table:style-name="Table40.2">
          <table:table-cell table:style-name="Table40.A2" office:value-type="string">
            <text:p text:style-name="P1"><text:span text:style-name="T1">Rail cannon</text:span></text:p>
          </table:table-cell>
          <table:table-cell table:style-name="Table40.A2" office:value-type="string">
            <text:p text:style-name="P11"><text:span text:style-name="T1">6d12 (39)</text:span></text:p>
          </table:table-cell>
          <table:table-cell table:style-name="Table40.A2" office:value-type="string">
            <text:p text:style-name="P11"><text:span text:style-name="T1">20</text:span></text:p>
          </table:table-cell>
          <table:table-cell table:style-name="Table40.A2" office:value-type="string">
            <text:p text:style-name="P11"><text:span text:style-name="T1">Ballistic</text:span></text:p>
          </table:table-cell>
          <table:table-cell table:style-name="Table40.A2" office:value-type="string">
            <text:p text:style-name="P11"><text:span text:style-name="T1">3,000 ft.</text:span></text:p>
          </table:table-cell>
          <table:table-cell table:style-name="Table40.A2" office:value-type="string">
            <text:p text:style-name="P11"><text:span text:style-name="T1">Single</text:span><text:span text:style-name="T13">1</text:span></text:p>
          </table:table-cell>
          <table:table-cell table:style-name="Table40.A2" office:value-type="string">
            <text:p text:style-name="P11"><text:span text:style-name="T1">Gargantuan</text:span></text:p>
          </table:table-cell>
          <table:table-cell table:style-name="Table40.A2" office:value-type="string">
            <text:p text:style-name="P11"><text:span text:style-name="T1">30</text:span></text:p>
          </table:table-cell>
          <table:table-cell table:style-name="Table40.A2" office:value-type="string">
            <text:p text:style-name="P11"><text:span text:style-name="T1">Lic (+1)</text:span></text:p>
          </table:table-cell>
        </table:table-row>
        <text:soft-page-break/>
        <table:table-row table:style-name="Table40.1">
          <table:table-cell table:style-name="Table40.A2" table:number-columns-spanned="9" office:value-type="string">
            <text:h text:style-name="P17" text:outline-level="3"><text:span text:style-name="T1">Progress Level 7: Gravity Age</text:span></text:h>
          </table:table-cell>
          <table:covered-table-cell/>
          <table:covered-table-cell/>
          <table:covered-table-cell/>
          <table:covered-table-cell/>
          <table:covered-table-cell/>
          <table:covered-table-cell/>
          <table:covered-table-cell/>
          <table:covered-table-cell/>
        </table:table-row>
        <table:table-row table:style-name="Table40.2">
          <table:table-cell table:style-name="Table40.A2" office:value-type="string">
            <text:p text:style-name="P9"><text:span text:style-name="T1">Antimatter gun</text:span></text:p>
          </table:table-cell>
          <table:table-cell table:style-name="Table40.A2" office:value-type="string">
            <text:p text:style-name="P12"><text:span text:style-name="T1">10d8 (45)</text:span></text:p>
          </table:table-cell>
          <table:table-cell table:style-name="Table40.A2" office:value-type="string">
            <text:p text:style-name="P12"><text:span text:style-name="T1">20</text:span></text:p>
          </table:table-cell>
          <table:table-cell table:style-name="Table40.A2" office:value-type="string">
            <text:p text:style-name="P12"><text:span text:style-name="T1">Energy</text:span></text:p>
          </table:table-cell>
          <table:table-cell table:style-name="Table40.A2" office:value-type="string">
            <text:p text:style-name="P12"><text:span text:style-name="T1">5,000 ft.</text:span></text:p>
          </table:table-cell>
          <table:table-cell table:style-name="Table40.A2" office:value-type="string">
            <text:p text:style-name="P12"><text:span text:style-name="T1">Single</text:span></text:p>
          </table:table-cell>
          <table:table-cell table:style-name="Table40.A2" office:value-type="string">
            <text:p text:style-name="P12"><text:span text:style-name="T1">Colossal</text:span></text:p>
          </table:table-cell>
          <table:table-cell table:style-name="Table40.A2" office:value-type="string">
            <text:p text:style-name="P12"><text:span text:style-name="T1">38</text:span></text:p>
          </table:table-cell>
          <table:table-cell table:style-name="Table40.A2" office:value-type="string">
            <text:p text:style-name="P12"><text:span text:style-name="T1">Mil (+3)</text:span></text:p>
          </table:table-cell>
        </table:table-row>
        <table:table-row table:style-name="Table40.2">
          <table:table-cell table:style-name="Table40.A2" office:value-type="string">
            <text:p text:style-name="P1"><text:span text:style-name="T1">Mass cannon</text:span></text:p>
          </table:table-cell>
          <table:table-cell table:style-name="Table40.A2" office:value-type="string">
            <text:p text:style-name="P11"><text:span text:style-name="T1">8d12 (52)</text:span></text:p>
          </table:table-cell>
          <table:table-cell table:style-name="Table40.A2" office:value-type="string">
            <text:p text:style-name="P11"><text:span text:style-name="T1">20</text:span></text:p>
          </table:table-cell>
          <table:table-cell table:style-name="Table40.A2" office:value-type="string">
            <text:p text:style-name="P11"><text:span text:style-name="T1">Ballistic</text:span></text:p>
          </table:table-cell>
          <table:table-cell table:style-name="Table40.A2" office:value-type="string">
            <text:p text:style-name="P11"><text:span text:style-name="T1">5,000 ft.</text:span></text:p>
          </table:table-cell>
          <table:table-cell table:style-name="Table40.A2" office:value-type="string">
            <text:p text:style-name="P11"><text:span text:style-name="T1">Single</text:span></text:p>
          </table:table-cell>
          <table:table-cell table:style-name="Table40.A2" office:value-type="string">
            <text:p text:style-name="P11"><text:span text:style-name="T1">Gargantuan</text:span></text:p>
          </table:table-cell>
          <table:table-cell table:style-name="Table40.A2" office:value-type="string">
            <text:p text:style-name="P11"><text:span text:style-name="T1">37</text:span></text:p>
          </table:table-cell>
          <table:table-cell table:style-name="Table40.A2" office:value-type="string">
            <text:p text:style-name="P11"><text:span text:style-name="T1">Lic (+1)</text:span></text:p>
          </table:table-cell>
        </table:table-row>
        <text:soft-page-break/>
        <table:table-row table:style-name="Table40.2">
          <table:table-cell table:style-name="Table40.A2" office:value-type="string">
            <text:p text:style-name="P1"><text:span text:style-name="T1">Mass cannon, heavy</text:span></text:p>
          </table:table-cell>
          <table:table-cell table:style-name="Table40.A2" office:value-type="string">
            <text:p text:style-name="P11"><text:span text:style-name="T1">10d12 (65)</text:span></text:p>
          </table:table-cell>
          <table:table-cell table:style-name="Table40.A2" office:value-type="string">
            <text:p text:style-name="P11"><text:span text:style-name="T1">20</text:span></text:p>
          </table:table-cell>
          <table:table-cell table:style-name="Table40.A2" office:value-type="string">
            <text:p text:style-name="P11"><text:span text:style-name="T1">Ballistic</text:span></text:p>
          </table:table-cell>
          <table:table-cell table:style-name="Table40.A2" office:value-type="string">
            <text:p text:style-name="P11"><text:span text:style-name="T1">6,000 ft.</text:span></text:p>
          </table:table-cell>
          <table:table-cell table:style-name="Table40.A2" office:value-type="string">
            <text:p text:style-name="P11"><text:span text:style-name="T1">Single</text:span></text:p>
          </table:table-cell>
          <table:table-cell table:style-name="Table40.A2" office:value-type="string">
            <text:p text:style-name="P11"><text:span text:style-name="T1">Colossal</text:span></text:p>
          </table:table-cell>
          <table:table-cell table:style-name="Table40.A2" office:value-type="string">
            <text:p text:style-name="P11"><text:span text:style-name="T1">40</text:span></text:p>
          </table:table-cell>
          <table:table-cell table:style-name="Table40.A2" office:value-type="string">
            <text:p text:style-name="P11"><text:span text:style-name="T1">Res (+2)</text:span></text:p>
          </table:table-cell>
        </table:table-row>
        <table:table-row table:style-name="Table40.2">
          <table:table-cell table:style-name="Table40.A2" office:value-type="string">
            <text:p text:style-name="P1"><text:span text:style-name="T1">Mine, gravitic</text:span></text:p>
          </table:table-cell>
          <table:table-cell table:style-name="Table40.A2" office:value-type="string">
            <text:p text:style-name="P11"><text:span text:style-name="T1">10d100 (550)</text:span></text:p>
          </table:table-cell>
          <table:table-cell table:style-name="Table40.A2" office:value-type="string">
            <text:p text:style-name="P11"><text:span text:style-name="T1">—</text:span></text:p>
          </table:table-cell>
          <table:table-cell table:style-name="Table40.A2" office:value-type="string">
            <text:p text:style-name="P11"><text:span text:style-name="T1">Energy</text:span></text:p>
          </table:table-cell>
          <table:table-cell table:style-name="Table40.A2" office:value-type="string">
            <text:p text:style-name="P11"><text:span text:style-name="T1">—</text:span></text:p>
          </table:table-cell>
          <table:table-cell table:style-name="Table40.A2" office:value-type="string">
            <text:p text:style-name="P11"><text:span text:style-name="T1">—</text:span></text:p>
          </table:table-cell>
          <table:table-cell table:style-name="Table40.A2" office:value-type="string">
            <text:p text:style-name="P11"><text:span text:style-name="T1">Colossal</text:span></text:p>
          </table:table-cell>
          <table:table-cell table:style-name="Table40.A2" office:value-type="string">
            <text:p text:style-name="P11"><text:span text:style-name="T1">43</text:span></text:p>
          </table:table-cell>
          <table:table-cell table:style-name="Table40.A2" office:value-type="string">
            <text:p text:style-name="P11"><text:span text:style-name="T1">Mil (+3)</text:span></text:p>
          </table:table-cell>
        </table:table-row>
        <table:table-row table:style-name="Table40.2">
          <table:table-cell table:style-name="Table40.A2" office:value-type="string">
            <text:p text:style-name="P1"><text:span text:style-name="T1">Missile, mass reaction</text:span></text:p>
          </table:table-cell>
          <table:table-cell table:style-name="Table40.A2" office:value-type="string">
            <text:p text:style-name="P11"><text:span text:style-name="T1">20d8 (90)</text:span></text:p>
          </table:table-cell>
          <table:table-cell table:style-name="Table40.A2" office:value-type="string">
            <text:p text:style-name="P11"><text:span text:style-name="T1">19–20</text:span></text:p>
          </table:table-cell>
          <table:table-cell table:style-name="Table40.A2" office:value-type="string">
            <text:p text:style-name="P11"><text:span text:style-name="T1">Energy</text:span></text:p>
          </table:table-cell>
          <table:table-cell table:style-name="Table40.A2" office:value-type="string">
            <text:p text:style-name="P11"><text:span text:style-name="T1">—</text:span></text:p>
          </table:table-cell>
          <table:table-cell table:style-name="Table40.A2" office:value-type="string">
            <text:p text:style-name="P11"><text:span text:style-name="T1">Single</text:span></text:p>
          </table:table-cell>
          <table:table-cell table:style-name="Table40.A2" office:value-type="string">
            <text:p text:style-name="P11"><text:span text:style-name="T1">Colossal</text:span></text:p>
          </table:table-cell>
          <table:table-cell table:style-name="Table40.A2" office:value-type="string">
            <text:p text:style-name="P11"><text:span text:style-name="T1">50</text:span><text:span text:style-name="T13">2</text:span></text:p>
          </table:table-cell>
          <table:table-cell table:style-name="Table40.A2" office:value-type="string">
            <text:p text:style-name="P11"><text:span text:style-name="T1">Mil (+3)</text:span></text:p>
          </table:table-cell>
        </table:table-row>
        <text:soft-page-break/>
        <table:table-row table:style-name="Table40.2">
          <table:table-cell table:style-name="Table40.A2" office:value-type="string">
            <text:p text:style-name="P1"><text:span text:style-name="T1">Missile, plasma</text:span></text:p>
          </table:table-cell>
          <table:table-cell table:style-name="Table40.A2" office:value-type="string">
            <text:p text:style-name="P11"><text:span text:style-name="T1">18d8 (81)</text:span></text:p>
          </table:table-cell>
          <table:table-cell table:style-name="Table40.A2" office:value-type="string">
            <text:p text:style-name="P11"><text:span text:style-name="T1">19–20</text:span></text:p>
          </table:table-cell>
          <table:table-cell table:style-name="Table40.A2" office:value-type="string">
            <text:p text:style-name="P11"><text:span text:style-name="T1">Fire</text:span></text:p>
          </table:table-cell>
          <table:table-cell table:style-name="Table40.A2" office:value-type="string">
            <text:p text:style-name="P11"><text:span text:style-name="T1">—</text:span></text:p>
          </table:table-cell>
          <table:table-cell table:style-name="Table40.A2" office:value-type="string">
            <text:p text:style-name="P11"><text:span text:style-name="T1">Single</text:span></text:p>
          </table:table-cell>
          <table:table-cell table:style-name="Table40.A2" office:value-type="string">
            <text:p text:style-name="P11"><text:span text:style-name="T1">Gargantuan</text:span></text:p>
          </table:table-cell>
          <table:table-cell table:style-name="Table40.A2" office:value-type="string">
            <text:p text:style-name="P11"><text:span text:style-name="T1">46</text:span><text:span text:style-name="T13">2</text:span></text:p>
          </table:table-cell>
          <table:table-cell table:style-name="Table40.A2" office:value-type="string">
            <text:p text:style-name="P11"><text:span text:style-name="T1">Res (+2)</text:span></text:p>
          </table:table-cell>
        </table:table-row>
        <table:table-row table:style-name="Table40.2">
          <table:table-cell table:style-name="Table40.A2" office:value-type="string">
            <text:p text:style-name="P1"><text:span text:style-name="T1">Particle beam</text:span></text:p>
          </table:table-cell>
          <table:table-cell table:style-name="Table40.A2" office:value-type="string">
            <text:p text:style-name="P11"><text:span text:style-name="T1">12d8 (54)</text:span></text:p>
          </table:table-cell>
          <table:table-cell table:style-name="Table40.A2" office:value-type="string">
            <text:p text:style-name="P11"><text:span text:style-name="T1">20</text:span></text:p>
          </table:table-cell>
          <table:table-cell table:style-name="Table40.A2" office:value-type="string">
            <text:p text:style-name="P11"><text:span text:style-name="T1">Energy</text:span></text:p>
          </table:table-cell>
          <table:table-cell table:style-name="Table40.A2" office:value-type="string">
            <text:p text:style-name="P11"><text:span text:style-name="T1">4,000 ft.</text:span></text:p>
          </table:table-cell>
          <table:table-cell table:style-name="Table40.A2" office:value-type="string">
            <text:p text:style-name="P11"><text:span text:style-name="T1">Single</text:span></text:p>
          </table:table-cell>
          <table:table-cell table:style-name="Table40.A2" office:value-type="string">
            <text:p text:style-name="P11"><text:span text:style-name="T1">Gargantuan</text:span></text:p>
          </table:table-cell>
          <table:table-cell table:style-name="Table40.A2" office:value-type="string">
            <text:p text:style-name="P11"><text:span text:style-name="T1">36</text:span></text:p>
          </table:table-cell>
          <table:table-cell table:style-name="Table40.A2" office:value-type="string">
            <text:p text:style-name="P11"><text:span text:style-name="T1">Res (+2)</text:span></text:p>
          </table:table-cell>
        </table:table-row>
        <table:table-row table:style-name="Table40.2">
          <table:table-cell table:style-name="Table40.A2" office:value-type="string">
            <text:p text:style-name="P1"><text:span text:style-name="T1">Particle beam, heavy</text:span></text:p>
          </table:table-cell>
          <table:table-cell table:style-name="Table40.A2" office:value-type="string">
            <text:p text:style-name="P11"><text:span text:style-name="T1">16d8 (72)</text:span></text:p>
          </table:table-cell>
          <table:table-cell table:style-name="Table40.A2" office:value-type="string">
            <text:p text:style-name="P11"><text:span text:style-name="T1">20</text:span></text:p>
          </table:table-cell>
          <table:table-cell table:style-name="Table40.A2" office:value-type="string">
            <text:p text:style-name="P11"><text:span text:style-name="T1">Energy</text:span></text:p>
          </table:table-cell>
          <table:table-cell table:style-name="Table40.A2" office:value-type="string">
            <text:p text:style-name="P11"><text:span text:style-name="T1">5,000 ft.</text:span></text:p>
          </table:table-cell>
          <table:table-cell table:style-name="Table40.A2" office:value-type="string">
            <text:p text:style-name="P11"><text:span text:style-name="T1">Single</text:span></text:p>
          </table:table-cell>
          <table:table-cell table:style-name="Table40.A2" office:value-type="string">
            <text:p text:style-name="P11"><text:span text:style-name="T1">Colossal</text:span></text:p>
          </table:table-cell>
          <table:table-cell table:style-name="Table40.A2" office:value-type="string">
            <text:p text:style-name="P11"><text:span text:style-name="T1">39</text:span></text:p>
          </table:table-cell>
          <table:table-cell table:style-name="Table40.A2" office:value-type="string">
            <text:p text:style-name="P11"><text:span text:style-name="T1">Res (+2)</text:span></text:p>
          </table:table-cell>
        </table:table-row>
        <text:soft-page-break/>
        <table:table-row table:style-name="Table40.2">
          <table:table-cell table:style-name="Table40.A2" office:value-type="string">
            <text:p text:style-name="P1"><text:span text:style-name="T1">Plasma cannon</text:span></text:p>
          </table:table-cell>
          <table:table-cell table:style-name="Table40.A2" office:value-type="string">
            <text:p text:style-name="P11"><text:span text:style-name="T1">14d8 (63)</text:span></text:p>
          </table:table-cell>
          <table:table-cell table:style-name="Table40.A2" office:value-type="string">
            <text:p text:style-name="P11"><text:span text:style-name="T1">20</text:span></text:p>
          </table:table-cell>
          <table:table-cell table:style-name="Table40.A2" office:value-type="string">
            <text:p text:style-name="P11"><text:span text:style-name="T1">Fire</text:span></text:p>
          </table:table-cell>
          <table:table-cell table:style-name="Table40.A2" office:value-type="string">
            <text:p text:style-name="P11"><text:span text:style-name="T1">3,000 ft.</text:span></text:p>
          </table:table-cell>
          <table:table-cell table:style-name="Table40.A2" office:value-type="string">
            <text:p text:style-name="P11"><text:span text:style-name="T1">Single</text:span><text:span text:style-name="T13">1</text:span></text:p>
          </table:table-cell>
          <table:table-cell table:style-name="Table40.A2" office:value-type="string">
            <text:p text:style-name="P11"><text:span text:style-name="T1">Gargantuan</text:span></text:p>
          </table:table-cell>
          <table:table-cell table:style-name="Table40.A2" office:value-type="string">
            <text:p text:style-name="P11"><text:span text:style-name="T1">36</text:span></text:p>
          </table:table-cell>
          <table:table-cell table:style-name="Table40.A2" office:value-type="string">
            <text:p text:style-name="P11"><text:span text:style-name="T1">Lic (+1)</text:span></text:p>
          </table:table-cell>
        </table:table-row>
        <table:table-row table:style-name="Table40.2">
          <table:table-cell table:style-name="Table40.A2" office:value-type="string">
            <text:p text:style-name="P1"><text:span text:style-name="T1">Plasma cannon, heavy</text:span></text:p>
          </table:table-cell>
          <table:table-cell table:style-name="Table40.A2" office:value-type="string">
            <text:p text:style-name="P11"><text:span text:style-name="T1">18d8 (81)</text:span></text:p>
          </table:table-cell>
          <table:table-cell table:style-name="Table40.A2" office:value-type="string">
            <text:p text:style-name="P11"><text:span text:style-name="T1">20</text:span></text:p>
          </table:table-cell>
          <table:table-cell table:style-name="Table40.A2" office:value-type="string">
            <text:p text:style-name="P11"><text:span text:style-name="T1">Fire</text:span></text:p>
          </table:table-cell>
          <table:table-cell table:style-name="Table40.A2" office:value-type="string">
            <text:p text:style-name="P11"><text:span text:style-name="T1">4,000 ft.</text:span></text:p>
          </table:table-cell>
          <table:table-cell table:style-name="Table40.A2" office:value-type="string">
            <text:p text:style-name="P11"><text:span text:style-name="T1">Single</text:span><text:span text:style-name="T13">1</text:span></text:p>
          </table:table-cell>
          <table:table-cell table:style-name="Table40.A2" office:value-type="string">
            <text:p text:style-name="P11"><text:span text:style-name="T1">Colossal</text:span></text:p>
          </table:table-cell>
          <table:table-cell table:style-name="Table40.A2" office:value-type="string">
            <text:p text:style-name="P11"><text:span text:style-name="T1">39</text:span></text:p>
          </table:table-cell>
          <table:table-cell table:style-name="Table40.A2" office:value-type="string">
            <text:p text:style-name="P11"><text:span text:style-name="T1">Res (+2)</text:span></text:p>
          </table:table-cell>
        </table:table-row>
        <table:table-row table:style-name="Table40.2">
          <table:table-cell table:style-name="Table40.A2" office:value-type="string">
            <text:p text:style-name="P1"><text:span text:style-name="T1">Quantum cannon</text:span></text:p>
          </table:table-cell>
          <table:table-cell table:style-name="Table40.A2" office:value-type="string">
            <text:p text:style-name="P11"><text:span text:style-name="T1">16d8 (72)</text:span></text:p>
          </table:table-cell>
          <table:table-cell table:style-name="Table40.A2" office:value-type="string">
            <text:p text:style-name="P11"><text:span text:style-name="T1">20</text:span></text:p>
          </table:table-cell>
          <table:table-cell table:style-name="Table40.A2" office:value-type="string">
            <text:p text:style-name="P11"><text:span text:style-name="T1">Energy</text:span></text:p>
          </table:table-cell>
          <table:table-cell table:style-name="Table40.A2" office:value-type="string">
            <text:p text:style-name="P11"><text:span text:style-name="T1">6,000 ft.</text:span></text:p>
          </table:table-cell>
          <table:table-cell table:style-name="Table40.A2" office:value-type="string">
            <text:p text:style-name="P11"><text:span text:style-name="T1">Single</text:span></text:p>
          </table:table-cell>
          <table:table-cell table:style-name="Table40.A2" office:value-type="string">
            <text:p text:style-name="P11"><text:span text:style-name="T1">Gargantuan</text:span></text:p>
          </table:table-cell>
          <table:table-cell table:style-name="Table40.A2" office:value-type="string">
            <text:p text:style-name="P11"><text:span text:style-name="T1">41</text:span></text:p>
          </table:table-cell>
          <table:table-cell table:style-name="Table40.A2" office:value-type="string">
            <text:p text:style-name="P11"><text:span text:style-name="T1">Res (+2)</text:span></text:p>
          </table:table-cell>
        </table:table-row>
        <text:soft-page-break/>
        <table:table-row table:style-name="Table40.1">
          <table:table-cell table:style-name="Table40.A2" table:number-columns-spanned="9" office:value-type="string">
            <text:h text:style-name="P17" text:outline-level="3"><text:span text:style-name="T1">Progress Level 8: Energy Age</text:span></text:h>
          </table:table-cell>
          <table:covered-table-cell/>
          <table:covered-table-cell/>
          <table:covered-table-cell/>
          <table:covered-table-cell/>
          <table:covered-table-cell/>
          <table:covered-table-cell/>
          <table:covered-table-cell/>
          <table:covered-table-cell/>
        </table:table-row>
        <table:table-row table:style-name="Table40.2">
          <table:table-cell table:style-name="Table40.A2" office:value-type="string">
            <text:p text:style-name="P9"><text:span text:style-name="T1">Automaser</text:span></text:p>
          </table:table-cell>
          <table:table-cell table:style-name="Table40.A2" office:value-type="string">
            <text:p text:style-name="P12"><text:span text:style-name="T1">12d8 (54)</text:span></text:p>
          </table:table-cell>
          <table:table-cell table:style-name="Table40.A2" office:value-type="string">
            <text:p text:style-name="P12"><text:span text:style-name="T1">20</text:span></text:p>
          </table:table-cell>
          <table:table-cell table:style-name="Table40.A2" office:value-type="string">
            <text:p text:style-name="P12"><text:span text:style-name="T1">Energy</text:span></text:p>
          </table:table-cell>
          <table:table-cell table:style-name="Table40.A2" office:value-type="string">
            <text:p text:style-name="P12"><text:span text:style-name="T1">6,000 ft.</text:span></text:p>
          </table:table-cell>
          <table:table-cell table:style-name="Table40.A2" office:value-type="string">
            <text:p text:style-name="P12"><text:span text:style-name="T1">A</text:span></text:p>
          </table:table-cell>
          <table:table-cell table:style-name="Table40.A2" office:value-type="string">
            <text:p text:style-name="P12"><text:span text:style-name="T1">Colossal</text:span></text:p>
          </table:table-cell>
          <table:table-cell table:style-name="Table40.A2" office:value-type="string">
            <text:p text:style-name="P12"><text:span text:style-name="T1">40</text:span></text:p>
          </table:table-cell>
          <table:table-cell table:style-name="Table40.A2" office:value-type="string">
            <text:p text:style-name="P12"><text:span text:style-name="T1">Res (+2)</text:span></text:p>
          </table:table-cell>
        </table:table-row>
        <table:table-row table:style-name="Table40.2">
          <table:table-cell table:style-name="Table40.A2" office:value-type="string">
            <text:p text:style-name="P1"><text:span text:style-name="T1">EMP cannon</text:span></text:p>
          </table:table-cell>
          <table:table-cell table:style-name="Table40.A2" office:value-type="string">
            <text:p text:style-name="P11"><text:span text:style-name="T1">8d8 (36)</text:span><text:span text:style-name="T13">3</text:span></text:p>
          </table:table-cell>
          <table:table-cell table:style-name="Table40.A2" office:value-type="string">
            <text:p text:style-name="P11"><text:span text:style-name="T1">20</text:span></text:p>
          </table:table-cell>
          <table:table-cell table:style-name="Table40.A2" office:value-type="string">
            <text:p text:style-name="P11"><text:span text:style-name="T1">Electricity</text:span></text:p>
          </table:table-cell>
          <table:table-cell table:style-name="Table40.A2" office:value-type="string">
            <text:p text:style-name="P11"><text:span text:style-name="T1">4,000 ft.</text:span></text:p>
          </table:table-cell>
          <table:table-cell table:style-name="Table40.A2" office:value-type="string">
            <text:p text:style-name="P11"><text:span text:style-name="T1">Single</text:span></text:p>
          </table:table-cell>
          <table:table-cell table:style-name="Table40.A2" office:value-type="string">
            <text:p text:style-name="P11"><text:span text:style-name="T1">Gargantuan</text:span></text:p>
          </table:table-cell>
          <table:table-cell table:style-name="Table40.A2" office:value-type="string">
            <text:p text:style-name="P11"><text:span text:style-name="T1">41</text:span></text:p>
          </table:table-cell>
          <table:table-cell table:style-name="Table40.A2" office:value-type="string">
            <text:p text:style-name="P11"><text:span text:style-name="T1">Res (+2)</text:span></text:p>
          </table:table-cell>
        </table:table-row>
        <text:soft-page-break/>
        <table:table-row table:style-name="Table40.2">
          <table:table-cell table:style-name="Table40.A2" office:value-type="string">
            <text:p text:style-name="P1"><text:span text:style-name="T1">Kinetic lance</text:span></text:p>
          </table:table-cell>
          <table:table-cell table:style-name="Table40.A2" office:value-type="string">
            <text:p text:style-name="P11"><text:span text:style-name="T1">10d12 (65)</text:span></text:p>
          </table:table-cell>
          <table:table-cell table:style-name="Table40.A2" office:value-type="string">
            <text:p text:style-name="P11"><text:span text:style-name="T1">20</text:span></text:p>
          </table:table-cell>
          <table:table-cell table:style-name="Table40.A2" office:value-type="string">
            <text:p text:style-name="P11"><text:span text:style-name="T1">Concussion</text:span></text:p>
          </table:table-cell>
          <table:table-cell table:style-name="Table40.A2" office:value-type="string">
            <text:p text:style-name="P11"><text:span text:style-name="T1">3,000 ft.</text:span></text:p>
          </table:table-cell>
          <table:table-cell table:style-name="Table40.A2" office:value-type="string">
            <text:p text:style-name="P11"><text:span text:style-name="T1">Single</text:span><text:span text:style-name="T13">1</text:span></text:p>
          </table:table-cell>
          <table:table-cell table:style-name="Table40.A2" office:value-type="string">
            <text:p text:style-name="P11"><text:span text:style-name="T1">Colossal</text:span></text:p>
          </table:table-cell>
          <table:table-cell table:style-name="Table40.A2" office:value-type="string">
            <text:p text:style-name="P11"><text:span text:style-name="T1">42</text:span></text:p>
          </table:table-cell>
          <table:table-cell table:style-name="Table40.A2" office:value-type="string">
            <text:p text:style-name="P11"><text:span text:style-name="T1">Res (+2)</text:span></text:p>
          </table:table-cell>
        </table:table-row>
        <table:table-row table:style-name="Table40.2">
          <table:table-cell table:style-name="Table40.A2" office:value-type="string">
            <text:p text:style-name="P1"><text:span text:style-name="T1">Maser cannon</text:span></text:p>
          </table:table-cell>
          <table:table-cell table:style-name="Table40.A2" office:value-type="string">
            <text:p text:style-name="P11"><text:span text:style-name="T1">12d8 (54)</text:span></text:p>
          </table:table-cell>
          <table:table-cell table:style-name="Table40.A2" office:value-type="string">
            <text:p text:style-name="P11"><text:span text:style-name="T1">20</text:span></text:p>
          </table:table-cell>
          <table:table-cell table:style-name="Table40.A2" office:value-type="string">
            <text:p text:style-name="P11"><text:span text:style-name="T1">Energy</text:span></text:p>
          </table:table-cell>
          <table:table-cell table:style-name="Table40.A2" office:value-type="string">
            <text:p text:style-name="P11"><text:span text:style-name="T1">6,000 ft.</text:span></text:p>
          </table:table-cell>
          <table:table-cell table:style-name="Table40.A2" office:value-type="string">
            <text:p text:style-name="P11"><text:span text:style-name="T1">Single</text:span><text:span text:style-name="T13">1</text:span></text:p>
          </table:table-cell>
          <table:table-cell table:style-name="Table40.A2" office:value-type="string">
            <text:p text:style-name="P11"><text:span text:style-name="T1">Gargantuan</text:span></text:p>
          </table:table-cell>
          <table:table-cell table:style-name="Table40.A2" office:value-type="string">
            <text:p text:style-name="P11"><text:span text:style-name="T1">40</text:span></text:p>
          </table:table-cell>
          <table:table-cell table:style-name="Table40.A2" office:value-type="string">
            <text:p text:style-name="P11"><text:span text:style-name="T1">Lic (+1)</text:span></text:p>
          </table:table-cell>
        </table:table-row>
        <table:table-row table:style-name="Table40.2">
          <table:table-cell table:style-name="Table40.A2" office:value-type="string">
            <text:p text:style-name="P1"><text:span text:style-name="T1">Maser cannon, heavy</text:span></text:p>
          </table:table-cell>
          <table:table-cell table:style-name="Table40.A2" office:value-type="string">
            <text:p text:style-name="P11"><text:span text:style-name="T1">16d8 (72)</text:span></text:p>
          </table:table-cell>
          <table:table-cell table:style-name="Table40.A2" office:value-type="string">
            <text:p text:style-name="P11"><text:span text:style-name="T1">20</text:span></text:p>
          </table:table-cell>
          <table:table-cell table:style-name="Table40.A2" office:value-type="string">
            <text:p text:style-name="P11"><text:span text:style-name="T1">Energy</text:span></text:p>
          </table:table-cell>
          <table:table-cell table:style-name="Table40.A2" office:value-type="string">
            <text:p text:style-name="P11"><text:span text:style-name="T1">8,000 ft.</text:span></text:p>
          </table:table-cell>
          <table:table-cell table:style-name="Table40.A2" office:value-type="string">
            <text:p text:style-name="P11"><text:span text:style-name="T1">Single</text:span><text:span text:style-name="T13">1</text:span></text:p>
          </table:table-cell>
          <table:table-cell table:style-name="Table40.A2" office:value-type="string">
            <text:p text:style-name="P11"><text:span text:style-name="T1">Colossal</text:span></text:p>
          </table:table-cell>
          <table:table-cell table:style-name="Table40.A2" office:value-type="string">
            <text:p text:style-name="P11"><text:span text:style-name="T1">44</text:span></text:p>
          </table:table-cell>
          <table:table-cell table:style-name="Table40.A2" office:value-type="string">
            <text:p text:style-name="P11"><text:span text:style-name="T1">Res (+2)</text:span></text:p>
          </table:table-cell>
        </table:table-row>
        <text:soft-page-break/>
        <table:table-row table:style-name="Table40.2">
          <table:table-cell table:style-name="Table40.A2" office:value-type="string">
            <text:p text:style-name="P1"><text:span text:style-name="T1">Mine, zero point</text:span></text:p>
          </table:table-cell>
          <table:table-cell table:style-name="Table40.A2" office:value-type="string">
            <text:p text:style-name="P11"><text:span text:style-name="T1">15d100 (825)</text:span></text:p>
          </table:table-cell>
          <table:table-cell table:style-name="Table40.A2" office:value-type="string">
            <text:p text:style-name="P11"><text:span text:style-name="T1">—</text:span></text:p>
          </table:table-cell>
          <table:table-cell table:style-name="Table40.A2" office:value-type="string">
            <text:p text:style-name="P11"><text:span text:style-name="T1">Energy</text:span></text:p>
          </table:table-cell>
          <table:table-cell table:style-name="Table40.A2" office:value-type="string">
            <text:p text:style-name="P11"><text:span text:style-name="T1">—</text:span></text:p>
          </table:table-cell>
          <table:table-cell table:style-name="Table40.A2" office:value-type="string">
            <text:p text:style-name="P11"><text:span text:style-name="T1">—</text:span></text:p>
          </table:table-cell>
          <table:table-cell table:style-name="Table40.A2" office:value-type="string">
            <text:p text:style-name="P11"><text:span text:style-name="T1">Colossal</text:span></text:p>
          </table:table-cell>
          <table:table-cell table:style-name="Table40.A2" office:value-type="string">
            <text:p text:style-name="P11"><text:span text:style-name="T1">48</text:span></text:p>
          </table:table-cell>
          <table:table-cell table:style-name="Table40.A2" office:value-type="string">
            <text:p text:style-name="P11"><text:span text:style-name="T1">Mil (+3)</text:span></text:p>
          </table:table-cell>
        </table:table-row>
        <table:table-row table:style-name="Table40.2">
          <table:table-cell table:style-name="Table40.A2" office:value-type="string">
            <text:p text:style-name="P1"><text:span text:style-name="T1">Missile, nova burst</text:span></text:p>
          </table:table-cell>
          <table:table-cell table:style-name="Table40.A2" office:value-type="string">
            <text:p text:style-name="P11"><text:span text:style-name="T1">12d8 (54)</text:span></text:p>
          </table:table-cell>
          <table:table-cell table:style-name="Table40.A2" office:value-type="string">
            <text:p text:style-name="P11"><text:span text:style-name="T1">19–20</text:span></text:p>
          </table:table-cell>
          <table:table-cell table:style-name="Table40.A2" office:value-type="string">
            <text:p text:style-name="P11"><text:span text:style-name="T1">Ballistic/ Energy</text:span></text:p>
          </table:table-cell>
          <table:table-cell table:style-name="Table40.A2" office:value-type="string">
            <text:p text:style-name="P11"><text:span text:style-name="T1">—</text:span></text:p>
          </table:table-cell>
          <table:table-cell table:style-name="Table40.A2" office:value-type="string">
            <text:p text:style-name="P11"><text:span text:style-name="T1">Single</text:span></text:p>
          </table:table-cell>
          <table:table-cell table:style-name="Table40.A2" office:value-type="string">
            <text:p text:style-name="P11"><text:span text:style-name="T1">Gargantuan</text:span></text:p>
          </table:table-cell>
          <table:table-cell table:style-name="Table40.A2" office:value-type="string">
            <text:p text:style-name="P11"><text:span text:style-name="T1">45</text:span><text:span text:style-name="T13">2</text:span></text:p>
          </table:table-cell>
          <table:table-cell table:style-name="Table40.A2" office:value-type="string">
            <text:p text:style-name="P11"><text:span text:style-name="T1">Mil (+3)</text:span></text:p>
          </table:table-cell>
        </table:table-row>
        <table:table-row table:style-name="Table40.2">
          <table:table-cell table:style-name="Table40.A2" office:value-type="string">
            <text:p text:style-name="P1"><text:span text:style-name="T1">Missile, starload</text:span></text:p>
          </table:table-cell>
          <table:table-cell table:style-name="Table40.A2" office:value-type="string">
            <text:p text:style-name="P11"><text:span text:style-name="T1">20d8 (90)</text:span></text:p>
          </table:table-cell>
          <table:table-cell table:style-name="Table40.A2" office:value-type="string">
            <text:p text:style-name="P11"><text:span text:style-name="T1">19–20</text:span></text:p>
          </table:table-cell>
          <table:table-cell table:style-name="Table40.A2" office:value-type="string">
            <text:p text:style-name="P11"><text:span text:style-name="T1">Energy</text:span></text:p>
          </table:table-cell>
          <table:table-cell table:style-name="Table40.A2" office:value-type="string">
            <text:p text:style-name="P11"><text:span text:style-name="T1">—</text:span></text:p>
          </table:table-cell>
          <table:table-cell table:style-name="Table40.A2" office:value-type="string">
            <text:p text:style-name="P11"><text:span text:style-name="T1">Single</text:span></text:p>
          </table:table-cell>
          <table:table-cell table:style-name="Table40.A2" office:value-type="string">
            <text:p text:style-name="P11"><text:span text:style-name="T1">Huge</text:span></text:p>
          </table:table-cell>
          <table:table-cell table:style-name="Table40.A2" office:value-type="string">
            <text:p text:style-name="P11"><text:span text:style-name="T1">45</text:span><text:span text:style-name="T13">2</text:span></text:p>
          </table:table-cell>
          <table:table-cell table:style-name="Table40.A2" office:value-type="string">
            <text:p text:style-name="P11"><text:span text:style-name="T1">Mil (+3)</text:span></text:p>
          </table:table-cell>
        </table:table-row>
        <text:soft-page-break/>
        <table:table-row table:style-name="Table40.2">
          <table:table-cell table:style-name="Table40.A2" office:value-type="string">
            <text:p text:style-name="P1"><text:span text:style-name="T1">Neutronium driver</text:span></text:p>
          </table:table-cell>
          <table:table-cell table:style-name="Table40.A2" office:value-type="string">
            <text:p text:style-name="P11"><text:span text:style-name="T1">12d12 (78)</text:span></text:p>
          </table:table-cell>
          <table:table-cell table:style-name="Table40.A2" office:value-type="string">
            <text:p text:style-name="P11"><text:span text:style-name="T1">20</text:span></text:p>
          </table:table-cell>
          <table:table-cell table:style-name="Table40.A2" office:value-type="string">
            <text:p text:style-name="P11"><text:span text:style-name="T1">Ballistic</text:span></text:p>
          </table:table-cell>
          <table:table-cell table:style-name="Table40.A2" office:value-type="string">
            <text:p text:style-name="P11"><text:span text:style-name="T1">5,000 ft.</text:span></text:p>
          </table:table-cell>
          <table:table-cell table:style-name="Table40.A2" office:value-type="string">
            <text:p text:style-name="P11"><text:span text:style-name="T1">Single</text:span></text:p>
          </table:table-cell>
          <table:table-cell table:style-name="Table40.A2" office:value-type="string">
            <text:p text:style-name="P11"><text:span text:style-name="T1">Colossal</text:span></text:p>
          </table:table-cell>
          <table:table-cell table:style-name="Table40.A2" office:value-type="string">
            <text:p text:style-name="P11"><text:span text:style-name="T1">42</text:span></text:p>
          </table:table-cell>
          <table:table-cell table:style-name="Table40.A2" office:value-type="string">
            <text:p text:style-name="P11"><text:span text:style-name="T1">Mil (+3)</text:span></text:p>
          </table:table-cell>
        </table:table-row>
        <table:table-row table:style-name="Table40.2">
          <table:table-cell table:style-name="Table40.A2" office:value-type="string">
            <text:p text:style-name="P1"><text:span text:style-name="T1">Sliver gun</text:span></text:p>
          </table:table-cell>
          <table:table-cell table:style-name="Table40.A2" office:value-type="string">
            <text:p text:style-name="P11"><text:span text:style-name="T1">8d12 (52)</text:span></text:p>
          </table:table-cell>
          <table:table-cell table:style-name="Table40.A2" office:value-type="string">
            <text:p text:style-name="P11"><text:span text:style-name="T1">20</text:span></text:p>
          </table:table-cell>
          <table:table-cell table:style-name="Table40.A2" office:value-type="string">
            <text:p text:style-name="P11"><text:span text:style-name="T1">Ballistic</text:span></text:p>
          </table:table-cell>
          <table:table-cell table:style-name="Table40.A2" office:value-type="string">
            <text:p text:style-name="P11"><text:span text:style-name="T1">3,000 ft.</text:span></text:p>
          </table:table-cell>
          <table:table-cell table:style-name="Table40.A2" office:value-type="string">
            <text:p text:style-name="P11"><text:span text:style-name="T1">S, A</text:span></text:p>
          </table:table-cell>
          <table:table-cell table:style-name="Table40.A2" office:value-type="string">
            <text:p text:style-name="P11"><text:span text:style-name="T1">Gargantuan</text:span></text:p>
          </table:table-cell>
          <table:table-cell table:style-name="Table40.A2" office:value-type="string">
            <text:p text:style-name="P11"><text:span text:style-name="T1">39</text:span></text:p>
          </table:table-cell>
          <table:table-cell table:style-name="Table40.A2" office:value-type="string">
            <text:p text:style-name="P11"><text:span text:style-name="T1">Res (+2)</text:span></text:p>
          </table:table-cell>
        </table:table-row>
        <table:table-row table:style-name="Table40.2">
          <table:table-cell table:style-name="Table40.A2" office:value-type="string">
            <text:p text:style-name="P1"><text:span text:style-name="T1">Zero bore</text:span></text:p>
          </table:table-cell>
          <table:table-cell table:style-name="Table40.A2" office:value-type="string">
            <text:p text:style-name="P11"><text:span text:style-name="T1">16d8 (72)</text:span></text:p>
          </table:table-cell>
          <table:table-cell table:style-name="Table40.A2" office:value-type="string">
            <text:p text:style-name="P11"><text:span text:style-name="T1">20</text:span></text:p>
          </table:table-cell>
          <table:table-cell table:style-name="Table40.A2" office:value-type="string">
            <text:p text:style-name="P11"><text:span text:style-name="T1">Energy</text:span></text:p>
          </table:table-cell>
          <table:table-cell table:style-name="Table40.A2" office:value-type="string">
            <text:p text:style-name="P11"><text:span text:style-name="T1">6,000 ft.</text:span></text:p>
          </table:table-cell>
          <table:table-cell table:style-name="Table40.A2" office:value-type="string">
            <text:p text:style-name="P11"><text:span text:style-name="T1">Single</text:span></text:p>
          </table:table-cell>
          <table:table-cell table:style-name="Table40.A2" office:value-type="string">
            <text:p text:style-name="P11"><text:span text:style-name="T1">Colossal</text:span></text:p>
          </table:table-cell>
          <table:table-cell table:style-name="Table40.A2" office:value-type="string">
            <text:p text:style-name="P11"><text:span text:style-name="T1">52</text:span></text:p>
          </table:table-cell>
          <table:table-cell table:style-name="Table40.A2" office:value-type="string">
            <text:p text:style-name="P11"><text:span text:style-name="T1">Mil (+3)</text:span></text:p>
          </table:table-cell>
        </table:table-row>
        <text:soft-page-break/>
        <table:table-row table:style-name="Table40.1">
          <table:table-cell table:style-name="Table40.A2" table:number-columns-spanned="9" office:value-type="string">
            <text:h text:style-name="P17" text:outline-level="3"><text:span text:style-name="T1">Progress Level 9: Matter Age</text:span></text:h>
          </table:table-cell>
          <table:covered-table-cell/>
          <table:covered-table-cell/>
          <table:covered-table-cell/>
          <table:covered-table-cell/>
          <table:covered-table-cell/>
          <table:covered-table-cell/>
          <table:covered-table-cell/>
          <table:covered-table-cell/>
        </table:table-row>
        <table:table-row table:style-name="Table40.2">
          <table:table-cell table:style-name="Table40.A2" office:value-type="string">
            <text:p text:style-name="P9"><text:span text:style-name="T1">Blacklaser</text:span></text:p>
          </table:table-cell>
          <table:table-cell table:style-name="Table40.A2" office:value-type="string">
            <text:p text:style-name="P12"><text:span text:style-name="T1">16d8 (72)</text:span></text:p>
          </table:table-cell>
          <table:table-cell table:style-name="Table40.A2" office:value-type="string">
            <text:p text:style-name="P12"><text:span text:style-name="T1">20</text:span></text:p>
          </table:table-cell>
          <table:table-cell table:style-name="Table40.A2" office:value-type="string">
            <text:p text:style-name="P12"><text:span text:style-name="T1">Energy</text:span></text:p>
          </table:table-cell>
          <table:table-cell table:style-name="Table40.A2" office:value-type="string">
            <text:p text:style-name="P12"><text:span text:style-name="T1">8,000 ft.</text:span></text:p>
          </table:table-cell>
          <table:table-cell table:style-name="Table40.A2" office:value-type="string">
            <text:p text:style-name="P12"><text:span text:style-name="T1">S, A</text:span></text:p>
          </table:table-cell>
          <table:table-cell table:style-name="Table40.A2" office:value-type="string">
            <text:p text:style-name="P12"><text:span text:style-name="T1">Huge</text:span></text:p>
          </table:table-cell>
          <table:table-cell table:style-name="Table40.A2" office:value-type="string">
            <text:p text:style-name="P12"><text:span text:style-name="T1">50</text:span></text:p>
          </table:table-cell>
          <table:table-cell table:style-name="Table40.A2" office:value-type="string">
            <text:p text:style-name="P12"><text:span text:style-name="T1">Mil (+3)</text:span></text:p>
          </table:table-cell>
        </table:table-row>
        <table:table-row table:style-name="Table40.2">
          <table:table-cell table:style-name="Table40.A2" office:value-type="string">
            <text:p text:style-name="P1"><text:span text:style-name="T1">Mine, null</text:span><text:span text:style-name="T13">4</text:span></text:p>
          </table:table-cell>
          <table:table-cell table:style-name="Table40.A2" office:value-type="string">
            <text:p text:style-name="P11"><text:span text:style-name="T1">10d100 (550)</text:span></text:p>
          </table:table-cell>
          <table:table-cell table:style-name="Table40.A2" office:value-type="string">
            <text:p text:style-name="P11"><text:span text:style-name="T1">—</text:span></text:p>
          </table:table-cell>
          <table:table-cell table:style-name="Table40.A2" office:value-type="string">
            <text:p text:style-name="P11"><text:span text:style-name="T1">Energy</text:span></text:p>
          </table:table-cell>
          <table:table-cell table:style-name="Table40.A2" office:value-type="string">
            <text:p text:style-name="P11"><text:span text:style-name="T1">—</text:span></text:p>
          </table:table-cell>
          <table:table-cell table:style-name="Table40.A2" office:value-type="string">
            <text:p text:style-name="P11"><text:span text:style-name="T1">—</text:span></text:p>
          </table:table-cell>
          <table:table-cell table:style-name="Table40.A2" office:value-type="string">
            <text:p text:style-name="P11"><text:span text:style-name="T1">Colossal</text:span></text:p>
          </table:table-cell>
          <table:table-cell table:style-name="Table40.A2" office:value-type="string">
            <text:p text:style-name="P11"><text:span text:style-name="T1">53</text:span></text:p>
          </table:table-cell>
          <table:table-cell table:style-name="Table40.A2" office:value-type="string">
            <text:p text:style-name="P11"><text:span text:style-name="T1">Mil (+3)</text:span></text:p>
          </table:table-cell>
        </table:table-row>
        <text:soft-page-break/>
        <table:table-row table:style-name="Table40.2">
          <table:table-cell table:style-name="Table40.A2" office:value-type="string">
            <text:p text:style-name="P1"><text:span text:style-name="T1">Singularity cannon</text:span></text:p>
          </table:table-cell>
          <table:table-cell table:style-name="Table40.A2" office:value-type="string">
            <text:p text:style-name="P11"><text:span text:style-name="T1">20d8 (90)</text:span></text:p>
          </table:table-cell>
          <table:table-cell table:style-name="Table40.A2" office:value-type="string">
            <text:p text:style-name="P11"><text:span text:style-name="T1">20</text:span></text:p>
          </table:table-cell>
          <table:table-cell table:style-name="Table40.A2" office:value-type="string">
            <text:p text:style-name="P11"><text:span text:style-name="T1">Energy</text:span></text:p>
          </table:table-cell>
          <table:table-cell table:style-name="Table40.A2" office:value-type="string">
            <text:p text:style-name="P11"><text:span text:style-name="T1">5,000 ft.</text:span></text:p>
          </table:table-cell>
          <table:table-cell table:style-name="Table40.A2" office:value-type="string">
            <text:p text:style-name="P11"><text:span text:style-name="T1">Single</text:span></text:p>
          </table:table-cell>
          <table:table-cell table:style-name="Table40.A2" office:value-type="string">
            <text:p text:style-name="P11"><text:span text:style-name="T1">Colossal</text:span></text:p>
          </table:table-cell>
          <table:table-cell table:style-name="Table40.A2" office:value-type="string">
            <text:p text:style-name="P11"><text:span text:style-name="T1">53</text:span></text:p>
          </table:table-cell>
          <table:table-cell table:style-name="Table40.A2" office:value-type="string">
            <text:p text:style-name="P11"><text:span text:style-name="T1">Mil (+3)</text:span></text:p>
          </table:table-cell>
        </table:table-row>
        <table:table-row table:style-name="Table40.2">
          <table:table-cell table:style-name="Table40.A2" office:value-type="string">
            <text:p text:style-name="P1"><text:span text:style-name="T1">String projector</text:span></text:p>
          </table:table-cell>
          <table:table-cell table:style-name="Table40.A2" office:value-type="string">
            <text:p text:style-name="P11"><text:span text:style-name="T1">12d12 (78)</text:span></text:p>
          </table:table-cell>
          <table:table-cell table:style-name="Table40.A2" office:value-type="string">
            <text:p text:style-name="P11"><text:span text:style-name="T1">20</text:span></text:p>
          </table:table-cell>
          <table:table-cell table:style-name="Table40.A2" office:value-type="string">
            <text:p text:style-name="P11"><text:span text:style-name="T1">Energy</text:span></text:p>
          </table:table-cell>
          <table:table-cell table:style-name="Table40.A2" office:value-type="string">
            <text:p text:style-name="P11"><text:span text:style-name="T1">6,000 ft.</text:span></text:p>
          </table:table-cell>
          <table:table-cell table:style-name="Table40.A2" office:value-type="string">
            <text:p text:style-name="P11"><text:span text:style-name="T1">Single</text:span></text:p>
          </table:table-cell>
          <table:table-cell table:style-name="Table40.A2" office:value-type="string">
            <text:p text:style-name="P11"><text:span text:style-name="T1">Colossal</text:span></text:p>
          </table:table-cell>
          <table:table-cell table:style-name="Table40.A2" office:value-type="string">
            <text:p text:style-name="P11"><text:span text:style-name="T1">54</text:span></text:p>
          </table:table-cell>
          <table:table-cell table:style-name="Table40.A2" office:value-type="string">
            <text:p text:style-name="P11"><text:span text:style-name="T1">Mil (+3)</text:span></text:p>
          </table:table-cell>
        </table:table-row>
        <table:table-row table:style-name="Table40.2">
          <table:table-cell table:style-name="Table40.A2" office:value-type="string">
            <text:p text:style-name="P1"><text:span text:style-name="T1">Tachyon gun</text:span></text:p>
          </table:table-cell>
          <table:table-cell table:style-name="Table40.A2" office:value-type="string">
            <text:p text:style-name="P11"><text:span text:style-name="T1">14d8 (63)</text:span></text:p>
          </table:table-cell>
          <table:table-cell table:style-name="Table40.A2" office:value-type="string">
            <text:p text:style-name="P11"><text:span text:style-name="T1">20</text:span></text:p>
          </table:table-cell>
          <table:table-cell table:style-name="Table40.A2" office:value-type="string">
            <text:p text:style-name="P11"><text:span text:style-name="T1">Energy</text:span></text:p>
          </table:table-cell>
          <table:table-cell table:style-name="Table40.A2" office:value-type="string">
            <text:p text:style-name="P11"><text:span text:style-name="T1">10,000 ft.</text:span></text:p>
          </table:table-cell>
          <table:table-cell table:style-name="Table40.A2" office:value-type="string">
            <text:p text:style-name="P11"><text:span text:style-name="T1">Single</text:span></text:p>
          </table:table-cell>
          <table:table-cell table:style-name="Table40.A2" office:value-type="string">
            <text:p text:style-name="P11"><text:span text:style-name="T1">Gargantuan</text:span></text:p>
          </table:table-cell>
          <table:table-cell table:style-name="Table40.A2" office:value-type="string">
            <text:p text:style-name="P11"><text:span text:style-name="T1">52</text:span></text:p>
          </table:table-cell>
          <table:table-cell table:style-name="Table40.A2" office:value-type="string">
            <text:p text:style-name="P11"><text:span text:style-name="T1">Mil (+3)</text:span></text:p>
          </table:table-cell>
        </table:table-row>
        <text:soft-page-break/>
        <table:table-row table:style-name="Table40.1">
          <table:table-cell table:style-name="Table40.A2" table:number-columns-spanned="9" office:value-type="string">
            <text:p text:style-name="P9"><text:span text:style-name="T1">1 With a successful Repair check (DC 30) and 1 hour of work, this weapon can be modified for semiautomatic or automatic fire mode. Resetting the weapon to its original configuration requires another check and another hour of labor.</text:span></text:p>
          </table:table-cell>
          <table:covered-table-cell/>
          <table:covered-table-cell/>
          <table:covered-table-cell/>
          <table:covered-table-cell/>
          <table:covered-table-cell/>
          <table:covered-table-cell/>
          <table:covered-table-cell/>
          <table:covered-table-cell/>
        </table:table-row>
        <table:table-row table:style-name="Table40.1">
          <table:table-cell table:style-name="Table40.A2" table:number-columns-spanned="9" office:value-type="string">
            <text:p text:style-name="P1"><text:span text:style-name="T1">2 The purchase DC includes a basic launch system (missile rack or missile tube) and eight missiles with warheads. The purchase DC is 2 lower without the launch system.</text:span></text:p>
          </table:table-cell>
          <table:covered-table-cell/>
          <table:covered-table-cell/>
          <table:covered-table-cell/>
          <table:covered-table-cell/>
          <table:covered-table-cell/>
          <table:covered-table-cell/>
          <table:covered-table-cell/>
          <table:covered-table-cell/>
        </table:table-row>
        <table:table-row table:style-name="Table40.1">
          <table:table-cell table:style-name="Table40.A2" table:number-columns-spanned="9" office:value-type="string">
            <text:p text:style-name="P1"><text:span text:style-name="T1">3 In addition to taking damage, the ship is dazed for 1 round (see Starship Condition Summary).</text:span></text:p>
          </table:table-cell>
          <table:covered-table-cell/>
          <table:covered-table-cell/>
          <table:covered-table-cell/>
          <table:covered-table-cell/>
          <table:covered-table-cell/>
          <table:covered-table-cell/>
          <table:covered-table-cell/>
          <table:covered-table-cell/>
        </table:table-row>
        <text:soft-page-break/>
        <table:table-row table:style-name="Table40.1">
          <table:table-cell table:style-name="Table40.A49" table:number-columns-spanned="9" office:value-type="string">
            <text:p text:style-name="P9"><text:span text:style-name="T1">4 This weapon’s damage ignores a ship’s hardness.</text:span></text:p>
          </table:table-cell>
          <table:covered-table-cell/>
          <table:covered-table-cell/>
          <table:covered-table-cell/>
          <table:covered-table-cell/>
          <table:covered-table-cell/>
          <table:covered-table-cell/>
          <table:covered-table-cell/>
          <table:covered-table-cell/>
        </table:table-row>
      </table:table>
      <text:p text:style-name="P3"/>
      <text:p text:style-name="P1"><text:span text:style-name="T4">FUSION BEAM (PL 6)</text:span></text:p>
      <text:p text:style-name="P1"><text:span text:style-name="T2">The fusion beam initiates a fusion reaction and then directs the blast at the target.</text:span></text:p>
      <text:p text:style-name="P1"><text:span text:style-name="T4">GAUSS GUN (PL 6)</text:span></text:p>
      <text:p text:style-name="P1"><text:span text:style-name="T2">The gauss gun is an electromagnetic accelerator that fires tiny ball bearings at an extremely high velocity.</text:span></text:p>
      <text:p text:style-name="P1"><text:span text:style-name="T4">LASER (PL 6)</text:span></text:p>
      <text:p text:style-name="P1"><text:span text:style-name="T2">The simplest beam weapon, the laser is used generally for small craft. It consists of a focused beam of white-hot light. </text:span></text:p>
      <text:p text:style-name="P1"><text:span text:style-name="T4">LASER, HEAVY (PL 6)</text:span></text:p>
      <text:p text:style-name="P1"><text:span text:style-name="T2">The heavy laser is simply an oversized laser that pours more energy on the target. It’s too big to install on light spacecraft, but is common on destroyers and larger warships.</text:span></text:p>
      <text:p text:style-name="P1"><text:span text:style-name="T4">MINE, FUSION (PL 6)</text:span></text:p>
      <text:p text:style-name="P1"><text:span text:style-name="T2">A fusion mine initiates a fusion reaction that deals damage to all starships in its square and all adjacent squares.</text:span></text:p>
      <text:p text:style-name="P1"><text:span text:style-name="T4">MISSILE, CHE (PL 6)</text:span></text:p>
      <text:p text:style-name="P1"><text:span text:style-name="T2">A CHE (conventional high-explosive) warhead can destroy a small vessel, but it’s less effective against larger warships unless launched in numbers. Heavy vessels, such as battleships, can usually ignore the weapon despite its payload of hundreds of kilos of advanced chemical explosives.</text:span></text:p>
      <text:p text:style-name="P1"><text:span text:style-name="T4">MISSILE, KE SUBMUNITION (PL 6)</text:span></text:p>
      <text:p text:style-name="P1"><text:span text:style-name="T2">This warhead consists of a bundle of dozens or even hundreds of tungsten steel darts, each mounted on small rocket motors. As the weapon approaches its target, the warhead splits open, unleashing a lethal hail of high-velocity metal arrows. The impact alone can vaporize several square yards of heavy armor.</text:span></text:p>
      <text:p text:style-name="P1"><text:span text:style-name="T4">MISSILE, NUCLEAR (PL 6)</text:span></text:p>
      <text:p text:style-name="P1"><text:span text:style-name="T2">This 1-megaton warhead is essentially a fusion bomb rigged to a guided rocket.</text:span></text:p>
      <text:p text:style-name="P1"><text:span text:style-name="T4">NEEDLE DRIVER (PL 6)</text:span></text:p>
      <text:p text:style-name="P1"><text:span text:style-name="T2">The needle driver is a larger, heavier version of the rail cannon (see below), with an extremely high rate of fire. It fires small metal flechettes at the rate of thousands of rounds per minute.</text:span></text:p>
      <text:p text:style-name="P1"><text:span text:style-name="T4">NEUTRON GUN (PL 6)</text:span></text:p>
      <text:p text:style-name="P1"><text:span text:style-name="T2">This device directs an intense blast of neutron radiation at the target.</text:span></text:p>
      <text:p text:style-name="P1"><text:span text:style-name="T4">NEUTRON GUN, HEAVY (PL 6)</text:span></text:p>
      <text:p text:style-name="P1"><text:span text:style-name="T2">This weapon is simply a larger version of the neutron gun.</text:span></text:p>
      <text:p text:style-name="P1"><text:span text:style-name="T4">RAIL CANNON (PL 6)</text:span></text:p>
      <text:p text:style-name="P1"><text:span text:style-name="T2">Rail cannons use a series of electromagnets to propel projectiles down a magnetic track. The projectiles are kinetic-energy weapons with no explosive charge, but at close ranges, they can still be quite devastating.</text:span></text:p>
      <text:p text:style-name="P1"><text:span text:style-name="T4">ANTIMATTER GUN (PL 7)</text:span></text:p>
      <text:p text:style-name="P1"><text:span text:style-name="T2">Using the same basic technology as the PL 6 rail cannon, the antimatter gun throws a piece of antimatter at the target. The impact alone is extremely destructive. Following the initial impact damage, the “splatter” of antimatter from the disintegrating warhead creates a cluster-bomb effect around the point of impact, increasing the chance of a critical hit.</text:span></text:p>
      <text:p text:style-name="P1"><text:span text:style-name="T4">MASS CANNON (PL 7)</text:span></text:p>
      <text:p text:style-name="P1"><text:span text:style-name="T2">The mass cannon uses gravitic technology to “charge” a small bit of matter with incredible gravitational energy, then hurls it at the target, where its increased gravitational pull causes it to slam into the target like a wrecking ball.</text:span></text:p>
      <text:p text:style-name="P1"><text:span text:style-name="T4">MASS CANNON, HEAVY (PL 7)</text:span></text:p>
      <text:p text:style-name="P1"><text:span text:style-name="T2">The heavy mass cannon is a larger and more powerful version of the mass cannon.</text:span></text:p>
      <text:p text:style-name="P1"><text:span text:style-name="T4">MINE, GRAVITIC (PL 7)</text:span></text:p>
      <text:p text:style-name="P1"><text:soft-page-break/><text:span text:style-name="T2">When a gravitic mine detonates, it creates a brief artificial gravity well that pulls on ships in its square and in all adjacent squares, tearing their hulls.</text:span></text:p>
      <text:p text:style-name="P1"><text:span text:style-name="T4">MISSILE, MASS REACTION (PL 7)</text:span></text:p>
      <text:p text:style-name="P1"><text:span text:style-name="T2">This warhead uses a dark matter reaction to unleash a powerful wave of energy. The effect is more concentrated than a nuclear blast, but it’s less likely to cause unwanted collateral damage.</text:span></text:p>
      <text:p text:style-name="P1"><text:span text:style-name="T4">MISSILE, PLASMA (PL 7)</text:span></text:p>
      <text:p text:style-name="P1"><text:span text:style-name="T2">The plasma warhead improves on the PL 6 chemical explosive. It creates a burst of white-hot plasma that can blast a small ship out of space with one shot.</text:span></text:p>
      <text:p text:style-name="P1"><text:span text:style-name="T4">PARTICLE BEAM (PL 7)</text:span></text:p>
      <text:p text:style-name="P1"><text:span text:style-name="T2">The next phase of the PL 6 neutron gun, the particle beam projects a stream of protons, neutrons, or alpha particles at the target—each particle accelerated to near light-speed.</text:span></text:p>
      <text:p text:style-name="P1"><text:span text:style-name="T4">PARTICLE BEAM, HEAVY (PL 7)</text:span></text:p>
      <text:p text:style-name="P1"><text:span text:style-name="T2">This weapon is simply a larger version of the particle beam. </text:span></text:p>
      <text:p text:style-name="P1"><text:span text:style-name="T4">PLASMA CANNON (PL 7)</text:span></text:p>
      <text:p text:style-name="P1"><text:span text:style-name="T2">Using a powerful electrical charge to convert a mix of chemicals into white-hot plasma, this weapon then accelerates the plasma mass toward the target with a simple rail gun. The result is a bolt of incandescent plasma that can explosively vaporize objects in its path.</text:span></text:p>
      <text:p text:style-name="P1"><text:span text:style-name="T4">PLASMA CANNON, HEAVY (PL 7)</text:span></text:p>
      <text:p text:style-name="P1"><text:span text:style-name="T2">This weapon is simply a larger version of the plasma cannon.</text:span></text:p>
      <text:p text:style-name="P1"><text:span text:style-name="T4">QUANTUM CANNON (PL 7)</text:span></text:p>
      <text:p text:style-name="P1"><text:span text:style-name="T2">The quantum cannon fires a stream of highly charged subatomic particles, destabilizing the atoms of the target and creating localized fission reactions.</text:span></text:p>
      <text:p text:style-name="P1"><text:span text:style-name="T4">AUTOMASER (PL 8)</text:span></text:p>
      <text:p text:style-name="P1"><text:span text:style-name="T2">The automaser uses multiple firing arrays to channel high-energy maser compressions into shorter pulse widths. This weapon fires only in automatic mode.</text:span></text:p>
      <text:p text:style-name="P1"><text:span text:style-name="T4">EMP CANNON (PL 8)</text:span></text:p>
      <text:p text:style-name="P1"><text:span text:style-name="T2">The EMP cannon induces an electromagnetic pulse effect similar to that of a nuclear explosion. This makes the EMP cannon especially effective against electronic equipment. In addition to taking damage, the starship is dazed for 1 round. Neither crew nor passengers are dazed, however.</text:span></text:p>
      <text:p text:style-name="P1"><text:span text:style-name="T4">KINETIC LANCE (PL 8)</text:span></text:p>
      <text:p text:style-name="P1"><text:span text:style-name="T2">The kinetic lance creates a high-velocity stream of virtual particles simulating solid matter. The impact of these particles is quite destructive—rather like a collision with a solid object.</text:span></text:p>
      <text:p text:style-name="P1"><text:span text:style-name="T4">MASER CANNON (PL 8)</text:span></text:p>
      <text:p text:style-name="P1"><text:span text:style-name="T2">Maser cannons channel an enormous amount of power through a linear antenna array, creating a broad-spectrum blast of energy that devastates the target with heat, light, and intense radiation.</text:span></text:p>
      <text:p text:style-name="P1"><text:span text:style-name="T4">MASER CANNON, HEAVY (PL 8)</text:span></text:p>
      <text:p text:style-name="P1"><text:span text:style-name="T2">The heavy maser cannon is a larger version of the maser cannon. With 1 hour of work and a successful Repair check (DC 30), a heavy maser can be reconfigured for semiautomatic or automatic fire mode. (Resetting the weapon to its original configuration requires another check and another hour of labor.) Increase the purchase DC of the modified pulse maser by +5.</text:span></text:p>
      <text:p text:style-name="P1"><text:span text:style-name="T4">MINE, ZERO POINT (PL 8)</text:span></text:p>
      <text:p text:style-name="P1"><text:span text:style-name="T2">This mine creates a spontaneous quantum fluctuation of energy—the same energy as the Big Bang, though obviously on a smaller scale.</text:span></text:p>
      <text:p text:style-name="P1"><text:span text:style-name="T4">MISSILE, NOVA BURST (PL 8)</text:span></text:p>
      <text:p text:style-name="P1"><text:span text:style-name="T2">The nova burst warhead generates an incredible gravitational force that compresses normal matter into an incredibly dense mass, which then explodes in a colossal detonation.</text:span></text:p>
      <text:p text:style-name="P1"><text:span text:style-name="T4">MISSILE, STARLOAD (PL 8)</text:span></text:p>
      <text:p text:style-name="P1"><text:span text:style-name="T2">The starload warhead is essentially an improved version of the PL 7 mass reaction missile.</text:span></text:p>
      <text:p text:style-name="P1"><text:span text:style-name="T4">NEUTRONIUM DRIVER (PL 8)</text:span></text:p>
      <text:p text:style-name="P1"><text:span text:style-name="T2">This version of the rail gun is configured to fire a projectile of false neutronium—a slug the size of a baseball, but with a temporary mass of thousands of tons. Because neutronium is electrically neutral, the driver mechanism actually encapsulates the projectile in a sleeve or sabot of ordinary matter to fire the slug.</text:span></text:p>
      <text:p text:style-name="P1"><text:soft-page-break/><text:span text:style-name="T4">SLIVER GUN (PL 8)</text:span></text:p>
      <text:p text:style-name="P1"><text:span text:style-name="T2">An efficient mass driver loaded with flechettes of tungsten steel, the sliver gun is the PL 8 version of a heavy machine gun. It cycles at a rate of fire of almost 4,000 rounds per minute, and each sliver can tear through a yard or more of heavy armor.</text:span></text:p>
      <text:p text:style-name="P1"><text:span text:style-name="T4">ZERO BORE (PL 8)</text:span></text:p>
      <text:p text:style-name="P1"><text:span text:style-name="T2">The zero bore creates a stream of energy that encourages extraordinary amounts of quantum energy fluctuation—the so-called “zero point” energy. Anything in its path is wrecked by the spontaneous destruction of space itself.</text:span></text:p>
      <text:p text:style-name="P1"><text:span text:style-name="T4">BLACKLASER (PL 9)</text:span></text:p>
      <text:p text:style-name="P1"><text:span text:style-name="T2">Using the fluorescent gaseous form of dark matter, a blacklaser fires a beam of coherent light. To human eyes, it appears to be a beam of purplish light bordering on ultraviolet, but it is composed of radiation much more energetic and dangerous than ordinary photons.</text:span></text:p>
      <text:p text:style-name="P1"><text:span text:style-name="T4">MINE, NULL (PL 9)</text:span></text:p>
      <text:p text:style-name="P1"><text:span text:style-name="T2">This weapon is horrifyingly simple in design. It harnesses nuclear strong force to generate a field in which all atomic bonds cease to exist. Matter in the mine’s square and all adjacent squares is pulverized into subatomic dust.</text:span></text:p>
      <text:p text:style-name="P1"><text:span text:style-name="T2">A null mine ignores a ship’s hardness.</text:span></text:p>
      <text:p text:style-name="P1"><text:span text:style-name="T4">SINGULARITY CANNON (PL 9)</text:span></text:p>
      <text:p text:style-name="P1"><text:span text:style-name="T2">The singularity cannon creates a quantum black hole and fires it at the enemy. A quantum black hole is no bigger than a single molecule, but it masses hundreds of millions of tons and can rip even the toughest armor to shreds.</text:span></text:p>
      <text:p text:style-name="P1"><text:span text:style-name="T4">STRING PROJECTOR (PL 9)</text:span></text:p>
      <text:p text:style-name="P1"><text:span text:style-name="T2">The string projector creates a super-dense cosmic string that passes through the target. A cosmic string is a short-lived chain of extraordinary mass; the effect on the target is similar to being pierced by the mass of a mountain, but concentrated into a space the size of a strand of hair.</text:span></text:p>
      <text:p text:style-name="P1"><text:span text:style-name="T4">TACHYON GUN (PL 9)</text:span></text:p>
      <text:p text:style-name="P1"><text:span text:style-name="T2">The tachyon gun fires a blast of high-energy, faster-than-light particles at the target.</text:span></text:p>
      <text:p text:style-name="P4"/>
      <text:p text:style-name="P1"><text:span text:style-name="T6">GRAPPLING SYSTEMS</text:span></text:p>
      <text:p text:style-name="P1"><text:span text:style-name="T2">The following devices are commonly found on starships but don’t fit under the headings of armor, engines, sensors, defensive systems, or weapons.</text:span></text:p>
      <text:p text:style-name="P1"><text:span text:style-name="T2">Installing one of these systems requires a successful Craft (mechanical) check (DC 30) after investing 30 hours. A character</text:span></text:p>
      <text:p text:style-name="P1"><text:span text:style-name="T2">without a mechanical tool kit takes a –4 penalty on the skill check.</text:span></text:p>
      <text:p text:style-name="P1"><text:span text:style-name="T4">Purchase DC: </text:span><text:span text:style-name="T2">The purchase DC of the system.</text:span></text:p>
      <text:p text:style-name="P1"><text:span text:style-name="T4">Restriction: </text:span><text:span text:style-name="T2">The level of license required to purchase the system legally.</text:span></text:p>
      <text:p text:style-name="P3"/>
      <text:p text:style-name="P1"><text:span text:style-name="T4">GRAPPLERS (PL 5)</text:span></text:p>
      <text:p text:style-name="P1"><text:span text:style-name="T2">Grapplers consist of two or more robotic arms fitted with magnetic grips or pads capable of latching onto a single target, usually another ship. Grapplers can also be used to grab Small or larger objects adrift in space.</text:span></text:p>
      <text:p text:style-name="P1"><text:span text:style-name="T2">Using grapplers against another ship or an unattended object is an attack action. Against another ship, this action provokes an attack of opportunity if the ship being grabbed has a point-defense system. To successfully grab the target, the starship must first enter the target’s square; then the starship’s pilot must succeed at a Pilot check. The Pilot check’s DC depends on the size and Defense of the target being grabbed, as shown on Table: Grappler Pilot Check DCs below. If the check succeeds, the starship successfully latches onto the target, and the two ships continue to occupy the same space until the grapplers release their hold. The grappling ship cannot move as long as it wishes to remain latched and moves in concert with the grappled ship. Neither ship can attack the other as long as the grapplers maintain their hold.</text:span></text:p>
      <text:p text:style-name="P1"><text:span text:style-name="T2">As an attack action, a grabbed starship can free itself from a grabbing ship by succeeding at an opposed Pilot check. Each ship adds a special grapple bonus on its check based on its size: Huge +8, Gargantuan +12, Colossal +16. A ship may only attempt to free itself once per round.</text:span></text:p>
      <text:p text:style-name="P1"><text:span text:style-name="T2">A starship using grapplers to latch onto another ship can release the hold and retract the grapplers as a free action.</text:span></text:p>
      <text:p text:style-name="P1"><text:span text:style-name="T4">Purchase DC: </text:span><text:span text:style-name="T2">10 + one-half the base purchase DC of the starship.</text:span></text:p>
      <text:p text:style-name="P1"><text:span text:style-name="T4">Restriction: </text:span><text:span text:style-name="T2">None.</text:span></text:p>
      <text:p text:style-name="P6"/>
      <table:table table:name="Table41" table:style-name="Table41">
        <table:table-column table:style-name="Table41.A"/>
        <table:table-column table:style-name="Table41.B"/>
        <text:soft-page-break/>
        <table:table-row table:style-name="Table41.1">
          <table:table-cell table:style-name="Table41.A1" table:number-columns-spanned="2" office:value-type="string">
            <text:h text:style-name="P17" text:outline-level="3"><text:span text:style-name="T1">Table: Grappler Pilot Check Dcs</text:span></text:h>
          </table:table-cell>
          <table:covered-table-cell/>
        </table:table-row>
        <table:table-row table:style-name="Table41.2">
          <table:table-cell table:style-name="Table41.A2" office:value-type="string">
            <text:p text:style-name="P9"><text:span text:style-name="T9">Size of Target</text:span></text:p>
          </table:table-cell>
          <table:table-cell table:style-name="Table41.A2" office:value-type="string">
            <text:p text:style-name="P9"><text:span text:style-name="T9">Pilot Check DC</text:span></text:p>
          </table:table-cell>
        </table:table-row>
        <table:table-row table:style-name="Table41.2">
          <table:table-cell table:style-name="Table41.A2" office:value-type="string">
            <text:p text:style-name="P1"><text:span text:style-name="T1">Colossal </text:span></text:p>
          </table:table-cell>
          <table:table-cell table:style-name="Table41.A2" office:value-type="string">
            <text:p text:style-name="P1"><text:span text:style-name="T1">5 + target’s Defense</text:span></text:p>
          </table:table-cell>
        </table:table-row>
        <table:table-row table:style-name="Table41.2">
          <table:table-cell table:style-name="Table41.A2" office:value-type="string">
            <text:p text:style-name="P1"><text:span text:style-name="T1">Gargantuan </text:span></text:p>
          </table:table-cell>
          <table:table-cell table:style-name="Table41.A2" office:value-type="string">
            <text:p text:style-name="P1"><text:span text:style-name="T1">10 + target’s Defense</text:span></text:p>
          </table:table-cell>
        </table:table-row>
        <table:table-row table:style-name="Table41.2">
          <table:table-cell table:style-name="Table41.A2" office:value-type="string">
            <text:p text:style-name="P1"><text:span text:style-name="T1">Huge</text:span></text:p>
          </table:table-cell>
          <table:table-cell table:style-name="Table41.A2" office:value-type="string">
            <text:p text:style-name="P1"><text:span text:style-name="T1"><text:s/>15 + target’s Defense</text:span></text:p>
          </table:table-cell>
        </table:table-row>
        <table:table-row table:style-name="Table41.2">
          <table:table-cell table:style-name="Table41.A2" office:value-type="string">
            <text:p text:style-name="P1"><text:span text:style-name="T1">Large </text:span></text:p>
          </table:table-cell>
          <table:table-cell table:style-name="Table41.A2" office:value-type="string">
            <text:p text:style-name="P1"><text:span text:style-name="T1">20 + target’s Defense</text:span></text:p>
          </table:table-cell>
        </table:table-row>
        <table:table-row table:style-name="Table41.2">
          <table:table-cell table:style-name="Table41.A2" office:value-type="string">
            <text:p text:style-name="P1"><text:span text:style-name="T1">Medium-size </text:span></text:p>
          </table:table-cell>
          <table:table-cell table:style-name="Table41.A2" office:value-type="string">
            <text:p text:style-name="P1"><text:span text:style-name="T1">25 + target’s Defense</text:span></text:p>
          </table:table-cell>
        </table:table-row>
        <table:table-row table:style-name="Table41.2">
          <table:table-cell table:style-name="Table41.A8" office:value-type="string">
            <text:p text:style-name="P9"><text:span text:style-name="T1">Small </text:span></text:p>
          </table:table-cell>
          <table:table-cell table:style-name="Table41.A8" office:value-type="string">
            <text:p text:style-name="P9"><text:span text:style-name="T1">30 + target’s Defense</text:span></text:p>
          </table:table-cell>
        </table:table-row>
      </table:table>
      <text:p text:style-name="P2"/>
      <text:p text:style-name="P1"><text:span text:style-name="T4">TRACTOR BEAM EMITTER (PL 7)</text:span></text:p>
      <text:p text:style-name="P1"><text:span text:style-name="T2">A tractor beam emitter projects a short-range gravitational “tether” that latches onto or immobilizes a single target, usually a ship or unattended object. The target must be in the same square or in an adjacent square.</text:span></text:p>
      <text:p text:style-name="P1"><text:span text:style-name="T2">Using a tractor beam against a starship or an unattended object is an attack action. Against another ship, this action provokes an attack of opportunity if the ship being grabbed has a point-defense system.</text:span></text:p>
      <text:p text:style-name="P1"><text:span text:style-name="T2">To grab a target with its tractor beam, a starship must succeed at a ranged attack roll. If the attack succeeds, the smaller ship is immediately pulled into the larger ship’s space (if it isn’t in occupying the same space already); if both ships are the same size, the target is pulled into the tractoring ship’s space. In any case, being pulled into another ship’s space by a tractor beam does not count against a ship’s movement. If the tractoring ship is one or more size categories larger than the target, the target is effectively immobilized, and tractoring ship drags the target with it when it moves. If the tractoring ship is the same size category as the target or smaller, both the tractoring ship and the target are effectively immobilized. See the Starship Condition Summary for the effects of being immobilized.</text:span></text:p>
      <text:p text:style-name="P1"><text:span text:style-name="T2">As an attack action, a tractored starship can free itself from the tractoring ship by succeeding at an opposed Pilot check. Each ship adds a special grapple bonus on its check based on its size: Huge +8, Gargantuan +12, Colossal +16. A ship may only attempt to free itself from a tractor beam (or any other grappling device) once per round. A ship held by multiple tractor beams may attempt a single grapple check to escape all of the beams, but must beat the grapple check results of all opponents.</text:span></text:p>
      <text:p text:style-name="P1"><text:span text:style-name="T2">A starship using a tractor beam to grab another ship can terminate the beam (thereby releasing its hold on the other ship) as a free action.</text:span></text:p>
      <text:p text:style-name="P1"><text:span text:style-name="T2">Only Gargantuan and Colossal ships can be equipped with a tractor beam emitter.</text:span></text:p>
      <text:p text:style-name="P1"><text:span text:style-name="T4">Purchase DC: </text:span><text:span text:style-name="T2">15 + one-half the base purchase DC of the starship.</text:span></text:p>
      <text:p text:style-name="P1"><text:span text:style-name="T4">Restriction: </text:span><text:span text:style-name="T2">Licensed (+1).</text:span></text:p>
      <text:p text:style-name="P4"/>
      <text:p text:style-name="P4"/>
      <text:h text:style-name="P14" text:outline-level="2"><text:span text:style-name="T6">HEROES IN STARSHIPS</text:span></text:h>
      <text:p text:style-name="P1"><text:span text:style-name="T2">A hero in a starship fills one of several possible roles, which determines what the character can do.</text:span></text:p>
      <text:p text:style-name="P1"><text:span text:style-name="T4">Commander: </text:span><text:span text:style-name="T2">A ship’s commander makes decisions about tactics and issues orders to the crew. The commander can help another crewmember by taking an aid another action. The commander must be located on the starship’s command deck to do so.</text:span></text:p>
      <text:p text:style-name="P1"><text:span text:style-name="T2">Aiding another crewmember is a move action. A starship can only have one commander, and ships under Colossal size tend not to have a commander at all.</text:span></text:p>
      <text:p text:style-name="P1"><text:span text:style-name="T4">Pilot: </text:span><text:span text:style-name="T2">The pilot of a starship controls its movement. Most starships have only one position from which the starship can be piloted. Piloting a starship is always at least a move action, which means that the pilot may be able to do something else with her attack action each round. On smaller ships such as fighters, the pilot also serves as the gunner. A starship can have only one pilot at a time.</text:span></text:p>
      <text:p text:style-name="P1"><text:span text:style-name="T4">Copilot: </text:span><text:span text:style-name="T2">The copilot can help the pilot on Pilot checks by taking an aid another action. The copilot must be located somewhere on the ship from where he can see the starship’s surroundings and advise the pilot (usually the command deck or cockpit). Aiding the pilot is a move action, leaving the copilot with an attack action each round to do something else. A copilot may also serve as a gunner or sensor operator if he can access one of the starship’s weapon systems or the ship’s sensors from his station. A starship can have only one copilot at a time.</text:span></text:p>
      <text:p text:style-name="P1"><text:span text:style-name="T4">Gunner: </text:span><text:span text:style-name="T2">A gunner controls one of the ship’s weapon systems, applying her ranged attack bonus and Dexterity modifier to the attack rolls. A ship with multiple weapon systems can have multiple gunners.</text:span></text:p>
      <text:p text:style-name="P1"><text:span text:style-name="T4">Sensor Operator: </text:span><text:span text:style-name="T2">Although the copilot usually operates the sensors, some ships (particularly heavy and superheavy ships) have a dedicated crew position for a sensor operator. A sensor operator can take an aid another action either to help the pilot with Pilot checks, or to help a gunner with attack rolls. Either is a move action, leaving the sensor operator with an attack action each round to do something else. A starship can have as many sensor operators as</text:span></text:p>
      <text:p text:style-name="P1"><text:span text:style-name="T2">it has different sensor systems (see Starship Sensors).</text:span></text:p>
      <text:p text:style-name="P1"><text:span text:style-name="T4">Engineer: </text:span><text:span text:style-name="T2">A starship’s engineer keeps the ship in working order. If a system has failed for any reason, it is usually up to the engineer to get that system working again. An engineer can attempt a Repair check to fix minor problems as a full round action. A starship can have one engineer, plus one additional engineer each for the ship’s life support, sensors (and communications), and defensive systems.</text:span></text:p>
      <text:p text:style-name="P1"><text:span text:style-name="T4">Passenger: </text:span><text:span text:style-name="T2">All other personnel aboard the starship are considered passengers for purposes of starship combat. Passengers have no specific role in the starship’s operation, but they help repel boarders or take other actions.</text:span></text:p>
      <text:h text:style-name="P15" text:outline-level="2"/>
      <text:h text:style-name="P14" text:outline-level="2"><text:span text:style-name="T6">BY HOOK OR BY CROOK</text:span></text:h>
      <text:p text:style-name="P1"><text:span text:style-name="T2">Heroes who cannot afford to buy their own starship can always borrow, requisition, rent, or steal one as the need arises.</text:span></text:p>
      <text:p text:style-name="P1"><text:span text:style-name="T4">Borrowing a Starship: </text:span><text:span text:style-name="T2">A character with the favor talent can attempt a favor check (DC 30) to borrow a starship from a friendly contact, assuming that the contact has a ship available. The contact must have an attitude of helpful, and improving a contact’s attitude requires a Diplomacy check. The GM sets the terms of the favor.</text:span></text:p>
      <text:p text:style-name="P1"><text:span text:style-name="T4">Requisitioning a Starship: </text:span><text:span text:style-name="T2">A character working for an agency can requisition a starship as “equipment,” using the rules for requisitioning equipment.</text:span></text:p>
      <text:p text:style-name="P1"><text:span text:style-name="T4">Renting a Starship: </text:span><text:span text:style-name="T2">The issue of starship rental won’t come up in campaigns where space traffic is limited to military vessels. However, in campaigns featuring commercial and privately owned starships, heroes can rent a starship for much less than it costs to buy one. Only ultralight or light starships with a restriction rating of licensed (+1) or restricted (+2) can be rented, and the heroes must have the appropriate license to operate the vessel. Renting a starship for a day requires a successful Wealth check against one-quarter of the starship’s purchase DC. Increase the purchase DC by 2 if the ship is equipped for interstellar travel or if a trained crew is provided as part of the rental agreement. Renters must cover any damages sustained by the ship during the rental period.</text:span></text:p>
      <text:p text:style-name="P1"><text:span text:style-name="T4">Stealing a Starship: </text:span><text:span text:style-name="T2">Characters can steal a starship only after disabling its security locks (Disable Device DC 40, one check per lock), overcoming any hostile crewmembers aboard, and defeating the ship’s onboard computer security system (Computer Use DC 40). A ship’s computer security system can be accessed from any onboard computer terminal, although using a bridge terminal reduces the DC by 5. For more information on defeating computer security, see the Computer Use skill descrip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yr" svg:font-family="'Times New Roman Cyr'" style:font-family-generic="system" style:font-pitch="variable"/>
    <style:font-face style:name="Times New Roman Greek" svg:font-family="'Times New Roman Gree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2" fo:widows="2" fo:text-indent="0in" style:auto-text-indent="false" style:vertical-align="auto" style:writing-mode="lr-tb"/>
      <style:text-properties style:font-name="Times New Roman" fo:font-family="'Times New Roman'" style:font-family-generic="roman" style:font-pitch="variable" fo:font-size="10pt" fo:language="en" fo:country="US" style:font-name-asian="Times New Roman Cyr" style:font-family-asian="'Times New Roman Cyr'" style:font-family-generic-asian="system" style:font-pitch-asian="variable" style:font-size-asian="10pt" style:language-asian="en" style:country-asian="US" style:font-name-complex="Times New Roman Greek" style:font-family-complex="'Times New Roman Greek'"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2pt" fo:language="en" fo:country="US" style:font-size-asian="12pt" style:language-asian="en" style:country-asian="US"/>
    </style:style>
    <style:style style:name="Heading_20_3" style:display-name="Heading 3"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4" style:display-name="Heading 4" style:family="paragraph" style:parent-style-name="Standard" style:default-outline-level="" style:class="text">
      <style:paragraph-properties fo:margin-left="0in" fo:margin-right="0in" fo:text-align="center"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tarships</dc:title>
    <meta:initial-creator>asmith</meta:initial-creator>
    <meta:creation-date>2004-08-31T15:18:00</meta:creation-date>
    <dc:date>2004-08-31T15:18:00</dc:date>
    <meta:editing-cycles>2</meta:editing-cycles>
    <meta:editing-duration>P0D</meta:editing-duration>
    <meta:document-statistic meta:table-count="41" meta:image-count="0" meta:object-count="0" meta:page-count="74" meta:paragraph-count="2552" meta:word-count="27821" meta:character-count="171262" meta:non-whitespace-character-count="145726"/>
    <meta:generator>LibreOffice/5.4.6.2$Linux_X86_64 LibreOffice_project/40m0$Build-2</meta:generator>
    <meta:user-defined meta:name="Company">Wizards of the Coast</meta:user-defined>
    <meta:user-defined meta:name="Operator">Andy Smith</meta:user-defined>
  </office:meta>
</office:document-meta>
</file>